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613a175" officeooo:paragraph-rsid="161ef6a1" style:font-style-asian="italic" style:font-style-complex="italic"/>
    </style:style>
    <style:style style:name="P10" style:family="paragraph" style:parent-style-name="Text_20_body">
      <style:text-properties fo:font-style="italic" officeooo:rsid="12d8b3cc" officeooo:paragraph-rsid="15f90d02" style:font-style-asian="italic" style:font-style-complex="italic"/>
    </style:style>
    <style:style style:name="P11" style:family="paragraph" style:parent-style-name="Text_20_body">
      <style:text-properties fo:font-style="italic" officeooo:rsid="16392594" officeooo:paragraph-rsid="16395ccf" style:font-style-asian="italic" style:font-style-complex="italic"/>
    </style:style>
    <style:style style:name="P12" style:family="paragraph" style:parent-style-name="Text_20_body">
      <style:text-properties fo:font-style="italic" officeooo:rsid="17a7f48b" officeooo:paragraph-rsid="17a7f48b" style:font-style-asian="italic" style:font-style-complex="italic"/>
    </style:style>
    <style:style style:name="P13" style:family="paragraph" style:parent-style-name="Text_20_body">
      <style:text-properties fo:font-style="italic" officeooo:rsid="17aab129" officeooo:paragraph-rsid="17aab129" style:font-style-asian="italic" style:font-style-complex="italic"/>
    </style:style>
    <style:style style:name="P14" style:family="paragraph" style:parent-style-name="Text_20_body">
      <style:text-properties fo:font-style="italic" officeooo:rsid="17fa6751" officeooo:paragraph-rsid="17fa6751" style:font-style-asian="italic" style:font-style-complex="italic"/>
    </style:style>
    <style:style style:name="P15" style:family="paragraph" style:parent-style-name="Text_20_body">
      <style:text-properties fo:font-style="italic" officeooo:rsid="18995a2e" officeooo:paragraph-rsid="18995a2e" style:font-style-asian="italic" style:font-style-complex="italic"/>
    </style:style>
    <style:style style:name="P16" style:family="paragraph" style:parent-style-name="Text_20_body">
      <style:text-properties fo:font-style="italic" officeooo:rsid="18bfea3d" officeooo:paragraph-rsid="18bfea3d" style:font-style-asian="italic" style:font-style-complex="italic"/>
    </style:style>
    <style:style style:name="P17" style:family="paragraph" style:parent-style-name="Text_20_body">
      <style:text-properties officeooo:rsid="0ee784bb" officeooo:paragraph-rsid="0ee784bb"/>
    </style:style>
    <style:style style:name="P18" style:family="paragraph" style:parent-style-name="Text_20_body">
      <style:text-properties officeooo:rsid="1075b789" officeooo:paragraph-rsid="10787eea"/>
    </style:style>
    <style:style style:name="P19" style:family="paragraph" style:parent-style-name="Text_20_body">
      <style:paragraph-properties fo:text-align="end" style:justify-single-word="false"/>
    </style:style>
    <style:style style:name="P20" style:family="paragraph" style:parent-style-name="Text_20_body">
      <style:text-properties officeooo:rsid="10af30c8" officeooo:paragraph-rsid="10af30c8"/>
    </style:style>
    <style:style style:name="P21" style:family="paragraph" style:parent-style-name="Text_20_body">
      <style:text-properties fo:language="cs" fo:country="CZ" officeooo:rsid="19263f66" officeooo:paragraph-rsid="19263f66"/>
    </style:style>
    <style:style style:name="P22" style:family="paragraph" style:parent-style-name="Text_20_body">
      <style:text-properties fo:language="cs" fo:country="CZ" officeooo:rsid="17870ee9" officeooo:paragraph-rsid="1a0f9434"/>
    </style:style>
    <style:style style:name="P23" style:family="paragraph" style:parent-style-name="Text_20_body">
      <style:text-properties officeooo:rsid="10ef4032" officeooo:paragraph-rsid="10ef4032"/>
    </style:style>
    <style:style style:name="P24" style:family="paragraph" style:parent-style-name="Text_20_body">
      <style:text-properties officeooo:rsid="131854be" officeooo:paragraph-rsid="131854be"/>
    </style:style>
    <style:style style:name="P25" style:family="paragraph" style:parent-style-name="Text_20_body">
      <style:text-properties officeooo:rsid="131bf96a" officeooo:paragraph-rsid="131bf96a"/>
    </style:style>
    <style:style style:name="P26" style:family="paragraph" style:parent-style-name="Text_20_body">
      <style:text-properties officeooo:rsid="137b1378" officeooo:paragraph-rsid="138d8f86"/>
    </style:style>
    <style:style style:name="P27" style:family="paragraph" style:parent-style-name="Text_20_body">
      <style:text-properties officeooo:paragraph-rsid="12fa132e"/>
    </style:style>
    <style:style style:name="P28" style:family="paragraph" style:parent-style-name="Text_20_body">
      <style:text-properties style:text-line-through-style="solid" style:text-line-through-type="single" fo:language="cs" fo:country="CZ" fo:font-style="normal" style:text-underline-style="none" officeooo:rsid="0e2bf61a" officeooo:paragraph-rsid="131564e6" style:font-style-asian="normal" style:font-style-complex="normal"/>
    </style:style>
    <style:style style:name="P29" style:family="paragraph" style:parent-style-name="Text_20_body">
      <style:text-properties style:text-line-through-style="solid" style:text-line-through-type="single" fo:language="cs" fo:country="CZ" fo:font-style="normal" style:text-underline-style="none" officeooo:rsid="0e2e0a98" officeooo:paragraph-rsid="131564e6" style:font-style-asian="normal" style:font-style-complex="normal"/>
    </style:style>
    <style:style style:name="P30" style:family="paragraph" style:parent-style-name="Text_20_body">
      <style:text-properties style:text-line-through-style="solid" style:text-line-through-type="single" fo:language="cs" fo:country="CZ" fo:font-style="normal" style:text-underline-style="none" officeooo:rsid="0e508dcf" officeooo:paragraph-rsid="131564e6" style:font-style-asian="normal" style:font-style-complex="normal"/>
    </style:style>
    <style:style style:name="P31" style:family="paragraph" style:parent-style-name="Text_20_body">
      <style:text-properties style:text-line-through-style="solid" style:text-line-through-type="single" officeooo:rsid="0e58e178" officeooo:paragraph-rsid="13078e5a"/>
    </style:style>
    <style:style style:name="P32" style:family="paragraph" style:parent-style-name="Text_20_body">
      <style:text-properties style:text-line-through-style="solid" style:text-line-through-type="single" officeooo:rsid="130a9501" officeooo:paragraph-rsid="130a9501"/>
    </style:style>
    <style:style style:name="P33" style:family="paragraph" style:parent-style-name="Text_20_body">
      <style:text-properties style:text-line-through-style="solid" style:text-line-through-type="single" officeooo:rsid="130c7f8e" officeooo:paragraph-rsid="130c7f8e"/>
    </style:style>
    <style:style style:name="P34" style:family="paragraph" style:parent-style-name="Text_20_body">
      <style:text-properties style:text-line-through-style="solid" style:text-line-through-type="single" officeooo:rsid="131324fa" officeooo:paragraph-rsid="137b838f"/>
    </style:style>
    <style:style style:name="P35" style:family="paragraph" style:parent-style-name="Text_20_body">
      <style:text-properties style:text-line-through-style="solid" style:text-line-through-type="single" officeooo:rsid="0f3fcd31" officeooo:paragraph-rsid="1a0b8ee2"/>
    </style:style>
    <style:style style:name="P36" style:family="paragraph" style:parent-style-name="Text_20_body">
      <style:text-properties style:text-line-through-style="solid" style:text-line-through-type="single" officeooo:rsid="13983ca8" officeooo:paragraph-rsid="1a0b8ee2"/>
    </style:style>
    <style:style style:name="P37" style:family="paragraph" style:parent-style-name="Text_20_body">
      <style:text-properties style:text-line-through-style="solid" style:text-line-through-type="single" officeooo:rsid="1399e31a" officeooo:paragraph-rsid="1a0b8ee2"/>
    </style:style>
    <style:style style:name="P38" style:family="paragraph" style:parent-style-name="Text_20_body">
      <style:text-properties officeooo:rsid="0f50a8b6" officeooo:paragraph-rsid="183044b9"/>
    </style:style>
    <style:style style:name="P39" style:family="paragraph" style:parent-style-name="Text_20_body">
      <style:text-properties officeooo:rsid="1459182d" officeooo:paragraph-rsid="14628ac9"/>
    </style:style>
    <style:style style:name="P40" style:family="paragraph" style:parent-style-name="Text_20_body">
      <style:text-properties officeooo:rsid="14622d68" officeooo:paragraph-rsid="14628ac9"/>
    </style:style>
    <style:style style:name="P41" style:family="paragraph" style:parent-style-name="Text_20_body">
      <style:text-properties officeooo:rsid="14763b02" officeooo:paragraph-rsid="16315210"/>
    </style:style>
    <style:style style:name="P42" style:family="paragraph" style:parent-style-name="Text_20_body">
      <style:text-properties officeooo:rsid="14763b02" officeooo:paragraph-rsid="1902e02a"/>
    </style:style>
    <style:style style:name="P43" style:family="paragraph" style:parent-style-name="Text_20_body">
      <style:text-properties officeooo:rsid="0ec66ec9" officeooo:paragraph-rsid="1545b52a"/>
    </style:style>
    <style:style style:name="P44" style:family="paragraph" style:parent-style-name="Text_20_body">
      <style:text-properties officeooo:rsid="0ee0f770" officeooo:paragraph-rsid="134735b8"/>
    </style:style>
    <style:style style:name="P45" style:family="paragraph" style:parent-style-name="Text_20_body">
      <style:text-properties officeooo:rsid="0ee1a442" officeooo:paragraph-rsid="134735b8"/>
    </style:style>
    <style:style style:name="P46" style:family="paragraph" style:parent-style-name="Text_20_body">
      <style:text-properties officeooo:rsid="147b0296" officeooo:paragraph-rsid="1484e5c0"/>
    </style:style>
    <style:style style:name="P47" style:family="paragraph" style:parent-style-name="Text_20_body">
      <style:text-properties officeooo:rsid="14780134" officeooo:paragraph-rsid="14780134"/>
    </style:style>
    <style:style style:name="P48" style:family="paragraph" style:parent-style-name="Text_20_body">
      <style:text-properties officeooo:paragraph-rsid="14e1477a"/>
    </style:style>
    <style:style style:name="P49" style:family="paragraph" style:parent-style-name="Text_20_body">
      <style:text-properties officeooo:rsid="0e2df860" officeooo:paragraph-rsid="15267c17"/>
    </style:style>
    <style:style style:name="P50" style:family="paragraph" style:parent-style-name="Text_20_body">
      <style:text-properties officeooo:rsid="156b556c" officeooo:paragraph-rsid="156b556c"/>
    </style:style>
    <style:style style:name="P51" style:family="paragraph" style:parent-style-name="Text_20_body">
      <style:text-properties officeooo:rsid="15b48360" officeooo:paragraph-rsid="15b48360"/>
    </style:style>
    <style:style style:name="P52" style:family="paragraph" style:parent-style-name="Text_20_body">
      <style:text-properties fo:font-style="normal" officeooo:rsid="160e7e69" officeooo:paragraph-rsid="160e7e69" style:font-style-asian="normal" style:font-style-complex="normal"/>
    </style:style>
    <style:style style:name="P53" style:family="paragraph" style:parent-style-name="Text_20_body">
      <style:text-properties fo:font-style="normal" officeooo:rsid="161194ba" officeooo:paragraph-rsid="161194ba" style:font-style-asian="normal" style:font-style-complex="normal"/>
    </style:style>
    <style:style style:name="P54" style:family="paragraph" style:parent-style-name="Text_20_body">
      <style:text-properties fo:font-style="normal" officeooo:rsid="1628b02c" officeooo:paragraph-rsid="1628b02c" style:font-style-asian="normal" style:font-style-complex="normal"/>
    </style:style>
    <style:style style:name="P55" style:family="paragraph" style:parent-style-name="Text_20_body">
      <style:text-properties fo:font-style="normal" officeooo:rsid="214801ec" officeooo:paragraph-rsid="17b927aa" style:font-style-asian="normal" style:font-style-complex="normal"/>
    </style:style>
    <style:style style:name="P56" style:family="paragraph" style:parent-style-name="Text_20_body">
      <style:text-properties officeooo:rsid="15f90d02" officeooo:paragraph-rsid="15fdb2a3"/>
    </style:style>
    <style:style style:name="P57" style:family="paragraph" style:parent-style-name="Text_20_body">
      <style:text-properties officeooo:paragraph-rsid="16073f5b"/>
    </style:style>
    <style:style style:name="P58" style:family="paragraph" style:parent-style-name="Text_20_body">
      <style:text-properties officeooo:rsid="1613a175" officeooo:paragraph-rsid="16157cd4"/>
    </style:style>
    <style:style style:name="P59" style:family="paragraph" style:parent-style-name="Text_20_body">
      <style:text-properties officeooo:rsid="16211d4b" officeooo:paragraph-rsid="16211d4b"/>
    </style:style>
    <style:style style:name="P60" style:family="paragraph" style:parent-style-name="Text_20_body">
      <style:text-properties officeooo:rsid="16216b0f" officeooo:paragraph-rsid="16216b0f"/>
    </style:style>
    <style:style style:name="P61" style:family="paragraph" style:parent-style-name="Text_20_body">
      <style:text-properties officeooo:rsid="1632ff7b" officeooo:paragraph-rsid="1632ff7b"/>
    </style:style>
    <style:style style:name="P62" style:family="paragraph" style:parent-style-name="Text_20_body">
      <style:text-properties officeooo:rsid="1634da8f" officeooo:paragraph-rsid="16395ccf"/>
    </style:style>
    <style:style style:name="P63" style:family="paragraph" style:parent-style-name="Text_20_body">
      <style:text-properties officeooo:paragraph-rsid="16395ccf"/>
    </style:style>
    <style:style style:name="P64" style:family="paragraph" style:parent-style-name="Text_20_body">
      <style:text-properties officeooo:rsid="164d2894" officeooo:paragraph-rsid="164d2894"/>
    </style:style>
    <style:style style:name="P65" style:family="paragraph" style:parent-style-name="Text_20_body">
      <style:text-properties officeooo:rsid="15ff1c9e" officeooo:paragraph-rsid="16073f5b"/>
    </style:style>
    <style:style style:name="P66" style:family="paragraph" style:parent-style-name="Text_20_body">
      <style:text-properties officeooo:rsid="168f1360" officeooo:paragraph-rsid="168f1360"/>
    </style:style>
    <style:style style:name="P67" style:family="paragraph" style:parent-style-name="Text_20_body">
      <style:text-properties officeooo:rsid="168f1a41" officeooo:paragraph-rsid="168f1a41"/>
    </style:style>
    <style:style style:name="P68" style:family="paragraph" style:parent-style-name="Text_20_body">
      <style:text-properties officeooo:rsid="169df590" officeooo:paragraph-rsid="169df590"/>
    </style:style>
    <style:style style:name="P69" style:family="paragraph" style:parent-style-name="Text_20_body">
      <style:text-properties style:text-line-through-style="none" style:text-line-through-type="none" officeooo:rsid="0f37bb41" officeooo:paragraph-rsid="127cba37"/>
    </style:style>
    <style:style style:name="P70" style:family="paragraph" style:parent-style-name="Text_20_body">
      <style:text-properties style:text-line-through-style="none" style:text-line-through-type="none" officeooo:rsid="142f49bf" officeooo:paragraph-rsid="170aee5b"/>
    </style:style>
    <style:style style:name="P71" style:family="paragraph" style:parent-style-name="Text_20_body">
      <style:text-properties style:text-line-through-style="none" style:text-line-through-type="none" officeooo:paragraph-rsid="127cba37"/>
    </style:style>
    <style:style style:name="P72" style:family="paragraph" style:parent-style-name="Text_20_body">
      <style:text-properties officeooo:rsid="17239b2c" officeooo:paragraph-rsid="17239b2c"/>
    </style:style>
    <style:style style:name="P73" style:family="paragraph" style:parent-style-name="Text_20_body">
      <style:text-properties officeooo:rsid="172f3e20" officeooo:paragraph-rsid="172f3e20"/>
    </style:style>
    <style:style style:name="P74" style:family="paragraph" style:parent-style-name="Text_20_body">
      <style:text-properties officeooo:paragraph-rsid="172f3e20"/>
    </style:style>
    <style:style style:name="P75" style:family="paragraph" style:parent-style-name="Text_20_body">
      <style:text-properties officeooo:rsid="0edde48b" officeooo:paragraph-rsid="172f3e20"/>
    </style:style>
    <style:style style:name="P76" style:family="paragraph" style:parent-style-name="Text_20_body">
      <style:text-properties officeooo:rsid="17122e9d" officeooo:paragraph-rsid="1714cf79"/>
    </style:style>
    <style:style style:name="P77" style:family="paragraph" style:parent-style-name="Text_20_body">
      <style:text-properties officeooo:rsid="17946e5b" officeooo:paragraph-rsid="17984d40"/>
    </style:style>
    <style:style style:name="P78" style:family="paragraph" style:parent-style-name="Text_20_body">
      <style:text-properties officeooo:rsid="210ceec1" officeooo:paragraph-rsid="17a7f48b"/>
    </style:style>
    <style:style style:name="P79" style:family="paragraph" style:parent-style-name="Text_20_body">
      <style:text-properties officeooo:rsid="210b2273" officeooo:paragraph-rsid="17a7f48b"/>
    </style:style>
    <style:style style:name="P80" style:family="paragraph" style:parent-style-name="Text_20_body">
      <style:text-properties officeooo:rsid="12f37167" officeooo:paragraph-rsid="12f37167"/>
    </style:style>
    <style:style style:name="P81" style:family="paragraph" style:parent-style-name="Text_20_body">
      <style:text-properties officeooo:rsid="212c219f" officeooo:paragraph-rsid="17aab129"/>
    </style:style>
    <style:style style:name="P82" style:family="paragraph" style:parent-style-name="Text_20_body">
      <style:text-properties officeooo:rsid="21050cb4" officeooo:paragraph-rsid="17aab129"/>
    </style:style>
    <style:style style:name="P83" style:family="paragraph" style:parent-style-name="Text_20_body">
      <style:text-properties officeooo:rsid="2107ada6" officeooo:paragraph-rsid="17aab129"/>
    </style:style>
    <style:style style:name="P84" style:family="paragraph" style:parent-style-name="Text_20_body">
      <style:text-properties officeooo:rsid="212150a4" officeooo:paragraph-rsid="17aab129"/>
    </style:style>
    <style:style style:name="P85" style:family="paragraph" style:parent-style-name="Text_20_body">
      <style:text-properties officeooo:rsid="17bbaa64" officeooo:paragraph-rsid="17bbaa64"/>
    </style:style>
    <style:style style:name="P86" style:family="paragraph" style:parent-style-name="Text_20_body">
      <style:text-properties officeooo:rsid="2135550c" officeooo:paragraph-rsid="17bff96a"/>
    </style:style>
    <style:style style:name="P87" style:family="paragraph" style:parent-style-name="Text_20_body">
      <style:text-properties officeooo:rsid="17efa3a4" officeooo:paragraph-rsid="17efa3a4"/>
    </style:style>
    <style:style style:name="P88" style:family="paragraph" style:parent-style-name="Text_20_body">
      <style:text-properties officeooo:paragraph-rsid="18134e41"/>
    </style:style>
    <style:style style:name="P89" style:family="paragraph" style:parent-style-name="Text_20_body">
      <style:text-properties officeooo:rsid="1818ba8e" officeooo:paragraph-rsid="181c4396"/>
    </style:style>
    <style:style style:name="P90" style:family="paragraph" style:parent-style-name="Text_20_body">
      <style:text-properties officeooo:rsid="114dc1c6" officeooo:paragraph-rsid="1837c966"/>
    </style:style>
    <style:style style:name="P91" style:family="paragraph" style:parent-style-name="Text_20_body">
      <style:text-properties officeooo:rsid="0d649d1e" officeooo:paragraph-rsid="1837c966"/>
    </style:style>
    <style:style style:name="P92" style:family="paragraph" style:parent-style-name="Text_20_body">
      <style:text-properties officeooo:rsid="0d679da4" officeooo:paragraph-rsid="1837c966"/>
    </style:style>
    <style:style style:name="P93" style:family="paragraph" style:parent-style-name="Text_20_body">
      <style:text-properties officeooo:rsid="182a5815" officeooo:paragraph-rsid="185fbccf"/>
    </style:style>
    <style:style style:name="P94" style:family="paragraph" style:parent-style-name="Text_20_body">
      <style:text-properties officeooo:rsid="18390402" officeooo:paragraph-rsid="18390402"/>
    </style:style>
    <style:style style:name="P95" style:family="paragraph" style:parent-style-name="Text_20_body">
      <style:text-properties officeooo:rsid="18390402" officeooo:paragraph-rsid="183a0d32"/>
    </style:style>
    <style:style style:name="P96" style:family="paragraph" style:parent-style-name="Text_20_body">
      <style:text-properties officeooo:rsid="144140d6" officeooo:paragraph-rsid="14485262"/>
    </style:style>
    <style:style style:name="P97" style:family="paragraph" style:parent-style-name="Text_20_body">
      <style:text-properties officeooo:rsid="1864c4ad" officeooo:paragraph-rsid="1864c4ad"/>
    </style:style>
    <style:style style:name="P98" style:family="paragraph" style:parent-style-name="Text_20_body">
      <style:text-properties officeooo:rsid="1708e84f" officeooo:paragraph-rsid="1708e84f"/>
    </style:style>
    <style:style style:name="P99" style:family="paragraph" style:parent-style-name="Text_20_body">
      <style:text-properties officeooo:rsid="186beae4" officeooo:paragraph-rsid="186beae4"/>
    </style:style>
    <style:style style:name="P100" style:family="paragraph" style:parent-style-name="Text_20_body">
      <style:text-properties officeooo:rsid="186ddf7c" officeooo:paragraph-rsid="186ddf7c"/>
    </style:style>
    <style:style style:name="P101" style:family="paragraph" style:parent-style-name="Text_20_body">
      <style:text-properties officeooo:rsid="18552efa" officeooo:paragraph-rsid="18c9e3ea"/>
    </style:style>
    <style:style style:name="P102" style:family="paragraph" style:parent-style-name="Text_20_body">
      <style:text-properties officeooo:rsid="18417d12" officeooo:paragraph-rsid="1856133e"/>
    </style:style>
    <style:style style:name="P103" style:family="paragraph" style:parent-style-name="Text_20_body">
      <style:text-properties officeooo:rsid="0df8ab2d" officeooo:paragraph-rsid="1837c966"/>
    </style:style>
    <style:style style:name="P104" style:family="paragraph" style:parent-style-name="Text_20_body">
      <style:text-properties officeooo:rsid="1877b3ae" officeooo:paragraph-rsid="18a2a3be"/>
    </style:style>
    <style:style style:name="P105" style:family="paragraph" style:parent-style-name="Text_20_body">
      <style:text-properties officeooo:rsid="142dd805" officeooo:paragraph-rsid="18859a18"/>
    </style:style>
    <style:style style:name="P106" style:family="paragraph" style:parent-style-name="Text_20_body">
      <style:text-properties officeooo:rsid="188aab53" officeooo:paragraph-rsid="188aab53"/>
    </style:style>
    <style:style style:name="P107" style:family="paragraph" style:parent-style-name="Text_20_body">
      <style:text-properties officeooo:rsid="18995a2e" officeooo:paragraph-rsid="18995a2e"/>
    </style:style>
    <style:style style:name="P108" style:family="paragraph" style:parent-style-name="Text_20_body">
      <style:text-properties officeooo:rsid="18a69eb1" officeooo:paragraph-rsid="18a69eb1"/>
    </style:style>
    <style:style style:name="P109" style:family="paragraph" style:parent-style-name="Text_20_body">
      <style:text-properties officeooo:rsid="18b03c24" officeooo:paragraph-rsid="18ba1be0"/>
    </style:style>
    <style:style style:name="P110" style:family="paragraph" style:parent-style-name="Text_20_body">
      <style:text-properties officeooo:rsid="18b03c24" officeooo:paragraph-rsid="18bfea3d"/>
    </style:style>
    <style:style style:name="P111" style:family="paragraph" style:parent-style-name="Text_20_body">
      <style:text-properties officeooo:rsid="18b7ca6c" officeooo:paragraph-rsid="18b7ca6c"/>
    </style:style>
    <style:style style:name="P112" style:family="paragraph" style:parent-style-name="Text_20_body">
      <style:text-properties officeooo:rsid="166d686a" officeooo:paragraph-rsid="18c38b6b"/>
    </style:style>
    <style:style style:name="P113" style:family="paragraph" style:parent-style-name="Text_20_body">
      <style:text-properties officeooo:rsid="18bf2cff" officeooo:paragraph-rsid="18bf2cff"/>
    </style:style>
    <style:style style:name="P114" style:family="paragraph" style:parent-style-name="Text_20_body">
      <style:text-properties officeooo:rsid="18bfea3d" officeooo:paragraph-rsid="18bfea3d"/>
    </style:style>
    <style:style style:name="P115" style:family="paragraph" style:parent-style-name="Text_20_body">
      <style:text-properties officeooo:rsid="166573f1" officeooo:paragraph-rsid="18c38b6b"/>
    </style:style>
    <style:style style:name="P116" style:family="paragraph" style:parent-style-name="Text_20_body">
      <style:text-properties officeooo:rsid="18c84115" officeooo:paragraph-rsid="18c84115"/>
    </style:style>
    <style:style style:name="P117" style:family="paragraph" style:parent-style-name="Text_20_body">
      <style:text-properties officeooo:rsid="18c84115" officeooo:paragraph-rsid="18ecaf8e"/>
    </style:style>
    <style:style style:name="P118" style:family="paragraph" style:parent-style-name="Text_20_body">
      <style:text-properties officeooo:rsid="18c84115" officeooo:paragraph-rsid="18efc633"/>
    </style:style>
    <style:style style:name="P119" style:family="paragraph" style:parent-style-name="Text_20_body">
      <style:text-properties officeooo:rsid="1658caa3" officeooo:paragraph-rsid="16572240"/>
    </style:style>
    <style:style style:name="P120" style:family="paragraph" style:parent-style-name="Text_20_body">
      <style:text-properties officeooo:rsid="18cb211b" officeooo:paragraph-rsid="18cb211b"/>
    </style:style>
    <style:style style:name="P121" style:family="paragraph" style:parent-style-name="Text_20_body">
      <style:text-properties officeooo:rsid="18cc4ecc" officeooo:paragraph-rsid="18cc4ecc"/>
    </style:style>
    <style:style style:name="P122" style:family="paragraph" style:parent-style-name="Text_20_body">
      <style:text-properties officeooo:rsid="18cd3ad4" officeooo:paragraph-rsid="18cd3ad4"/>
    </style:style>
    <style:style style:name="P123" style:family="paragraph" style:parent-style-name="Text_20_body">
      <style:text-properties officeooo:rsid="18d5013b" officeooo:paragraph-rsid="18d5013b"/>
    </style:style>
    <style:style style:name="P124" style:family="paragraph" style:parent-style-name="Text_20_body">
      <style:text-properties officeooo:paragraph-rsid="18deb840"/>
    </style:style>
    <style:style style:name="P125" style:family="paragraph" style:parent-style-name="Text_20_body">
      <style:text-properties officeooo:rsid="18e685e5" officeooo:paragraph-rsid="18e685e5"/>
    </style:style>
    <style:style style:name="P126" style:family="paragraph" style:parent-style-name="Text_20_body">
      <style:text-properties officeooo:paragraph-rsid="18f708b1"/>
    </style:style>
    <style:style style:name="P127" style:family="paragraph" style:parent-style-name="Text_20_body">
      <style:text-properties officeooo:paragraph-rsid="1913e74a"/>
    </style:style>
    <style:style style:name="P128" style:family="paragraph" style:parent-style-name="Text_20_body">
      <style:text-properties officeooo:rsid="191702b0" officeooo:paragraph-rsid="191702b0"/>
    </style:style>
    <style:style style:name="P129" style:family="paragraph" style:parent-style-name="Text_20_body">
      <style:text-properties officeooo:paragraph-rsid="196f42a4"/>
    </style:style>
    <style:style style:name="P130" style:family="paragraph" style:parent-style-name="Text_20_body">
      <style:text-properties officeooo:rsid="19759c6c" officeooo:paragraph-rsid="19759c6c"/>
    </style:style>
    <style:style style:name="P131" style:family="paragraph" style:parent-style-name="Text_20_body">
      <style:text-properties officeooo:rsid="197a09d6" officeooo:paragraph-rsid="197b6b8f"/>
    </style:style>
    <style:style style:name="P132" style:family="paragraph" style:parent-style-name="Text_20_body">
      <style:text-properties officeooo:rsid="14c8a310" officeooo:paragraph-rsid="14c8a310"/>
    </style:style>
    <style:style style:name="P133" style:family="paragraph" style:parent-style-name="Text_20_body">
      <style:text-properties officeooo:rsid="1743cb1d" officeooo:paragraph-rsid="19f47709"/>
    </style:style>
    <style:style style:name="P134" style:family="paragraph" style:parent-style-name="Text_20_body">
      <style:text-properties officeooo:rsid="0f3e2872" officeooo:paragraph-rsid="1a0b8ee2"/>
    </style:style>
    <style:style style:name="P135" style:family="paragraph" style:parent-style-name="Text_20_body">
      <style:text-properties officeooo:rsid="17731ea7" officeooo:paragraph-rsid="1a2b313c"/>
    </style:style>
    <style:style style:name="P136" style:family="paragraph" style:parent-style-name="Text_20_body">
      <style:text-properties officeooo:rsid="0ee8134e" officeooo:paragraph-rsid="0ee8134e"/>
    </style:style>
    <style:style style:name="P137" style:family="paragraph" style:parent-style-name="Text_20_body">
      <style:text-properties officeooo:paragraph-rsid="19b1cd98"/>
    </style:style>
    <style:style style:name="P138" style:family="paragraph" style:parent-style-name="Text_20_body">
      <style:text-properties officeooo:paragraph-rsid="193637ad"/>
    </style:style>
    <style:style style:name="P139" style:family="paragraph" style:parent-style-name="Text_20_body">
      <style:text-properties officeooo:rsid="19939a2e" officeooo:paragraph-rsid="19d3a312"/>
    </style:style>
    <style:style style:name="P140" style:family="paragraph" style:parent-style-name="Text_20_body">
      <style:text-properties officeooo:rsid="19dd8d16" officeooo:paragraph-rsid="19dd8d16"/>
    </style:style>
    <style:style style:name="P141" style:family="paragraph" style:parent-style-name="Text_20_body">
      <style:text-properties officeooo:rsid="19e5887b" officeooo:paragraph-rsid="19f47709"/>
    </style:style>
    <style:style style:name="P142" style:family="paragraph" style:parent-style-name="Text_20_body">
      <style:text-properties officeooo:rsid="19e924d5" officeooo:paragraph-rsid="19e924d5"/>
    </style:style>
    <style:style style:name="P143" style:family="paragraph" style:parent-style-name="Text_20_body">
      <style:text-properties officeooo:rsid="134243ab" officeooo:paragraph-rsid="1a0b8ee2"/>
    </style:style>
    <style:style style:name="P144" style:family="paragraph" style:parent-style-name="Text_20_body">
      <style:text-properties officeooo:rsid="19fa8bf5" officeooo:paragraph-rsid="1a028e5e"/>
    </style:style>
    <style:style style:name="P145" style:family="paragraph" style:parent-style-name="Text_20_body">
      <style:text-properties officeooo:rsid="19fd8ba9" officeooo:paragraph-rsid="19fd8ba9"/>
    </style:style>
    <style:style style:name="P146" style:family="paragraph" style:parent-style-name="Text_20_body">
      <style:text-properties officeooo:rsid="16b81fd2" officeooo:paragraph-rsid="1a0b8ee2"/>
    </style:style>
    <style:style style:name="P147" style:family="paragraph" style:parent-style-name="Text_20_body">
      <style:text-properties officeooo:rsid="178edb94" officeooo:paragraph-rsid="1a0b8ee2"/>
    </style:style>
    <style:style style:name="P148" style:family="paragraph" style:parent-style-name="Text_20_body">
      <style:text-properties officeooo:paragraph-rsid="16b81fd2"/>
    </style:style>
    <style:style style:name="P149" style:family="paragraph" style:parent-style-name="Text_20_body">
      <style:text-properties officeooo:rsid="1a2c9a2c" officeooo:paragraph-rsid="1a2d93a3"/>
    </style:style>
    <style:style style:name="P150" style:family="paragraph" style:parent-style-name="Text_20_body">
      <style:text-properties officeooo:rsid="1a318a45" officeooo:paragraph-rsid="1a318a45"/>
    </style:style>
    <style:style style:name="P151" style:family="paragraph" style:parent-style-name="Text_20_body">
      <style:text-properties officeooo:rsid="1a3c4718" officeooo:paragraph-rsid="1a3c4718"/>
    </style:style>
    <style:style style:name="P152" style:family="paragraph" style:parent-style-name="Text_20_body">
      <style:text-properties officeooo:rsid="1a3def2e" officeooo:paragraph-rsid="1a3def2e"/>
    </style:style>
    <style:style style:name="P153" style:family="paragraph" style:parent-style-name="Standard">
      <style:paragraph-properties fo:text-align="center" style:justify-single-word="false"/>
      <style:text-properties officeooo:rsid="057aae1d" officeooo:paragraph-rsid="057aae1d"/>
    </style:style>
    <style:style style:name="P154"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55"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5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57"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58"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59" style:family="paragraph" style:parent-style-name="Example_20_Header">
      <style:text-properties officeooo:paragraph-rsid="0ce95318"/>
    </style:style>
    <style:style style:name="P160" style:family="paragraph" style:parent-style-name="Standard">
      <style:paragraph-properties fo:text-align="center" style:justify-single-word="false" fo:break-before="page"/>
    </style:style>
    <style:style style:name="P161" style:family="paragraph" style:parent-style-name="Text_20_body">
      <style:paragraph-properties fo:margin-left="0cm" fo:margin-right="0cm" fo:text-indent="0cm" style:auto-text-indent="false"/>
      <style:text-properties officeooo:rsid="134735b8" officeooo:paragraph-rsid="15c6fe44"/>
    </style:style>
    <style:style style:name="P162" style:family="paragraph" style:parent-style-name="Text_20_body">
      <style:paragraph-properties fo:margin-left="0cm" fo:margin-right="0cm" fo:text-indent="0cm" style:auto-text-indent="false"/>
      <style:text-properties officeooo:rsid="134735b8" officeooo:paragraph-rsid="1a391dfc"/>
    </style:style>
    <style:style style:name="P163" style:family="paragraph" style:parent-style-name="Text_20_body">
      <style:paragraph-properties fo:margin-left="0cm" fo:margin-right="0cm" fo:text-indent="0cm" style:auto-text-indent="false"/>
      <style:text-properties officeooo:rsid="0fe305d4" officeooo:paragraph-rsid="191e5793"/>
    </style:style>
    <style:style style:name="P164" style:family="paragraph" style:parent-style-name="Text_20_body">
      <style:paragraph-properties fo:margin-left="0cm" fo:margin-right="0cm" fo:text-indent="0cm" style:auto-text-indent="false"/>
      <style:text-properties officeooo:rsid="0df708b0" officeooo:paragraph-rsid="19f05694"/>
    </style:style>
    <style:style style:name="P165" style:family="paragraph" style:parent-style-name="Text_20_body">
      <style:paragraph-properties fo:margin-left="0cm" fo:margin-right="0cm" fo:text-indent="0cm" style:auto-text-indent="false"/>
      <style:text-properties officeooo:rsid="1a318a45" officeooo:paragraph-rsid="1a336de8"/>
    </style:style>
    <style:style style:name="P166" style:family="paragraph" style:parent-style-name="Text_20_body">
      <style:paragraph-properties fo:margin-left="0cm" fo:margin-right="0cm" fo:text-indent="0cm" style:auto-text-indent="false"/>
      <style:text-properties officeooo:rsid="1a33c9c6" officeooo:paragraph-rsid="1a336de8"/>
    </style:style>
    <style:style style:name="P167" style:family="paragraph" style:parent-style-name="Text_20_body">
      <style:paragraph-properties fo:margin-left="0cm" fo:margin-right="0cm" fo:text-indent="0cm" style:auto-text-indent="false"/>
      <style:text-properties officeooo:rsid="1a33c9c6" officeooo:paragraph-rsid="1a391dfc"/>
    </style:style>
    <style:style style:name="P168" style:family="paragraph" style:parent-style-name="Text_20_body">
      <style:paragraph-properties fo:margin-left="0cm" fo:margin-right="0cm" fo:text-indent="0cm" style:auto-text-indent="false"/>
      <style:text-properties officeooo:rsid="1a340d21" officeooo:paragraph-rsid="1a340d21"/>
    </style:style>
    <style:style style:name="P169" style:family="paragraph" style:parent-style-name="Text_20_body">
      <style:paragraph-properties fo:margin-left="0cm" fo:margin-right="0cm" fo:text-indent="0cm" style:auto-text-indent="false"/>
      <style:text-properties officeooo:rsid="1a340d21" officeooo:paragraph-rsid="1a39f754"/>
    </style:style>
    <style:style style:name="P170" style:family="paragraph" style:parent-style-name="Example">
      <style:text-properties officeooo:rsid="0ec66ec9" officeooo:paragraph-rsid="15c7dc3b"/>
    </style:style>
    <style:style style:name="P171" style:family="paragraph" style:parent-style-name="Example">
      <style:text-properties officeooo:paragraph-rsid="1856133e"/>
    </style:style>
    <style:style style:name="P172" style:family="paragraph" style:parent-style-name="Example">
      <style:text-properties officeooo:paragraph-rsid="18ea5a83"/>
    </style:style>
    <style:style style:name="P173" style:family="paragraph" style:parent-style-name="Example">
      <style:text-properties fo:font-style="italic" officeooo:paragraph-rsid="18ea5a83" style:font-style-asian="italic" style:font-style-complex="italic"/>
    </style:style>
    <style:style style:name="P174" style:family="paragraph" style:parent-style-name="Contents_20_1">
      <style:paragraph-properties>
        <style:tab-stops>
          <style:tab-stop style:position="14.801cm" style:type="right" style:leader-style="dotted" style:leader-text="."/>
        </style:tab-stops>
      </style:paragraph-properties>
    </style:style>
    <style:style style:name="P175" style:family="paragraph" style:parent-style-name="Text_20_Body_20_Full_20_Page">
      <style:text-properties fo:font-style="normal" officeooo:paragraph-rsid="19e474ce" style:font-style-asian="normal" style:font-style-complex="normal"/>
    </style:style>
    <style:style style:name="P176" style:family="paragraph" style:parent-style-name="Contents_20_2">
      <style:paragraph-properties>
        <style:tab-stops>
          <style:tab-stop style:position="14.801cm" style:type="right" style:leader-style="dotted" style:leader-text="."/>
        </style:tab-stops>
      </style:paragraph-properties>
    </style:style>
    <style:style style:name="P177" style:family="paragraph" style:parent-style-name="Heading_20_3">
      <style:text-properties officeooo:rsid="18d36f2a" officeooo:paragraph-rsid="18d36f2a"/>
    </style:style>
    <style:style style:name="P178" style:family="paragraph" style:parent-style-name="Heading_20_3">
      <style:text-properties officeooo:paragraph-rsid="18c8760e"/>
    </style:style>
    <style:style style:name="P179" style:family="paragraph" style:parent-style-name="Heading_20_3">
      <style:text-properties officeooo:paragraph-rsid="18bc6162"/>
    </style:style>
    <style:style style:name="P180" style:family="paragraph" style:parent-style-name="Heading_20_3">
      <style:text-properties officeooo:paragraph-rsid="19f47709"/>
    </style:style>
    <style:style style:name="P181" style:family="paragraph" style:parent-style-name="Heading_20_3">
      <style:text-properties officeooo:paragraph-rsid="1a391dfc"/>
    </style:style>
    <style:style style:name="P182" style:family="paragraph" style:parent-style-name="Heading_20_3">
      <style:text-properties officeooo:paragraph-rsid="1a38ce70"/>
    </style:style>
    <style:style style:name="P183" style:family="paragraph" style:parent-style-name="Heading_20_3">
      <style:text-properties officeooo:paragraph-rsid="14e1477a"/>
    </style:style>
    <style:style style:name="P184" style:family="paragraph" style:parent-style-name="Heading_20_3">
      <style:text-properties officeooo:rsid="153539a5" officeooo:paragraph-rsid="153539a5"/>
    </style:style>
    <style:style style:name="P185" style:family="paragraph" style:parent-style-name="Heading_20_3">
      <style:text-properties officeooo:rsid="14e0c600" officeooo:paragraph-rsid="14e1477a"/>
    </style:style>
    <style:style style:name="P186" style:family="paragraph" style:parent-style-name="Heading_20_3">
      <style:text-properties style:text-line-through-style="solid" style:text-line-through-type="single"/>
    </style:style>
    <style:style style:name="P187" style:family="paragraph" style:parent-style-name="Heading_20_3">
      <style:text-properties officeooo:rsid="17946e5b" officeooo:paragraph-rsid="17946e5b"/>
    </style:style>
    <style:style style:name="P188" style:family="paragraph" style:parent-style-name="Heading_20_3">
      <style:text-properties officeooo:paragraph-rsid="17bff96a"/>
    </style:style>
    <style:style style:name="P189" style:family="paragraph" style:parent-style-name="Heading_20_3">
      <style:text-properties officeooo:rsid="2135550c" officeooo:paragraph-rsid="17bb1a89"/>
    </style:style>
    <style:style style:name="P190" style:family="paragraph" style:parent-style-name="Heading_20_3">
      <style:text-properties officeooo:paragraph-rsid="1a12773a"/>
    </style:style>
    <style:style style:name="P191" style:family="paragraph" style:parent-style-name="Heading_20_3">
      <style:text-properties officeooo:paragraph-rsid="1a0f9434"/>
    </style:style>
    <style:style style:name="P192" style:family="paragraph" style:parent-style-name="Heading_20_3">
      <style:text-properties officeooo:rsid="1483bbd2" officeooo:paragraph-rsid="1483bbd2"/>
    </style:style>
    <style:style style:name="P193" style:family="paragraph" style:parent-style-name="Heading_20_3">
      <style:text-properties officeooo:paragraph-rsid="1a4c9a67"/>
    </style:style>
    <style:style style:name="P194" style:family="paragraph" style:parent-style-name="Heading_20_3">
      <style:paragraph-properties fo:margin-left="0cm" fo:margin-right="0cm" fo:text-indent="0cm" style:auto-text-indent="false"/>
      <style:text-properties officeooo:rsid="1a33c9c6" officeooo:paragraph-rsid="1a3e99db"/>
    </style:style>
    <style:style style:name="P195" style:family="paragraph" style:parent-style-name="Heading_20_3">
      <style:paragraph-properties fo:margin-left="0cm" fo:margin-right="0cm" fo:text-indent="0cm" style:auto-text-indent="false"/>
      <style:text-properties officeooo:rsid="1a340d21" officeooo:paragraph-rsid="1a38ce70"/>
    </style:style>
    <style:style style:name="P196" style:family="paragraph" style:parent-style-name="Example_20_Header">
      <style:text-properties officeooo:paragraph-rsid="1a64dbf0"/>
    </style:style>
    <style:style style:name="P197" style:family="paragraph" style:parent-style-name="Heading_20_2">
      <style:text-properties officeooo:rsid="18495320" officeooo:paragraph-rsid="18c9e3ea"/>
    </style:style>
    <style:style style:name="P198" style:family="paragraph" style:parent-style-name="Heading_20_2">
      <style:text-properties officeooo:rsid="1859bb3a" officeooo:paragraph-rsid="1859bb3a"/>
    </style:style>
    <style:style style:name="P199" style:family="paragraph" style:parent-style-name="Heading_20_2">
      <style:text-properties officeooo:paragraph-rsid="1856133e"/>
    </style:style>
    <style:style style:name="P200" style:family="paragraph" style:parent-style-name="Heading_20_2">
      <style:text-properties officeooo:rsid="180f9102" officeooo:paragraph-rsid="180f9102"/>
    </style:style>
    <style:style style:name="P201" style:family="paragraph" style:parent-style-name="Heading_20_2">
      <style:text-properties officeooo:rsid="18cb211b" officeooo:paragraph-rsid="18cb211b"/>
    </style:style>
    <style:style style:name="P202" style:family="paragraph" style:parent-style-name="Heading_20_2">
      <style:text-properties officeooo:rsid="181f7fed" officeooo:paragraph-rsid="1837c966"/>
    </style:style>
    <style:style style:name="P203" style:family="paragraph" style:parent-style-name="Heading_20_2">
      <style:text-properties officeooo:rsid="186ddf7c" officeooo:paragraph-rsid="186ddf7c"/>
    </style:style>
    <style:style style:name="P204" style:family="paragraph" style:parent-style-name="Heading_20_2">
      <style:text-properties officeooo:rsid="16572240" officeooo:paragraph-rsid="16572240"/>
    </style:style>
    <style:style style:name="P205" style:family="paragraph" style:parent-style-name="Heading_20_2">
      <style:text-properties officeooo:rsid="19e192e7" officeooo:paragraph-rsid="19e474ce"/>
    </style:style>
    <style:style style:name="P206" style:family="paragraph" style:parent-style-name="Heading_20_2">
      <style:text-properties officeooo:rsid="18e6729c" officeooo:paragraph-rsid="18ea6f68"/>
    </style:style>
    <style:style style:name="P207" style:family="paragraph" style:parent-style-name="Heading_20_2">
      <style:text-properties officeooo:rsid="17e8b79f" officeooo:paragraph-rsid="19f903d4"/>
    </style:style>
    <style:style style:name="P208" style:family="paragraph" style:parent-style-name="Heading_20_2">
      <style:text-properties officeooo:rsid="1a269de7" officeooo:paragraph-rsid="1a269de7"/>
    </style:style>
    <style:style style:name="P209" style:family="paragraph" style:parent-style-name="Heading_20_2">
      <style:text-properties style:text-line-through-style="solid" style:text-line-through-type="single" style:text-underline-style="none" officeooo:paragraph-rsid="131564e6"/>
    </style:style>
    <style:style style:name="P210" style:family="paragraph" style:parent-style-name="Heading_20_2">
      <style:text-properties officeooo:rsid="1349e3ed" officeooo:paragraph-rsid="1349e3ed"/>
    </style:style>
    <style:style style:name="P211" style:family="paragraph" style:parent-style-name="Heading_20_2">
      <style:text-properties officeooo:rsid="15f5671d" officeooo:paragraph-rsid="15f5671d"/>
    </style:style>
    <style:style style:name="P212" style:family="paragraph" style:parent-style-name="Heading_20_2">
      <style:text-properties officeooo:rsid="1491aa26" officeooo:paragraph-rsid="1491aa26"/>
    </style:style>
    <style:style style:name="P213" style:family="paragraph" style:parent-style-name="Heading_20_2">
      <style:text-properties officeooo:rsid="168f1360" officeooo:paragraph-rsid="168f1360"/>
    </style:style>
    <style:style style:name="P214" style:family="paragraph" style:parent-style-name="Heading_20_2">
      <style:text-properties officeooo:rsid="17bb1a89" officeooo:paragraph-rsid="16315210"/>
    </style:style>
    <style:style style:name="P215" style:family="paragraph" style:parent-style-name="Heading_20_2">
      <style:text-properties officeooo:paragraph-rsid="16315210"/>
    </style:style>
    <style:style style:name="P216" style:family="paragraph" style:parent-style-name="Heading_20_2">
      <style:text-properties officeooo:rsid="163063db" officeooo:paragraph-rsid="163063db"/>
    </style:style>
    <style:style style:name="P217" style:family="paragraph" style:parent-style-name="Example" style:list-style-name="L23"/>
    <style:style style:name="P218" style:family="paragraph" style:parent-style-name="Example" style:list-style-name="L23">
      <style:text-properties fo:font-style="italic" officeooo:rsid="0ee8c6f0" officeooo:paragraph-rsid="19486f67" style:font-style-asian="italic" style:font-style-complex="italic"/>
    </style:style>
    <style:style style:name="P219" style:family="paragraph" style:parent-style-name="Example" style:list-style-name="L23">
      <style:text-properties fo:font-style="italic" officeooo:rsid="0ee8c6f0" officeooo:paragraph-rsid="194c21df" style:font-style-asian="italic" style:font-style-complex="italic"/>
    </style:style>
    <style:style style:name="P220" style:family="paragraph" style:parent-style-name="Example" style:list-style-name="L23">
      <style:text-properties fo:font-style="italic" style:font-style-asian="italic" style:font-style-complex="italic"/>
    </style:style>
    <style:style style:name="P221" style:family="paragraph" style:parent-style-name="Example" style:list-style-name="L23">
      <style:text-properties fo:font-style="italic" officeooo:rsid="0f048aed" officeooo:paragraph-rsid="194c21df" style:font-style-asian="italic" style:font-style-complex="italic"/>
    </style:style>
    <style:style style:name="P222" style:family="paragraph" style:parent-style-name="Example" style:list-style-name="L23">
      <style:text-properties fo:font-style="italic" officeooo:rsid="0f037f68" officeooo:paragraph-rsid="19ce3e20" style:font-style-asian="italic" style:font-style-complex="italic"/>
    </style:style>
    <style:style style:name="P223" style:family="paragraph" style:parent-style-name="Example" style:list-style-name="L23">
      <style:text-properties fo:font-style="italic" officeooo:rsid="195c7a9e" officeooo:paragraph-rsid="19cfd54e" style:font-style-asian="italic" style:font-style-complex="italic"/>
    </style:style>
    <style:style style:name="P224" style:family="paragraph" style:parent-style-name="Example" style:list-style-name="L23">
      <style:text-properties fo:font-style="italic" officeooo:rsid="138cbcfa" officeooo:paragraph-rsid="19cfd54e" style:font-style-asian="italic" style:font-style-complex="italic"/>
    </style:style>
    <style:style style:name="P225" style:family="paragraph" style:parent-style-name="Example">
      <style:text-properties officeooo:rsid="19d65e2e"/>
    </style:style>
    <style:style style:name="P226" style:family="paragraph" style:parent-style-name="Example" style:list-style-name="L27"/>
    <style:style style:name="P227" style:family="paragraph" style:parent-style-name="Example" style:list-style-name="L39"/>
    <style:style style:name="P228" style:family="paragraph" style:parent-style-name="Example" style:list-style-name="L39">
      <style:text-properties officeooo:rsid="0ee5256a" officeooo:paragraph-rsid="15c7dc3b"/>
    </style:style>
    <style:style style:name="P229" style:family="paragraph" style:parent-style-name="Example" style:list-style-name="L62"/>
    <style:style style:name="P230" style:family="paragraph" style:parent-style-name="Example">
      <style:text-properties officeooo:paragraph-rsid="1a4c9a67"/>
    </style:style>
    <style:style style:name="P231" style:family="paragraph" style:parent-style-name="Example">
      <style:text-properties officeooo:rsid="122861d3" officeooo:paragraph-rsid="1a64dbf0"/>
    </style:style>
    <style:style style:name="P232" style:family="paragraph" style:parent-style-name="Example">
      <style:text-properties officeooo:paragraph-rsid="1a64dbf0"/>
    </style:style>
    <style:style style:name="P233" style:family="paragraph" style:parent-style-name="Example">
      <style:text-properties officeooo:paragraph-rsid="1ac6f16f"/>
    </style:style>
    <style:style style:name="P234" style:family="paragraph" style:parent-style-name="Text_20_Body_20_Full_20_Page" style:list-style-name="L21">
      <style:text-properties fo:font-style="normal" officeooo:paragraph-rsid="19e474ce" style:font-style-asian="normal" style:font-style-complex="normal"/>
    </style:style>
    <style:style style:name="P235" style:family="paragraph" style:parent-style-name="Heading_20_4">
      <style:text-properties officeooo:paragraph-rsid="19f47709"/>
    </style:style>
    <style:style style:name="P236" style:family="paragraph" style:parent-style-name="Heading_20_4">
      <style:text-properties officeooo:rsid="15c7dc3b" officeooo:paragraph-rsid="15c7dc3b"/>
    </style:style>
    <style:style style:name="P237" style:family="paragraph" style:parent-style-name="Heading_20_4">
      <style:text-properties officeooo:paragraph-rsid="17aab129"/>
    </style:style>
    <style:style style:name="P238" style:family="paragraph" style:parent-style-name="Heading_20_4">
      <style:text-properties officeooo:rsid="212150a4" officeooo:paragraph-rsid="17aab129"/>
    </style:style>
    <style:style style:name="P239" style:family="paragraph" style:parent-style-name="Heading_20_4">
      <style:text-properties style:text-line-through-style="solid" style:text-line-through-type="single" style:text-underline-style="none"/>
    </style:style>
    <style:style style:name="P240" style:family="paragraph" style:parent-style-name="Heading_20_1">
      <style:text-properties officeooo:rsid="108bcbf7" officeooo:paragraph-rsid="108bcbf7"/>
    </style:style>
    <style:style style:name="P241" style:family="paragraph" style:parent-style-name="Heading_20_1">
      <style:text-properties officeooo:rsid="0de1649f" officeooo:paragraph-rsid="13a83f8f"/>
    </style:style>
    <style:style style:name="P242" style:family="paragraph" style:parent-style-name="Heading_20_1">
      <style:text-properties officeooo:rsid="10759a8b" officeooo:paragraph-rsid="10759a8b"/>
    </style:style>
    <style:style style:name="P243" style:family="paragraph" style:parent-style-name="Heading_20_1">
      <style:text-properties officeooo:rsid="186c3068" officeooo:paragraph-rsid="186c3068"/>
    </style:style>
    <style:style style:name="P244" style:family="paragraph" style:parent-style-name="Heading_20_1">
      <style:paragraph-properties fo:break-before="page"/>
      <style:text-properties officeooo:rsid="139f6ca3" officeooo:paragraph-rsid="108bcbf7"/>
    </style:style>
    <style:style style:name="P245" style:family="paragraph" style:parent-style-name="Text_20_body" style:master-page-name="Standard">
      <style:paragraph-properties fo:text-align="end" style:justify-single-word="false" style:page-number="auto"/>
    </style:style>
    <style:style style:name="P246" style:family="paragraph" style:parent-style-name="Text_20_body" style:list-style-name="L1">
      <style:text-properties officeooo:paragraph-rsid="1a2dc3d9"/>
    </style:style>
    <style:style style:name="P247" style:family="paragraph" style:parent-style-name="Text_20_body" style:list-style-name="L2">
      <style:text-properties officeooo:rsid="14585935" officeooo:paragraph-rsid="18859a18"/>
    </style:style>
    <style:style style:name="P248" style:family="paragraph" style:parent-style-name="Text_20_body" style:list-style-name="L3">
      <style:text-properties officeooo:rsid="1455f337" officeooo:paragraph-rsid="18859a18"/>
    </style:style>
    <style:style style:name="P249" style:family="paragraph" style:parent-style-name="Text_20_body" style:list-style-name="L3">
      <style:text-properties officeooo:rsid="145722f9" officeooo:paragraph-rsid="18859a18"/>
    </style:style>
    <style:style style:name="P250" style:family="paragraph" style:parent-style-name="Text_20_body" style:list-style-name="L3">
      <style:text-properties officeooo:rsid="14d3e335" officeooo:paragraph-rsid="18859a18"/>
    </style:style>
    <style:style style:name="P251" style:family="paragraph" style:parent-style-name="Text_20_body" style:list-style-name="L3">
      <style:text-properties officeooo:rsid="14641de2" officeooo:paragraph-rsid="18859a18"/>
    </style:style>
    <style:style style:name="P252" style:family="paragraph" style:parent-style-name="Text_20_body" style:list-style-name="L4">
      <style:text-properties officeooo:paragraph-rsid="180ddab9"/>
    </style:style>
    <style:style style:name="P253" style:family="paragraph" style:parent-style-name="Text_20_body" style:list-style-name="L4">
      <style:text-properties officeooo:rsid="18208b2e" officeooo:paragraph-rsid="1820913f"/>
    </style:style>
    <style:style style:name="P254" style:family="paragraph" style:parent-style-name="Text_20_body" style:list-style-name="L5"/>
    <style:style style:name="P255" style:family="paragraph" style:parent-style-name="Text_20_body" style:list-style-name="L6">
      <style:text-properties officeooo:rsid="0db82cab" officeooo:paragraph-rsid="1837c966"/>
    </style:style>
    <style:style style:name="P256" style:family="paragraph" style:parent-style-name="Text_20_body" style:list-style-name="L8">
      <style:text-properties officeooo:rsid="0db82cab" officeooo:paragraph-rsid="1837c966"/>
    </style:style>
    <style:style style:name="P257" style:family="paragraph" style:parent-style-name="Text_20_body" style:list-style-name="L7">
      <style:text-properties officeooo:rsid="18227db6" officeooo:paragraph-rsid="1837c966"/>
    </style:style>
    <style:style style:name="P258" style:family="paragraph" style:parent-style-name="Text_20_body" style:list-style-name="L9">
      <style:text-properties officeooo:rsid="18390402" officeooo:paragraph-rsid="183a0d32"/>
    </style:style>
    <style:style style:name="P259" style:family="paragraph" style:parent-style-name="Text_20_body" style:list-style-name="L10">
      <style:text-properties officeooo:rsid="1864ebad" officeooo:paragraph-rsid="1864ebad"/>
    </style:style>
    <style:style style:name="P260" style:family="paragraph" style:parent-style-name="Text_20_body" style:list-style-name="L10">
      <style:text-properties officeooo:rsid="18653aaf" officeooo:paragraph-rsid="18689ea8"/>
    </style:style>
    <style:style style:name="P261" style:family="paragraph" style:parent-style-name="Text_20_body" style:list-style-name="L11">
      <style:text-properties officeooo:rsid="186ffbf2" officeooo:paragraph-rsid="186ffbf2"/>
    </style:style>
    <style:style style:name="P262" style:family="paragraph" style:parent-style-name="Text_20_body" style:list-style-name="L11">
      <style:text-properties officeooo:rsid="18709c45" officeooo:paragraph-rsid="18709c45"/>
    </style:style>
    <style:style style:name="P263" style:family="paragraph" style:parent-style-name="Text_20_body" style:list-style-name="L11">
      <style:text-properties officeooo:rsid="1870aadb" officeooo:paragraph-rsid="1870aadb"/>
    </style:style>
    <style:style style:name="P264" style:family="paragraph" style:parent-style-name="Text_20_body" style:list-style-name="L12">
      <style:text-properties officeooo:rsid="18cc4ecc" officeooo:paragraph-rsid="18cc4ecc"/>
    </style:style>
    <style:style style:name="P265" style:family="paragraph" style:parent-style-name="Text_20_body" style:list-style-name="L13">
      <style:text-properties officeooo:rsid="18ceb635" officeooo:paragraph-rsid="18ceb635"/>
    </style:style>
    <style:style style:name="P266" style:family="paragraph" style:parent-style-name="Text_20_body" style:list-style-name="L14">
      <style:text-properties officeooo:rsid="18a7e032" officeooo:paragraph-rsid="18dd4bd4"/>
    </style:style>
    <style:style style:name="P267" style:family="paragraph" style:parent-style-name="Text_20_body" style:list-style-name="L15">
      <style:text-properties officeooo:paragraph-rsid="18bc6162"/>
    </style:style>
    <style:style style:name="P268" style:family="paragraph" style:parent-style-name="Text_20_body" style:list-style-name="L16">
      <style:text-properties officeooo:paragraph-rsid="18efc633"/>
    </style:style>
    <style:style style:name="P269" style:family="paragraph" style:parent-style-name="Text_20_body" style:list-style-name="L16">
      <style:text-properties fo:font-style="normal" officeooo:rsid="18ecaf8e" officeooo:paragraph-rsid="18efc633" style:font-style-asian="normal" style:font-style-complex="normal"/>
    </style:style>
    <style:style style:name="P270" style:family="paragraph" style:parent-style-name="Text_20_body" style:list-style-name="L17">
      <style:text-properties fo:font-style="normal" officeooo:rsid="18ed13ec" officeooo:paragraph-rsid="18ed13ec" style:font-style-asian="normal" style:font-style-complex="normal"/>
    </style:style>
    <style:style style:name="P271" style:family="paragraph" style:parent-style-name="Text_20_body" style:list-style-name="L23">
      <style:text-properties fo:font-style="normal" officeooo:rsid="19504b91" officeooo:paragraph-rsid="19504b91" style:font-style-asian="normal" style:font-style-complex="normal"/>
    </style:style>
    <style:style style:name="P272" style:family="paragraph" style:parent-style-name="Text_20_body" style:list-style-name="L23">
      <style:text-properties fo:font-style="normal" officeooo:rsid="195e8d80" officeooo:paragraph-rsid="195e8d80" style:font-style-asian="normal" style:font-style-complex="normal"/>
    </style:style>
    <style:style style:name="P273" style:family="paragraph" style:parent-style-name="Text_20_body" style:list-style-name="L23">
      <style:text-properties fo:font-style="normal" officeooo:rsid="195c8f88" officeooo:paragraph-rsid="195c8f88" style:font-style-asian="normal" style:font-style-complex="normal"/>
    </style:style>
    <style:style style:name="P274" style:family="paragraph" style:parent-style-name="Text_20_body" style:list-style-name="L23">
      <style:text-properties fo:font-style="normal" officeooo:rsid="19dd02c8" officeooo:paragraph-rsid="19dd02c8" style:font-style-asian="normal" style:font-style-complex="normal"/>
    </style:style>
    <style:style style:name="P275" style:family="paragraph" style:parent-style-name="Text_20_body" style:list-style-name="L23">
      <style:text-properties fo:font-style="normal" officeooo:rsid="16c79f8c" officeooo:paragraph-rsid="16c79f8c" style:font-style-asian="normal" style:font-style-complex="normal"/>
    </style:style>
    <style:style style:name="P276" style:family="paragraph" style:parent-style-name="Text_20_body" style:list-style-name="L61">
      <style:text-properties fo:font-style="normal" officeooo:rsid="131ab82a" officeooo:paragraph-rsid="131ab82a" style:font-style-asian="normal" style:font-style-complex="normal"/>
    </style:style>
    <style:style style:name="P277" style:family="paragraph" style:parent-style-name="Text_20_body" style:list-style-name="L42">
      <style:text-properties fo:font-style="normal" officeooo:rsid="1716a16e" officeooo:paragraph-rsid="17ea8ea3" style:font-style-asian="normal" style:font-style-complex="normal"/>
    </style:style>
    <style:style style:name="P278" style:family="paragraph" style:parent-style-name="Text_20_body" style:list-style-name="L75">
      <style:text-properties fo:font-style="normal" officeooo:paragraph-rsid="1a12773a" style:font-style-asian="normal" style:font-style-complex="normal"/>
    </style:style>
    <style:style style:name="P279" style:family="paragraph" style:parent-style-name="Text_20_body" style:list-style-name="L23">
      <style:text-properties fo:font-style="normal" officeooo:rsid="0f0229e9" officeooo:paragraph-rsid="1a726f56" style:font-style-asian="normal" style:font-style-complex="normal"/>
    </style:style>
    <style:style style:name="P280" style:family="paragraph" style:parent-style-name="Text_20_body" style:list-style-name="L18">
      <style:text-properties officeooo:rsid="18f708b1" officeooo:paragraph-rsid="18f708b1"/>
    </style:style>
    <style:style style:name="P281" style:family="paragraph" style:parent-style-name="Text_20_body" style:list-style-name="L19">
      <style:text-properties officeooo:rsid="1877b3ae" officeooo:paragraph-rsid="1877b3ae"/>
    </style:style>
    <style:style style:name="P282" style:family="paragraph" style:parent-style-name="Text_20_body">
      <style:text-properties officeooo:rsid="1877b3ae" officeooo:paragraph-rsid="1a4ae5d5"/>
    </style:style>
    <style:style style:name="P283" style:family="paragraph" style:parent-style-name="Text_20_body" style:list-style-name="L19">
      <style:text-properties officeooo:rsid="18780c9c" officeooo:paragraph-rsid="1877b3ae"/>
    </style:style>
    <style:style style:name="P284" style:family="paragraph" style:parent-style-name="Text_20_body" style:list-style-name="L20">
      <style:text-properties officeooo:paragraph-rsid="191e5793"/>
    </style:style>
    <style:style style:name="P285" style:family="paragraph" style:parent-style-name="Text_20_body" style:list-style-name="L21">
      <style:text-properties officeooo:rsid="19e29a33" officeooo:paragraph-rsid="19e474ce"/>
    </style:style>
    <style:style style:name="P286" style:family="paragraph" style:parent-style-name="Text_20_body" style:list-style-name="L21">
      <style:text-properties officeooo:rsid="17e3a390" officeooo:paragraph-rsid="19e474ce"/>
    </style:style>
    <style:style style:name="P287" style:family="paragraph" style:parent-style-name="Text_20_body" style:list-style-name="L21">
      <style:text-properties officeooo:rsid="19c3b136" officeooo:paragraph-rsid="19f4865c"/>
    </style:style>
    <style:style style:name="P288" style:family="paragraph" style:parent-style-name="Text_20_body" style:list-style-name="L22">
      <style:text-properties officeooo:rsid="12266c7f" officeooo:paragraph-rsid="19b1cd98"/>
    </style:style>
    <style:style style:name="P289" style:family="paragraph" style:parent-style-name="Text_20_body">
      <style:text-properties officeooo:rsid="122861d3" officeooo:paragraph-rsid="19b1cd98"/>
    </style:style>
    <style:style style:name="P290" style:family="paragraph" style:parent-style-name="Text_20_body">
      <style:text-properties officeooo:rsid="023fd48c" officeooo:paragraph-rsid="10f7e037"/>
    </style:style>
    <style:style style:name="P291" style:family="paragraph" style:parent-style-name="Text_20_body" style:list-style-name="L23">
      <style:text-properties fo:font-style="italic" officeooo:rsid="0ee8c6f0" officeooo:paragraph-rsid="122a5925" style:font-style-asian="italic" style:font-style-complex="italic"/>
    </style:style>
    <style:style style:name="P292" style:family="paragraph" style:parent-style-name="Text_20_body" style:list-style-name="L23">
      <style:text-properties fo:font-style="italic" officeooo:rsid="1742626a" officeooo:paragraph-rsid="122a5925" style:font-style-asian="italic" style:font-style-complex="italic"/>
    </style:style>
    <style:style style:name="P293" style:family="paragraph" style:parent-style-name="Text_20_body" style:list-style-name="L23">
      <style:text-properties fo:font-style="italic" officeooo:rsid="16c0762d" officeooo:paragraph-rsid="16c0762d" style:font-style-asian="italic" style:font-style-complex="italic"/>
    </style:style>
    <style:style style:name="P294" style:family="paragraph" style:parent-style-name="Text_20_body" style:list-style-name="L23">
      <style:text-properties fo:font-style="italic" officeooo:rsid="1236b9de" officeooo:paragraph-rsid="1236b9de" style:font-style-asian="italic" style:font-style-complex="italic"/>
    </style:style>
    <style:style style:name="P295" style:family="paragraph" style:parent-style-name="Text_20_body" style:list-style-name="L23">
      <style:text-properties fo:font-style="italic" officeooo:rsid="0f048aed" officeooo:paragraph-rsid="122a5925" style:font-style-asian="italic" style:font-style-complex="italic"/>
    </style:style>
    <style:style style:name="P296" style:family="paragraph" style:parent-style-name="Text_20_body" style:list-style-name="L23">
      <style:text-properties fo:font-style="italic" officeooo:rsid="0fb1759e" officeooo:paragraph-rsid="122a5925" style:font-style-asian="italic" style:font-style-complex="italic"/>
    </style:style>
    <style:style style:name="P297" style:family="paragraph" style:parent-style-name="Text_20_body" style:list-style-name="L23">
      <style:text-properties fo:font-style="italic" officeooo:rsid="0f037f68" officeooo:paragraph-rsid="122a5925" style:font-style-asian="italic" style:font-style-complex="italic"/>
    </style:style>
    <style:style style:name="P298" style:family="paragraph" style:parent-style-name="Text_20_body" style:list-style-name="L23">
      <style:text-properties fo:font-style="italic" officeooo:rsid="195c7a9e" officeooo:paragraph-rsid="195c7a9e" style:font-style-asian="italic" style:font-style-complex="italic"/>
    </style:style>
    <style:style style:name="P299" style:family="paragraph" style:parent-style-name="Text_20_body" style:list-style-name="L23">
      <style:text-properties fo:font-style="italic" officeooo:rsid="138cbcfa" officeooo:paragraph-rsid="138cbcfa" style:font-style-asian="italic" style:font-style-complex="italic"/>
    </style:style>
    <style:style style:name="P300" style:family="paragraph" style:parent-style-name="Text_20_body" style:list-style-name="L23">
      <style:text-properties fo:font-style="italic" officeooo:rsid="12f08c1b" officeooo:paragraph-rsid="12f08c1b" style:font-style-asian="italic" style:font-style-complex="italic"/>
    </style:style>
    <style:style style:name="P301" style:family="paragraph" style:parent-style-name="Text_20_body" style:list-style-name="L23">
      <style:text-properties fo:font-style="italic" officeooo:rsid="16c79f8c" officeooo:paragraph-rsid="16c79f8c" style:font-style-asian="italic" style:font-style-complex="italic"/>
    </style:style>
    <style:style style:name="P302" style:family="paragraph" style:parent-style-name="Text_20_body" style:list-style-name="L39">
      <style:text-properties fo:font-style="italic" style:font-style-asian="italic" style:font-style-complex="italic"/>
    </style:style>
    <style:style style:name="P303" style:family="paragraph" style:parent-style-name="Text_20_body" style:list-style-name="L68">
      <style:text-properties fo:font-style="italic" officeooo:rsid="1621ff56" officeooo:paragraph-rsid="1624da1b" style:font-style-asian="italic" style:font-style-complex="italic"/>
    </style:style>
    <style:style style:name="P304" style:family="paragraph" style:parent-style-name="Text_20_body" style:list-style-name="L68">
      <style:text-properties fo:font-style="italic" officeooo:rsid="1626bafa" officeooo:paragraph-rsid="1626bafa" style:font-style-asian="italic" style:font-style-complex="italic"/>
    </style:style>
    <style:style style:name="P305" style:family="paragraph" style:parent-style-name="Text_20_body" style:list-style-name="L23">
      <style:text-properties officeooo:rsid="1242a917" officeooo:paragraph-rsid="1242a917"/>
    </style:style>
    <style:style style:name="P306" style:family="paragraph" style:parent-style-name="Text_20_body" style:list-style-name="L23">
      <style:text-properties officeooo:rsid="1244e575" officeooo:paragraph-rsid="1244e575"/>
    </style:style>
    <style:style style:name="P307" style:family="paragraph" style:parent-style-name="Text_20_body" style:list-style-name="L23">
      <style:text-properties officeooo:rsid="19c8b3bf" officeooo:paragraph-rsid="19c8b3bf"/>
    </style:style>
    <style:style style:name="P308" style:family="paragraph" style:parent-style-name="Text_20_body" style:list-style-name="L23">
      <style:text-properties officeooo:rsid="194235fd" officeooo:paragraph-rsid="194950a2"/>
    </style:style>
    <style:style style:name="P309" style:family="paragraph" style:parent-style-name="Text_20_body" style:list-style-name="L23">
      <style:text-properties officeooo:rsid="194235fd" officeooo:paragraph-rsid="194235fd"/>
    </style:style>
    <style:style style:name="P310" style:family="paragraph" style:parent-style-name="Text_20_body" style:list-style-name="L23">
      <style:text-properties officeooo:rsid="1943fff1" officeooo:paragraph-rsid="1944421d"/>
    </style:style>
    <style:style style:name="P311" style:family="paragraph" style:parent-style-name="Text_20_body" style:list-style-name="L23">
      <style:text-properties officeooo:rsid="0eebe7ad" officeooo:paragraph-rsid="122a5925"/>
    </style:style>
    <style:style style:name="P312" style:family="paragraph" style:parent-style-name="Text_20_body" style:list-style-name="L23">
      <style:text-properties officeooo:rsid="0f128f93" officeooo:paragraph-rsid="122a5925"/>
    </style:style>
    <style:style style:name="P313" style:family="paragraph" style:parent-style-name="Text_20_body" style:list-style-name="L23">
      <style:text-properties officeooo:rsid="1239488c" officeooo:paragraph-rsid="1239488c"/>
    </style:style>
    <style:style style:name="P314" style:family="paragraph" style:parent-style-name="Text_20_body" style:list-style-name="L23">
      <style:text-properties officeooo:rsid="0ef5f9a0" officeooo:paragraph-rsid="122a5925"/>
    </style:style>
    <style:style style:name="P315" style:family="paragraph" style:parent-style-name="Text_20_body" style:list-style-name="L23">
      <style:text-properties officeooo:rsid="1963fcab" officeooo:paragraph-rsid="1963fcab"/>
    </style:style>
    <style:style style:name="P316" style:family="paragraph" style:parent-style-name="Text_20_body" style:list-style-name="L23">
      <style:text-properties officeooo:rsid="0f1890a5" officeooo:paragraph-rsid="122a5925"/>
    </style:style>
    <style:style style:name="P317" style:family="paragraph" style:parent-style-name="Text_20_body" style:list-style-name="L23">
      <style:text-properties officeooo:rsid="0fdd3793" officeooo:paragraph-rsid="122a5925"/>
    </style:style>
    <style:style style:name="P318" style:family="paragraph" style:parent-style-name="Text_20_body" style:list-style-name="L23">
      <style:text-properties officeooo:rsid="195fcbf5" officeooo:paragraph-rsid="195fcbf5"/>
    </style:style>
    <style:style style:name="P319" style:family="paragraph" style:parent-style-name="Text_20_body" style:list-style-name="L23">
      <style:text-properties officeooo:rsid="0ef83a20" officeooo:paragraph-rsid="122a5925"/>
    </style:style>
    <style:style style:name="P320" style:family="paragraph" style:parent-style-name="Text_20_body" style:list-style-name="L23">
      <style:text-properties officeooo:rsid="0efd0c82" officeooo:paragraph-rsid="122a5925"/>
    </style:style>
    <style:style style:name="P321" style:family="paragraph" style:parent-style-name="Text_20_body" style:list-style-name="L23">
      <style:text-properties officeooo:rsid="0efb8bab" officeooo:paragraph-rsid="122a5925"/>
    </style:style>
    <style:style style:name="P322" style:family="paragraph" style:parent-style-name="Text_20_body" style:list-style-name="L23">
      <style:text-properties officeooo:rsid="19db44db" officeooo:paragraph-rsid="19db44db"/>
    </style:style>
    <style:style style:name="P323" style:family="paragraph" style:parent-style-name="Text_20_body" style:list-style-name="L23">
      <style:text-properties officeooo:rsid="1379fee8" officeooo:paragraph-rsid="138cbcfa"/>
    </style:style>
    <style:style style:name="P324" style:family="paragraph" style:parent-style-name="Text_20_body" style:list-style-name="L23">
      <style:text-properties officeooo:rsid="12f1c0de" officeooo:paragraph-rsid="12f1c0de"/>
    </style:style>
    <style:style style:name="P325" style:family="paragraph" style:parent-style-name="Text_20_body" style:list-style-name="L23">
      <style:text-properties officeooo:rsid="12f08c1b" officeooo:paragraph-rsid="12f08c1b"/>
    </style:style>
    <style:style style:name="P326" style:family="paragraph" style:parent-style-name="Text_20_body" style:list-style-name="L23">
      <style:text-properties officeooo:rsid="12fed93d" officeooo:paragraph-rsid="19d10061"/>
    </style:style>
    <style:style style:name="P327" style:family="paragraph" style:parent-style-name="Text_20_body" style:list-style-name="L23">
      <style:text-properties officeooo:rsid="0ee8c6f0" officeooo:paragraph-rsid="122a5925"/>
    </style:style>
    <style:style style:name="P328" style:family="paragraph" style:parent-style-name="Text_20_body">
      <style:text-properties officeooo:rsid="196f42a4" officeooo:paragraph-rsid="1a790f43"/>
    </style:style>
    <style:style style:name="P329" style:family="paragraph" style:parent-style-name="Text_20_body" style:list-style-name="L24">
      <style:text-properties officeooo:rsid="196ff3f9" officeooo:paragraph-rsid="196ff3f9"/>
    </style:style>
    <style:style style:name="P330" style:family="paragraph" style:parent-style-name="Text_20_body" style:list-style-name="L25">
      <style:text-properties style:text-line-through-style="none" style:text-line-through-type="none" officeooo:rsid="0f37bb41" officeooo:paragraph-rsid="127cba37"/>
    </style:style>
    <style:style style:name="P331" style:family="paragraph" style:parent-style-name="Text_20_body" style:list-style-name="L25">
      <style:text-properties style:text-line-through-style="none" style:text-line-through-type="none" officeooo:rsid="16e00d1b" officeooo:paragraph-rsid="16e00d1b"/>
    </style:style>
    <style:style style:name="P332" style:family="paragraph" style:parent-style-name="Text_20_body" style:list-style-name="L26">
      <style:text-properties officeooo:rsid="199ed98e" officeooo:paragraph-rsid="19d65e2e"/>
    </style:style>
    <style:style style:name="P333" style:family="paragraph" style:parent-style-name="Text_20_body" style:list-style-name="L27">
      <style:text-properties officeooo:rsid="1997def4" officeooo:paragraph-rsid="1997def4"/>
    </style:style>
    <style:style style:name="P334" style:family="paragraph" style:parent-style-name="Text_20_body" style:list-style-name="L27">
      <style:text-properties officeooo:rsid="1997def4" officeooo:paragraph-rsid="199adc5f"/>
    </style:style>
    <style:style style:name="P335" style:family="paragraph" style:parent-style-name="Text_20_body" style:list-style-name="L27">
      <style:text-properties officeooo:rsid="1999e882" officeooo:paragraph-rsid="199adc5f"/>
    </style:style>
    <style:style style:name="P336" style:family="paragraph" style:parent-style-name="Text_20_body" style:list-style-name="L27">
      <style:text-properties officeooo:rsid="199adc5f" officeooo:paragraph-rsid="199adc5f"/>
    </style:style>
    <style:style style:name="P337" style:family="paragraph" style:parent-style-name="Text_20_body" style:list-style-name="L27">
      <style:text-properties fo:language="cs" fo:country="CZ" officeooo:rsid="19a42964" officeooo:paragraph-rsid="19a42964"/>
    </style:style>
    <style:style style:name="P338" style:family="paragraph" style:parent-style-name="Text_20_body" style:list-style-name="L34">
      <style:text-properties fo:language="cs" fo:country="CZ" officeooo:rsid="1a1cdfe0" officeooo:paragraph-rsid="1aac2801"/>
    </style:style>
    <style:style style:name="P339" style:family="paragraph" style:parent-style-name="Text_20_body" style:list-style-name="L34">
      <style:text-properties fo:language="cs" fo:country="CZ" officeooo:rsid="1a224a2d" officeooo:paragraph-rsid="1aac2801"/>
    </style:style>
    <style:style style:name="P340" style:family="paragraph" style:parent-style-name="Text_20_body" style:list-style-name="L34">
      <style:text-properties fo:language="cs" fo:country="CZ" officeooo:rsid="16b81fd2" officeooo:paragraph-rsid="1aac2801"/>
    </style:style>
    <style:style style:name="P341" style:family="paragraph" style:parent-style-name="Text_20_body" style:list-style-name="L63">
      <style:text-properties fo:language="cs" fo:country="CZ" officeooo:rsid="172042ec" officeooo:paragraph-rsid="172042ec"/>
    </style:style>
    <style:style style:name="P342" style:family="paragraph" style:parent-style-name="Text_20_body">
      <style:text-properties fo:language="cs" fo:country="CZ" officeooo:rsid="121a4227" officeooo:paragraph-rsid="12243ebd"/>
    </style:style>
    <style:style style:name="P343" style:family="paragraph" style:parent-style-name="Text_20_body" style:list-style-name="L82">
      <style:text-properties fo:language="cs" fo:country="CZ" officeooo:rsid="1a5a7d04" officeooo:paragraph-rsid="1a5a7d04"/>
    </style:style>
    <style:style style:name="P344" style:family="paragraph" style:parent-style-name="Text_20_body">
      <style:text-properties fo:language="cs" fo:country="CZ" officeooo:rsid="1a5c38f3" officeooo:paragraph-rsid="1a5cabcb"/>
    </style:style>
    <style:style style:name="P345" style:family="paragraph" style:parent-style-name="Text_20_body" style:list-style-name="L28">
      <style:text-properties officeooo:rsid="19e5887b" officeooo:paragraph-rsid="19f47709"/>
    </style:style>
    <style:style style:name="P346" style:family="paragraph" style:parent-style-name="Text_20_body" style:list-style-name="L29">
      <style:text-properties officeooo:rsid="19dd8d16" officeooo:paragraph-rsid="19dd8d16"/>
    </style:style>
    <style:style style:name="P347" style:family="paragraph" style:parent-style-name="Text_20_body">
      <style:text-properties officeooo:rsid="19dd8d16" officeooo:paragraph-rsid="1a924b27"/>
    </style:style>
    <style:style style:name="P348" style:family="paragraph" style:parent-style-name="Text_20_body">
      <style:text-properties officeooo:rsid="14c8a310" officeooo:paragraph-rsid="19deae58"/>
    </style:style>
    <style:style style:name="P349" style:family="paragraph" style:parent-style-name="Text_20_body" style:list-style-name="L30">
      <style:text-properties officeooo:rsid="19e05936" officeooo:paragraph-rsid="19deae58"/>
    </style:style>
    <style:style style:name="P350" style:family="paragraph" style:parent-style-name="Text_20_body" style:list-style-name="L31">
      <style:text-properties officeooo:rsid="19f9fedf" officeooo:paragraph-rsid="19f9fedf"/>
    </style:style>
    <style:style style:name="P351" style:family="paragraph" style:parent-style-name="Text_20_body" style:list-style-name="L32">
      <style:text-properties officeooo:rsid="19fcb329" officeooo:paragraph-rsid="19fcb329"/>
    </style:style>
    <style:style style:name="P352" style:family="paragraph" style:parent-style-name="Text_20_body" style:list-style-name="L32">
      <style:text-properties officeooo:rsid="1a1567f6" officeooo:paragraph-rsid="1a1567f6"/>
    </style:style>
    <style:style style:name="P353" style:family="paragraph" style:parent-style-name="Text_20_body" style:list-style-name="L32">
      <style:text-properties officeooo:rsid="1a1567f6" officeooo:paragraph-rsid="1aa28dc4"/>
    </style:style>
    <style:style style:name="P354" style:family="paragraph" style:parent-style-name="Text_20_body" style:list-style-name="L33">
      <style:text-properties officeooo:rsid="19fa8bf5" officeooo:paragraph-rsid="19ff1939"/>
    </style:style>
    <style:style style:name="P355" style:family="paragraph" style:parent-style-name="Text_20_body" style:list-style-name="L33">
      <style:text-properties officeooo:rsid="19fa8bf5" officeooo:paragraph-rsid="19fa8bf5"/>
    </style:style>
    <style:style style:name="P356" style:family="paragraph" style:parent-style-name="Text_20_body" style:list-style-name="L33">
      <style:text-properties officeooo:rsid="19ff1939" officeooo:paragraph-rsid="19ff1939"/>
    </style:style>
    <style:style style:name="P357" style:family="paragraph" style:parent-style-name="Text_20_body" style:list-style-name="L33">
      <style:text-properties officeooo:rsid="19ff1939" officeooo:paragraph-rsid="1aa5158f"/>
    </style:style>
    <style:style style:name="P358" style:family="paragraph" style:parent-style-name="Text_20_body" style:list-style-name="L33">
      <style:text-properties officeooo:rsid="19ff1939" officeooo:paragraph-rsid="1aa58b5f"/>
    </style:style>
    <style:style style:name="P359" style:family="paragraph" style:parent-style-name="Text_20_body" style:list-style-name="L33">
      <style:text-properties officeooo:rsid="19fd8ba9" officeooo:paragraph-rsid="19fd8ba9"/>
    </style:style>
    <style:style style:name="P360" style:family="paragraph" style:parent-style-name="Text_20_body">
      <style:text-properties officeooo:rsid="1a1cdfe0" officeooo:paragraph-rsid="1aac2801"/>
    </style:style>
    <style:style style:name="P361" style:family="paragraph" style:parent-style-name="Text_20_body" style:list-style-name="L34">
      <style:text-properties officeooo:rsid="1a224a2d" officeooo:paragraph-rsid="1aac2801"/>
    </style:style>
    <style:style style:name="P362" style:family="paragraph" style:parent-style-name="Text_20_body" style:list-style-name="L35">
      <style:text-properties officeooo:rsid="176dcc34" officeooo:paragraph-rsid="176dcc34"/>
    </style:style>
    <style:style style:name="P363" style:family="paragraph" style:parent-style-name="Text_20_body" style:list-style-name="L35">
      <style:text-properties officeooo:rsid="176dcc34" officeooo:paragraph-rsid="1a2b313c"/>
    </style:style>
    <style:style style:name="P364" style:family="paragraph" style:parent-style-name="Text_20_body" style:list-style-name="L35">
      <style:text-properties officeooo:rsid="1a2b313c" officeooo:paragraph-rsid="1a2b313c"/>
    </style:style>
    <style:style style:name="P365" style:family="paragraph" style:parent-style-name="Text_20_body" style:list-style-name="L35">
      <style:text-properties officeooo:rsid="176f2ef9" officeooo:paragraph-rsid="176f2ef9"/>
    </style:style>
    <style:style style:name="P366" style:family="paragraph" style:parent-style-name="Text_20_body" style:list-style-name="L35">
      <style:text-properties officeooo:rsid="137b4eb5" officeooo:paragraph-rsid="138d8f86"/>
    </style:style>
    <style:style style:name="P367" style:family="paragraph" style:parent-style-name="Text_20_body" style:list-style-name="L36">
      <style:text-properties officeooo:paragraph-rsid="1a391dfc"/>
    </style:style>
    <style:style style:name="P368" style:family="paragraph" style:parent-style-name="Text_20_body" style:list-style-name="L37">
      <style:text-properties officeooo:paragraph-rsid="1a391dfc"/>
    </style:style>
    <style:style style:name="P369" style:family="paragraph" style:parent-style-name="Text_20_body">
      <style:text-properties officeooo:rsid="14c6ec70" officeooo:paragraph-rsid="1a391dfc"/>
    </style:style>
    <style:style style:name="P370" style:family="paragraph" style:parent-style-name="Text_20_body" style:list-style-name="L38">
      <style:text-properties officeooo:rsid="1a33c9c6" officeooo:paragraph-rsid="1a33c9c6"/>
    </style:style>
    <style:style style:name="P371" style:family="paragraph" style:parent-style-name="Text_20_body" style:list-style-name="L38">
      <style:text-properties officeooo:rsid="1a33c9c6" officeooo:paragraph-rsid="1a38038c"/>
    </style:style>
    <style:style style:name="P372" style:family="paragraph" style:parent-style-name="Text_20_body" style:list-style-name="L40">
      <style:text-properties officeooo:rsid="1a39f754" officeooo:paragraph-rsid="1a39f754"/>
    </style:style>
    <style:style style:name="P373" style:family="paragraph" style:parent-style-name="Text_20_body" style:list-style-name="L40">
      <style:text-properties officeooo:rsid="1a39f754" officeooo:paragraph-rsid="1a3c4718"/>
    </style:style>
    <style:style style:name="P374" style:family="paragraph" style:parent-style-name="Text_20_body" style:list-style-name="L40">
      <style:text-properties officeooo:rsid="1a3c4718" officeooo:paragraph-rsid="1a3c4718"/>
    </style:style>
    <style:style style:name="P375" style:family="paragraph" style:parent-style-name="Text_20_body" style:list-style-name="L41">
      <style:text-properties officeooo:rsid="1a318a45" officeooo:paragraph-rsid="1a318a45"/>
    </style:style>
    <style:style style:name="P376" style:family="paragraph" style:parent-style-name="Text_20_body" style:list-style-name="L42">
      <style:text-properties officeooo:paragraph-rsid="17ea8ea3"/>
    </style:style>
    <style:style style:name="P377" style:family="paragraph" style:parent-style-name="Text_20_body" style:list-style-name="L37">
      <style:text-properties officeooo:rsid="1175d483" officeooo:paragraph-rsid="19f05694"/>
    </style:style>
    <style:style style:name="P378" style:family="paragraph" style:parent-style-name="Text_20_body" style:list-style-name="L43">
      <style:text-properties officeooo:paragraph-rsid="1552adbc"/>
    </style:style>
    <style:style style:name="P379" style:family="paragraph" style:parent-style-name="Text_20_body" style:list-style-name="L43">
      <style:text-properties officeooo:rsid="0eb737aa" officeooo:paragraph-rsid="14cc9ee1"/>
    </style:style>
    <style:style style:name="P380" style:family="paragraph" style:parent-style-name="Text_20_body" style:list-style-name="L43">
      <style:text-properties officeooo:rsid="0eb737aa" officeooo:paragraph-rsid="1549a4b1"/>
    </style:style>
    <style:style style:name="P381" style:family="paragraph" style:parent-style-name="Text_20_body" style:list-style-name="L43">
      <style:text-properties officeooo:rsid="15b48360" officeooo:paragraph-rsid="15dae2c4"/>
    </style:style>
    <style:style style:name="P382" style:family="paragraph" style:parent-style-name="Text_20_body" style:list-style-name="L43">
      <style:text-properties officeooo:rsid="15b48360" officeooo:paragraph-rsid="15b48360"/>
    </style:style>
    <style:style style:name="P383" style:family="paragraph" style:parent-style-name="Text_20_body" style:list-style-name="L43">
      <style:text-properties officeooo:rsid="15ca7fe9" officeooo:paragraph-rsid="15ca7fe9"/>
    </style:style>
    <style:style style:name="P384" style:family="paragraph" style:parent-style-name="Text_20_body" style:list-style-name="L43">
      <style:text-properties officeooo:rsid="15ca7fe9" officeooo:paragraph-rsid="15cf4501"/>
    </style:style>
    <style:style style:name="P385" style:family="paragraph" style:parent-style-name="Text_20_body" style:list-style-name="L43">
      <style:text-properties officeooo:rsid="15ccb982" officeooo:paragraph-rsid="15ce9609"/>
    </style:style>
    <style:style style:name="P386" style:family="paragraph" style:parent-style-name="Text_20_body" style:list-style-name="L43">
      <style:text-properties officeooo:rsid="15cc3410" officeooo:paragraph-rsid="15cf4501"/>
    </style:style>
    <style:style style:name="P387" style:family="paragraph" style:parent-style-name="Text_20_body" style:list-style-name="L43">
      <style:text-properties officeooo:rsid="15cc3410" officeooo:paragraph-rsid="15cc3410"/>
    </style:style>
    <style:style style:name="P388" style:family="paragraph" style:parent-style-name="Text_20_body" style:list-style-name="L43">
      <style:text-properties officeooo:rsid="15cf4501" officeooo:paragraph-rsid="15cf4501"/>
    </style:style>
    <style:style style:name="P389" style:family="paragraph" style:parent-style-name="Text_20_body" style:list-style-name="L43">
      <style:text-properties officeooo:rsid="15d34822" officeooo:paragraph-rsid="15d34822"/>
    </style:style>
    <style:style style:name="P390" style:family="paragraph" style:parent-style-name="Text_20_body" style:list-style-name="L43">
      <style:text-properties officeooo:rsid="15d511d3" officeooo:paragraph-rsid="15d511d3"/>
    </style:style>
    <style:style style:name="P391" style:family="paragraph" style:parent-style-name="Text_20_body" style:list-style-name="L44">
      <style:text-properties officeooo:rsid="14c5ad3a" officeooo:paragraph-rsid="14c5ad3a"/>
    </style:style>
    <style:style style:name="P392" style:family="paragraph" style:parent-style-name="Text_20_body" style:list-style-name="L45">
      <style:text-properties officeooo:rsid="14c5ad3a" officeooo:paragraph-rsid="14c5ad3a"/>
    </style:style>
    <style:style style:name="P393" style:family="paragraph" style:parent-style-name="Text_20_body" style:list-style-name="L46">
      <style:text-properties officeooo:rsid="172f3e20" officeooo:paragraph-rsid="172f3e20"/>
    </style:style>
    <style:style style:name="P394" style:family="paragraph" style:parent-style-name="Text_20_body" style:list-style-name="L47">
      <style:text-properties officeooo:rsid="0ee8134e" officeooo:paragraph-rsid="0ee8134e"/>
    </style:style>
    <style:style style:name="P395" style:family="paragraph" style:parent-style-name="Text_20_body" style:list-style-name="L48">
      <style:text-properties officeooo:paragraph-rsid="15552862"/>
    </style:style>
    <style:style style:name="P396" style:family="paragraph" style:parent-style-name="Text_20_body" style:list-style-name="L48">
      <style:text-properties officeooo:paragraph-rsid="14e1477a"/>
    </style:style>
    <style:style style:name="P397" style:family="paragraph" style:parent-style-name="Text_20_body" style:list-style-name="L48">
      <style:text-properties officeooo:rsid="15d74249" officeooo:paragraph-rsid="15d74249"/>
    </style:style>
    <style:style style:name="P398" style:family="paragraph" style:parent-style-name="Text_20_body" style:list-style-name="L48">
      <style:text-properties officeooo:rsid="14e7e306" officeooo:paragraph-rsid="14eb3d2c"/>
    </style:style>
    <style:style style:name="P399" style:family="paragraph" style:parent-style-name="Text_20_body" style:list-style-name="L49">
      <style:text-properties officeooo:paragraph-rsid="1a2b313c"/>
    </style:style>
    <style:style style:name="P400" style:family="paragraph" style:parent-style-name="Text_20_body" style:list-style-name="L50">
      <style:text-properties officeooo:paragraph-rsid="15d7d62b"/>
    </style:style>
    <style:style style:name="P401" style:family="paragraph" style:parent-style-name="Text_20_body" style:list-style-name="L50">
      <style:text-properties officeooo:rsid="15d7d62b" officeooo:paragraph-rsid="15d7d62b"/>
    </style:style>
    <style:style style:name="P402" style:family="paragraph" style:parent-style-name="Text_20_body" style:list-style-name="L43">
      <style:text-properties officeooo:rsid="15d8233e" officeooo:paragraph-rsid="15d8233e"/>
    </style:style>
    <style:style style:name="P403" style:family="paragraph" style:parent-style-name="Text_20_body" style:list-style-name="L51">
      <style:text-properties officeooo:rsid="1552adbc" officeooo:paragraph-rsid="1552adbc"/>
    </style:style>
    <style:style style:name="P404" style:family="paragraph" style:parent-style-name="Text_20_body" style:list-style-name="L52">
      <style:text-properties officeooo:rsid="14f37e3f" officeooo:paragraph-rsid="154d35df"/>
    </style:style>
    <style:style style:name="P405" style:family="paragraph" style:parent-style-name="Text_20_body" style:list-style-name="L43">
      <style:text-properties officeooo:rsid="14ea2b82" officeooo:paragraph-rsid="1552adbc"/>
    </style:style>
    <style:style style:name="P406" style:family="paragraph" style:parent-style-name="Text_20_body" style:list-style-name="L59">
      <style:text-properties style:text-line-through-style="solid" style:text-line-through-type="single" officeooo:rsid="1308b37c" officeooo:paragraph-rsid="1308b37c"/>
    </style:style>
    <style:style style:name="P407" style:family="paragraph" style:parent-style-name="Text_20_body" style:list-style-name="L59">
      <style:text-properties style:text-line-through-style="solid" style:text-line-through-type="single" officeooo:rsid="130a9501" officeooo:paragraph-rsid="130a9501"/>
    </style:style>
    <style:style style:name="P408" style:family="paragraph" style:parent-style-name="Text_20_body" style:list-style-name="L76">
      <style:text-properties style:text-line-through-style="solid" style:text-line-through-type="single" officeooo:rsid="0f3e2872" officeooo:paragraph-rsid="1a0b8ee2"/>
    </style:style>
    <style:style style:name="P409" style:family="paragraph" style:parent-style-name="Text_20_body" style:list-style-name="L76">
      <style:text-properties style:text-line-through-style="solid" style:text-line-through-type="single" officeooo:rsid="0f43edda" officeooo:paragraph-rsid="1a0b8ee2"/>
    </style:style>
    <style:style style:name="P410" style:family="paragraph" style:parent-style-name="Text_20_body" style:list-style-name="L76">
      <style:text-properties style:text-line-through-style="solid" style:text-line-through-type="single" officeooo:rsid="0f45721a" officeooo:paragraph-rsid="1a0b8ee2"/>
    </style:style>
    <style:style style:name="P411" style:family="paragraph" style:parent-style-name="Text_20_body" style:list-style-name="L76">
      <style:text-properties style:text-line-through-style="solid" style:text-line-through-type="single" officeooo:rsid="0f4d358f" officeooo:paragraph-rsid="1a0b8ee2"/>
    </style:style>
    <style:style style:name="P412" style:family="paragraph" style:parent-style-name="Text_20_body" style:list-style-name="L76">
      <style:text-properties style:text-line-through-style="solid" style:text-line-through-type="single" officeooo:rsid="0f2aa10b" officeooo:paragraph-rsid="1a0b8ee2"/>
    </style:style>
    <style:style style:name="P413" style:family="paragraph" style:parent-style-name="Text_20_body" style:list-style-name="L76">
      <style:text-properties style:text-line-through-style="solid" style:text-line-through-type="single" officeooo:rsid="0f3fcd31" officeooo:paragraph-rsid="1a0b8ee2"/>
    </style:style>
    <style:style style:name="P414" style:family="paragraph" style:parent-style-name="Text_20_body" style:list-style-name="L54">
      <style:text-properties officeooo:rsid="210667ea" officeooo:paragraph-rsid="17aab129"/>
    </style:style>
    <style:style style:name="P415" style:family="paragraph" style:parent-style-name="Text_20_body" style:list-style-name="L54">
      <style:text-properties officeooo:rsid="17ac7bf8" officeooo:paragraph-rsid="17ae5eeb"/>
    </style:style>
    <style:style style:name="P416" style:family="paragraph" style:parent-style-name="Text_20_body" style:list-style-name="L55">
      <style:text-properties officeooo:paragraph-rsid="17aab129"/>
    </style:style>
    <style:style style:name="P417" style:family="paragraph" style:parent-style-name="Text_20_body" style:list-style-name="L55">
      <style:text-properties officeooo:rsid="210a62bf" officeooo:paragraph-rsid="17aab129"/>
    </style:style>
    <style:style style:name="P418" style:family="paragraph" style:parent-style-name="Text_20_body" style:list-style-name="L56">
      <style:text-properties officeooo:rsid="2107ada6" officeooo:paragraph-rsid="17aab129"/>
    </style:style>
    <style:style style:name="P419" style:family="paragraph" style:parent-style-name="Text_20_body" style:list-style-name="L57">
      <style:text-properties officeooo:rsid="21223c73" officeooo:paragraph-rsid="17aab129"/>
    </style:style>
    <style:style style:name="P420" style:family="paragraph" style:parent-style-name="Text_20_body" style:list-style-name="L57">
      <style:text-properties officeooo:rsid="21240466" officeooo:paragraph-rsid="17aab129"/>
    </style:style>
    <style:style style:name="P421" style:family="paragraph" style:parent-style-name="Text_20_body" style:list-style-name="L58">
      <style:text-properties officeooo:rsid="210ceec1" officeooo:paragraph-rsid="17a7f48b"/>
    </style:style>
    <style:style style:name="P422" style:family="paragraph" style:parent-style-name="Text_20_body" style:list-style-name="L60">
      <style:text-properties officeooo:rsid="17239b2c" officeooo:paragraph-rsid="17239b2c"/>
    </style:style>
    <style:style style:name="P423" style:family="paragraph" style:parent-style-name="Text_20_body" style:list-style-name="L60">
      <style:text-properties officeooo:rsid="17239b2c" officeooo:paragraph-rsid="17280bd0"/>
    </style:style>
    <style:style style:name="P424" style:family="paragraph" style:parent-style-name="Text_20_body" style:list-style-name="L62">
      <style:text-properties officeooo:rsid="1077771e" officeooo:paragraph-rsid="10b9880a"/>
    </style:style>
    <style:style style:name="P425" style:family="paragraph" style:parent-style-name="Text_20_body" style:list-style-name="L62">
      <style:text-properties officeooo:rsid="1077771e" officeooo:paragraph-rsid="108074fc"/>
    </style:style>
    <style:style style:name="P426" style:family="paragraph" style:parent-style-name="Text_20_body" style:list-style-name="L63">
      <style:text-properties officeooo:paragraph-rsid="149bbb19"/>
    </style:style>
    <style:style style:name="P427" style:family="paragraph" style:parent-style-name="Text_20_body" style:list-style-name="L63">
      <style:text-properties officeooo:rsid="10af30c8" officeooo:paragraph-rsid="10af30c8"/>
    </style:style>
    <style:style style:name="P428" style:family="paragraph" style:parent-style-name="Text_20_body" style:list-style-name="L64">
      <style:text-properties officeooo:rsid="156b556c" officeooo:paragraph-rsid="156b556c"/>
    </style:style>
    <style:style style:name="P429" style:family="paragraph" style:parent-style-name="Text_20_body" style:list-style-name="L65">
      <style:text-properties officeooo:rsid="156b556c" officeooo:paragraph-rsid="156b556c"/>
    </style:style>
    <style:style style:name="P430" style:family="paragraph" style:parent-style-name="Text_20_body" style:list-style-name="L65">
      <style:text-properties officeooo:rsid="156b556c" officeooo:paragraph-rsid="157d6686"/>
    </style:style>
    <style:style style:name="P431" style:family="paragraph" style:parent-style-name="Text_20_body" style:list-style-name="L65">
      <style:text-properties officeooo:rsid="156b556c" officeooo:paragraph-rsid="1586b1d4"/>
    </style:style>
    <style:style style:name="P432" style:family="paragraph" style:parent-style-name="Text_20_body" style:list-style-name="L65">
      <style:text-properties officeooo:rsid="156b556c" officeooo:paragraph-rsid="1581a9b9"/>
    </style:style>
    <style:style style:name="P433" style:family="paragraph" style:parent-style-name="Text_20_body" style:list-style-name="L64">
      <style:text-properties officeooo:rsid="15700d41" officeooo:paragraph-rsid="15a70636"/>
    </style:style>
    <style:style style:name="P434" style:family="paragraph" style:parent-style-name="Text_20_body" style:list-style-name="L65">
      <style:text-properties officeooo:rsid="15a2ad33" officeooo:paragraph-rsid="15a2ad33"/>
    </style:style>
    <style:style style:name="P435" style:family="paragraph" style:parent-style-name="Text_20_body" style:list-style-name="L65">
      <style:text-properties officeooo:rsid="156d1f3b" officeooo:paragraph-rsid="156d1f3b"/>
    </style:style>
    <style:style style:name="P436" style:family="paragraph" style:parent-style-name="Text_20_body" style:list-style-name="L65">
      <style:text-properties officeooo:rsid="15951ee6" officeooo:paragraph-rsid="15951ee6"/>
    </style:style>
    <style:style style:name="P437" style:family="paragraph" style:parent-style-name="Text_20_body" style:list-style-name="L66">
      <style:text-properties officeooo:rsid="12c8c6da" officeooo:paragraph-rsid="16073f5b"/>
    </style:style>
    <style:style style:name="P438" style:family="paragraph" style:parent-style-name="Text_20_body" style:list-style-name="L67">
      <style:text-properties officeooo:rsid="164e3b7e" officeooo:paragraph-rsid="164e3b7e"/>
    </style:style>
    <style:style style:name="P439" style:family="paragraph" style:parent-style-name="Text_20_body" style:list-style-name="L68">
      <style:text-properties officeooo:rsid="1621ff56" officeooo:paragraph-rsid="1624da1b"/>
    </style:style>
    <style:style style:name="P440" style:family="paragraph" style:parent-style-name="Text_20_body" style:list-style-name="L68">
      <style:text-properties officeooo:rsid="1626bafa" officeooo:paragraph-rsid="1626bafa"/>
    </style:style>
    <style:style style:name="P441" style:family="paragraph" style:parent-style-name="Text_20_body" style:list-style-name="L69">
      <style:text-properties officeooo:rsid="1634da8f" officeooo:paragraph-rsid="16395ccf"/>
    </style:style>
    <style:style style:name="P442" style:family="paragraph" style:parent-style-name="Text_20_body" style:list-style-name="L69">
      <style:text-properties officeooo:rsid="1636cec2" officeooo:paragraph-rsid="1636cec2"/>
    </style:style>
    <style:style style:name="P443" style:family="paragraph" style:parent-style-name="Text_20_body" style:list-style-name="L70">
      <style:text-properties officeooo:rsid="146981d0" officeooo:paragraph-rsid="14628ac9"/>
    </style:style>
    <style:style style:name="P444" style:family="paragraph" style:parent-style-name="Text_20_body" style:list-style-name="L70">
      <style:text-properties officeooo:rsid="146a8afe" officeooo:paragraph-rsid="146a8afe"/>
    </style:style>
    <style:style style:name="P445" style:family="paragraph" style:parent-style-name="Text_20_body" style:list-style-name="L70">
      <style:text-properties officeooo:rsid="148adcd8" officeooo:paragraph-rsid="159f9a5b"/>
    </style:style>
    <style:style style:name="P446" style:family="paragraph" style:parent-style-name="Text_20_body" style:list-style-name="L70">
      <style:text-properties officeooo:rsid="1471d6ba" officeooo:paragraph-rsid="159f9a5b"/>
    </style:style>
    <style:style style:name="P447" style:family="paragraph" style:parent-style-name="Text_20_body" style:list-style-name="L71">
      <style:text-properties officeooo:rsid="14628ac9" officeooo:paragraph-rsid="148ff42c"/>
    </style:style>
    <style:style style:name="P448" style:family="paragraph" style:parent-style-name="Text_20_body" style:list-style-name="L42">
      <style:text-properties officeooo:rsid="1bc2b7af" officeooo:paragraph-rsid="17db215a"/>
    </style:style>
    <style:style style:name="P449" style:family="paragraph" style:parent-style-name="Text_20_body" style:list-style-name="L42">
      <style:text-properties officeooo:rsid="1bd3c2aa" officeooo:paragraph-rsid="17db215a"/>
    </style:style>
    <style:style style:name="P450" style:family="paragraph" style:parent-style-name="Text_20_body" style:list-style-name="L42">
      <style:text-properties fo:language="en" fo:country="US" officeooo:rsid="17497bb4" officeooo:paragraph-rsid="17db215a"/>
    </style:style>
    <style:style style:name="P451" style:family="paragraph" style:parent-style-name="Text_20_body" style:list-style-name="L42">
      <style:text-properties fo:language="en" fo:country="US" officeooo:rsid="149f8e7d" officeooo:paragraph-rsid="17ea8ea3"/>
    </style:style>
    <style:style style:name="P452" style:family="paragraph" style:parent-style-name="Text_20_body" style:list-style-name="L42">
      <style:text-properties officeooo:rsid="1716a16e" officeooo:paragraph-rsid="17ea8ea3"/>
    </style:style>
    <style:style style:name="P453" style:family="paragraph" style:parent-style-name="Text_20_body" style:list-style-name="L42">
      <style:text-properties officeooo:rsid="14d83a5b" officeooo:paragraph-rsid="17ea8ea3"/>
    </style:style>
    <style:style style:name="P454" style:family="paragraph" style:parent-style-name="Text_20_body" style:list-style-name="L72">
      <style:text-properties officeooo:rsid="17984d40" officeooo:paragraph-rsid="17984d40"/>
    </style:style>
    <style:style style:name="P455" style:family="paragraph" style:parent-style-name="Text_20_body" style:list-style-name="L73">
      <style:text-properties officeooo:rsid="1719b11b" officeooo:paragraph-rsid="1719b11b"/>
    </style:style>
    <style:style style:name="P456" style:family="paragraph" style:parent-style-name="Text_20_body" style:list-style-name="L73">
      <style:text-properties officeooo:rsid="171b82b8" officeooo:paragraph-rsid="171b82b8"/>
    </style:style>
    <style:style style:name="P457" style:family="paragraph" style:parent-style-name="Text_20_body" style:list-style-name="L74">
      <style:text-properties officeooo:rsid="0f3e2872" officeooo:paragraph-rsid="1a0b8ee2"/>
    </style:style>
    <style:style style:name="P458" style:family="paragraph" style:parent-style-name="Text_20_body" style:list-style-name="L75">
      <style:text-properties officeooo:rsid="13bcbb86" officeooo:paragraph-rsid="1a12773a"/>
    </style:style>
    <style:style style:name="P459" style:family="paragraph" style:parent-style-name="Text_20_body" style:list-style-name="L75">
      <style:text-properties officeooo:rsid="15d332f9" officeooo:paragraph-rsid="1a12773a"/>
    </style:style>
    <style:style style:name="P460" style:family="paragraph" style:parent-style-name="Text_20_body" style:list-style-name="L75">
      <style:text-properties officeooo:rsid="13e2a301" officeooo:paragraph-rsid="1a12773a"/>
    </style:style>
    <style:style style:name="P461" style:family="paragraph" style:parent-style-name="Text_20_body" style:list-style-name="L77">
      <style:text-properties officeooo:rsid="1902e02a" officeooo:paragraph-rsid="1902e02a"/>
    </style:style>
    <style:style style:name="P462" style:family="paragraph" style:parent-style-name="Text_20_body" style:list-style-name="L78">
      <style:text-properties officeooo:rsid="14802dd0" officeooo:paragraph-rsid="14802dd0"/>
    </style:style>
    <style:style style:name="P463" style:family="paragraph" style:parent-style-name="Text_20_body" style:list-style-name="L79">
      <style:text-properties officeooo:rsid="1a44020f" officeooo:paragraph-rsid="1a4c9a67"/>
    </style:style>
    <style:style style:name="P464" style:family="paragraph" style:parent-style-name="Text_20_body">
      <style:text-properties officeooo:rsid="1a44020f" officeooo:paragraph-rsid="1a4c9a67"/>
    </style:style>
    <style:style style:name="P465" style:family="paragraph" style:parent-style-name="Text_20_body">
      <style:text-properties officeooo:paragraph-rsid="18d09906"/>
    </style:style>
    <style:style style:name="P466" style:family="paragraph" style:parent-style-name="Text_20_body" style:list-style-name="L80">
      <style:text-properties officeooo:paragraph-rsid="1a4ae5d5"/>
    </style:style>
    <style:style style:name="P467" style:family="paragraph" style:parent-style-name="Text_20_body">
      <style:text-properties officeooo:paragraph-rsid="1a52df79"/>
    </style:style>
    <style:style style:name="P468" style:family="paragraph" style:parent-style-name="Text_20_body" style:list-style-name="L83">
      <style:text-properties officeooo:paragraph-rsid="1a605120"/>
    </style:style>
    <style:style style:name="P469" style:family="paragraph" style:parent-style-name="Text_20_body" style:list-style-name="L83">
      <style:text-properties officeooo:rsid="1a605120" officeooo:paragraph-rsid="1a605120"/>
    </style:style>
    <style:style style:name="P470" style:family="paragraph" style:parent-style-name="Text_20_body" style:list-style-name="L83">
      <style:text-properties officeooo:rsid="1a62dc4c" officeooo:paragraph-rsid="1a62dc4c"/>
    </style:style>
    <style:style style:name="P471" style:family="paragraph" style:parent-style-name="Text_20_body">
      <style:text-properties officeooo:rsid="1a64dbf0" officeooo:paragraph-rsid="1a64dbf0"/>
    </style:style>
    <style:style style:name="P472" style:family="paragraph" style:parent-style-name="Text_20_body">
      <style:text-properties officeooo:paragraph-rsid="1a64dbf0"/>
    </style:style>
    <style:style style:name="P473" style:family="paragraph" style:parent-style-name="Text_20_body" style:list-style-name="L23">
      <style:text-properties officeooo:rsid="1a685fea" officeooo:paragraph-rsid="1a685fea"/>
    </style:style>
    <style:style style:name="P474" style:family="paragraph" style:parent-style-name="Text_20_body">
      <style:text-properties officeooo:rsid="0fc19037" officeooo:paragraph-rsid="1a86ad51"/>
    </style:style>
    <style:style style:name="P475" style:family="paragraph" style:parent-style-name="Text_20_body" style:list-style-name="L84">
      <style:text-properties officeooo:paragraph-rsid="1a86ad51"/>
    </style:style>
    <style:style style:name="P476" style:family="paragraph" style:parent-style-name="Text_20_body" style:list-style-name="L27">
      <style:text-properties officeooo:rsid="1a8adb7a" officeooo:paragraph-rsid="1a8adb7a"/>
    </style:style>
    <style:style style:name="P477" style:family="paragraph" style:parent-style-name="Text_20_body" style:list-style-name="L29">
      <style:text-properties officeooo:rsid="1a98bb1c" officeooo:paragraph-rsid="1a98bb1c"/>
    </style:style>
    <style:style style:name="P478" style:family="paragraph" style:parent-style-name="Text_20_body">
      <style:text-properties officeooo:rsid="1a9fcf30" officeooo:paragraph-rsid="1a9fcf30"/>
    </style:style>
    <style:style style:name="P479" style:family="paragraph" style:parent-style-name="Text_20_body" style:list-style-name="L85">
      <style:text-properties officeooo:paragraph-rsid="1ac04dff"/>
    </style:style>
    <style:style style:name="P480" style:family="paragraph" style:parent-style-name="Text_20_body">
      <style:text-properties officeooo:rsid="1ac05084" officeooo:paragraph-rsid="1ac05084"/>
    </style:style>
    <style:style style:name="P481" style:family="paragraph" style:parent-style-name="Text_20_body" style:list-style-name="L86">
      <style:text-properties officeooo:paragraph-rsid="1ac05084"/>
    </style:style>
    <style:style style:name="P482" style:family="paragraph" style:parent-style-name="Text_20_body">
      <style:text-properties officeooo:rsid="109943b2" officeooo:paragraph-rsid="1ac202ef"/>
    </style:style>
    <style:style style:name="P483" style:family="paragraph" style:parent-style-name="Text_20_body">
      <style:text-properties officeooo:rsid="10a2cf85" officeooo:paragraph-rsid="1ac202ef"/>
    </style:style>
    <style:style style:name="P484" style:family="paragraph" style:parent-style-name="Text_20_body">
      <style:text-properties officeooo:rsid="1ac27fde" officeooo:paragraph-rsid="1ac27fde"/>
    </style:style>
    <style:style style:name="P485" style:family="paragraph" style:parent-style-name="Text_20_body" style:list-style-name="L87">
      <style:text-properties officeooo:rsid="1ac27fde" officeooo:paragraph-rsid="1ac27fde"/>
    </style:style>
    <style:style style:name="P486" style:family="paragraph" style:parent-style-name="Text_20_body" style:list-style-name="L1">
      <style:text-properties officeooo:rsid="1ac3613f" officeooo:paragraph-rsid="1ac3613f"/>
    </style:style>
    <style:style style:name="P487" style:family="paragraph" style:parent-style-name="Text_20_body" style:list-style-name="L87">
      <style:text-properties officeooo:rsid="1ac363d4" officeooo:paragraph-rsid="1ac363d4"/>
    </style:style>
    <style:style style:name="P488" style:family="paragraph" style:parent-style-name="Text_20_body" style:list-style-name="L37">
      <style:paragraph-properties fo:margin-left="0cm" fo:margin-right="0cm" fo:text-indent="0cm" style:auto-text-indent="false"/>
      <style:text-properties officeooo:rsid="1a38ce70" officeooo:paragraph-rsid="1a38ce70"/>
    </style:style>
    <style:style style:name="P489" style:family="paragraph" style:parent-style-name="Text_20_body" style:list-style-name="L42">
      <style:paragraph-properties fo:margin-left="0cm" fo:margin-right="0cm" fo:text-indent="0cm" style:auto-text-indent="false"/>
      <style:text-properties officeooo:rsid="15e60995" officeooo:paragraph-rsid="17efa3a4"/>
    </style:style>
    <style:style style:name="P490" style:family="paragraph" style:parent-style-name="Text_20_body">
      <style:paragraph-properties fo:margin-left="0cm" fo:margin-right="0cm" fo:text-indent="0cm" style:auto-text-indent="false"/>
      <style:text-properties officeooo:paragraph-rsid="1a38ce70"/>
    </style:style>
    <style:style style:name="P49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0db90857"/>
    </style:style>
    <style:style style:name="T6" style:family="text">
      <style:text-properties fo:language="cs" fo:country="CZ" officeooo:rsid="0de85b3b"/>
    </style:style>
    <style:style style:name="T7" style:family="text">
      <style:text-properties fo:language="cs" fo:country="CZ" officeooo:rsid="0dfa8c96"/>
    </style:style>
    <style:style style:name="T8" style:family="text">
      <style:text-properties fo:language="cs" fo:country="CZ" officeooo:rsid="0e3fbf9d"/>
    </style:style>
    <style:style style:name="T9" style:family="text">
      <style:text-properties fo:language="cs" fo:country="CZ" officeooo:rsid="0e4039ce"/>
    </style:style>
    <style:style style:name="T10" style:family="text">
      <style:text-properties fo:language="cs" fo:country="CZ" officeooo:rsid="0eaac3f1"/>
    </style:style>
    <style:style style:name="T11" style:family="text">
      <style:text-properties fo:language="cs" fo:country="CZ" officeooo:rsid="0f36a880"/>
    </style:style>
    <style:style style:name="T12" style:family="text">
      <style:text-properties fo:language="cs" fo:country="CZ" officeooo:rsid="0ff40fcb"/>
    </style:style>
    <style:style style:name="T13" style:family="text">
      <style:text-properties fo:language="cs" fo:country="CZ" fo:font-style="italic" style:font-style-asian="italic" style:font-style-complex="italic"/>
    </style:style>
    <style:style style:name="T14" style:family="text">
      <style:text-properties fo:language="cs" fo:country="CZ" fo:font-style="italic" officeooo:rsid="0fe7d30c" style:font-style-asian="italic" style:font-style-complex="italic"/>
    </style:style>
    <style:style style:name="T15" style:family="text">
      <style:text-properties fo:language="cs" fo:country="CZ" fo:font-style="italic" officeooo:rsid="120adea7" style:font-style-asian="italic" style:font-style-complex="italic"/>
    </style:style>
    <style:style style:name="T16" style:family="text">
      <style:text-properties fo:language="cs" fo:country="CZ" fo:font-style="italic" officeooo:rsid="134c3978" style:font-style-asian="italic" style:font-style-complex="italic"/>
    </style:style>
    <style:style style:name="T17" style:family="text">
      <style:text-properties fo:language="cs" fo:country="CZ" fo:font-style="italic" officeooo:rsid="1219fef8" style:font-style-asian="italic" style:font-style-complex="italic"/>
    </style:style>
    <style:style style:name="T18" style:family="text">
      <style:text-properties fo:language="cs" fo:country="CZ" fo:font-style="italic" officeooo:rsid="120b53e2" style:font-style-asian="italic" style:font-style-complex="italic"/>
    </style:style>
    <style:style style:name="T19" style:family="text">
      <style:text-properties fo:language="cs" fo:country="CZ" fo:font-style="italic" officeooo:rsid="121a2aad" style:font-style-asian="italic" style:font-style-complex="italic"/>
    </style:style>
    <style:style style:name="T20" style:family="text">
      <style:text-properties fo:language="cs" fo:country="CZ" fo:font-style="italic" officeooo:rsid="11d2e447" style:font-style-asian="italic" style:font-style-complex="italic"/>
    </style:style>
    <style:style style:name="T21" style:family="text">
      <style:text-properties fo:language="cs" fo:country="CZ" fo:font-style="italic" officeooo:rsid="0fe4888e" style:font-style-asian="italic" style:font-style-complex="italic"/>
    </style:style>
    <style:style style:name="T22" style:family="text">
      <style:text-properties fo:language="cs" fo:country="CZ" fo:font-style="italic" officeooo:rsid="0fe305d4" style:font-style-asian="italic" style:font-style-complex="italic"/>
    </style:style>
    <style:style style:name="T23" style:family="text">
      <style:text-properties fo:language="cs" fo:country="CZ" fo:font-style="italic" officeooo:rsid="19a76c10" style:font-style-asian="italic" style:font-style-complex="italic"/>
    </style:style>
    <style:style style:name="T24" style:family="text">
      <style:text-properties fo:language="cs" fo:country="CZ" fo:font-style="italic" officeooo:rsid="1a637633" style:font-style-asian="italic" style:font-style-complex="italic"/>
    </style:style>
    <style:style style:name="T25" style:family="text">
      <style:text-properties fo:language="cs" fo:country="CZ" fo:font-style="italic" officeooo:rsid="1a668d1b" style:font-style-asian="italic" style:font-style-complex="italic"/>
    </style:style>
    <style:style style:name="T26" style:family="text">
      <style:text-properties fo:language="cs" fo:country="CZ" fo:font-style="italic" officeooo:rsid="1a67d4d3" style:font-style-asian="italic" style:font-style-complex="italic"/>
    </style:style>
    <style:style style:name="T27" style:family="text">
      <style:text-properties fo:language="cs" fo:country="CZ" fo:font-style="italic" officeooo:rsid="1aa8fb70" style:font-style-asian="italic" style:font-style-complex="italic"/>
    </style:style>
    <style:style style:name="T28" style:family="text">
      <style:text-properties fo:language="cs" fo:country="CZ" fo:font-style="italic" officeooo:rsid="1aaaf7b3" style:font-style-asian="italic" style:font-style-complex="italic"/>
    </style:style>
    <style:style style:name="T29" style:family="text">
      <style:text-properties fo:language="cs" fo:country="CZ" officeooo:rsid="0de4b98f"/>
    </style:style>
    <style:style style:name="T30" style:family="text">
      <style:text-properties fo:language="cs" fo:country="CZ" officeooo:rsid="1084a6c9"/>
    </style:style>
    <style:style style:name="T31" style:family="text">
      <style:text-properties fo:language="cs" fo:country="CZ" officeooo:rsid="10b0c2ec"/>
    </style:style>
    <style:style style:name="T32" style:family="text">
      <style:text-properties fo:language="cs" fo:country="CZ" officeooo:rsid="0fe9c82d"/>
    </style:style>
    <style:style style:name="T33" style:family="text">
      <style:text-properties fo:language="cs" fo:country="CZ" officeooo:rsid="0fe5d15e"/>
    </style:style>
    <style:style style:name="T34" style:family="text">
      <style:text-properties fo:language="cs" fo:country="CZ" officeooo:rsid="11d5bcf7"/>
    </style:style>
    <style:style style:name="T35" style:family="text">
      <style:text-properties fo:language="cs" fo:country="CZ" officeooo:rsid="12156786"/>
    </style:style>
    <style:style style:name="T36" style:family="text">
      <style:text-properties fo:language="cs" fo:country="CZ" officeooo:rsid="1217208f"/>
    </style:style>
    <style:style style:name="T37" style:family="text">
      <style:text-properties fo:language="cs" fo:country="CZ" officeooo:rsid="122861d3"/>
    </style:style>
    <style:style style:name="T38" style:family="text">
      <style:text-properties fo:language="cs" fo:country="CZ" officeooo:rsid="14999a8e"/>
    </style:style>
    <style:style style:name="T39" style:family="text">
      <style:text-properties fo:language="cs" fo:country="CZ" officeooo:rsid="10b4494d"/>
    </style:style>
    <style:style style:name="T40" style:family="text">
      <style:text-properties fo:language="cs" fo:country="CZ" officeooo:rsid="149a7586"/>
    </style:style>
    <style:style style:name="T41" style:family="text">
      <style:text-properties fo:language="cs" fo:country="CZ" officeooo:rsid="149d9e19"/>
    </style:style>
    <style:style style:name="T42" style:family="text">
      <style:text-properties fo:language="cs" fo:country="CZ" officeooo:rsid="17d5bc80"/>
    </style:style>
    <style:style style:name="T43" style:family="text">
      <style:text-properties fo:language="cs" fo:country="CZ" officeooo:rsid="17d61f14"/>
    </style:style>
    <style:style style:name="T44" style:family="text">
      <style:text-properties fo:language="cs" fo:country="CZ" officeooo:rsid="149fe941"/>
    </style:style>
    <style:style style:name="T45" style:family="text">
      <style:text-properties fo:language="cs" fo:country="CZ" officeooo:rsid="1857f5d8"/>
    </style:style>
    <style:style style:name="T46" style:family="text">
      <style:text-properties fo:language="cs" fo:country="CZ" officeooo:rsid="1906384c"/>
    </style:style>
    <style:style style:name="T47" style:family="text">
      <style:text-properties fo:language="cs" fo:country="CZ" officeooo:rsid="19078a9c"/>
    </style:style>
    <style:style style:name="T48" style:family="text">
      <style:text-properties fo:language="cs" fo:country="CZ" fo:font-style="normal" fo:font-weight="bold" style:font-style-asian="normal" style:font-weight-asian="bold" style:font-style-complex="normal" style:font-weight-complex="bold"/>
    </style:style>
    <style:style style:name="T49" style:family="text">
      <style:text-properties fo:language="cs" fo:country="CZ" fo:font-style="normal" fo:font-weight="bold" officeooo:rsid="11d44a88" style:font-style-asian="normal" style:font-weight-asian="bold" style:font-style-complex="normal" style:font-weight-complex="bold"/>
    </style:style>
    <style:style style:name="T50" style:family="text">
      <style:text-properties fo:language="cs" fo:country="CZ" fo:font-style="normal" fo:font-weight="bold" officeooo:rsid="183e0810" style:font-style-asian="normal" style:font-weight-asian="bold" style:font-style-complex="normal" style:font-weight-complex="bold"/>
    </style:style>
    <style:style style:name="T51" style:family="text">
      <style:text-properties fo:language="cs" fo:country="CZ" fo:font-style="normal" officeooo:rsid="1a64dbf0" style:font-style-asian="normal" style:font-style-complex="normal"/>
    </style:style>
    <style:style style:name="T52" style:family="text">
      <style:text-properties fo:language="cs" fo:country="CZ" officeooo:rsid="1927ecca"/>
    </style:style>
    <style:style style:name="T53" style:family="text">
      <style:text-properties fo:language="cs" fo:country="CZ" officeooo:rsid="192c92b1"/>
    </style:style>
    <style:style style:name="T54" style:family="text">
      <style:text-properties fo:language="cs" fo:country="CZ" officeooo:rsid="19c45172"/>
    </style:style>
    <style:style style:name="T55" style:family="text">
      <style:text-properties fo:language="cs" fo:country="CZ" officeooo:rsid="19c60f03"/>
    </style:style>
    <style:style style:name="T56" style:family="text">
      <style:text-properties fo:language="cs" fo:country="CZ" officeooo:rsid="13e65e33"/>
    </style:style>
    <style:style style:name="T57" style:family="text">
      <style:text-properties fo:language="cs" fo:country="CZ" officeooo:rsid="13e2a301"/>
    </style:style>
    <style:style style:name="T58" style:family="text">
      <style:text-properties fo:language="cs" fo:country="CZ" officeooo:rsid="1a138103"/>
    </style:style>
    <style:style style:name="T59" style:family="text">
      <style:text-properties fo:language="cs" fo:country="CZ" officeooo:rsid="13e3b3c3"/>
    </style:style>
    <style:style style:name="T60" style:family="text">
      <style:text-properties fo:language="cs" fo:country="CZ" officeooo:rsid="16b81fd2"/>
    </style:style>
    <style:style style:name="T61" style:family="text">
      <style:text-properties fo:language="cs" fo:country="CZ" officeooo:rsid="1a230bad"/>
    </style:style>
    <style:style style:name="T62" style:family="text">
      <style:text-properties fo:language="cs" fo:country="CZ" officeooo:rsid="19239c11"/>
    </style:style>
    <style:style style:name="T63" style:family="text">
      <style:text-properties fo:language="cs" fo:country="CZ" officeooo:rsid="1a605120"/>
    </style:style>
    <style:style style:name="T64" style:family="text">
      <style:text-properties fo:language="cs" fo:country="CZ" fo:font-weight="bold" style:font-weight-asian="bold" style:font-weight-complex="bold"/>
    </style:style>
    <style:style style:name="T65" style:family="text">
      <style:text-properties fo:language="cs" fo:country="CZ" officeooo:rsid="1a642e27"/>
    </style:style>
    <style:style style:name="T66" style:family="text">
      <style:text-properties fo:language="cs" fo:country="CZ" officeooo:rsid="1a64a5c5"/>
    </style:style>
    <style:style style:name="T67" style:family="text">
      <style:text-properties fo:language="cs" fo:country="CZ" officeooo:rsid="1a7c7818"/>
    </style:style>
    <style:style style:name="T68" style:family="text">
      <style:text-properties fo:language="cs" fo:country="CZ" officeooo:rsid="1aa8fb70"/>
    </style:style>
    <style:style style:name="T69" style:family="text">
      <style:text-properties fo:language="cs" fo:country="CZ" officeooo:rsid="1aaaf7b3"/>
    </style:style>
    <style:style style:name="T70" style:family="text">
      <style:text-properties fo:language="cs" fo:country="CZ" officeooo:rsid="1ab052d1"/>
    </style:style>
    <style:style style:name="T71" style:family="text">
      <style:text-properties fo:language="cs" fo:country="CZ" officeooo:rsid="1ab1b003"/>
    </style:style>
    <style:style style:name="T72" style:family="text">
      <style:text-properties fo:language="cs" fo:country="CZ" officeooo:rsid="1ab2f360"/>
    </style:style>
    <style:style style:name="T73" style:family="text">
      <style:text-properties officeooo:rsid="0db90857"/>
    </style:style>
    <style:style style:name="T74" style:family="text">
      <style:text-properties fo:font-style="italic" style:font-style-asian="italic" style:font-style-complex="italic"/>
    </style:style>
    <style:style style:name="T75" style:family="text">
      <style:text-properties fo:font-style="italic" officeooo:rsid="0f1a3260" style:font-style-asian="italic" style:font-style-complex="italic"/>
    </style:style>
    <style:style style:name="T76" style:family="text">
      <style:text-properties fo:font-style="italic" officeooo:rsid="0efd1260" style:font-style-asian="italic" style:font-style-complex="italic"/>
    </style:style>
    <style:style style:name="T77" style:family="text">
      <style:text-properties fo:font-style="italic" officeooo:rsid="0e57359e" style:font-style-asian="italic" style:font-style-complex="italic"/>
    </style:style>
    <style:style style:name="T78" style:family="text">
      <style:text-properties fo:font-style="italic" officeooo:rsid="0e5415cf" style:font-style-asian="italic" style:font-style-complex="italic"/>
    </style:style>
    <style:style style:name="T79" style:family="text">
      <style:text-properties fo:font-style="italic" officeooo:rsid="12f9d144" style:font-style-asian="italic" style:font-style-complex="italic"/>
    </style:style>
    <style:style style:name="T80" style:family="text">
      <style:text-properties fo:font-style="italic" officeooo:rsid="130c656e" style:font-style-asian="italic" style:font-style-complex="italic"/>
    </style:style>
    <style:style style:name="T81" style:family="text">
      <style:text-properties fo:font-style="italic" officeooo:rsid="1316b74e" style:font-style-asian="italic" style:font-style-complex="italic"/>
    </style:style>
    <style:style style:name="T82" style:family="text">
      <style:text-properties fo:font-style="italic" officeooo:rsid="0e588267" style:font-style-asian="italic" style:font-style-complex="italic"/>
    </style:style>
    <style:style style:name="T83" style:family="text">
      <style:text-properties fo:font-style="italic" officeooo:rsid="0ee5256a" style:font-style-asian="italic" style:font-style-complex="italic"/>
    </style:style>
    <style:style style:name="T84" style:family="text">
      <style:text-properties fo:font-style="italic" officeooo:rsid="14f22169" style:font-style-asian="italic" style:font-style-complex="italic"/>
    </style:style>
    <style:style style:name="T85" style:family="text">
      <style:text-properties fo:font-style="italic" officeooo:rsid="14f4324a" style:font-style-asian="italic" style:font-style-complex="italic"/>
    </style:style>
    <style:style style:name="T86" style:family="text">
      <style:text-properties fo:font-style="italic" officeooo:rsid="15463549" style:font-style-asian="italic" style:font-style-complex="italic"/>
    </style:style>
    <style:style style:name="T87" style:family="text">
      <style:text-properties fo:font-style="italic" officeooo:rsid="1568fefb" style:font-style-asian="italic" style:font-style-complex="italic"/>
    </style:style>
    <style:style style:name="T88" style:family="text">
      <style:text-properties fo:font-style="italic" officeooo:rsid="15c6fe44" style:font-style-asian="italic" style:font-style-complex="italic"/>
    </style:style>
    <style:style style:name="T89" style:family="text">
      <style:text-properties fo:font-style="italic" officeooo:rsid="15c7dc3b" style:font-style-asian="italic" style:font-style-complex="italic"/>
    </style:style>
    <style:style style:name="T90" style:family="text">
      <style:text-properties fo:font-style="italic" officeooo:rsid="15ff5bcc" style:font-style-asian="italic" style:font-style-complex="italic"/>
    </style:style>
    <style:style style:name="T91" style:family="text">
      <style:text-properties fo:font-style="italic" officeooo:rsid="160990c0" style:font-style-asian="italic" style:font-style-complex="italic"/>
    </style:style>
    <style:style style:name="T92" style:family="text">
      <style:text-properties fo:font-style="italic" officeooo:rsid="1613f4fc" style:font-style-asian="italic" style:font-style-complex="italic"/>
    </style:style>
    <style:style style:name="T93" style:family="text">
      <style:text-properties fo:font-style="italic" officeooo:rsid="16388f3e" style:font-style-asian="italic" style:font-style-complex="italic"/>
    </style:style>
    <style:style style:name="T94" style:family="text">
      <style:text-properties fo:font-style="italic" officeooo:rsid="166b8d4a" style:font-style-asian="italic" style:font-style-complex="italic"/>
    </style:style>
    <style:style style:name="T95" style:family="text">
      <style:text-properties fo:font-style="italic" officeooo:rsid="166df4b7" style:font-style-asian="italic" style:font-style-complex="italic"/>
    </style:style>
    <style:style style:name="T96" style:family="text">
      <style:text-properties fo:font-style="italic" officeooo:rsid="16c234ca" style:font-style-asian="italic" style:font-style-complex="italic"/>
    </style:style>
    <style:style style:name="T97" style:family="text">
      <style:text-properties fo:font-style="italic" officeooo:rsid="16c2f21c" style:font-style-asian="italic" style:font-style-complex="italic"/>
    </style:style>
    <style:style style:name="T98" style:family="text">
      <style:text-properties fo:font-style="italic" officeooo:rsid="16c94921" style:font-style-asian="italic" style:font-style-complex="italic"/>
    </style:style>
    <style:style style:name="T99" style:family="text">
      <style:text-properties fo:font-style="italic" officeooo:rsid="16ca7a79" style:font-style-asian="italic" style:font-style-complex="italic"/>
    </style:style>
    <style:style style:name="T100" style:family="text">
      <style:text-properties fo:font-style="italic" officeooo:rsid="16cf58e9" style:font-style-asian="italic" style:font-style-complex="italic"/>
    </style:style>
    <style:style style:name="T101" style:family="text">
      <style:text-properties fo:font-style="italic" officeooo:rsid="176cb349" style:font-style-asian="italic" style:font-style-complex="italic"/>
    </style:style>
    <style:style style:name="T102" style:family="text">
      <style:text-properties fo:font-style="italic" officeooo:rsid="210d8ae5" style:font-style-asian="italic" style:font-style-complex="italic"/>
    </style:style>
    <style:style style:name="T103" style:family="text">
      <style:text-properties fo:font-style="italic" officeooo:rsid="2111f746" style:font-style-asian="italic" style:font-style-complex="italic"/>
    </style:style>
    <style:style style:name="T104" style:family="text">
      <style:text-properties fo:font-style="italic" officeooo:rsid="17b00c43" style:font-style-asian="italic" style:font-style-complex="italic"/>
    </style:style>
    <style:style style:name="T105" style:family="text">
      <style:text-properties fo:font-style="italic" officeooo:rsid="17b424d6" style:font-style-asian="italic" style:font-style-complex="italic"/>
    </style:style>
    <style:style style:name="T106" style:family="text">
      <style:text-properties fo:font-style="italic" officeooo:rsid="1874e701" style:font-style-asian="italic" style:font-style-complex="italic"/>
    </style:style>
    <style:style style:name="T107" style:family="text">
      <style:text-properties fo:font-style="italic" officeooo:rsid="189af24f" style:font-style-asian="italic" style:font-style-complex="italic"/>
    </style:style>
    <style:style style:name="T108" style:family="text">
      <style:text-properties fo:font-style="italic" officeooo:rsid="18a2a3be" style:font-style-asian="italic" style:font-style-complex="italic"/>
    </style:style>
    <style:style style:name="T109" style:family="text">
      <style:text-properties fo:font-style="italic" officeooo:rsid="18ba1be0" style:font-style-asian="italic" style:font-style-complex="italic"/>
    </style:style>
    <style:style style:name="T110" style:family="text">
      <style:text-properties fo:font-style="italic" officeooo:rsid="18f6469d" style:font-style-asian="italic" style:font-style-complex="italic"/>
    </style:style>
    <style:style style:name="T111" style:family="text">
      <style:text-properties fo:font-style="italic" officeooo:rsid="19112146" style:font-style-asian="italic" style:font-style-complex="italic"/>
    </style:style>
    <style:style style:name="T112" style:family="text">
      <style:text-properties fo:font-style="italic" officeooo:rsid="188b13b1" style:font-style-asian="italic" style:font-style-complex="italic"/>
    </style:style>
    <style:style style:name="T113" style:family="text">
      <style:text-properties fo:font-style="italic" officeooo:rsid="183e0810" style:font-style-asian="italic" style:font-style-complex="italic"/>
    </style:style>
    <style:style style:name="T114" style:family="text">
      <style:text-properties fo:font-style="italic" officeooo:rsid="111b4dc3" style:font-style-asian="italic" style:font-style-complex="italic"/>
    </style:style>
    <style:style style:name="T115" style:family="text">
      <style:text-properties fo:font-style="italic" officeooo:rsid="183e2f5c" style:font-style-asian="italic" style:font-style-complex="italic"/>
    </style:style>
    <style:style style:name="T116" style:family="text">
      <style:text-properties fo:font-style="italic" officeooo:rsid="19235c6e" style:font-style-asian="italic" style:font-style-complex="italic"/>
    </style:style>
    <style:style style:name="T117" style:family="text">
      <style:text-properties fo:font-style="italic" officeooo:rsid="19383ff1" style:font-style-asian="italic" style:font-style-complex="italic"/>
    </style:style>
    <style:style style:name="T118" style:family="text">
      <style:text-properties fo:font-style="italic" officeooo:rsid="193eb0c1" style:font-style-asian="italic" style:font-style-complex="italic"/>
    </style:style>
    <style:style style:name="T119" style:family="text">
      <style:text-properties fo:font-style="italic" officeooo:rsid="193f0656" style:font-style-asian="italic" style:font-style-complex="italic"/>
    </style:style>
    <style:style style:name="T120" style:family="text">
      <style:text-properties fo:font-style="italic" officeooo:rsid="19486f67" style:font-style-asian="italic" style:font-style-complex="italic"/>
    </style:style>
    <style:style style:name="T121" style:family="text">
      <style:text-properties fo:font-style="italic" officeooo:rsid="194950a2" style:font-style-asian="italic" style:font-style-complex="italic"/>
    </style:style>
    <style:style style:name="T122" style:family="text">
      <style:text-properties fo:font-style="italic" officeooo:rsid="195a35cb" style:font-style-asian="italic" style:font-style-complex="italic"/>
    </style:style>
    <style:style style:name="T123" style:family="text">
      <style:text-properties fo:font-style="italic" officeooo:rsid="1960e8ab" style:font-style-asian="italic" style:font-style-complex="italic"/>
    </style:style>
    <style:style style:name="T124" style:family="text">
      <style:text-properties fo:font-style="italic" officeooo:rsid="196148fb" style:font-style-asian="italic" style:font-style-complex="italic"/>
    </style:style>
    <style:style style:name="T125" style:family="text">
      <style:text-properties fo:font-style="italic" officeooo:rsid="196f42a4" style:font-style-asian="italic" style:font-style-complex="italic"/>
    </style:style>
    <style:style style:name="T126" style:family="text">
      <style:text-properties fo:font-style="italic" officeooo:rsid="0f1fc075" style:font-style-asian="italic" style:font-style-complex="italic"/>
    </style:style>
    <style:style style:name="T127" style:family="text">
      <style:text-properties fo:font-style="italic" officeooo:rsid="19a3a698" style:font-style-asian="italic" style:font-style-complex="italic"/>
    </style:style>
    <style:style style:name="T128" style:family="text">
      <style:text-properties fo:font-style="italic" officeooo:rsid="19ab9837" style:font-style-asian="italic" style:font-style-complex="italic"/>
    </style:style>
    <style:style style:name="T129" style:family="text">
      <style:text-properties fo:font-style="italic" officeooo:rsid="193637ad" style:font-style-asian="italic" style:font-style-complex="italic"/>
    </style:style>
    <style:style style:name="T130" style:family="text">
      <style:text-properties fo:font-style="italic" officeooo:rsid="19d10061" style:font-style-asian="italic" style:font-style-complex="italic"/>
    </style:style>
    <style:style style:name="T131" style:family="text">
      <style:text-properties fo:font-style="italic" officeooo:rsid="1a336de8" style:font-style-asian="italic" style:font-style-complex="italic"/>
    </style:style>
    <style:style style:name="T132" style:family="text">
      <style:text-properties fo:font-style="italic" officeooo:rsid="14c6ec70" style:font-style-asian="italic" style:font-style-complex="italic"/>
    </style:style>
    <style:style style:name="T133" style:family="text">
      <style:text-properties fo:font-style="italic" officeooo:rsid="1a4594f8" style:font-style-asian="italic" style:font-style-complex="italic"/>
    </style:style>
    <style:style style:name="T134" style:family="text">
      <style:text-properties fo:font-style="italic" officeooo:rsid="18d09906" style:font-style-asian="italic" style:font-style-complex="italic"/>
    </style:style>
    <style:style style:name="T135" style:family="text">
      <style:text-properties fo:font-style="italic" officeooo:rsid="1a4dc0d9" style:font-style-asian="italic" style:font-style-complex="italic"/>
    </style:style>
    <style:style style:name="T136" style:family="text">
      <style:text-properties fo:font-style="italic" officeooo:rsid="1a2b313c" style:font-style-asian="italic" style:font-style-complex="italic"/>
    </style:style>
    <style:style style:name="T137" style:family="text">
      <style:text-properties fo:font-style="italic" officeooo:rsid="1ac04dff" style:font-style-asian="italic" style:font-style-complex="italic"/>
    </style:style>
    <style:style style:name="T138" style:family="text">
      <style:text-properties fo:font-style="italic" officeooo:rsid="1ac1f010" style:font-style-asian="italic" style:font-style-complex="italic"/>
    </style:style>
    <style:style style:name="T139" style:family="text">
      <style:text-properties fo:font-style="italic" fo:font-weight="normal" style:font-style-asian="italic" style:font-weight-asian="normal" style:font-style-complex="italic" style:font-weight-complex="normal"/>
    </style:style>
    <style:style style:name="T140" style:family="text">
      <style:text-properties fo:font-style="italic" fo:font-weight="normal" officeooo:rsid="1a583429" style:font-style-asian="italic" style:font-weight-asian="normal" style:font-style-complex="italic" style:font-weight-complex="normal"/>
    </style:style>
    <style:style style:name="T141" style:family="text">
      <style:text-properties fo:font-style="italic" fo:font-weight="normal" officeooo:rsid="1a58f3e6" style:font-style-asian="italic" style:font-weight-asian="normal" style:font-style-complex="italic" style:font-weight-complex="normal"/>
    </style:style>
    <style:style style:name="T142" style:family="text">
      <style:text-properties officeooo:rsid="0e3fbf9d"/>
    </style:style>
    <style:style style:name="T143" style:family="text">
      <style:text-properties fo:font-style="normal" style:font-style-asian="normal" style:font-style-complex="normal"/>
    </style:style>
    <style:style style:name="T144" style:family="text">
      <style:text-properties fo:font-style="normal" officeooo:rsid="0f3cb350" style:font-style-asian="normal" style:font-style-complex="normal"/>
    </style:style>
    <style:style style:name="T145" style:family="text">
      <style:text-properties fo:font-style="normal" officeooo:rsid="130c656e" style:font-style-asian="normal" style:font-style-complex="normal"/>
    </style:style>
    <style:style style:name="T146" style:family="text">
      <style:text-properties fo:font-style="normal" officeooo:rsid="13190cfc" style:font-style-asian="normal" style:font-style-complex="normal"/>
    </style:style>
    <style:style style:name="T147" style:family="text">
      <style:text-properties fo:font-style="normal" officeooo:rsid="131ab82a" style:font-style-asian="normal" style:font-style-complex="normal"/>
    </style:style>
    <style:style style:name="T148" style:family="text">
      <style:text-properties fo:font-style="normal" officeooo:rsid="0ee3f224" style:font-style-asian="normal" style:font-style-complex="normal"/>
    </style:style>
    <style:style style:name="T149" style:family="text">
      <style:text-properties fo:font-style="normal" officeooo:rsid="1545b52a" style:font-style-asian="normal" style:font-style-complex="normal"/>
    </style:style>
    <style:style style:name="T150" style:family="text">
      <style:text-properties fo:font-style="normal" officeooo:rsid="15faff95" style:font-style-asian="normal" style:font-style-complex="normal"/>
    </style:style>
    <style:style style:name="T151" style:family="text">
      <style:text-properties fo:font-style="normal" officeooo:rsid="15ff5bcc" style:font-style-asian="normal" style:font-style-complex="normal"/>
    </style:style>
    <style:style style:name="T152" style:family="text">
      <style:text-properties fo:font-style="normal" officeooo:rsid="16038801" style:font-style-asian="normal" style:font-style-complex="normal"/>
    </style:style>
    <style:style style:name="T153" style:family="text">
      <style:text-properties fo:font-style="normal" officeooo:rsid="1604bca0" style:font-style-asian="normal" style:font-style-complex="normal"/>
    </style:style>
    <style:style style:name="T154" style:family="text">
      <style:text-properties fo:font-style="normal" officeooo:rsid="16392594" style:font-style-asian="normal" style:font-style-complex="normal"/>
    </style:style>
    <style:style style:name="T155" style:family="text">
      <style:text-properties fo:font-style="normal" officeooo:rsid="163d8142" style:font-style-asian="normal" style:font-style-complex="normal"/>
    </style:style>
    <style:style style:name="T156" style:family="text">
      <style:text-properties fo:font-style="normal" officeooo:rsid="163f6738" style:font-style-asian="normal" style:font-style-complex="normal"/>
    </style:style>
    <style:style style:name="T157" style:family="text">
      <style:text-properties fo:font-style="normal" officeooo:rsid="164140fc" style:font-style-asian="normal" style:font-style-complex="normal"/>
    </style:style>
    <style:style style:name="T158" style:family="text">
      <style:text-properties fo:font-style="normal" officeooo:rsid="16388f3e" style:font-style-asian="normal" style:font-style-complex="normal"/>
    </style:style>
    <style:style style:name="T159" style:family="text">
      <style:text-properties fo:font-style="normal" officeooo:rsid="164338ad" style:font-style-asian="normal" style:font-style-complex="normal"/>
    </style:style>
    <style:style style:name="T160" style:family="text">
      <style:text-properties fo:font-style="normal" officeooo:rsid="16c94921" style:font-style-asian="normal" style:font-style-complex="normal"/>
    </style:style>
    <style:style style:name="T161" style:family="text">
      <style:text-properties fo:font-style="normal" officeooo:rsid="16cf58e9" style:font-style-asian="normal" style:font-style-complex="normal"/>
    </style:style>
    <style:style style:name="T162" style:family="text">
      <style:text-properties fo:font-style="normal" officeooo:rsid="16e468d3" style:font-style-asian="normal" style:font-style-complex="normal"/>
    </style:style>
    <style:style style:name="T163" style:family="text">
      <style:text-properties fo:font-style="normal" officeooo:rsid="16e51a3a" style:font-style-asian="normal" style:font-style-complex="normal"/>
    </style:style>
    <style:style style:name="T164" style:family="text">
      <style:text-properties fo:font-style="normal" officeooo:rsid="17b94830" style:font-style-asian="normal" style:font-style-complex="normal"/>
    </style:style>
    <style:style style:name="T165" style:family="text">
      <style:text-properties fo:font-style="normal" officeooo:rsid="18b83d31" style:font-style-asian="normal" style:font-style-complex="normal"/>
    </style:style>
    <style:style style:name="T166" style:family="text">
      <style:text-properties fo:font-style="normal" officeooo:rsid="18ba1be0" style:font-style-asian="normal" style:font-style-complex="normal"/>
    </style:style>
    <style:style style:name="T167" style:family="text">
      <style:text-properties fo:font-style="normal" officeooo:rsid="18bc6162" style:font-style-asian="normal" style:font-style-complex="normal"/>
    </style:style>
    <style:style style:name="T168" style:family="text">
      <style:text-properties fo:font-style="normal" officeooo:rsid="18bdb37b" style:font-style-asian="normal" style:font-style-complex="normal"/>
    </style:style>
    <style:style style:name="T169" style:family="text">
      <style:text-properties fo:font-style="normal" officeooo:rsid="18bfea3d" style:font-style-asian="normal" style:font-style-complex="normal"/>
    </style:style>
    <style:style style:name="T170" style:family="text">
      <style:text-properties fo:font-style="normal" officeooo:rsid="18c38b6b" style:font-style-asian="normal" style:font-style-complex="normal"/>
    </style:style>
    <style:style style:name="T171" style:family="text">
      <style:text-properties fo:font-style="normal" officeooo:rsid="18c4e1d8" style:font-style-asian="normal" style:font-style-complex="normal"/>
    </style:style>
    <style:style style:name="T172" style:family="text">
      <style:text-properties fo:font-style="normal" officeooo:rsid="18c8760e" style:font-style-asian="normal" style:font-style-complex="normal"/>
    </style:style>
    <style:style style:name="T173" style:family="text">
      <style:text-properties fo:font-style="normal" officeooo:rsid="18e1fc6c" style:font-style-asian="normal" style:font-style-complex="normal"/>
    </style:style>
    <style:style style:name="T174" style:family="text">
      <style:text-properties fo:font-style="normal" officeooo:rsid="18ecaf8e" style:font-style-asian="normal" style:font-style-complex="normal"/>
    </style:style>
    <style:style style:name="T175" style:family="text">
      <style:text-properties fo:font-style="normal" officeooo:rsid="18ed13ec" style:font-style-asian="normal" style:font-style-complex="normal"/>
    </style:style>
    <style:style style:name="T176" style:family="text">
      <style:text-properties fo:font-style="normal" officeooo:rsid="18edc664" style:font-style-asian="normal" style:font-style-complex="normal"/>
    </style:style>
    <style:style style:name="T177" style:family="text">
      <style:text-properties fo:font-style="normal" officeooo:rsid="18f198a1" style:font-style-asian="normal" style:font-style-complex="normal"/>
    </style:style>
    <style:style style:name="T178" style:family="text">
      <style:text-properties fo:font-style="normal" officeooo:rsid="18f1ed60" style:font-style-asian="normal" style:font-style-complex="normal"/>
    </style:style>
    <style:style style:name="T179" style:family="text">
      <style:text-properties fo:font-style="normal" officeooo:rsid="18fa2bc6" style:font-style-asian="normal" style:font-style-complex="normal"/>
    </style:style>
    <style:style style:name="T180" style:family="text">
      <style:text-properties fo:font-style="normal" officeooo:rsid="197b6b8f" style:font-style-asian="normal" style:font-style-complex="normal"/>
    </style:style>
    <style:style style:name="T181" style:family="text">
      <style:text-properties fo:font-style="normal" officeooo:rsid="197bc7c8" style:font-style-asian="normal" style:font-style-complex="normal"/>
    </style:style>
    <style:style style:name="T182" style:family="text">
      <style:text-properties fo:font-style="normal" officeooo:rsid="19f58be4" style:font-style-asian="normal" style:font-style-complex="normal"/>
    </style:style>
    <style:style style:name="T183" style:family="text">
      <style:text-properties fo:font-style="normal" officeooo:rsid="1a4594f8" style:font-style-asian="normal" style:font-style-complex="normal"/>
    </style:style>
    <style:style style:name="T184" style:family="text">
      <style:text-properties fo:font-style="normal" officeooo:rsid="1a4749e8" style:font-style-asian="normal" style:font-style-complex="normal"/>
    </style:style>
    <style:style style:name="T185" style:family="text">
      <style:text-properties fo:font-style="normal" officeooo:rsid="1a82774e" style:font-style-asian="normal" style:font-style-complex="normal"/>
    </style:style>
    <style:style style:name="T186" style:family="text">
      <style:text-properties fo:font-style="normal" officeooo:rsid="1a845854" style:font-style-asian="normal" style:font-style-complex="normal"/>
    </style:style>
    <style:style style:name="T187" style:family="text">
      <style:text-properties fo:font-style="normal" fo:font-weight="bold" style:font-style-asian="normal" style:font-weight-asian="bold" style:font-style-complex="normal" style:font-weight-complex="bold"/>
    </style:style>
    <style:style style:name="T188" style:family="text">
      <style:text-properties fo:font-style="normal" fo:font-weight="bold" officeooo:rsid="1a4749e8" style:font-style-asian="normal" style:font-weight-asian="bold" style:font-style-complex="normal" style:font-weight-complex="bold"/>
    </style:style>
    <style:style style:name="T189" style:family="text">
      <style:text-properties officeooo:rsid="0ee0f770"/>
    </style:style>
    <style:style style:name="T190" style:family="text">
      <style:text-properties officeooo:rsid="0ee1a442"/>
    </style:style>
    <style:style style:name="T191" style:family="text">
      <style:text-properties officeooo:rsid="0ee3f224"/>
    </style:style>
    <style:style style:name="T192" style:family="text">
      <style:text-properties officeooo:rsid="0ee8134e"/>
    </style:style>
    <style:style style:name="T193" style:family="text">
      <style:text-properties officeooo:rsid="0f36a880"/>
    </style:style>
    <style:style style:name="T194" style:family="text">
      <style:text-properties officeooo:rsid="0ff2e578"/>
    </style:style>
    <style:style style:name="T195" style:family="text">
      <style:text-properties officeooo:rsid="1077771e"/>
    </style:style>
    <style:style style:name="T196" style:family="text">
      <style:text-properties officeooo:rsid="10a5fef1"/>
    </style:style>
    <style:style style:name="T197" style:family="text">
      <style:text-properties officeooo:rsid="10a7e4d4"/>
    </style:style>
    <style:style style:name="T198" style:family="text">
      <style:text-properties officeooo:rsid="10a95430"/>
    </style:style>
    <style:style style:name="T199" style:family="text">
      <style:text-properties officeooo:rsid="10aa56af"/>
    </style:style>
    <style:style style:name="T200" style:family="text">
      <style:text-properties officeooo:rsid="059b530d"/>
    </style:style>
    <style:style style:name="T201" style:family="text">
      <style:text-properties officeooo:rsid="11b4daf6"/>
    </style:style>
    <style:style style:name="T202" style:family="text">
      <style:text-properties officeooo:rsid="120c7d54"/>
    </style:style>
    <style:style style:name="T203" style:family="text">
      <style:text-properties officeooo:rsid="121aaca1"/>
    </style:style>
    <style:style style:name="T204" style:family="text">
      <style:text-properties officeooo:rsid="12266c7f"/>
    </style:style>
    <style:style style:name="T205" style:family="text">
      <style:text-properties officeooo:rsid="0f128f93"/>
    </style:style>
    <style:style style:name="T206" style:family="text">
      <style:text-properties officeooo:rsid="0ef43f63"/>
    </style:style>
    <style:style style:name="T207" style:family="text">
      <style:text-properties officeooo:rsid="0ef5f9a0"/>
    </style:style>
    <style:style style:name="T208" style:family="text">
      <style:text-properties officeooo:rsid="0f14628c"/>
    </style:style>
    <style:style style:name="T209" style:family="text">
      <style:text-properties officeooo:rsid="0fdf19de"/>
    </style:style>
    <style:style style:name="T210" style:family="text">
      <style:text-properties officeooo:rsid="0efd1260"/>
    </style:style>
    <style:style style:name="T211" style:family="text">
      <style:text-properties officeooo:rsid="0f33f6b8"/>
    </style:style>
    <style:style style:name="T212" style:family="text">
      <style:text-properties officeooo:rsid="0f1a3260"/>
    </style:style>
    <style:style style:name="T213" style:family="text">
      <style:text-properties officeooo:rsid="0f16ef68"/>
    </style:style>
    <style:style style:name="T214" style:family="text">
      <style:text-properties officeooo:rsid="12341ef5"/>
    </style:style>
    <style:style style:name="T215" style:family="text">
      <style:text-properties officeooo:rsid="123b2789"/>
    </style:style>
    <style:style style:name="T216" style:family="text">
      <style:text-properties fo:font-weight="bold" style:font-weight-asian="bold" style:font-weight-complex="bold"/>
    </style:style>
    <style:style style:name="T217" style:family="text">
      <style:text-properties fo:font-weight="bold" officeooo:rsid="146ebf31" style:font-weight-asian="bold" style:font-weight-complex="bold"/>
    </style:style>
    <style:style style:name="T218" style:family="text">
      <style:text-properties fo:font-weight="bold" officeooo:rsid="1535d486" style:font-weight-asian="bold" style:font-weight-complex="bold"/>
    </style:style>
    <style:style style:name="T219" style:family="text">
      <style:text-properties fo:font-weight="bold" officeooo:rsid="153539a5" style:font-weight-asian="bold" style:font-weight-complex="bold"/>
    </style:style>
    <style:style style:name="T220" style:family="text">
      <style:text-properties fo:font-weight="bold" officeooo:rsid="146d7bf0" style:font-weight-asian="bold" style:font-weight-complex="bold"/>
    </style:style>
    <style:style style:name="T221" style:family="text">
      <style:text-properties fo:font-weight="bold" officeooo:rsid="178de465" style:font-weight-asian="bold" style:font-weight-complex="bold"/>
    </style:style>
    <style:style style:name="T222" style:family="text">
      <style:text-properties fo:font-weight="bold" officeooo:rsid="17d61f14" style:font-weight-asian="bold" style:font-weight-complex="bold"/>
    </style:style>
    <style:style style:name="T223" style:family="text">
      <style:text-properties fo:font-weight="bold" officeooo:rsid="19865a9c" style:font-weight-asian="bold" style:font-weight-complex="bold"/>
    </style:style>
    <style:style style:name="T224" style:family="text">
      <style:text-properties fo:font-weight="bold" officeooo:rsid="17731ea7" style:font-weight-asian="bold" style:font-weight-complex="bold"/>
    </style:style>
    <style:style style:name="T225" style:family="text">
      <style:text-properties fo:font-weight="bold" officeooo:rsid="1a4594f8" style:font-weight-asian="bold" style:font-weight-complex="bold"/>
    </style:style>
    <style:style style:name="T226" style:family="text">
      <style:text-properties officeooo:rsid="0fdc43f0"/>
    </style:style>
    <style:style style:name="T227" style:family="text">
      <style:text-properties officeooo:rsid="0f48282b"/>
    </style:style>
    <style:style style:name="T228" style:family="text">
      <style:text-properties officeooo:rsid="0f43edda"/>
    </style:style>
    <style:style style:name="T229" style:family="text">
      <style:text-properties officeooo:rsid="0f3fcd31"/>
    </style:style>
    <style:style style:name="T230" style:family="text">
      <style:text-properties officeooo:rsid="128031e0"/>
    </style:style>
    <style:style style:name="T231" style:family="text">
      <style:text-properties officeooo:rsid="12af3a78"/>
    </style:style>
    <style:style style:name="T232" style:family="text">
      <style:text-properties officeooo:rsid="12b6e737"/>
    </style:style>
    <style:style style:name="T233" style:family="text">
      <style:text-properties officeooo:rsid="12b7e990"/>
    </style:style>
    <style:style style:name="T234" style:family="text">
      <style:text-properties officeooo:rsid="12d706c7"/>
    </style:style>
    <style:style style:name="T235" style:family="text">
      <style:text-properties officeooo:rsid="12dbf0b7"/>
    </style:style>
    <style:style style:name="T236" style:family="text">
      <style:text-properties officeooo:rsid="12e74283"/>
    </style:style>
    <style:style style:name="T237" style:family="text">
      <style:text-properties officeooo:rsid="12e923c4"/>
    </style:style>
    <style:style style:name="T238" style:family="text">
      <style:text-properties officeooo:rsid="0e31fe09"/>
    </style:style>
    <style:style style:name="T239" style:family="text">
      <style:text-properties officeooo:rsid="0e57359e"/>
    </style:style>
    <style:style style:name="T240" style:family="text">
      <style:text-properties officeooo:rsid="0e5415cf"/>
    </style:style>
    <style:style style:name="T241" style:family="text">
      <style:text-properties officeooo:rsid="12f4f77b"/>
    </style:style>
    <style:style style:name="T242" style:family="text">
      <style:text-properties officeooo:rsid="12f73caa"/>
    </style:style>
    <style:style style:name="T243" style:family="text">
      <style:text-properties officeooo:rsid="12f9d144"/>
    </style:style>
    <style:style style:name="T244" style:family="text">
      <style:text-properties officeooo:rsid="12ff5b36"/>
    </style:style>
    <style:style style:name="T245" style:family="text">
      <style:text-properties officeooo:rsid="12ff6818"/>
    </style:style>
    <style:style style:name="T246" style:family="text">
      <style:text-properties officeooo:rsid="130225bd"/>
    </style:style>
    <style:style style:name="T247" style:family="text">
      <style:text-properties officeooo:rsid="13056fbe"/>
    </style:style>
    <style:style style:name="T248" style:family="text">
      <style:text-properties officeooo:rsid="13078e5a"/>
    </style:style>
    <style:style style:name="T249" style:family="text">
      <style:text-properties officeooo:rsid="130c656e"/>
    </style:style>
    <style:style style:name="T250" style:family="text">
      <style:text-properties officeooo:rsid="130fbe29"/>
    </style:style>
    <style:style style:name="T251" style:family="text">
      <style:text-properties officeooo:rsid="13143427"/>
    </style:style>
    <style:style style:name="T252" style:family="text">
      <style:text-properties officeooo:rsid="1314535b"/>
    </style:style>
    <style:style style:name="T253" style:family="text">
      <style:text-properties officeooo:rsid="1316b74e"/>
    </style:style>
    <style:style style:name="T254" style:family="text">
      <style:text-properties officeooo:rsid="13203505"/>
    </style:style>
    <style:style style:name="T255" style:family="text">
      <style:text-properties officeooo:rsid="132a7c4e"/>
    </style:style>
    <style:style style:name="T256" style:family="text">
      <style:text-properties officeooo:rsid="134332a4"/>
    </style:style>
    <style:style style:name="T257" style:family="text">
      <style:text-properties officeooo:rsid="134518f6"/>
    </style:style>
    <style:style style:name="T258" style:family="text">
      <style:text-properties officeooo:rsid="136b6dd9"/>
    </style:style>
    <style:style style:name="T259" style:family="text">
      <style:text-properties officeooo:rsid="138d8f86"/>
    </style:style>
    <style:style style:name="T260" style:family="text">
      <style:text-properties officeooo:rsid="138f2ce6"/>
    </style:style>
    <style:style style:name="T261" style:family="text">
      <style:text-properties officeooo:rsid="1399e31a"/>
    </style:style>
    <style:style style:name="T262" style:family="text">
      <style:text-properties officeooo:rsid="139b43c8"/>
    </style:style>
    <style:style style:name="T263" style:family="text">
      <style:text-properties officeooo:rsid="139c5a54"/>
    </style:style>
    <style:style style:name="T264" style:family="text">
      <style:text-properties officeooo:rsid="139d7345"/>
    </style:style>
    <style:style style:name="T265" style:family="text">
      <style:text-properties officeooo:rsid="0e588267"/>
    </style:style>
    <style:style style:name="T266" style:family="text">
      <style:text-properties officeooo:rsid="13e0f31c"/>
    </style:style>
    <style:style style:name="T267" style:family="text">
      <style:text-properties officeooo:rsid="146ba6df"/>
    </style:style>
    <style:style style:name="T268" style:family="text">
      <style:text-properties officeooo:rsid="1471d6ba"/>
    </style:style>
    <style:style style:name="T269" style:family="text">
      <style:text-properties officeooo:rsid="147271f5"/>
    </style:style>
    <style:style style:name="T270" style:family="text">
      <style:text-properties officeooo:rsid="1472d16f"/>
    </style:style>
    <style:style style:name="T271" style:family="text">
      <style:text-properties officeooo:rsid="14733f62"/>
    </style:style>
    <style:style style:name="T272" style:family="text">
      <style:text-properties officeooo:rsid="14763b02"/>
    </style:style>
    <style:style style:name="T273" style:family="text">
      <style:text-properties officeooo:rsid="1488cbe6"/>
    </style:style>
    <style:style style:name="T274" style:family="text">
      <style:text-properties officeooo:rsid="14890a87"/>
    </style:style>
    <style:style style:name="T275" style:family="text">
      <style:text-properties officeooo:rsid="148dd3f0"/>
    </style:style>
    <style:style style:name="T276" style:family="text">
      <style:text-properties officeooo:rsid="1493b5f7"/>
    </style:style>
    <style:style style:name="T277" style:family="text">
      <style:text-properties officeooo:rsid="149f846d"/>
    </style:style>
    <style:style style:name="T278" style:family="text">
      <style:text-properties officeooo:rsid="14a25c7d"/>
    </style:style>
    <style:style style:name="T279" style:family="text">
      <style:text-properties officeooo:rsid="14a7a394"/>
    </style:style>
    <style:style style:name="T280" style:family="text">
      <style:text-properties officeooo:rsid="14a7d6c9"/>
    </style:style>
    <style:style style:name="T281" style:family="text">
      <style:text-properties officeooo:rsid="14c3b5af"/>
    </style:style>
    <style:style style:name="T282" style:family="text">
      <style:text-properties officeooo:rsid="14c6ec70"/>
    </style:style>
    <style:style style:name="T283" style:family="text">
      <style:text-properties officeooo:rsid="14c7e361"/>
    </style:style>
    <style:style style:name="T284" style:family="text">
      <style:text-properties officeooo:rsid="14d6ce2e"/>
    </style:style>
    <style:style style:name="T285" style:family="text">
      <style:text-properties officeooo:rsid="14dcdb8d"/>
    </style:style>
    <style:style style:name="T286" style:family="text">
      <style:text-properties officeooo:rsid="14dea3a9"/>
    </style:style>
    <style:style style:name="T287" style:family="text">
      <style:text-properties officeooo:rsid="14e1bb31"/>
    </style:style>
    <style:style style:name="T288" style:family="text">
      <style:text-properties officeooo:rsid="14e7e306"/>
    </style:style>
    <style:style style:name="T289" style:family="text">
      <style:text-properties officeooo:rsid="14e9d361"/>
    </style:style>
    <style:style style:name="T290" style:family="text">
      <style:text-properties officeooo:rsid="14e9e129"/>
    </style:style>
    <style:style style:name="T291" style:family="text">
      <style:text-properties officeooo:rsid="14eedb1f"/>
    </style:style>
    <style:style style:name="T292" style:family="text">
      <style:text-properties officeooo:rsid="14f4324a"/>
    </style:style>
    <style:style style:name="T293" style:family="text">
      <style:text-properties officeooo:rsid="1504d58b"/>
    </style:style>
    <style:style style:name="T294" style:family="text">
      <style:text-properties officeooo:rsid="150fc6e4"/>
    </style:style>
    <style:style style:name="T295" style:family="text">
      <style:text-properties officeooo:rsid="153160ef"/>
    </style:style>
    <style:style style:name="T296" style:family="text">
      <style:text-properties officeooo:rsid="153539a5"/>
    </style:style>
    <style:style style:name="T297" style:family="text">
      <style:text-properties officeooo:rsid="1545b52a"/>
    </style:style>
    <style:style style:name="T298" style:family="text">
      <style:text-properties officeooo:rsid="15463549"/>
    </style:style>
    <style:style style:name="T299" style:family="text">
      <style:text-properties officeooo:rsid="154d35df"/>
    </style:style>
    <style:style style:name="T300" style:family="text">
      <style:text-properties officeooo:rsid="15552862"/>
    </style:style>
    <style:style style:name="T301" style:family="text">
      <style:text-properties officeooo:rsid="155558d2"/>
    </style:style>
    <style:style style:name="T302" style:family="text">
      <style:text-properties officeooo:rsid="1555da3a"/>
    </style:style>
    <style:style style:name="T303" style:family="text">
      <style:text-properties officeooo:rsid="1562e98c"/>
    </style:style>
    <style:style style:name="T304" style:family="text">
      <style:text-properties officeooo:rsid="156d1f3b"/>
    </style:style>
    <style:style style:name="T305" style:family="text">
      <style:text-properties officeooo:rsid="156e77fc"/>
    </style:style>
    <style:style style:name="T306" style:family="text">
      <style:text-properties officeooo:rsid="1571893b"/>
    </style:style>
    <style:style style:name="T307" style:family="text">
      <style:text-properties officeooo:rsid="157a8e93"/>
    </style:style>
    <style:style style:name="T308" style:family="text">
      <style:text-properties officeooo:rsid="157deadc"/>
    </style:style>
    <style:style style:name="T309" style:family="text">
      <style:text-properties officeooo:rsid="157fb523"/>
    </style:style>
    <style:style style:name="T310" style:family="text">
      <style:text-properties officeooo:rsid="1587d677"/>
    </style:style>
    <style:style style:name="T311" style:family="text">
      <style:text-properties officeooo:rsid="158b92a2"/>
    </style:style>
    <style:style style:name="T312" style:family="text">
      <style:text-properties officeooo:rsid="158da786"/>
    </style:style>
    <style:style style:name="T313" style:family="text">
      <style:text-properties officeooo:rsid="158f5631"/>
    </style:style>
    <style:style style:name="T314" style:family="text">
      <style:text-properties officeooo:rsid="1593b54a"/>
    </style:style>
    <style:style style:name="T315" style:family="text">
      <style:text-properties officeooo:rsid="1595de42"/>
    </style:style>
    <style:style style:name="T316" style:family="text">
      <style:text-properties officeooo:rsid="159a86f4"/>
    </style:style>
    <style:style style:name="T317" style:family="text">
      <style:text-properties officeooo:rsid="159b05ad"/>
    </style:style>
    <style:style style:name="T318" style:family="text">
      <style:text-properties officeooo:rsid="159b4250"/>
    </style:style>
    <style:style style:name="T319" style:family="text">
      <style:text-properties officeooo:rsid="159d12c2"/>
    </style:style>
    <style:style style:name="T320" style:family="text">
      <style:text-properties officeooo:rsid="159efbb8"/>
    </style:style>
    <style:style style:name="T321" style:family="text">
      <style:text-properties officeooo:rsid="146d7bf0"/>
    </style:style>
    <style:style style:name="T322" style:family="text">
      <style:text-properties officeooo:rsid="15a18d44"/>
    </style:style>
    <style:style style:name="T323" style:family="text">
      <style:text-properties officeooo:rsid="15a40cca"/>
    </style:style>
    <style:style style:name="T324" style:family="text">
      <style:text-properties officeooo:rsid="15a6a176"/>
    </style:style>
    <style:style style:name="T325" style:family="text">
      <style:text-properties officeooo:rsid="15a6bc5c"/>
    </style:style>
    <style:style style:name="T326" style:family="text">
      <style:text-properties officeooo:rsid="15a9e9e8"/>
    </style:style>
    <style:style style:name="T327" style:family="text">
      <style:text-properties officeooo:rsid="15aa94af"/>
    </style:style>
    <style:style style:name="T328" style:family="text">
      <style:text-properties officeooo:rsid="15afaf20"/>
    </style:style>
    <style:style style:name="T329" style:family="text">
      <style:text-properties officeooo:rsid="15b11c8a"/>
    </style:style>
    <style:style style:name="T330" style:family="text">
      <style:text-properties officeooo:rsid="15b24639"/>
    </style:style>
    <style:style style:name="T331" style:family="text">
      <style:text-properties officeooo:rsid="15b2d163"/>
    </style:style>
    <style:style style:name="T332" style:family="text">
      <style:text-properties officeooo:rsid="15c44e09"/>
    </style:style>
    <style:style style:name="T333" style:family="text">
      <style:text-properties officeooo:rsid="15c6fe44"/>
    </style:style>
    <style:style style:name="T334" style:family="text">
      <style:text-properties officeooo:rsid="15c7dc3b"/>
    </style:style>
    <style:style style:name="T335" style:family="text">
      <style:text-properties officeooo:rsid="15cc3410"/>
    </style:style>
    <style:style style:name="T336" style:family="text">
      <style:text-properties officeooo:rsid="15cf4501"/>
    </style:style>
    <style:style style:name="T337" style:family="text">
      <style:text-properties officeooo:rsid="15d12bbf"/>
    </style:style>
    <style:style style:name="T338" style:family="text">
      <style:text-properties officeooo:rsid="15d9615b"/>
    </style:style>
    <style:style style:name="T339" style:family="text">
      <style:text-properties officeooo:rsid="15dce0d2"/>
    </style:style>
    <style:style style:name="T340" style:family="text">
      <style:text-properties officeooo:rsid="15e358ac"/>
    </style:style>
    <style:style style:name="T341" style:family="text">
      <style:text-properties officeooo:rsid="12d12b81"/>
    </style:style>
    <style:style style:name="T342" style:family="text">
      <style:text-properties officeooo:rsid="12cdcbe4"/>
    </style:style>
    <style:style style:name="T343" style:family="text">
      <style:text-properties officeooo:rsid="15fc6ee7"/>
    </style:style>
    <style:style style:name="T344" style:family="text">
      <style:text-properties officeooo:rsid="15fdb2a3"/>
    </style:style>
    <style:style style:name="T345" style:family="text">
      <style:text-properties officeooo:rsid="15fea83f"/>
    </style:style>
    <style:style style:name="T346" style:family="text">
      <style:text-properties officeooo:rsid="1607b349"/>
    </style:style>
    <style:style style:name="T347" style:family="text">
      <style:text-properties officeooo:rsid="1613f4fc"/>
    </style:style>
    <style:style style:name="T348" style:family="text">
      <style:text-properties officeooo:rsid="1618951c"/>
    </style:style>
    <style:style style:name="T349" style:family="text">
      <style:text-properties officeooo:rsid="1621ff56"/>
    </style:style>
    <style:style style:name="T350" style:family="text">
      <style:text-properties officeooo:rsid="1627e143"/>
    </style:style>
    <style:style style:name="T351" style:family="text">
      <style:text-properties officeooo:rsid="1628b066"/>
    </style:style>
    <style:style style:name="T352" style:family="text">
      <style:text-properties officeooo:rsid="1637f56f"/>
    </style:style>
    <style:style style:name="T353" style:family="text">
      <style:text-properties officeooo:rsid="1641d3fa"/>
    </style:style>
    <style:style style:name="T354" style:family="text">
      <style:text-properties officeooo:rsid="164875a4"/>
    </style:style>
    <style:style style:name="T355" style:family="text">
      <style:text-properties officeooo:rsid="165aad9b"/>
    </style:style>
    <style:style style:name="T356" style:family="text">
      <style:text-properties officeooo:rsid="165ce3ce"/>
    </style:style>
    <style:style style:name="T357" style:family="text">
      <style:text-properties officeooo:rsid="165fa1e0"/>
    </style:style>
    <style:style style:name="T358" style:family="text">
      <style:text-properties officeooo:rsid="1667579d"/>
    </style:style>
    <style:style style:name="T359" style:family="text">
      <style:text-properties officeooo:rsid="1672345d"/>
    </style:style>
    <style:style style:name="T360" style:family="text">
      <style:text-properties officeooo:rsid="1672b443"/>
    </style:style>
    <style:style style:name="T361" style:family="text">
      <style:text-properties officeooo:rsid="168f1360"/>
    </style:style>
    <style:style style:name="T362" style:family="text">
      <style:text-properties officeooo:rsid="168f1a41"/>
    </style:style>
    <style:style style:name="T363" style:family="text">
      <style:text-properties officeooo:rsid="168f2556"/>
    </style:style>
    <style:style style:name="T364" style:family="text">
      <style:text-properties officeooo:rsid="169f48fd"/>
    </style:style>
    <style:style style:name="T365" style:family="text">
      <style:text-properties officeooo:rsid="16c234ca"/>
    </style:style>
    <style:style style:name="T366" style:family="text">
      <style:text-properties officeooo:rsid="16c521ef"/>
    </style:style>
    <style:style style:name="T367" style:family="text">
      <style:text-properties officeooo:rsid="16c845e8"/>
    </style:style>
    <style:style style:name="T368" style:family="text">
      <style:text-properties officeooo:rsid="16c86ca5"/>
    </style:style>
    <style:style style:name="T369" style:family="text">
      <style:text-properties officeooo:rsid="16e32853"/>
    </style:style>
    <style:style style:name="T370" style:family="text">
      <style:text-properties officeooo:rsid="16e6b5e6"/>
    </style:style>
    <style:style style:name="T371" style:family="text">
      <style:text-properties officeooo:rsid="170b39aa"/>
    </style:style>
    <style:style style:name="T372" style:family="text">
      <style:text-properties officeooo:rsid="1711b73e"/>
    </style:style>
    <style:style style:name="T373" style:family="text">
      <style:text-properties officeooo:rsid="17173f5a"/>
    </style:style>
    <style:style style:name="T374" style:family="text">
      <style:text-properties officeooo:rsid="149e7dea"/>
    </style:style>
    <style:style style:name="T375" style:family="text">
      <style:text-properties officeooo:rsid="171ec953"/>
    </style:style>
    <style:style style:name="T376" style:family="text">
      <style:text-properties officeooo:rsid="17244f32"/>
    </style:style>
    <style:style style:name="T377" style:family="text">
      <style:text-properties officeooo:rsid="172618d7"/>
    </style:style>
    <style:style style:name="T378" style:family="text">
      <style:text-properties officeooo:rsid="1727cac4"/>
    </style:style>
    <style:style style:name="T379" style:family="text">
      <style:text-properties officeooo:rsid="17280bd0"/>
    </style:style>
    <style:style style:name="T380" style:family="text">
      <style:text-properties officeooo:rsid="172f3e20"/>
    </style:style>
    <style:style style:name="T381" style:family="text">
      <style:text-properties officeooo:rsid="172faad3"/>
    </style:style>
    <style:style style:name="T382" style:family="text">
      <style:text-properties officeooo:rsid="173a76ff"/>
    </style:style>
    <style:style style:name="T383" style:family="text">
      <style:text-properties officeooo:rsid="1be4bd74"/>
    </style:style>
    <style:style style:name="T384" style:family="text">
      <style:text-properties officeooo:rsid="176cb349"/>
    </style:style>
    <style:style style:name="T385" style:family="text">
      <style:text-properties officeooo:rsid="177333f9"/>
    </style:style>
    <style:style style:name="T386" style:family="text">
      <style:text-properties officeooo:rsid="177977b7"/>
    </style:style>
    <style:style style:name="T387" style:family="text">
      <style:text-properties officeooo:rsid="17797c87"/>
    </style:style>
    <style:style style:name="T388" style:family="text">
      <style:text-properties officeooo:rsid="177d5b8e"/>
    </style:style>
    <style:style style:name="T389" style:family="text">
      <style:text-properties officeooo:rsid="17803e14"/>
    </style:style>
    <style:style style:name="T390" style:family="text">
      <style:text-properties officeooo:rsid="178c27f9"/>
    </style:style>
    <style:style style:name="T391" style:family="text">
      <style:text-properties officeooo:rsid="178de465"/>
    </style:style>
    <style:style style:name="T392" style:family="text">
      <style:text-properties officeooo:rsid="17925ac1"/>
    </style:style>
    <style:style style:name="T393" style:family="text">
      <style:text-properties officeooo:rsid="211081f6"/>
    </style:style>
    <style:style style:name="T394" style:family="text">
      <style:text-properties officeooo:rsid="210d8ae5"/>
    </style:style>
    <style:style style:name="T395" style:family="text">
      <style:text-properties officeooo:rsid="210ceec1"/>
    </style:style>
    <style:style style:name="T396" style:family="text">
      <style:text-properties officeooo:rsid="21207e0f"/>
    </style:style>
    <style:style style:name="T397" style:family="text">
      <style:text-properties officeooo:rsid="212f6403"/>
    </style:style>
    <style:style style:name="T398" style:family="text">
      <style:text-properties officeooo:rsid="21185469"/>
    </style:style>
    <style:style style:name="T399" style:family="text">
      <style:text-properties officeooo:rsid="2111f746"/>
    </style:style>
    <style:style style:name="T400" style:family="text">
      <style:text-properties officeooo:rsid="2116942b"/>
    </style:style>
    <style:style style:name="T401" style:family="text">
      <style:text-properties officeooo:rsid="210a360a"/>
    </style:style>
    <style:style style:name="T402" style:family="text">
      <style:text-properties officeooo:rsid="212c219f"/>
    </style:style>
    <style:style style:name="T403" style:family="text">
      <style:text-properties officeooo:rsid="212cc2f6"/>
    </style:style>
    <style:style style:name="T404" style:family="text">
      <style:text-properties officeooo:rsid="21234565"/>
    </style:style>
    <style:style style:name="T405" style:family="text">
      <style:text-properties officeooo:rsid="17b00c43"/>
    </style:style>
    <style:style style:name="T406" style:family="text">
      <style:text-properties officeooo:rsid="17b19a96"/>
    </style:style>
    <style:style style:name="T407" style:family="text">
      <style:text-properties officeooo:rsid="17b424d6"/>
    </style:style>
    <style:style style:name="T408" style:family="text">
      <style:text-properties officeooo:rsid="17b5d851"/>
    </style:style>
    <style:style style:name="T409" style:family="text">
      <style:text-properties officeooo:rsid="17b863ab"/>
    </style:style>
    <style:style style:name="T410" style:family="text">
      <style:text-properties officeooo:rsid="214228b8"/>
    </style:style>
    <style:style style:name="T411" style:family="text">
      <style:text-properties officeooo:rsid="17bd42c9"/>
    </style:style>
    <style:style style:name="T412" style:family="text">
      <style:text-properties officeooo:rsid="2139ead4"/>
    </style:style>
    <style:style style:name="T413" style:family="text">
      <style:text-properties officeooo:rsid="2175f8bf"/>
    </style:style>
    <style:style style:name="T414" style:family="text">
      <style:text-properties officeooo:rsid="217c05fd"/>
    </style:style>
    <style:style style:name="T415" style:family="text">
      <style:text-properties officeooo:rsid="2177f4c9"/>
    </style:style>
    <style:style style:name="T416" style:family="text">
      <style:text-properties officeooo:rsid="17c2106f"/>
    </style:style>
    <style:style style:name="T417" style:family="text">
      <style:text-properties officeooo:rsid="17d12001"/>
    </style:style>
    <style:style style:name="T418" style:family="text">
      <style:text-properties officeooo:rsid="17d5718d"/>
    </style:style>
    <style:style style:name="T419" style:family="text">
      <style:text-properties officeooo:rsid="17d5bc80"/>
    </style:style>
    <style:style style:name="T420" style:family="text">
      <style:text-properties officeooo:rsid="17d61f14"/>
    </style:style>
    <style:style style:name="T421" style:family="text">
      <style:text-properties officeooo:rsid="17ea8ea3"/>
    </style:style>
    <style:style style:name="T422" style:family="text">
      <style:text-properties officeooo:rsid="17ebf917"/>
    </style:style>
    <style:style style:name="T423" style:family="text">
      <style:text-properties officeooo:rsid="17edc9a5"/>
    </style:style>
    <style:style style:name="T424" style:family="text">
      <style:text-properties officeooo:rsid="17efa3a4"/>
    </style:style>
    <style:style style:name="T425" style:family="text">
      <style:text-properties officeooo:rsid="17f0640b"/>
    </style:style>
    <style:style style:name="T426" style:family="text">
      <style:text-properties officeooo:rsid="17f44909"/>
    </style:style>
    <style:style style:name="T427" style:family="text">
      <style:text-properties officeooo:rsid="17f556cd"/>
    </style:style>
    <style:style style:name="T428" style:family="text">
      <style:text-properties officeooo:rsid="17fb6904"/>
    </style:style>
    <style:style style:name="T429" style:family="text">
      <style:text-properties officeooo:rsid="17fcd74e"/>
    </style:style>
    <style:style style:name="T430" style:family="text">
      <style:text-properties officeooo:rsid="17fea490"/>
    </style:style>
    <style:style style:name="T431" style:family="text">
      <style:text-properties officeooo:rsid="1801f5f2"/>
    </style:style>
    <style:style style:name="T432" style:family="text">
      <style:text-properties officeooo:rsid="1803c5cd"/>
    </style:style>
    <style:style style:name="T433" style:family="text">
      <style:text-properties officeooo:rsid="18044bde"/>
    </style:style>
    <style:style style:name="T434" style:family="text">
      <style:text-properties officeooo:rsid="180a4a1c"/>
    </style:style>
    <style:style style:name="T435" style:family="text">
      <style:text-properties officeooo:rsid="180c38eb"/>
    </style:style>
    <style:style style:name="T436" style:family="text">
      <style:text-properties officeooo:rsid="180ccc68"/>
    </style:style>
    <style:style style:name="T437" style:family="text">
      <style:text-properties officeooo:rsid="180d08ee"/>
    </style:style>
    <style:style style:name="T438" style:family="text">
      <style:text-properties officeooo:rsid="180f8af2"/>
    </style:style>
    <style:style style:name="T439" style:family="text">
      <style:text-properties officeooo:rsid="180f9102"/>
    </style:style>
    <style:style style:name="T440" style:family="text">
      <style:text-properties officeooo:rsid="18134e41"/>
    </style:style>
    <style:style style:name="T441" style:family="text">
      <style:text-properties officeooo:rsid="1815075e"/>
    </style:style>
    <style:style style:name="T442" style:family="text">
      <style:text-properties officeooo:rsid="18150d29"/>
    </style:style>
    <style:style style:name="T443" style:family="text">
      <style:text-properties officeooo:rsid="18227db6"/>
    </style:style>
    <style:style style:name="T444" style:family="text">
      <style:text-properties officeooo:rsid="1827521a"/>
    </style:style>
    <style:style style:name="T445" style:family="text">
      <style:text-properties officeooo:rsid="182c037b"/>
    </style:style>
    <style:style style:name="T446" style:family="text">
      <style:text-properties officeooo:rsid="182d9f94"/>
    </style:style>
    <style:style style:name="T447" style:family="text">
      <style:text-properties officeooo:rsid="18328faf"/>
    </style:style>
    <style:style style:name="T448" style:family="text">
      <style:text-properties officeooo:rsid="18358283"/>
    </style:style>
    <style:style style:name="T449" style:family="text">
      <style:text-properties officeooo:rsid="18364151"/>
    </style:style>
    <style:style style:name="T450" style:family="text">
      <style:text-properties officeooo:rsid="183e0810"/>
    </style:style>
    <style:style style:name="T451" style:family="text">
      <style:text-properties officeooo:rsid="18552efa"/>
    </style:style>
    <style:style style:name="T452" style:family="text">
      <style:text-properties officeooo:rsid="185e187f"/>
    </style:style>
    <style:style style:name="T453" style:family="text">
      <style:text-properties officeooo:rsid="18653aaf"/>
    </style:style>
    <style:style style:name="T454" style:family="text">
      <style:text-properties officeooo:rsid="186614a5"/>
    </style:style>
    <style:style style:name="T455" style:family="text">
      <style:text-properties officeooo:rsid="186c159a"/>
    </style:style>
    <style:style style:name="T456" style:family="text">
      <style:text-properties officeooo:rsid="186fa75e"/>
    </style:style>
    <style:style style:name="T457" style:family="text">
      <style:text-properties officeooo:rsid="186fd9fa"/>
    </style:style>
    <style:style style:name="T458" style:family="text">
      <style:text-properties officeooo:rsid="1870aadb"/>
    </style:style>
    <style:style style:name="T459" style:family="text">
      <style:text-properties officeooo:rsid="1877b3ae"/>
    </style:style>
    <style:style style:name="T460" style:family="text">
      <style:text-properties officeooo:rsid="187968cf"/>
    </style:style>
    <style:style style:name="T461" style:family="text">
      <style:text-properties officeooo:rsid="1879d9ee"/>
    </style:style>
    <style:style style:name="T462" style:family="text">
      <style:text-properties officeooo:rsid="187b6b26"/>
    </style:style>
    <style:style style:name="T463" style:family="text">
      <style:text-properties officeooo:rsid="18859a18"/>
    </style:style>
    <style:style style:name="T464" style:family="text">
      <style:text-properties officeooo:rsid="14545d88"/>
    </style:style>
    <style:style style:name="T465" style:family="text">
      <style:text-properties officeooo:rsid="1453158d"/>
    </style:style>
    <style:style style:name="T466" style:family="text">
      <style:text-properties fo:font-weight="normal" style:font-weight-asian="normal" style:font-weight-complex="normal"/>
    </style:style>
    <style:style style:name="T467" style:family="text">
      <style:text-properties fo:font-weight="normal" officeooo:rsid="150899a3" style:font-weight-asian="normal" style:font-weight-complex="normal"/>
    </style:style>
    <style:style style:name="T468" style:family="text">
      <style:text-properties fo:font-weight="normal" officeooo:rsid="18859a18" style:font-weight-asian="normal" style:font-weight-complex="normal"/>
    </style:style>
    <style:style style:name="T469" style:family="text">
      <style:text-properties fo:font-weight="normal" officeooo:rsid="1886d615" style:font-weight-asian="normal" style:font-weight-complex="normal"/>
    </style:style>
    <style:style style:name="T470" style:family="text">
      <style:text-properties fo:font-weight="normal" officeooo:rsid="19865a9c" style:font-weight-asian="normal" style:font-weight-complex="normal"/>
    </style:style>
    <style:style style:name="T471" style:family="text">
      <style:text-properties fo:font-weight="normal" officeooo:rsid="19b8ec18" style:font-weight-asian="normal" style:font-weight-complex="normal"/>
    </style:style>
    <style:style style:name="T472" style:family="text">
      <style:text-properties officeooo:rsid="14585935"/>
    </style:style>
    <style:style style:name="T473" style:family="text">
      <style:text-properties officeooo:rsid="14d3e335"/>
    </style:style>
    <style:style style:name="T474" style:family="text">
      <style:text-properties officeooo:rsid="14d526cd"/>
    </style:style>
    <style:style style:name="T475" style:family="text">
      <style:text-properties officeooo:rsid="14d5b6a6"/>
    </style:style>
    <style:style style:name="T476" style:family="text">
      <style:text-properties officeooo:rsid="1886d615"/>
    </style:style>
    <style:style style:name="T477" style:family="text">
      <style:text-properties officeooo:rsid="188b13b1"/>
    </style:style>
    <style:style style:name="T478" style:family="text">
      <style:text-properties officeooo:rsid="188fb6ab"/>
    </style:style>
    <style:style style:name="T479" style:family="text">
      <style:text-properties officeooo:rsid="1894f800"/>
    </style:style>
    <style:style style:name="T480" style:family="text">
      <style:text-properties officeooo:rsid="1896ba30"/>
    </style:style>
    <style:style style:name="T481" style:family="text">
      <style:text-properties officeooo:rsid="189af24f"/>
    </style:style>
    <style:style style:name="T482" style:family="text">
      <style:text-properties officeooo:rsid="189b9bc1"/>
    </style:style>
    <style:style style:name="T483" style:family="text">
      <style:text-properties officeooo:rsid="189d04ff"/>
    </style:style>
    <style:style style:name="T484" style:family="text">
      <style:text-properties officeooo:rsid="189d6666"/>
    </style:style>
    <style:style style:name="T485" style:family="text">
      <style:text-properties officeooo:rsid="18a2a3be"/>
    </style:style>
    <style:style style:name="T486" style:family="text">
      <style:text-properties officeooo:rsid="18a52896"/>
    </style:style>
    <style:style style:name="T487" style:family="text">
      <style:text-properties officeooo:rsid="18a73f57"/>
    </style:style>
    <style:style style:name="T488" style:family="text">
      <style:text-properties officeooo:rsid="18b1f501"/>
    </style:style>
    <style:style style:name="T489" style:family="text">
      <style:text-properties officeooo:rsid="18c922bc"/>
    </style:style>
    <style:style style:name="T490" style:family="text">
      <style:text-properties officeooo:rsid="18c9e3ea"/>
    </style:style>
    <style:style style:name="T491" style:family="text">
      <style:text-properties officeooo:rsid="18cda4d1"/>
    </style:style>
    <style:style style:name="T492" style:family="text">
      <style:text-properties officeooo:rsid="18d62670"/>
    </style:style>
    <style:style style:name="T493" style:family="text">
      <style:text-properties officeooo:rsid="18e0ba59"/>
    </style:style>
    <style:style style:name="T494" style:family="text">
      <style:text-properties officeooo:rsid="18f44339"/>
    </style:style>
    <style:style style:name="T495" style:family="text">
      <style:text-properties officeooo:rsid="18fa2bc6"/>
    </style:style>
    <style:style style:name="T496" style:family="text">
      <style:text-properties officeooo:rsid="190285b5"/>
    </style:style>
    <style:style style:name="T497" style:family="text">
      <style:text-properties officeooo:rsid="1902e02a"/>
    </style:style>
    <style:style style:name="T498" style:family="text">
      <style:text-properties officeooo:rsid="1904c501"/>
    </style:style>
    <style:style style:name="T499" style:family="text">
      <style:text-properties officeooo:rsid="1907efe1"/>
    </style:style>
    <style:style style:name="T500" style:family="text">
      <style:text-properties officeooo:rsid="1909ebdf"/>
    </style:style>
    <style:style style:name="T501" style:family="text">
      <style:text-properties officeooo:rsid="1910153c"/>
    </style:style>
    <style:style style:name="T502" style:family="text">
      <style:text-properties officeooo:rsid="1913e74a"/>
    </style:style>
    <style:style style:name="T503" style:family="text">
      <style:text-properties officeooo:rsid="1916e5e1"/>
    </style:style>
    <style:style style:name="T504" style:family="text">
      <style:text-properties officeooo:rsid="1917cd36"/>
    </style:style>
    <style:style style:name="T505" style:family="text">
      <style:text-properties officeooo:rsid="191a9f9f"/>
    </style:style>
    <style:style style:name="T506" style:family="text">
      <style:text-properties officeooo:rsid="1920e4fe"/>
    </style:style>
    <style:style style:name="T507" style:family="text">
      <style:text-properties officeooo:rsid="1922ccbd"/>
    </style:style>
    <style:style style:name="T508" style:family="text">
      <style:text-properties officeooo:rsid="19239c11"/>
    </style:style>
    <style:style style:name="T509" style:family="text">
      <style:text-properties officeooo:rsid="192c5a1d"/>
    </style:style>
    <style:style style:name="T510" style:family="text">
      <style:text-properties officeooo:rsid="193061bf"/>
    </style:style>
    <style:style style:name="T511" style:family="text">
      <style:text-properties officeooo:rsid="193eb0c1"/>
    </style:style>
    <style:style style:name="T512" style:family="text">
      <style:text-properties officeooo:rsid="193f0656"/>
    </style:style>
    <style:style style:name="T513" style:family="text">
      <style:text-properties officeooo:rsid="1944421d"/>
    </style:style>
    <style:style style:name="T514" style:family="text">
      <style:text-properties officeooo:rsid="1946cf8b"/>
    </style:style>
    <style:style style:name="T515" style:family="text">
      <style:text-properties officeooo:rsid="19486f67"/>
    </style:style>
    <style:style style:name="T516" style:family="text">
      <style:text-properties officeooo:rsid="194950a2"/>
    </style:style>
    <style:style style:name="T517" style:family="text">
      <style:text-properties officeooo:rsid="194a32a0"/>
    </style:style>
    <style:style style:name="T518" style:family="text">
      <style:text-properties officeooo:rsid="194c1789"/>
    </style:style>
    <style:style style:name="T519" style:family="text">
      <style:text-properties officeooo:rsid="194c21df"/>
    </style:style>
    <style:style style:name="T520" style:family="text">
      <style:text-properties officeooo:rsid="19504b91"/>
    </style:style>
    <style:style style:name="T521" style:family="text">
      <style:text-properties officeooo:rsid="1954414a"/>
    </style:style>
    <style:style style:name="T522" style:family="text">
      <style:text-properties officeooo:rsid="196148fb"/>
    </style:style>
    <style:style style:name="T523" style:family="text">
      <style:text-properties officeooo:rsid="1969f6f2"/>
    </style:style>
    <style:style style:name="T524" style:family="text">
      <style:text-properties officeooo:rsid="196f42a4"/>
    </style:style>
    <style:style style:name="T525" style:family="text">
      <style:text-properties officeooo:rsid="1975c331"/>
    </style:style>
    <style:style style:name="T526" style:family="text">
      <style:text-properties officeooo:rsid="19783845"/>
    </style:style>
    <style:style style:name="T527" style:family="text">
      <style:text-properties officeooo:rsid="1985f518"/>
    </style:style>
    <style:style style:name="T528" style:family="text">
      <style:text-properties officeooo:rsid="19865a9c"/>
    </style:style>
    <style:style style:name="T529" style:family="text">
      <style:text-properties officeooo:rsid="0f37dbfd"/>
    </style:style>
    <style:style style:name="T530" style:family="text">
      <style:text-properties officeooo:rsid="199c13b2"/>
    </style:style>
    <style:style style:name="T531" style:family="text">
      <style:text-properties officeooo:rsid="19a7bfd0"/>
    </style:style>
    <style:style style:name="T532" style:family="text">
      <style:text-properties officeooo:rsid="19aa2411"/>
    </style:style>
    <style:style style:name="T533" style:family="text">
      <style:text-properties officeooo:rsid="19ac0280"/>
    </style:style>
    <style:style style:name="T534" style:family="text">
      <style:text-properties officeooo:rsid="19acbde7"/>
    </style:style>
    <style:style style:name="T535" style:family="text">
      <style:text-properties officeooo:rsid="19bcced2"/>
    </style:style>
    <style:style style:name="T536" style:family="text">
      <style:text-properties officeooo:rsid="19c45172"/>
    </style:style>
    <style:style style:name="T537" style:family="text">
      <style:text-properties fo:language="en" fo:country="US" officeooo:rsid="19c45172"/>
    </style:style>
    <style:style style:name="T538" style:family="text">
      <style:text-properties fo:language="en" fo:country="US" officeooo:rsid="19c60f03"/>
    </style:style>
    <style:style style:name="T539" style:family="text">
      <style:text-properties fo:language="en" fo:country="US" fo:font-style="normal" fo:font-weight="bold" officeooo:rsid="19c45172" style:font-style-asian="normal" style:font-weight-asian="bold" style:font-style-complex="normal" style:font-weight-complex="bold"/>
    </style:style>
    <style:style style:name="T540" style:family="text">
      <style:text-properties officeooo:rsid="19c60f03"/>
    </style:style>
    <style:style style:name="T541" style:family="text">
      <style:text-properties officeooo:rsid="19c75ed8"/>
    </style:style>
    <style:style style:name="T542" style:family="text">
      <style:text-properties officeooo:rsid="193637ad"/>
    </style:style>
    <style:style style:name="T543" style:family="text">
      <style:text-properties officeooo:rsid="19ce3e20"/>
    </style:style>
    <style:style style:name="T544" style:family="text">
      <style:text-properties officeooo:rsid="19cfd54e"/>
    </style:style>
    <style:style style:name="T545" style:family="text">
      <style:text-properties officeooo:rsid="19d10061"/>
    </style:style>
    <style:style style:name="T546" style:family="text">
      <style:text-properties officeooo:rsid="19d65e2e"/>
    </style:style>
    <style:style style:name="T547" style:family="text">
      <style:text-properties officeooo:rsid="19d74ffc"/>
    </style:style>
    <style:style style:name="T548" style:family="text">
      <style:text-properties officeooo:rsid="19db44db"/>
    </style:style>
    <style:style style:name="T549" style:family="text">
      <style:text-properties officeooo:rsid="19deae58"/>
    </style:style>
    <style:style style:name="T550" style:family="text">
      <style:text-properties officeooo:rsid="19e192e7"/>
    </style:style>
    <style:style style:name="T551" style:family="text">
      <style:text-properties officeooo:rsid="19e52a5d"/>
    </style:style>
    <style:style style:name="T552" style:family="text">
      <style:text-properties officeooo:rsid="19e73896"/>
    </style:style>
    <style:style style:name="T553" style:family="text">
      <style:text-properties officeooo:rsid="19f6de63"/>
    </style:style>
    <style:style style:name="T554" style:family="text">
      <style:text-properties officeooo:rsid="19f9fedf"/>
    </style:style>
    <style:style style:name="T555" style:family="text">
      <style:text-properties officeooo:rsid="19feed00"/>
    </style:style>
    <style:style style:name="T556" style:family="text">
      <style:text-properties officeooo:rsid="19ff1939"/>
    </style:style>
    <style:style style:name="T557" style:family="text">
      <style:text-properties officeooo:rsid="1a000f30"/>
    </style:style>
    <style:style style:name="T558" style:family="text">
      <style:text-properties officeooo:rsid="1a028e5e"/>
    </style:style>
    <style:style style:name="T559" style:family="text">
      <style:text-properties officeooo:rsid="1a044723"/>
    </style:style>
    <style:style style:name="T560" style:family="text">
      <style:text-properties officeooo:rsid="1a04d5c2"/>
    </style:style>
    <style:style style:name="T561" style:family="text">
      <style:text-properties officeooo:rsid="1a04f6fd"/>
    </style:style>
    <style:style style:name="T562" style:family="text">
      <style:text-properties officeooo:rsid="1a0500a5"/>
    </style:style>
    <style:style style:name="T563" style:family="text">
      <style:text-properties officeooo:rsid="1a06322f"/>
    </style:style>
    <style:style style:name="T564" style:family="text">
      <style:text-properties officeooo:rsid="1a09a364"/>
    </style:style>
    <style:style style:name="T565" style:family="text">
      <style:text-properties officeooo:rsid="1a0f9434"/>
    </style:style>
    <style:style style:name="T566" style:family="text">
      <style:text-properties officeooo:rsid="1a181538"/>
    </style:style>
    <style:style style:name="T567" style:family="text">
      <style:text-properties officeooo:rsid="1a19b5da"/>
    </style:style>
    <style:style style:name="T568" style:family="text">
      <style:text-properties officeooo:rsid="16b81fd2"/>
    </style:style>
    <style:style style:name="T569" style:family="text">
      <style:text-properties fo:color="#6482ff" fo:language="cs" fo:country="CZ"/>
    </style:style>
    <style:style style:name="T570" style:family="text">
      <style:text-properties fo:color="#6482ff" fo:language="cs" fo:country="CZ" officeooo:rsid="1a1cdfe0"/>
    </style:style>
    <style:style style:name="T571" style:family="text">
      <style:text-properties officeooo:rsid="1a269de7"/>
    </style:style>
    <style:style style:name="T572" style:family="text">
      <style:text-properties officeooo:rsid="1a29dc0b"/>
    </style:style>
    <style:style style:name="T573" style:family="text">
      <style:text-properties officeooo:rsid="1a2b313c"/>
    </style:style>
    <style:style style:name="T574" style:family="text">
      <style:text-properties officeooo:rsid="1a2c7dec"/>
    </style:style>
    <style:style style:name="T575" style:family="text">
      <style:text-properties officeooo:rsid="17731ea7"/>
    </style:style>
    <style:style style:name="T576" style:family="text">
      <style:text-properties officeooo:rsid="1a2d93a3"/>
    </style:style>
    <style:style style:name="T577" style:family="text">
      <style:text-properties officeooo:rsid="1a2f940a"/>
    </style:style>
    <style:style style:name="T578" style:family="text">
      <style:text-properties officeooo:rsid="1a336de8"/>
    </style:style>
    <style:style style:name="T579" style:family="text">
      <style:text-properties officeooo:rsid="1a33c9c6"/>
    </style:style>
    <style:style style:name="T580" style:family="text">
      <style:text-properties officeooo:rsid="1a33f4ea"/>
    </style:style>
    <style:style style:name="T581" style:family="text">
      <style:text-properties officeooo:rsid="1a38038c"/>
    </style:style>
    <style:style style:name="T582" style:family="text">
      <style:text-properties officeooo:rsid="1a39f754"/>
    </style:style>
    <style:style style:name="T583" style:family="text">
      <style:text-properties officeooo:rsid="1a3b6c3c"/>
    </style:style>
    <style:style style:name="T584" style:family="text">
      <style:text-properties officeooo:rsid="1a3e1b0a"/>
    </style:style>
    <style:style style:name="T585" style:family="text">
      <style:text-properties officeooo:rsid="1a2dc3d9"/>
    </style:style>
    <style:style style:name="T586" style:family="text">
      <style:text-properties officeooo:rsid="1a4594f8"/>
    </style:style>
    <style:style style:name="T587" style:family="text">
      <style:text-properties officeooo:rsid="18d09906"/>
    </style:style>
    <style:style style:name="T588" style:family="text">
      <style:text-properties officeooo:rsid="1a499580"/>
    </style:style>
    <style:style style:name="T589" style:family="text">
      <style:text-properties officeooo:rsid="1a4ae5d5"/>
    </style:style>
    <style:style style:name="T590" style:family="text">
      <style:text-properties officeooo:rsid="1a4c9a67"/>
    </style:style>
    <style:style style:name="T591" style:family="text">
      <style:text-properties officeooo:rsid="1a5155d7"/>
    </style:style>
    <style:style style:name="T592" style:family="text">
      <style:text-properties officeooo:rsid="1a5209d2"/>
    </style:style>
    <style:style style:name="T593" style:family="text">
      <style:text-properties officeooo:rsid="1a564d47"/>
    </style:style>
    <style:style style:name="T594" style:family="text">
      <style:text-properties officeooo:rsid="1a5c38f3"/>
    </style:style>
    <style:style style:name="T595" style:family="text">
      <style:text-properties officeooo:rsid="1a5cabcb"/>
    </style:style>
    <style:style style:name="T596" style:family="text">
      <style:text-properties officeooo:rsid="1a5ea8de"/>
    </style:style>
    <style:style style:name="T597" style:family="text">
      <style:text-properties officeooo:rsid="1a6834d3"/>
    </style:style>
    <style:style style:name="T598" style:family="text">
      <style:text-properties officeooo:rsid="1a6a9c2a"/>
    </style:style>
    <style:style style:name="T599" style:family="text">
      <style:text-properties officeooo:rsid="1a6c8101"/>
    </style:style>
    <style:style style:name="T600" style:family="text">
      <style:text-properties officeooo:rsid="1a6e7885"/>
    </style:style>
    <style:style style:name="T601" style:family="text">
      <style:text-properties officeooo:rsid="1a726f56"/>
    </style:style>
    <style:style style:name="T602" style:family="text">
      <style:text-properties officeooo:rsid="1a72ce3d"/>
    </style:style>
    <style:style style:name="T603" style:family="text">
      <style:text-properties officeooo:rsid="1a749a97"/>
    </style:style>
    <style:style style:name="T604" style:family="text">
      <style:text-properties officeooo:rsid="1a75bb67"/>
    </style:style>
    <style:style style:name="T605" style:family="text">
      <style:text-properties officeooo:rsid="1a773b06"/>
    </style:style>
    <style:style style:name="T606" style:family="text">
      <style:text-properties officeooo:rsid="1a790f43"/>
    </style:style>
    <style:style style:name="T607" style:family="text">
      <style:text-properties officeooo:rsid="1a8124c7"/>
    </style:style>
    <style:style style:name="T608" style:family="text">
      <style:text-properties officeooo:rsid="1a85a94d"/>
    </style:style>
    <style:style style:name="T609" style:family="text">
      <style:text-properties officeooo:rsid="0fc19037"/>
    </style:style>
    <style:style style:name="T610" style:family="text">
      <style:text-properties officeooo:rsid="1a893f4b"/>
    </style:style>
    <style:style style:name="T611" style:family="text">
      <style:text-properties officeooo:rsid="1a8c4d51"/>
    </style:style>
    <style:style style:name="T612" style:family="text">
      <style:text-properties officeooo:rsid="1a8cf515"/>
    </style:style>
    <style:style style:name="T613" style:family="text">
      <style:text-properties officeooo:rsid="1a8e51fa"/>
    </style:style>
    <style:style style:name="T614" style:family="text">
      <style:text-properties officeooo:rsid="1a903563"/>
    </style:style>
    <style:style style:name="T615" style:family="text">
      <style:text-properties officeooo:rsid="1a924b27"/>
    </style:style>
    <style:style style:name="T616" style:family="text">
      <style:text-properties officeooo:rsid="1a97144e"/>
    </style:style>
    <style:style style:name="T617" style:family="text">
      <style:text-properties officeooo:rsid="1a98bb1c"/>
    </style:style>
    <style:style style:name="T618" style:family="text">
      <style:text-properties officeooo:rsid="1a9a4b6c"/>
    </style:style>
    <style:style style:name="T619" style:family="text">
      <style:text-properties officeooo:rsid="1a9aa22f"/>
    </style:style>
    <style:style style:name="T620" style:family="text">
      <style:text-properties officeooo:rsid="1a9e359f"/>
    </style:style>
    <style:style style:name="T621" style:family="text">
      <style:text-properties officeooo:rsid="1aa12a80"/>
    </style:style>
    <style:style style:name="T622" style:family="text">
      <style:text-properties officeooo:rsid="1aa261ba"/>
    </style:style>
    <style:style style:name="T623" style:family="text">
      <style:text-properties officeooo:rsid="1aa28dc4"/>
    </style:style>
    <style:style style:name="T624" style:family="text">
      <style:text-properties officeooo:rsid="1aa77037"/>
    </style:style>
    <style:style style:name="T625" style:family="text">
      <style:text-properties officeooo:rsid="1aae1c93"/>
    </style:style>
    <style:style style:name="T626" style:family="text">
      <style:text-properties officeooo:rsid="1ab00e25"/>
    </style:style>
    <style:style style:name="T627" style:family="text">
      <style:text-properties officeooo:rsid="1abad9a5"/>
    </style:style>
    <style:style style:name="T628" style:family="text">
      <style:text-properties officeooo:rsid="1abba150"/>
    </style:style>
    <style:style style:name="T629" style:family="text">
      <style:text-properties officeooo:rsid="1abc08d4"/>
    </style:style>
    <style:style style:name="T630" style:family="text">
      <style:text-properties officeooo:rsid="1abca89e"/>
    </style:style>
    <style:style style:name="T631" style:family="text">
      <style:text-properties officeooo:rsid="1abf290e"/>
    </style:style>
    <style:style style:name="T632" style:family="text">
      <style:text-properties officeooo:rsid="1ac04dff"/>
    </style:style>
    <style:style style:name="T633" style:family="text">
      <style:text-properties officeooo:rsid="1ac0b799"/>
    </style:style>
    <style:style style:name="T634" style:family="text">
      <style:text-properties officeooo:rsid="1ac1f010"/>
    </style:style>
    <style:style style:name="T635" style:family="text">
      <style:text-properties officeooo:rsid="14ea2b82"/>
    </style:style>
    <style:style style:name="T636" style:family="text">
      <style:text-properties officeooo:rsid="17c4e1f7"/>
    </style:style>
    <style:style style:name="T637" style:family="text">
      <style:text-properties officeooo:rsid="1ac54bc5"/>
    </style:style>
    <style:style style:name="T638" style:family="text">
      <style:text-properties officeooo:rsid="1ac6f16f"/>
    </style:style>
    <style:style style:name="T639" style:family="text">
      <style:text-properties officeooo:rsid="1ac8ae52"/>
    </style:style>
    <style:style style:name="T640" style:family="text">
      <style:text-properties officeooo:rsid="1aca85a4"/>
    </style:style>
    <style:style style:name="T641" style:family="text">
      <style:text-properties officeooo:rsid="1acb326a"/>
    </style:style>
    <style:style style:name="T642"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5"/>
      <text:p text:style-name="P19"/>
      <text:p text:style-name="Text_20_body"/>
      <text:p text:style-name="Text_20_body"/>
      <text:p text:style-name="P157">Dakara</text:p>
      <text:p text:style-name="P153"/>
      <text:p text:style-name="P153"/>
      <text:p text:style-name="P158">dungeoncrawl</text:p>
      <text:p text:style-name="P154"/>
      <text:p text:style-name="P154"/>
      <text:p text:style-name="P154"/>
      <text:p text:style-name="P154"/>
      <text:p text:style-name="P154"/>
      <text:p text:style-name="P154"/>
      <text:p text:style-name="P154"/>
      <text:p text:style-name="P155">Společenská hra na prožívání příběhů</text:p>
      <text:p text:style-name="P155"/>
      <text:p text:style-name="P156"/>
      <text:p text:style-name="P3">Michal Světlý</text:p>
      <text:p text:style-name="P1"/>
      <text:p text:style-name="P160"/>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74"><text:a xlink:type="simple" xlink:href="#__RefHeading___Toc2946_901242990" text:style-name="Internet_20_link" text:visited-style-name="Internet_20_link">TODO:</text:a><text:tab/>4</text:p>
          <text:p text:style-name="P174"><text:a xlink:type="simple" xlink:href="#__RefHeading___Toc1631_1817222415" text:style-name="Internet_20_link" text:visited-style-name="Internet_20_link">Úvod</text:a><text:tab/>5</text:p>
          <text:p text:style-name="P176"><text:a xlink:type="simple" xlink:href="#__RefHeading___Toc4217_4129273621" text:style-name="Internet_20_link" text:visited-style-name="Internet_20_link">O světě</text:a><text:tab/>5</text:p>
          <text:p text:style-name="P176"><text:a xlink:type="simple" xlink:href="#__RefHeading___Toc1575_1936223890" text:style-name="Internet_20_link" text:visited-style-name="Internet_20_link">Výprava do Divočiny</text:a><text:tab/>6</text:p>
          <text:p text:style-name="P176"><text:a xlink:type="simple" xlink:href="#__RefHeading___Toc4219_4129273621" text:style-name="Internet_20_link" text:visited-style-name="Internet_20_link">Pán jeskyně a hráči postav</text:a><text:tab/>6</text:p>
          <text:p text:style-name="P176"><text:a xlink:type="simple" xlink:href="#__RefHeading___Toc4221_4129273621" text:style-name="Internet_20_link" text:visited-style-name="Internet_20_link">Příklad hry</text:a><text:tab/>6</text:p>
          <text:p text:style-name="P176"><text:a xlink:type="simple" xlink:href="#__RefHeading___Toc4223_4129273621" text:style-name="Internet_20_link" text:visited-style-name="Internet_20_link">Cíl hry</text:a><text:tab/>7</text:p>
          <text:p text:style-name="P174"><text:a xlink:type="simple" xlink:href="#__RefHeading___Toc2643_120643391" text:style-name="Internet_20_link" text:visited-style-name="Internet_20_link">Tvorba postavy</text:a><text:tab/>8</text:p>
          <text:p text:style-name="P176"><text:a xlink:type="simple" xlink:href="#__RefHeading___Toc4225_4129273621" text:style-name="Internet_20_link" text:visited-style-name="Internet_20_link">Rasa</text:a><text:tab/>8</text:p>
          <text:p text:style-name="P176"><text:a xlink:type="simple" xlink:href="#__RefHeading___Toc4227_4129273621" text:style-name="Internet_20_link" text:visited-style-name="Internet_20_link">Minulost</text:a><text:tab/>9</text:p>
          <text:p text:style-name="P176"><text:a xlink:type="simple" xlink:href="#__RefHeading___Toc4229_4129273621" text:style-name="Internet_20_link" text:visited-style-name="Internet_20_link">Jméno</text:a><text:tab/>10</text:p>
          <text:p text:style-name="P176"><text:a xlink:type="simple" xlink:href="#__RefHeading___Toc4231_4129273621" text:style-name="Internet_20_link" text:visited-style-name="Internet_20_link">Vlastnosti</text:a><text:tab/>10</text:p>
          <text:p text:style-name="P174"><text:a xlink:type="simple" xlink:href="#__RefHeading___Toc4233_4129273621" text:style-name="Internet_20_link" text:visited-style-name="Internet_20_link">Hraní za postavu</text:a><text:tab/>12</text:p>
          <text:p text:style-name="P176"><text:a xlink:type="simple" xlink:href="#__RefHeading___Toc4235_4129273621" text:style-name="Internet_20_link" text:visited-style-name="Internet_20_link">Spolupracujte</text:a><text:tab/>12</text:p>
          <text:p text:style-name="P176"><text:a xlink:type="simple" xlink:href="#__RefHeading___Toc4237_4129273621" text:style-name="Internet_20_link" text:visited-style-name="Internet_20_link">Hraní rozhovorů</text:a><text:tab/>13</text:p>
          <text:p text:style-name="P176"><text:a xlink:type="simple" xlink:href="#__RefHeading___Toc10367_38474947" text:style-name="Internet_20_link" text:visited-style-name="Internet_20_link">Překonávání překážek</text:a><text:tab/>13</text:p>
          <text:p text:style-name="P176"><text:a xlink:type="simple" xlink:href="#__RefHeading___Toc4239_4129273621" text:style-name="Internet_20_link" text:visited-style-name="Internet_20_link">Prohledávání</text:a><text:tab/>15</text:p>
          <text:p text:style-name="P176"><text:a xlink:type="simple" xlink:href="#__RefHeading___Toc4241_4129273621" text:style-name="Internet_20_link" text:visited-style-name="Internet_20_link">Nedorozumění s Pánem jeskyně</text:a><text:tab/>19</text:p>
          <text:p text:style-name="P174"><text:a xlink:type="simple" xlink:href="#__RefHeading___Toc1599_1936223890" text:style-name="Internet_20_link" text:visited-style-name="Internet_20_link">Boj a jiná nebezpečí</text:a><text:tab/>21</text:p>
          <text:p text:style-name="P176"><text:a xlink:type="simple" xlink:href="#__RefHeading___Toc4243_4129273621" text:style-name="Internet_20_link" text:visited-style-name="Internet_20_link">Příklad boje</text:a><text:tab/>21</text:p>
          <text:p text:style-name="P176"><text:a xlink:type="simple" xlink:href="#__RefHeading___Toc2523_690236890" text:style-name="Internet_20_link" text:visited-style-name="Internet_20_link">Popis situace</text:a><text:tab/>23</text:p>
          <text:p text:style-name="P176"><text:a xlink:type="simple" xlink:href="#__RefHeading___Toc4245_4129273621" text:style-name="Internet_20_link" text:visited-style-name="Internet_20_link">Kola</text:a><text:tab/>23</text:p>
          <text:p text:style-name="P176"><text:a xlink:type="simple" xlink:href="#__RefHeading___Toc2525_690236890" text:style-name="Internet_20_link" text:visited-style-name="Internet_20_link">Záměry</text:a><text:tab/>24</text:p>
          <text:p text:style-name="P176"><text:a xlink:type="simple" xlink:href="#__RefHeading___Toc10371_38474947" text:style-name="Internet_20_link" text:visited-style-name="Internet_20_link">Akce</text:a><text:tab/>25</text:p>
          <text:p text:style-name="P176"><text:a xlink:type="simple" xlink:href="#__RefHeading___Toc4247_4129273621" text:style-name="Internet_20_link" text:visited-style-name="Internet_20_link">Pohyb a vzdálenost</text:a><text:tab/>34</text:p>
          <text:p text:style-name="P176"><text:a xlink:type="simple" xlink:href="#__RefHeading___Toc4249_4129273621" text:style-name="Internet_20_link" text:visited-style-name="Internet_20_link">Střelba</text:a><text:tab/>34</text:p>
          <text:p text:style-name="P176"><text:a xlink:type="simple" xlink:href="#__RefHeading___Toc4414_445933958" text:style-name="Internet_20_link" text:visited-style-name="Internet_20_link">Bojová a obranná čísla</text:a><text:tab/>35</text:p>
          <text:p text:style-name="P176"><text:a xlink:type="simple" xlink:href="#__RefHeading___Toc2531_690236890" text:style-name="Internet_20_link" text:visited-style-name="Internet_20_link">Parametry zbraní a štítů</text:a><text:tab/>36</text:p>
          <text:p text:style-name="P176"><text:a xlink:type="simple" xlink:href="#__RefHeading___Toc4416_445933958" text:style-name="Internet_20_link" text:visited-style-name="Internet_20_link">Kondice</text:a><text:tab/>37</text:p>
          <text:p text:style-name="P176"><text:a xlink:type="simple" xlink:href="#__RefHeading___Toc4418_445933958" text:style-name="Internet_20_link" text:visited-style-name="Internet_20_link">Boj s nestvůrami</text:a><text:tab/>37</text:p>
          <text:p text:style-name="P176"><text:a xlink:type="simple" xlink:href="#__RefHeading___Toc4251_4129273621" text:style-name="Internet_20_link" text:visited-style-name="Internet_20_link">Kostky zranění</text:a><text:tab/>41</text:p>
          <text:p text:style-name="P176"><text:a xlink:type="simple" xlink:href="#__RefHeading___Toc10373_38474947" text:style-name="Internet_20_link" text:visited-style-name="Internet_20_link">Druhy zranění</text:a><text:tab/>42</text:p>
          <text:p text:style-name="P176"><text:a xlink:type="simple" xlink:href="#__RefHeading___Toc9078_2234690082" text:style-name="Internet_20_link" text:visited-style-name="Internet_20_link">Zranění pádem</text:a><text:tab/>46</text:p>
          <text:p text:style-name="P176"><text:a xlink:type="simple" xlink:href="#__RefHeading___Toc4253_4129273621" text:style-name="Internet_20_link" text:visited-style-name="Internet_20_link">Výhody a nevýhody</text:a><text:tab/>46</text:p>
          <text:p text:style-name="P174"><text:a xlink:type="simple" xlink:href="#__RefHeading___Toc1609_1936223890" text:style-name="Internet_20_link" text:visited-style-name="Internet_20_link">Zranění, vyřazení a smrt</text:a><text:tab/>48</text:p>
          <text:p text:style-name="P176"><text:a xlink:type="simple" xlink:href="#__RefHeading___Toc4420_445933958" text:style-name="Internet_20_link" text:visited-style-name="Internet_20_link">Vyřazení a bezvědomí</text:a><text:tab/>49</text:p>
          <text:p text:style-name="P176"><text:a xlink:type="simple" xlink:href="#__RefHeading___Toc3092_3000536483" text:style-name="Internet_20_link" text:visited-style-name="Internet_20_link">Okamžitá smrt</text:a><text:tab/>50</text:p>
          <text:p text:style-name="P176"><text:a xlink:type="simple" xlink:href="#__RefHeading___Toc1617_1936223890" text:style-name="Internet_20_link" text:visited-style-name="Internet_20_link">Hod na přežití</text:a><text:tab/>50</text:p>
          <text:p text:style-name="P176"><text:a xlink:type="simple" xlink:href="#__RefHeading___Toc3094_3000536483" text:style-name="Internet_20_link" text:visited-style-name="Internet_20_link">Ošetření zranění</text:a><text:tab/>51</text:p>
          <text:p text:style-name="P176"><text:soft-page-break/><text:a xlink:type="simple" xlink:href="#__RefHeading___Toc2693_920690617" text:style-name="Internet_20_link" text:visited-style-name="Internet_20_link">Léčení zranění</text:a><text:tab/>51</text:p>
          <text:p text:style-name="P176"><text:a xlink:type="simple" xlink:href="#__RefHeading___Toc2695_920690617" text:style-name="Internet_20_link" text:visited-style-name="Internet_20_link">Magická léčba</text:a><text:tab/>52</text:p>
          <text:p text:style-name="P174"><text:a xlink:type="simple" xlink:href="#__RefHeading___Toc1631_1936223890" text:style-name="Internet_20_link" text:visited-style-name="Internet_20_link">Pasti</text:a><text:tab/>53</text:p>
          <text:p text:style-name="P176"><text:a xlink:type="simple" xlink:href="#__RefHeading___Toc6147_680752183" text:style-name="Internet_20_link" text:visited-style-name="Internet_20_link">Nápadnost pasti</text:a><text:tab/>53</text:p>
          <text:p text:style-name="P176"><text:a xlink:type="simple" xlink:href="#__RefHeading___Toc1633_1936223890" text:style-name="Internet_20_link" text:visited-style-name="Internet_20_link">Účinek pasti</text:a><text:tab/>53</text:p>
          <text:p text:style-name="P176"><text:a xlink:type="simple" xlink:href="#__RefHeading___Toc1635_1936223890" text:style-name="Internet_20_link" text:visited-style-name="Internet_20_link">Líčení pastí</text:a><text:tab/>54</text:p>
          <text:p text:style-name="P174"><text:a xlink:type="simple" xlink:href="#__RefHeading___Toc6149_680752183" text:style-name="Internet_20_link" text:visited-style-name="Internet_20_link">Magie</text:a><text:tab/>55</text:p>
          <text:p text:style-name="P176"><text:a xlink:type="simple" xlink:href="#__RefHeading___Toc6151_680752183" text:style-name="Internet_20_link" text:visited-style-name="Internet_20_link">Připoutání magického předmětu</text:a><text:tab/>56</text:p>
          <text:p text:style-name="P176"><text:a xlink:type="simple" xlink:href="#__RefHeading___Toc6153_680752183" text:style-name="Internet_20_link" text:visited-style-name="Internet_20_link">Kouzla</text:a><text:tab/>57</text:p>
          <text:p text:style-name="P176"><text:a xlink:type="simple" xlink:href="#__RefHeading___Toc6155_680752183" text:style-name="Internet_20_link" text:visited-style-name="Internet_20_link">Rituály</text:a><text:tab/>59</text:p>
          <text:p text:style-name="P176"><text:a xlink:type="simple" xlink:href="#__RefHeading___Toc4422_445933958" text:style-name="Internet_20_link" text:visited-style-name="Internet_20_link">Soustředění</text:a><text:tab/>60</text:p>
          <text:p text:style-name="P174"><text:a xlink:type="simple" xlink:href="#__RefHeading___Toc1637_1936223890" text:style-name="Internet_20_link" text:visited-style-name="Internet_20_link">Úrovně</text:a><text:tab/>61</text:p>
          <text:p text:style-name="P176"><text:a xlink:type="simple" xlink:href="#__RefHeading___Toc1639_1936223890" text:style-name="Internet_20_link" text:visited-style-name="Internet_20_link">Postup na vyšší úroveň</text:a><text:tab/>61</text:p>
          <text:p text:style-name="P174"><text:a xlink:type="simple" xlink:href="#__RefHeading___Toc3098_3000536483" text:style-name="Internet_20_link" text:visited-style-name="Internet_20_link">Vedení hry</text:a><text:tab/>62</text:p>
          <text:p text:style-name="P176"><text:a xlink:type="simple" xlink:href="#__RefHeading___Toc10375_38474947" text:style-name="Internet_20_link" text:visited-style-name="Internet_20_link">Smrt hráčské postavy</text:a><text:tab/>62</text:p>
          <text:p text:style-name="P176"><text:a xlink:type="simple" xlink:href="#__RefHeading___Toc10377_38474947" text:style-name="Internet_20_link" text:visited-style-name="Internet_20_link">Překonávání překážek</text:a><text:tab/>64</text:p>
          <text:p text:style-name="P176"><text:a xlink:type="simple" xlink:href="#__RefHeading___Toc3100_3000536483" text:style-name="Internet_20_link" text:visited-style-name="Internet_20_link">Když na něco nejsou pravidla</text:a><text:tab/>67</text:p>
          <text:p text:style-name="P176"><text:a xlink:type="simple" xlink:href="#__RefHeading___Toc10379_38474947" text:style-name="Internet_20_link" text:visited-style-name="Internet_20_link">Podporuj nápady hráčů, ale usměrňuj je</text:a><text:tab/>68</text:p>
          <text:p text:style-name="P176"><text:a xlink:type="simple" xlink:href="#__RefHeading___Toc10381_38474947" text:style-name="Internet_20_link" text:visited-style-name="Internet_20_link">Příručky s dobrodružstvím</text:a><text:tab/>69</text:p>
          <text:p text:style-name="P176"><text:a xlink:type="simple" xlink:href="#__RefHeading___Toc10383_38474947" text:style-name="Internet_20_link" text:visited-style-name="Internet_20_link">Jak používat karty</text:a><text:tab/>71</text:p>
          <text:p text:style-name="P176"><text:a xlink:type="simple" xlink:href="#__RefHeading___Toc10385_38474947" text:style-name="Internet_20_link" text:visited-style-name="Internet_20_link">Hraní za protivníky</text:a><text:tab/>72</text:p>
          <text:p text:style-name="P176"><text:a xlink:type="simple" xlink:href="#__RefHeading___Toc3102_3000536483" text:style-name="Internet_20_link" text:visited-style-name="Internet_20_link">Rady pro Pána jeskyně</text:a><text:tab/>73</text:p>
        </text:index-body>
      </text:table-of-content>
      <text:p text:style-name="P159"/>
      <text:p text:style-name="P4"/>
      <text:p text:style-name="P2">Verze 0.<text:span text:style-name="T258">0.35</text:span></text:p>
      <text:p text:style-name="P159">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44" text:outline-level="1"><text:bookmark-start text:name="__RefHeading___Toc2946_901242990"/>TODO:<text:bookmark-end text:name="__RefHeading___Toc2946_901242990"/></text:h>
      <text:list xml:id="list2477999130" text:style-name="L1">
        <text:list-item>
          <text:p text:style-name="P246"><text:span text:style-name="T585">TODO: Vysvětlit Fictional Positioning.</text:span></text:p>
        </text:list-item>
        <text:list-item>
          <text:p text:style-name="P486">TODO: Propadlové pasti by měly mít relativně nízkej útok a vysoké zranění (aby se šlo zachytit za okraj a nespadnout do ní, ale pád byl smrtelný).</text:p>
        </text:list-item>
      </text:list>
      <text:h text:style-name="P240" text:outline-level="1"><text:bookmark-start text:name="__RefHeading___Toc1631_1817222415"/>Úvod<text:bookmark-end text:name="__RefHeading___Toc1631_1817222415"/></text:h>
      <text:p text:style-name="Text_20_Body_20_Full_20_Page">Vítej, <text:span text:style-name="T463">dobrodruhu</text:span>!</text:p>
      <text:p text:style-name="P105"><text:span text:style-name="T464">Před sebou máš pravidla pro</text:span> <text:span text:style-name="T465">hru</text:span> <text:span text:style-name="T466">Dakara</text:span><text:span text:style-name="T467">:</text:span><text:span text:style-name="T466"> </text:span><text:span text:style-name="T467">dungeoncrawl</text:span>. <text:span text:style-name="T472">Kromě této příručky potřebuješ ještě:</text:span></text:p>
      <text:list xml:id="list2568939304" text:style-name="L2">
        <text:list-item>
          <text:p text:style-name="P247">2-5 spoluhráčů.</text:p>
        </text:list-item>
      </text:list>
      <text:list xml:id="list439180484" text:style-name="L3">
        <text:list-item>
          <text:p text:style-name="P248"><text:span text:style-name="T476">Modul s dobrodružstvím – s</text:span><text:span text:style-name="T468">tačí jed</text:span><text:span text:style-name="T469">en</text:span><text:span text:style-name="T468"> do skupiny. Číst by j</text:span><text:span text:style-name="T469">ej</text:span><text:span text:style-name="T468"> měl jen ten z vás, kdo hru povede.</text:span></text:p>
        </text:list-item>
        <text:list-item>
          <text:p text:style-name="P249"><text:span text:style-name="T473">Šestistěnné k</text:span>ostky.</text:p>
          <text:list>
            <text:list-item>
              <text:p text:style-name="P250">V⁠ zásadě stačí i⁠ jedna, ale pohodlnější je, když má každý hráč šest vlastních (při sesílání kouzel se hází až šesti kostkam<text:span text:style-name="T474">i</text:span> najednou).</text:p>
            </text:list-item>
          </text:list>
        </text:list-item>
        <text:list-item>
          <text:p text:style-name="P251"><text:span text:style-name="T475">Papír na</text:span> poznámky a⁠ něco na psaní <text:span text:style-name="T475">nebo nějaký elektronický ekvivalent.</text:span></text:p>
        </text:list-item>
      </text:list>
      <text:h text:style-name="Heading_20_2" text:outline-level="2"><text:bookmark-start text:name="__RefHeading___Toc4217_4129273621"/>O světě<text:bookmark-end text:name="__RefHeading___Toc4217_4129273621"/></text:h>
      <text:p text:style-name="P49">V dávných dobách proti sobě bojoval<text:span text:style-name="T427">i elfové</text:span> a trpaslí<text:span text:style-name="T427">ci </text:span>na straně Řádu proti orkům, trollům a goblinům na straně Chaosu. Tyto starobylé <text:span text:style-name="T427">říše</text:span> stavěly velkolepá města a pevnosti a znaly mocnou magii.<text:line-break/><text:tab/><text:span text:style-name="T426">J</text:span>ejich ruiny pohltila Divočina, do které jen pomalu pronikají výspy nové civilizace. <text:span text:style-name="T425">E</text:span>lf<text:span text:style-name="T425">ové</text:span> a trpaslí<text:span text:style-name="T425">ci</text:span> ztratili své slavné dědictví a žijí v lidských městech, případně stranou v odlehlých oblastech. Říká se ale, že hluboko v Divočině stále přežívají pozůstatky dávných měst a říší.</text:p>
      <text:h text:style-name="Heading_20_2" text:outline-level="2"><text:bookmark-start text:name="__RefHeading___Toc1575_1936223890"/><text:soft-page-break/>Výprava do Divočiny<text:bookmark-end text:name="__RefHeading___Toc1575_1936223890"/></text:h>
      <text:p text:style-name="P14">Před časem se ti zdál podivný sen. Nevíš už, co se v něm přesně dělo, pamatuješ si <text:span text:style-name="T429">však</text:span> nevýslovně krásný, zářící krystal. <text:span text:style-name="T430">Být u něj tě naplňovalo</text:span> <text:span text:style-name="T431">příjemnou</text:span>, <text:span text:style-name="T431">hřejivou</text:span> energií. <text:span text:style-name="T428">Natáhl jsi ruku, aby ses jej dotknul – v tom ses ale probudil.</text:span></text:p>
      <text:p text:style-name="P96"><text:span text:style-name="T431">Od té doby se ti stejný sen zdál každou noc. </text:span>Když ses o tom zmínil svým přátelům, zjistil jsi, že <text:span text:style-name="T433">se jim to děje také</text:span>. <text:span text:style-name="T432">Nemluvili jste pomalu o ničem jiném, záhadný krystal upoutal veškerou vaši pozornost.<text:line-break/><text:tab/>Potom se něco změnilo. Bylo to asi jako když hledáš Slunce se zavřenýma očima. Sice ho přesně nevidíš, ale když se otočíš kolem dokola, tak poznáš, odkud svítí. Tví přátelé to pocítili také a na směru jste se všichni shodli.<text:line-break/><text:tab/></text:span>Nakonec jste se rozhodli opustit své mrzké živobytí a vypravit se tam, kam vás <text:span text:style-name="T435">krystal </text:span>táhne: <text:span text:style-name="T434">D</text:span>o drsné a nebezpečné Divočiny skrývající dávno zapomenuté poklady a tajemství.</text:p>
      <text:h text:style-name="P197" text:outline-level="2"><text:bookmark-start text:name="__RefHeading___Toc4219_4129273621"/><text:span text:style-name="T451">Pán jeskyně a h</text:span>ráči postav<text:bookmark-end text:name="__RefHeading___Toc4219_4129273621"/></text:h>
      <text:p text:style-name="P101">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198" text:outline-level="2"><text:bookmark-start text:name="__RefHeading___Toc4221_4129273621"/>Příklad hry<text:bookmark-end text:name="__RefHeading___Toc4221_4129273621"/></text:h>
      <text:p text:style-name="P106">Když bys chvíli sledoval rozehranou hru, slyšel bys <text:span text:style-name="T490">nejspíš</text:span> něco takového:</text:p>
      <text:p text:style-name="P171"><text:span text:style-name="Emphasis"><text:span text:style-name="T187">Hráč:</text:span></text:span><text:span text:style-name="T74"> "Prohledávám místnost."</text:span></text:p>
      <text:p text:style-name="P172"><text:span text:style-name="Emphasis"><text:span text:style-name="T48">Pán jeskyně:</text:span></text:span><text:span text:style-name="T74"> "Je tu stůl a židle, na stěně visí obraz."</text:span></text:p>
      <text:p text:style-name="P171"><text:soft-page-break/><text:span text:style-name="Emphasis"><text:span text:style-name="T187">Hráč:</text:span></text:span><text:span text:style-name="T74"> "Prohlídnu si stůl. Mrknu i pod něj, jestli zespodu není něco přilepen</text:span><text:span text:style-name="T112">ý</text:span><text:span text:style-name="T74">ho."</text:span></text:p>
      <text:p text:style-name="P172"><text:span text:style-name="Emphasis"><text:span text:style-name="T48">Pán jeskyně:</text:span></text:span><text:span text:style-name="T74"> "Stůl má zabudovan</text:span><text:span text:style-name="T112">ej</text:span><text:span text:style-name="T74"> šuplík.</text:span></text:p>
      <text:p text:style-name="P171"><text:span text:style-name="Emphasis"><text:span text:style-name="T187">Hráč:</text:span></text:span><text:span text:style-name="T74"> „</text:span><text:span text:style-name="T113">Jde otevřít?</text:span><text:span text:style-name="T74">“</text:span></text:p>
      <text:p text:style-name="P173"><text:span text:style-name="T50">Pán jeskyně:</text:span><text:span text:style-name="T450"> „Nejde, zřejmě j</text:span>e zamčen<text:span text:style-name="T477">ej</text:span>.“</text:p>
      <text:p text:style-name="P171"><text:span text:style-name="Emphasis"><text:span text:style-name="T187">Hráč:</text:span></text:span><text:span text:style-name="T74"> "Pořádně si posvítím a zkontroluju, jestli tam není nějaká past."</text:span></text:p>
      <text:p text:style-name="P172"><text:span text:style-name="Emphasis"><text:span text:style-name="T48">Pán jeskyně:</text:span></text:span><text:span text:style-name="T74"> "Vedle zámku jsi našel malou dírku. Vešla by se do ní tak akorát jehla, nebo možná malá šipka."</text:span></text:p>
      <text:p text:style-name="P171"><text:span text:style-name="Emphasis"><text:span text:style-name="T187">Hráč:</text:span></text:span><text:span text:style-name="T74"> "Půjde ten zámek vypáčit dýkou?"</text:span></text:p>
      <text:p text:style-name="P172"><text:span text:style-name="Emphasis"><text:span text:style-name="T48">Pán jeskyně:</text:span></text:span><text:span text:style-name="T74"> "Chvíli to asi zabere, ale ten šuplík je dřevěnej, takže určitě </text:span><text:span text:style-name="T114">půjde</text:span><text:span text:style-name="T74">. Chceš to udělat?"</text:span></text:p>
      <text:p text:style-name="P171"><text:span text:style-name="Emphasis"><text:span text:style-name="T187">Hráč:</text:span></text:span><text:span text:style-name="T74"> "Jo, pustím se do toho. Dám si při tom pozor, abych nestál před tou dírkou, ani před ni nestrkal ruce."</text:span></text:p>
      <text:p text:style-name="P172"><text:span text:style-name="Emphasis"><text:span text:style-name="T48">Pán jeskyně:</text:span></text:span><text:span text:style-name="T74"> "Po chvíli zápolení jsi zámek vylomil. Opravdu to byla jehlicová past, v pohodě ses jí ale vyhnul. </text:span><text:span text:style-name="T115">V</text:span><text:span text:style-name="T74"> šuplíku jsou nějak</text:span><text:span text:style-name="T112">ý</text:span><text:span text:style-name="T74"> papíry a mal</text:span><text:span text:style-name="T112">ej</text:span><text:span text:style-name="T74"> měšec."</text:span></text:p>
      <text:h text:style-name="P199" text:outline-level="2"><text:bookmark-start text:name="__RefHeading___Toc4223_4129273621"/>Cíl hry<text:bookmark-end text:name="__RefHeading___Toc4223_4129273621"/></text:h>
      <text:p text:style-name="P102">Myslete na to, že vaše postavy chtějí v prvé řadě přežít. V podzemí jsou smrtelně nebezpečné nástrahy a protivníci, takže se snažte hrát opatrně.<text:line-break/><text:tab/>Vaším hlavním cílem je najít zářící krystal, o kterém se vám zdálo. Kromě toho vás zřejmě budou zajímat skryté poklady a magické předměty, které vám při průzkumu podzemí mohou pomoci.<text:line-break/><text:tab/>Cílem hry není pobít všechno živé ani vyhrát nad spoluhráči. To platí i pro Pána jeskyně – ten sice hraje za protivníky, kteří se budou snažit vaše postavy porazit, ale jako hráč nehraje proti vám. Jeho cílem je, aby hra byla férová, atmosférická a napínavá. Vaším společným cílem je, abyste se u ní všichni bavili.</text:p>
      <text:h text:style-name="P241" text:outline-level="1"><text:bookmark-start text:name="__RefHeading___Toc2643_120643391"/>Tvorba postavy<text:bookmark-end text:name="__RefHeading___Toc2643_120643391"/></text:h>
      <text:list xml:id="list1993873585" text:style-name="L4">
        <text:list-item>
          <text:p text:style-name="P252">Vyber si rasu.</text:p>
        </text:list-item>
        <text:list-item>
          <text:p text:style-name="P252"><text:span text:style-name="T436">Zvol</text:span> si minulost.</text:p>
        </text:list-item>
        <text:list-item>
          <text:p text:style-name="P253">Vymysli si jméno.</text:p>
        </text:list-item>
        <text:list-item>
          <text:p text:style-name="P252">Vezmi si <text:span text:style-name="T438">předvyplněný</text:span> deník odpovídající tvé minulosti.</text:p>
        </text:list-item>
        <text:list-item>
          <text:p text:style-name="P252"><text:span text:style-name="T437">Napiš</text:span> do něj vlastnosti podle tvé rasy.</text:p>
        </text:list-item>
        <text:list-item>
          <text:p text:style-name="P252">Vyplň <text:span text:style-name="T437">zbylá</text:span> šedivá pole <text:span text:style-name="T507">na deníku</text:span>.</text:p>
        </text:list-item>
      </text:list>
      <text:h text:style-name="P200" text:outline-level="2"><text:bookmark-start text:name="__RefHeading___Toc4225_4129273621"/>Rasa<text:bookmark-end text:name="__RefHeading___Toc4225_4129273621"/></text:h>
      <text:p text:style-name="P89">V dávných dobách měli elfové a trpaslíci samostatné říše, dnes ale všechny rasy žijí spolu. <text:span text:style-name="T478">Jednotlivci ze všech ras vypadají různě podle toho, odkud pochází: Trpaslík z mrazivého severu má světlou pleť, elf z džunglí daleko na jihu ji bude mít téměř černou. Obdobně i kultura, tradice a víra nezáleží na rase, ale na tom, odkud kdo pochází.</text:span></text:p>
      <text:h text:style-name="Heading_20_4" text:outline-level="4">Člověk</text:h>
      <text:p text:style-name="Text_20_Body_20_Full_20_Page">Síla 2, Finesa 2, Duše 2</text:p>
      <text:p text:style-name="Text_20_body">Lidé jsou nejrozšířenější rasou, <text:span text:style-name="T440">početnější než všechny ostatní dohromady</text:span>.</text:p>
      <text:h text:style-name="Heading_20_4" text:outline-level="4"><text:soft-page-break/>Elf</text:h>
      <text:p text:style-name="Text_20_Body_20_Full_20_Page">Síla 1, Finesa 2, Duše 3</text:p>
      <text:p text:style-name="Text_20_body">Elfové jsou vzrůstem podobni lidem, bývají ale štíhlejší a rozvážnější. <text:span text:style-name="T441">Dospívají stejně rychle, ale stárnou pomaleji, dožívají se zhruba dvojnásobného věku.</text:span></text:p>
      <text:h text:style-name="Heading_20_4" text:outline-level="4">Kudůk</text:h>
      <text:p text:style-name="Text_20_Body_20_Full_20_Page">Síla 1, Finesa 3, Duše 2</text:p>
      <text:p text:style-name="P88">Kudůci jsou o poznání <text:span text:style-name="T440">menší</text:span> než lidé, <text:span text:style-name="T444">zato ale zručnější a mrštnější</text:span>.</text:p>
      <text:h text:style-name="Heading_20_4" text:outline-level="4">Trpaslík</text:h>
      <text:p text:style-name="Text_20_Body_20_Full_20_Page">Síla 3, Finesa 1, Duše 2</text:p>
      <text:p text:style-name="Text_20_body">Trpaslíci jsou <text:span text:style-name="T440">zhruba stejně vysocí jako kudůci</text:span>, <text:span text:style-name="T440">ale</text:span> robustnější, podsaditější <text:span text:style-name="T441">a mnohem silnější</text:span>. <text:span text:style-name="T442">Stárnou pomaleji než lidé, dožívají se zhruba o polovinu delšího věku.</text:span></text:p>
      <text:h text:style-name="P200" text:outline-level="2"><text:bookmark-start text:name="__RefHeading___Toc4227_4129273621"/>Minulost<text:bookmark-end text:name="__RefHeading___Toc4227_4129273621"/></text:h>
      <text:p text:style-name="P38"><text:span text:style-name="T266">Vyber si</text:span>, kým jsi byl, než ses <text:span text:style-name="T201">vydal na výpravu do</text:span> Divočin<text:span text:style-name="T294">y</text:span>. <text:span text:style-name="T439">Každý hráč by měl mít jinou minulost.</text:span> <text:span text:style-name="T439">Na výběr je:</text:span></text:p>
      <text:list xml:id="list4083725064" text:style-name="L5">
        <text:list-item>
          <text:p text:style-name="P254"><text:span text:style-name="T438">k</text:span>ovář, zámečník, tesař, léčitel, lovec, žoldák, písař</text:p>
        </text:list-item>
      </text:list>
      <text:p text:style-name="P93">Minulost ti nedává žádné herní schopnosti, <text:span text:style-name="T452">přesto je ale při hře důležitá</text:span>: Tesař například <text:span text:style-name="T447">určitě</text:span> <text:span text:style-name="T446">dokáže postavit</text:span> lešení, kovář <text:span text:style-name="T446">zvládne</text:span> uraz<text:span text:style-name="T446">it</text:span> zámek kladivem a perlíkem, písař si <text:span text:style-name="T445">možná bude</text:span> chtít kreslit mapu a opisovat prastaré nápisy ze stěn.<text:line-break/><text:tab/><text:span text:style-name="T446">Neznamená to, že jen tesař může vyrobit žebřík – v této hře může kdokoliv dělat cokoliv. Ovšem nevím jak ty, ale já kdybych si měl vybrat, jestli polezu po žebříku od tesaře, nebo po podivné zkroucené věci, kterou na koleni spíchnul písař, udělal bych to první.<text:line-break/></text:span><text:soft-page-break/><text:span text:style-name="T446"><text:tab/>Obvykle tedy dává smysl nechat věci dělat hráče, jehož postava je umí nejlépe. Je to dobré dodržovat také proto, aby jeden z vás nevymýšlel všechno sám. Myslete na to, že hrajete společenskou hru a zapojit by se měli všichni.</text:span></text:p>
      <text:h text:style-name="P201" text:outline-level="2"><text:bookmark-start text:name="__RefHeading___Toc4229_4129273621"/>Jméno<text:bookmark-end text:name="__RefHeading___Toc4229_4129273621"/></text:h>
      <text:p text:style-name="P120">TODO: Možná nějaké příklady?</text:p>
      <text:h text:style-name="P202" text:outline-level="2"><text:bookmark-start text:name="__RefHeading___Toc4231_4129273621"/>Vlastnosti<text:bookmark-end text:name="__RefHeading___Toc4231_4129273621"/></text:h>
      <text:p text:style-name="P90">Tvoji postavu popisují tři <text:span text:style-name="T418">vlastnosti</text:span>:</text:p>
      <text:p text:style-name="P91">Síla</text:p>
      <text:list xml:id="list981805554" text:style-name="L6">
        <text:list-item>
          <text:p text:style-name="P255"><text:span text:style-name="T142">B</text:span>oj těžkými zbraněmi, <text:span text:style-name="T443">výdrž,</text:span> odolávání jedům.</text:p>
        </text:list-item>
      </text:list>
      <text:p text:style-name="P92">Finesa</text:p>
      <text:list xml:id="list2144115119" text:style-name="L7">
        <text:list-item>
          <text:p text:style-name="P257">B<text:span text:style-name="T73">oj s lehkými zbraněmi, </text:span>střelba,<text:span text:style-name="T73"> </text:span>uhýbání <text:span text:style-name="T448">před střelbou a pastmi</text:span>, postřeh a <text:span text:style-name="T449">plížení</text:span>.</text:p>
        </text:list-item>
      </text:list>
      <text:p text:style-name="P103">Duše</text:p>
      <text:list xml:id="list2242441234" text:style-name="L8">
        <text:list-item>
          <text:p text:style-name="P256"><text:span text:style-name="T8">S</text:span><text:span text:style-name="T4">esílání kouzel</text:span><text:span text:style-name="T5">,</text:span><text:span text:style-name="T4"> odolávání </text:span><text:span text:style-name="T10">magii</text:span><text:span text:style-name="T4"> působící na </text:span><text:span text:style-name="T6">m</text:span><text:span text:style-name="T4">ysl </text:span><text:span text:style-name="T7">nebo duši </text:span><text:span text:style-name="T9">a nehmotným útokům</text:span><text:span text:style-name="T7">.</text:span></text:p>
        </text:list-item>
      </text:list>
      <text:p text:style-name="P94"><text:span text:style-name="T45">Hodnoty svých vlastností najdeš</text:span><text:span text:style-name="T4"> v popisu své rasy.</text:span></text:p>
      <text:h text:style-name="Heading_20_3" text:outline-level="3">Úprava vlastností</text:h>
      <text:p text:style-name="Text_20_Body_20_Full_20_Page">Volitelné pravidlo</text:p>
      <text:p text:style-name="P95">Všichni lidé nejsou stejní a to samé platí i pro elfy, kudůky a trpaslíky.</text:p>
      <text:list xml:id="list2422220998" text:style-name="L9">
        <text:list-item>
          <text:p text:style-name="P258">Můžeš si přesunout jeden bod z jedné vlastnosti do jiné.</text:p>
        </text:list-item>
        <text:list-item>
          <text:p text:style-name="P258"><text:soft-page-break/>Žádná vlastnost ale nemůže být vyšší než 3 ani nižší než 1.</text:p>
        </text:list-item>
      </text:list>
      <text:h text:style-name="Heading_20_1" text:outline-level="1"><text:bookmark-start text:name="__RefHeading___Toc4233_4129273621"/>Hraní za postav<text:span text:style-name="T455">u</text:span><text:bookmark-end text:name="__RefHeading___Toc4233_4129273621"/></text:h>
      <text:p text:style-name="P97">V této hře jsou postavy popsány velmi stručně – mají jen minulost, jméno a tři vlastnosti. Je to proto, že hlavní náplní není <text:span text:style-name="T453">hraní</text:span> zajímavých charakterů, ale prozkoumávání podzemí plného pastí, pokladů a záhad.<text:line-break/><text:tab/><text:span text:style-name="T454">Hraním své postavy můžeš ale hodně pomoci vykreslit atmosféru průzkumu temného a nebezpečného podzemí:</text:span></text:p>
      <text:list xml:id="list4053825214" text:style-name="L10">
        <text:list-item>
          <text:p text:style-name="P259">Mysli na to, že v podzemí je tma a že na každém kroku číhá nebezpečí.</text:p>
        </text:list-item>
        <text:list-item>
          <text:p text:style-name="P260">Snaž se vžít do toho, co tvoje postava slyší a cítí. Když například narazíte na několik týdnů staré mrtvoly, nejspíš se ti zvedne žaludek – <text:span text:style-name="T479">popiš to, ostatní na to určitě budou reagovat</text:span>.</text:p>
        </text:list-item>
        <text:list-item>
          <text:p text:style-name="P259">Snaž se hrát případná zranění. Nemusíš to přehánět, ale pokud máš třeba vážně zraněnou ruku, můžeš říct <text:span text:style-name="T480">například</text:span>: <text:span text:style-name="T74">„Ta ruka mě pořád bolí jak svině, nahoru po laně teď rozhodně nevyšplhám. Mohli byste mě vytáhnout?“</text:span></text:p>
        </text:list-item>
      </text:list>
      <text:h text:style-name="P203" text:outline-level="2"><text:bookmark-start text:name="__RefHeading___Toc4235_4129273621"/>Spolupracujte<text:bookmark-end text:name="__RefHeading___Toc4235_4129273621"/></text:h>
      <text:p text:style-name="P100">Všechny vaše postavy se znají. To znamená, že se na začátku hry nemusí<text:span text:style-name="T456">te</text:span> vzájemně představovat, a také že by<text:span text:style-name="T457">ste</text:span> se měl<text:span text:style-name="T457">i</text:span> chovat jako skupina kamarádů.</text:p>
      <text:list xml:id="list465191316" text:style-name="L11">
        <text:list-item>
          <text:p text:style-name="P261">Nerozdělujte se, pokud to není nezbytně nutné.</text:p>
        </text:list-item>
        <text:list-item>
          <text:p text:style-name="P262">Nehádejte se.</text:p>
        </text:list-item>
        <text:list-item>
          <text:p text:style-name="P263">Nedělejte si naschvály.</text:p>
        </text:list-item>
      </text:list>
      <text:h text:style-name="Heading_20_2" text:outline-level="2"><text:bookmark-start text:name="__RefHeading___Toc4237_4129273621"/><text:soft-page-break/><text:span text:style-name="T458">Hraní r</text:span>ozhovor<text:span text:style-name="T458">ů</text:span><text:bookmark-end text:name="__RefHeading___Toc4237_4129273621"/></text:h>
      <text:p text:style-name="P107">Když se o něčem domlouvají vaše postavy, nebo když mluví s někým, koho hraje Pán jeskyně, je zvykem mluvit v přímé řeči:</text:p>
      <text:p text:style-name="P107"><text:tab/><text:span text:style-name="T74">„Hele, našel jsem tady nějakou páčku. Mám za ni zatáhnout?“</text:span></text:p>
      <text:p text:style-name="P107"><text:tab/><text:span text:style-name="T74">„Určitě ne! Může to spustit nějakou past!“</text:span></text:p>
      <text:p text:style-name="P107">Jde hrát i opisem, to by bylo nějak takhle:</text:p>
      <text:p text:style-name="P15"><text:tab/>„Říkám vám, že jsem našel nějakou páčku a ptám se, jestli za ni mám zatáhnout.“</text:p>
      <text:p text:style-name="P15"><text:tab/>„<text:span text:style-name="T489">Odpovídám ti, že ne, že to může spustit nějakou past.</text:span>“</text:p>
      <text:p text:style-name="P107">Ale – pěkně prosím – zkuste si zvyknout na hraní v přímé řeči. Pomáhá to budovat atmosféru hry.</text:p>
      <text:h text:style-name="Heading_20_3" text:outline-level="3">Herecké ztvárnění postavy</text:h>
      <text:p text:style-name="P107">V průběhu dialogů je <text:span text:style-name="T483">určitě</text:span> možné hrát <text:span text:style-name="T483">roli</text:span> <text:span text:style-name="T482">i</text:span> neverbálně: Gestikulovat, měnit výrazy tváře, převádět, co tvoje postava dělá a podobně.<text:line-break/><text:tab/>Pokud ti to jde, je t<text:span text:style-name="T482">o</text:span> super a určitě to dělej – <text:span text:style-name="T484">jen si </text:span>dej pozor, abys nepřehrával. <text:span text:style-name="T481">Pokud ti to ale nesedí, nenuť se do toho a jen to popisuj. Za postavu ale pokud možno mluv stále v přímé řeči:</text:span></text:p>
      <text:p text:style-name="P107"><text:tab/><text:span text:style-name="T74">„</text:span><text:span text:style-name="T107">Zamračím se a říkám: ‚Jak jako, že jsi tam Berina nechal?‘</text:span><text:span text:style-name="T74">“</text:span></text:p>
      <text:h text:style-name="P204" text:outline-level="2"><text:bookmark-start text:name="__RefHeading___Toc10367_38474947"/>Překonávání překážek<text:bookmark-end text:name="__RefHeading___Toc10367_38474947"/></text:h>
      <text:p text:style-name="P121">V podzemí může být spousta překážek: Pobořené zdi a stropy, zamčené dveře, smrtící pasti, průrvy a propasti, a podobně.</text:p>
      <text:list xml:id="list2496278745" text:style-name="L12">
        <text:list-item>
          <text:p text:style-name="P264">Každou překážku můžete překonat, když vymyslíte jak.</text:p>
        </text:list-item>
      </text:list>
      <text:p text:style-name="P122"><text:soft-page-break/>V této hře se na překonávání překážek nehází kostkou, není to tedy o náhodě. <text:span text:style-name="T491">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2538157493" text:style-name="L13">
        <text:list-item>
          <text:p text:style-name="P265">Používej svoji výbavu a to, co najdeš v podzemí.</text:p>
        </text:list-item>
      </text:list>
      <text:p text:style-name="P465"><text:span text:style-name="T587">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134">„Hele, v předchozí místnosti byly stoly. Nešlo by je rozštípat a udělat z nich žebřík?“</text:span><text:span text:style-name="T587"> ale nech pak hráče tesaře, ať popíše, jak to dělá.<text:line-break/><text:tab/>Pokud ovšem zrovna tesaře v družině nemáte, pusť se do toho klidně sám.<text:line-break/><text:tab/></text:span></text:p>
      <text:h text:style-name="P177" text:outline-level="3">Náklad a zranění</text:h>
      <text:p text:style-name="P123">Při překonávání překážek ber v úvahu, co všechno s sebou neseš a jestli jsi případně zraněn.<text:line-break/><text:tab/><text:span text:style-name="T492">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text:span><text:soft-page-break/><text:span text:style-name="T492">laně.<text:line-break/><text:tab/>Nečekej až na to, jestli ti to zakáže Pán jeskyně. Myslet na omezení tvé postavy, vnášet je do hry a kreativně je překonávat je tvým úkolem.</text:span></text:p>
      <text:h text:style-name="P178" text:outline-level="3">Když to nejde silou…</text:h>
      <text:p text:style-name="P119">Na rozdíl od počítačových her zde není pevn<text:span text:style-name="T486">ě</text:span> <text:span text:style-name="T486">dáno</text:span>, jak jdou překážky překonat. <text:span text:style-name="T356">Fungovat bude c</text:span>okoliv, co dává smysl. Pokud vás tedy nenapadá lepší možnost, můžete se například někam prokopat nebo probourat, <text:span text:style-name="T462">dveře</text:span> můžete prostě rozmlátit, skálu rozštípat opakov<text:span text:style-name="T357">aný</text:span>m rozpalováním a chlazením a podobně.<text:line-break/><text:tab/><text:span text:style-name="T355">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Heading_20_2" text:outline-level="2"><text:bookmark-start text:name="__RefHeading___Toc4239_4129273621"/>Prohledávání<text:bookmark-end text:name="__RefHeading___Toc4239_4129273621"/></text:h>
      <text:p text:style-name="P108">Snaž se pozorně poslouchat, co Pán jeskyně popisuje. Všechno, co řekne, jsou věci, se kterými můžeš dál něco dělat. Když například popíše:</text:p>
      <text:p text:style-name="P108"><text:tab/><text:span text:style-name="T74">„V místnosti je stůl, židle a na stěně obraz.“</text:span></text:p>
      <text:p text:style-name="P124"><text:span text:style-name="T487">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text:span><text:soft-page-break/><text:span text:style-name="T487">zajímat – zejména když máš nějakou indícii, že by tam mohlo být něco ukryto.<text:line-break/><text:tab/>Při hledání klepej na stěny, odmetávej prach, používej svoji výbavu:</text:span></text:p>
      <text:list xml:id="list1919497558" text:style-name="L14">
        <text:list-item>
          <text:p text:style-name="P266">Můžeš například lucernu pověsit na hůl, nebo ji přivázat na lano aby sis mohl někam posvítit a nemusel tam chodit nebo šplhat. Nebo tam hodit zapálenou louč.</text:p>
        </text:list-item>
      </text:list>
      <text:h text:style-name="Heading_20_3" text:outline-level="3">Pořád jdeme opatrně</text:h>
      <text:p text:style-name="P109">Možná si říkáš, že nejjednodušší by bylo na začátku podzemí říct, že pořád půjdete opatrně, budete si dávat pozor na pasti a budete prohledávat úplně všechno. <text:span text:style-name="T488">Přesně tak to je</text:span> – <text:span text:style-name="T488">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488">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Heading_20_3" text:outline-level="3">Prohledávám místnost</text:h>
      <text:p text:style-name="P111">Když oznámíš, že prohledáváš celou místnost nebo chodbu, tak to znamená, že si pořádně prohlédneš stěny, stop, podlahu a vybavení v místnosti.<text:line-break/><text:tab/>Pán jeskyně ti <text:span text:style-name="T493">popíše</text:span> všechno, co jsi našel, ale obvykle ti neřekne, co přesně to je. Takže se můžeš dozvědět například:</text:p>
      <text:p text:style-name="P111"><text:tab/><text:span text:style-name="T74">„Na východní stěně jsi našel spáru ve tvaru čtverce, asi tak půl metru na půl metru“.</text:span></text:p>
      <text:p text:style-name="P111"><text:soft-page-break/><text:span text:style-name="T143">Spáru pak můžeš zkoumat dál: Proklepat ohraničený čtverec, jestli není dutý, zkusit do spáry něco strčit, </text:span><text:span text:style-name="T173">nebo třeba</text:span><text:span text:style-name="T143">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165">pak</text:span><text:span text:style-name="T143"> </text:span><text:span text:style-name="T165">nejspíš</text:span><text:span text:style-name="T143"> řekne, </text:span><text:span text:style-name="T165">třeba</text:span><text:span text:style-name="T143"> že jsi na stěně našel malou dírku a ty ji pak můžeš zkoumat dál.</text:span></text:p>
      <text:h text:style-name="Heading_20_3" text:outline-level="3">Zapomněli jsme na něco?</text:h>
      <text:p text:style-name="P115"><text:span text:style-name="T461">Na rozdíl od tvé postavy, která v místnosti stojí, si ty musíš všechno</text:span> představit <text:span text:style-name="T359">čistě</text:span> <text:span text:style-name="T360">podle</text:span> popisu Pána jeskyně. <text:span text:style-name="T358">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115"><text:tab/><text:span text:style-name="T74">„</text:span><text:span text:style-name="T94">Prohledal</text:span><text:span text:style-name="T106">i</text:span><text:span text:style-name="T94"> jsem to tu všechno?</text:span><text:span text:style-name="T74">“</text:span></text:p>
      <text:p text:style-name="P112"><text:span text:style-name="T461">On</text:span> na to odpoví třeba:</text:p>
      <text:p text:style-name="P112"><text:span text:style-name="T143"><text:tab/></text:span><text:span text:style-name="T74">„</text:span><text:span text:style-name="T95">Prošl</text:span><text:span text:style-name="T106">i</text:span><text:span text:style-name="T95"> js</text:span><text:span text:style-name="T106">te</text:span><text:span text:style-name="T95"> důkladně všechny stěny a nic js</text:span><text:span text:style-name="T106">te</text:span><text:span text:style-name="T95"> tam nenašl</text:span><text:span text:style-name="T106">i</text:span><text:span text:style-name="T95">. Je tu ale ještě stůl se šuplíkem, tomu </text:span><text:span text:style-name="T106">jste se</text:span><text:span text:style-name="T95"> zatím nevěnoval</text:span><text:span text:style-name="T106">i</text:span><text:span text:style-name="T95">. A nijak zvlášť podrobně js</text:span><text:span text:style-name="T106">te</text:span><text:span text:style-name="T95"> nezkoumal</text:span><text:span text:style-name="T106">i</text:span><text:span text:style-name="T95"> ani podlahu a strop.</text:span><text:span text:style-name="T74">“</text:span></text:p>
      <text:h text:style-name="Heading_20_3" text:outline-level="3">Hledání pastí</text:h>
      <text:p text:style-name="P110"><text:span text:style-name="T171">H</text:span><text:span text:style-name="T166">ledání pastí </text:span><text:span text:style-name="T170">je stejné jako prohledávání místností</text:span><text:span text:style-name="T166">. Když řekneš například </text:span><text:span text:style-name="T109">„Jdu pomalu chodbou a dávám si pozor na pasti“</text:span><text:span text:style-name="T166">, </text:span><text:span text:style-name="T169">tak ti PJ sdělí pouze případná vodítka, pokud tam nějaká jsou.</text:span></text:p>
      <text:p text:style-name="P16"><text:tab/>„Asi po dvou metrech sis všimnul, že v pravé stěně chodby je ve svislé řadě několik děr.“</text:p>
      <text:p text:style-name="P114"><text:soft-page-break/><text:span text:style-name="T169">A </text:span><text:span text:style-name="T143">je opět na tobě, jak s touto informací naložíš. Může se také stát, že tam žádné vodítko nebude – některé pasti jsou prostě příliš dobře zamaskované, případně může být náznak někde jinde, než kde se past spouští.</text:span></text:p>
      <text:list xml:id="list2510466482" text:style-name="L15">
        <text:list-item>
          <text:p text:style-name="P267"><text:span text:style-name="T167">Když spustíš past poté, co jsi popsal, že jdeš opatrně a dáváš si pozor na pasti, tak si počítáš výhodu na obranu </text:span><text:span text:style-name="T168">(+1).</text:span></text:p>
          <text:list>
            <text:list-item>
              <text:p text:style-name="P267"><text:span text:style-name="T167">J</text:span><text:span text:style-name="T166">ak se brání proti pastem se dočteš v kapitole TODO.</text:span></text:p>
            </text:list-item>
          </text:list>
        </text:list-item>
      </text:list>
      <text:p text:style-name="P113"><text:span text:style-name="T143">Také u hledání pastí je dobré popisovat, co přesně děláš – když například řekneš </text:span><text:span text:style-name="T74">„Vezmu si tyč a budu před sebou proklepávat podlahu, jestli není dutá“</text:span><text:span text:style-name="T143">, tak najdeš případné propadlo, i když jsi </text:span><text:span text:style-name="T179">neměl žádné vodítko</text:span><text:span text:style-name="T143">, že tam může být.</text:span></text:p>
      <text:h text:style-name="Heading_20_4" text:outline-level="4">Co s nalezenou pastí?</text:h>
      <text:p text:style-name="P117"><text:span text:style-name="T143">Když máš pocit, že jsi našel past, </text:span><text:span text:style-name="T174">můžeš ji zkusit zneškodnit, spustit ji tak, aby tě nezasáhla, nebo zjistit, jak se deaktivuje.<text:line-break/><text:tab/>Většinu pastí můžeš něčím ucpat, přemostit nebo zatarasit:</text:span></text:p>
      <text:list xml:id="list2785945399" text:style-name="L16">
        <text:list-item>
          <text:p text:style-name="P269">Když například najdeš ve stěně dírku, ze které vylétává šipka, můžeš do ní zatlouct dřevěný kolík nebo před ni třeba postavit skříň.</text:p>
        </text:list-item>
        <text:list-item>
          <text:p text:style-name="P268"><text:span text:style-name="T174">Můžeš ale také zkusit rozbít zeď, rám dveří, nebo v čem je zrovna past zabudovaná, </text:span><text:span text:style-name="T177">a</text:span><text:span text:style-name="T174"> dostat se tak k jejímu mechanismu, </text:span><text:span text:style-name="T177">abys jej mohl</text:span><text:span text:style-name="T174"> zablokovat nebo rozbít.</text:span></text:p>
        </text:list-item>
      </text:list>
      <text:p text:style-name="P118"><text:span text:style-name="T175">Další možnost je spustit past na prázdno. </text:span><text:span text:style-name="T178">T</text:span><text:span text:style-name="T175">o se </text:span><text:span text:style-name="T178">obvykle stává</text:span><text:span text:style-name="T175"> </text:span><text:span text:style-name="T178">nechtěně</text:span><text:span text:style-name="T175">, když tušíš, že tam nějaká past může být, ale nevíš přesně jaká, </text:span><text:span text:style-name="T178">ale můžeš to udělat i záměrně:</text:span></text:p>
      <text:list xml:id="list2537780055" text:style-name="L17">
        <text:list-item>
          <text:p text:style-name="P270"><text:soft-page-break/>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116"><text:span text:style-name="T143">Pasti </text:span><text:span text:style-name="T175">také</text:span><text:span text:style-name="T143"> obvykle jdou někde vypnout – ten, kdo do chodby nalíčil propadlo, do něj nejspíš nechtěl spadnout pokaždé, když se v noci vracel domů. </text:span><text:span text:style-name="T172">Vypínací mechanismus ale většinou bývá dobře schovaný a často je až za vlastní pastí, </text:span><text:span text:style-name="T176">protože</text:span><text:span text:style-name="T172"> kdo </text:span><text:span text:style-name="T176">ji</text:span><text:span text:style-name="T172"> zná, se jí </text:span><text:span text:style-name="T176">snadno</text:span><text:span text:style-name="T172"> dokáže vyhnout.</text:span></text:p>
      <text:h text:style-name="P179" text:outline-level="3">Nezneužívej n<text:span text:style-name="T494">epřím</text:span>é informace</text:h>
      <text:p text:style-name="P126">Pán jeskyně vám může občas položit návodnou otázku, jako třeba: <text:span text:style-name="T74">„V jakém jdete pořadí?“</text:span> nebo <text:span text:style-name="T74">„Kdo prohledává ten stůl?“</text:span>. V tom případě už samozřejmě nemůžete říct <text:span text:style-name="T74">„My do té chodby rad</text:span><text:span text:style-name="T110">š</text:span><text:span text:style-name="T74">i ani nepůjdeme“</text:span>.</text:p>
      <text:list xml:id="list1534394889" text:style-name="L18">
        <text:list-item>
          <text:p text:style-name="P280">Hrajte férově.</text:p>
        </text:list-item>
      </text:list>
      <text:h text:style-name="Heading_20_2" text:outline-level="2"><text:bookmark-start text:name="__RefHeading___Toc4241_4129273621"/><text:span text:style-name="T591">Chyby a n</text:span>edorozumění<text:bookmark-end text:name="__RefHeading___Toc4241_4129273621"/></text:h>
      <text:p text:style-name="P467"><text:span text:style-name="T592">Když uděláš chybu, řekni to nahlas, omluv se a domluv se s Pánem jeskyně a ostatními hráči, jak to vyřešíte.</text:span></text:p>
      <text:p text:style-name="Example_20_Header">Příklad:</text:p>
      <text:p text:style-name="Example"><text:span text:style-name="T216">Ty:</text:span> <text:span text:style-name="T74">„Ehm, omlouvám se, špatně jsem se podíval. Sekeru ve skutečnosti nemám. Takže ten žebřík jsem asi vyrobit nemohl.“</text:span></text:p>
      <text:p text:style-name="Example"><text:span text:style-name="T216">Pán jeskyně:</text:span> <text:span text:style-name="T139">„V pohodě, stane se. Máte někdo jinej nějakej nástroj, kterej jste na to mohli použít?“</text:span></text:p>
      <text:p text:style-name="Example"><text:span text:style-name="T187">Jiný hráč:</text:span><text:span text:style-name="T139"> „Já mám meč, šl</text:span><text:span text:style-name="T140">o</text:span><text:span text:style-name="T139"> by </text:span><text:span text:style-name="T140">to s ním</text:span><text:span text:style-name="T139">?“</text:span></text:p>
      <text:p text:style-name="Example"><text:span text:style-name="T187">Pán jeskyně:</text:span><text:span text:style-name="T139"> „</text:span><text:span text:style-name="T141">Určitě</text:span><text:span text:style-name="T139">. Takže jste to udělali mečem.“</text:span></text:p>
      <text:p text:style-name="P467"><text:soft-page-break/>Když <text:span text:style-name="T591">něco přeslechne nebo zapomene</text:span> Pán jeskyně, <text:span text:style-name="T459">nebo třeba když špatně použije nějaké pravidlo, upozorni jej na to:</text:span></text:p>
      <text:p text:style-name="P5"><text:tab/>„<text:span text:style-name="T459">Hele, já jsem ale přece před chvílí říkal, že zapálím lucernu, kleknu si a podlahu v chodbě pomalu prohledám.</text:span>“</text:p>
      <text:p text:style-name="P104">P<text:span text:style-name="T588">án jeskyně</text:span> by se nad tím měl zamyslet, chybu uznat a buď vrátit hru, nebo se s tebou domluvit na nějakém rozumném řešení, <text:span text:style-name="T485">například:</text:span></text:p>
      <text:p text:style-name="P104"><text:tab/><text:span text:style-name="T74">„</text:span><text:span text:style-name="T108">Aha, promiň, to jsem přeslechl. V tom případě jsi past nespustil, našel jsi spouštěcí dlaždici.</text:span><text:span text:style-name="T74">“</text:span></text:p>
      <text:p text:style-name="P282">Když to ale neudělá <text:span text:style-name="T589">a bude trvat na svém</text:span>, nehádej se s ním. Chybu může udělat každý, buď shovívavý.</text:p>
      <text:list xml:id="list560437841" text:style-name="L80">
        <text:list-item>
          <text:p text:style-name="P466"><text:span text:style-name="T460">Hraj dál tak, jako by se stalo to, co říká on.</text:span></text:p>
        </text:list-item>
      </text:list>
      <text:list xml:id="list2459882104" text:style-name="L19">
        <text:list-item>
          <text:p text:style-name="P281">Promluvte si o tom po hře.</text:p>
        </text:list-item>
        <text:list-item>
          <text:p text:style-name="P283">Když se vám <text:span text:style-name="T593">to</text:span> bud<text:span text:style-name="T593">e</text:span> stávat často, nejlepší řešení je, najít si jinou skupinu nebo jiného Pána jeskyně.</text:p>
        </text:list-item>
      </text:list>
      <text:h text:style-name="P193" text:outline-level="3">Říkej rovnou, čeho se snažíš dosáhnout</text:h>
      <text:p text:style-name="P464"><text:span text:style-name="T590">Mnoha nedorozuměním můžeš předejít, když nebudeš pouze popisovat, co děláš, ale řekneš také, čeho se tím snažíš dosáhnout. Představ si následující situaci:</text:span></text:p>
      <text:p text:style-name="P230"><text:span text:style-name="T225">Ty:</text:span> <text:span text:style-name="T74">„V jedn</text:span><text:span text:style-name="T133">ý</text:span><text:span text:style-name="T74"> z předchozích místností byla hromada dřeva. Nanosím ho sem.“</text:span></text:p>
      <text:p text:style-name="P230"><text:span text:style-name="T216">Pán jeskyně:</text:span> <text:span text:style-name="T74">„Jasně, není problém. Zabere to pár desítek minut.“</text:span></text:p>
      <text:p text:style-name="P230"><text:span text:style-name="T225">Ty:</text:span><text:span text:style-name="T586"> </text:span><text:span text:style-name="T133">„Zapálím ho.“</text:span></text:p>
      <text:p text:style-name="P230"><text:span text:style-name="T225">Pán jeskyně:</text:span><text:span text:style-name="T586"> </text:span><text:span text:style-name="T133">„Hele, to asi nepůjde. </text:span><text:span text:style-name="T135">T</text:span><text:span text:style-name="T133">o dřevo tam prakticky leželo ve vodě. Je totálně nasáklý a napůl shnilý.“</text:span></text:p>
      <text:p text:style-name="P464"><text:soft-page-break/><text:span text:style-name="T183">Tvoje postava by si určitě všimla, že nosí dřevo, které rozhodně nepůjde zapálit. Pán jeskyně ale nevěděl, že se ho budeš snažit zapalovat, takže neměl důvod ti to říct. </text:span><text:span text:style-name="T184">Podobná nedorozumění jsou nepříjemná zvláště v boji. </text:span><text:span text:style-name="T188">Ř</text:span><text:span text:style-name="T225">íkej proto vždycky nahlas, o co se snažíš</text:span><text:span text:style-name="T216">.</text:span></text:p>
      <text:list xml:id="list1135539785" text:style-name="L79">
        <text:list-item>
          <text:p text:style-name="P463">Zapojíš tím do hry ostatní hráče, mohou pak nad tím přemýšlet také.</text:p>
        </text:list-item>
        <text:list-item>
          <text:p text:style-name="P463"><text:span text:style-name="T143">Pán jeskyně ti </text:span><text:span text:style-name="T183">díky tomu bude moci</text:span><text:span text:style-name="T143"> rovnou říct, co bude a nebude fungovat a případně navrhnout alternativu.</text:span></text:p>
        </text:list-item>
      </text:list>
      <text:h text:style-name="Heading_20_1" text:outline-level="1"><text:bookmark-start text:name="__RefHeading___Toc1599_1936223890"/>Boj <text:span text:style-name="T486">a jiná nebezpečí</text:span><text:bookmark-end text:name="__RefHeading___Toc1599_1936223890"/></text:h>
      <text:p text:style-name="P125">Když <text:span text:style-name="T495">ti</text:span> hrozí újma, <text:span text:style-name="T498">přichází na řadu kostky a následující pravidla</text:span>.</text:p>
      <text:h text:style-name="Heading_20_2" text:outline-level="2"><text:bookmark-start text:name="__RefHeading___Toc4243_4129273621"/><text:span text:style-name="T35">P</text:span><text:span text:style-name="T4">říklad boje</text:span><text:bookmark-end text:name="__RefHeading___Toc4243_4129273621"/></text:h>
      <text:p text:style-name="P163"><text:span text:style-name="T47">Pavlova postava, k</text:span><text:span text:style-name="T46">ovář </text:span><text:span text:style-name="T4">Gorondar, </text:span><text:span text:style-name="T36">se snaží dohnat zbytek družiny. Zřejmě při tom ale zbloudil do neprozkoumané části podzemí.</text:span><text:span text:style-name="T4"> </text:span><text:span text:style-name="T46">V ruce má louč a kovářské kladivo</text:span><text:span text:style-name="T32"> </text:span><text:span text:style-name="T34">a jeho </text:span><text:span text:style-name="T42">vlastnosti</text:span><text:span text:style-name="T34"> jsou:</text:span></text:p>
      <text:list xml:id="list3861561114" text:style-name="L20">
        <text:list-item>
          <text:p text:style-name="P284"><text:span text:style-name="T34">Síla </text:span><text:span text:style-name="T46">3</text:span><text:span text:style-name="T34">, Finesa </text:span><text:span text:style-name="T46">2</text:span><text:span text:style-name="T34">, Duše 1</text:span></text:p>
        </text:list-item>
      </text:list>
      <text:h text:style-name="Heading_20_4" text:outline-level="4">Popis situace</text:h>
      <text:p text:style-name="Example"><text:span text:style-name="T48">Pán jeskyně:</text:span><text:span text:style-name="T4"> </text:span><text:span text:style-name="T13">Vešel jsi do velké, obdélníkové místnosti. Na šířku má dobrých deset metrů, na délku možná dvacet. </text:span><text:span text:style-name="T15">Zhruba uprostřed, nějakých deset metrů od tebe, j</text:span><text:span text:style-name="T13">e velký, svalnatý ork a </text:span><text:span text:style-name="T23">mnohem</text:span><text:span text:style-name="T13"> menší </text:span><text:span text:style-name="T16">goblin</text:span><text:span text:style-name="T13">. Ork má zbroj ze silné kůže a těžký kyj. </text:span><text:span text:style-name="T16">Goblin</text:span><text:span text:style-name="T13"> má na sobě plášť z ptačího peří. </text:span><text:span text:style-name="T22">Nemá žádnou zbraň, v ruce drží lidskou lebku.</text:span></text:p>
      <text:h text:style-name="Heading_20_4" text:outline-level="4"><text:span text:style-name="T14">Z</text:span><text:span text:style-name="T13">áměry</text:span></text:h>
      <text:p text:style-name="Example"><text:span text:style-name="T48">Pán jeskyně:</text:span><text:span text:style-name="T4"> </text:span><text:span text:style-name="T13">„Ork </text:span><text:span text:style-name="T15">z</text:span><text:span text:style-name="T13">vedá svůj těžký kyj a vrhá se na tebe. </text:span><text:span text:style-name="T16">Goblin</text:span><text:span text:style-name="T13"> se drží </text:span><text:span text:style-name="T15">vzadu</text:span><text:span text:style-name="T13">. </text:span><text:span text:style-name="T17">Jednou</text:span><text:span text:style-name="T18"> rukou </text:span><text:span text:style-name="T13">ukazuje na tebe a cosi u toho </text:span><text:span text:style-name="T19">mumlá</text:span><text:span text:style-name="T13">. Co děláš?“</text:span></text:p>
      <text:p text:style-name="Example"><text:span text:style-name="T49">Pavel</text:span><text:span text:style-name="T48">:</text:span><text:span text:style-name="T4"> </text:span><text:span text:style-name="T13">„Postavím se orkovi. </text:span><text:span text:style-name="T20">N</text:span><text:span text:style-name="T13">echci dostat kyjem do zátylku, </text:span><text:span text:style-name="T21">když bych se snažil proběhnout kolem něj</text:span><text:span text:style-name="T13">.“</text:span></text:p>
      <text:h text:style-name="Heading_20_4" text:outline-level="4"><text:soft-page-break/>Vyhodnocení</text:h>
      <text:p text:style-name="Text_20_Body_20_Full_20_Page">Než se pustíme do vyhodnocení, řekneme si něco o parametrech zbraní. Ty se vždy skládají ze dvou čísel oddělených lomítkem. <text:span text:style-name="T500">Kovářské kladivo má</text:span> například 1/2. První číslo <text:span text:style-name="T499">se</text:span> přičítá se k <text:span text:style-name="T499">vlastnosti</text:span>. <text:span text:style-name="T202">Za lomítkem je zranění, to se přičítá až v případě zásahu</text:span>.</text:p>
      <text:p text:style-name="P127"><text:span text:style-name="T531">Víme, že </text:span>Gorondar <text:span text:style-name="T502">se střetne</text:span> s orkem. <text:span text:style-name="T505">Jak to dopadne, zjistíme následovně:</text:span></text:p>
      <text:p text:style-name="Example">Pavel hodí šestistěnnou kostkou, padne mu 5. Přičtesvou Sílu (<text:span text:style-name="T504">3</text:span>) a první číslo u zbraně (1), dohromady má <text:span text:style-name="T504">9</text:span>.</text:p>
      <text:p text:style-name="Example">Pán jeskyně hází za orka. Ork má sílu 4, těžký kyj má 2/1. Na kostce mu padne 1, dohromady tedy 7.</text:p>
      <text:p text:style-name="Example">Pavel hodil v součtu víc, což znamená, že Gorondar zasáhnul orka. Zranění je rovno rozdílu hodů (<text:span text:style-name="T504">9</text:span> – 7, tedy <text:span text:style-name="T504">2</text:span>) plus zranění zbraně. Kovářské kladivo má 1/2, ke zranění tedy Pavel přičte 2. <text:span text:style-name="T532">To znamená, že</text:span> <text:span text:style-name="T501">o</text:span>rkovi hrozí zranění za <text:span text:style-name="T504">4</text:span>. Má ale na sobě zbroj, která snižuje zranění o 1, takže bude zraněn jen za <text:span text:style-name="T504">3</text:span>.</text:p>
      <text:p text:style-name="Example">Teď je vhodné výsledek popsat – může to udělat jak hráč, tak Pán jeskyně. V tomto případě se toho chopí Pavel: <text:span text:style-name="T74">„Sehnul jsem se před orkovým kyjem a nacvičeným pohybem jsem ho praštil kladivem.“</text:span> Pán jeskyně dodá: <text:span text:style-name="T74">„Trefil ses do zbroje. Ork </text:span><text:span text:style-name="T128">sice</text:span><text:span text:style-name="T74"> hekul, </text:span><text:span text:style-name="T128">h</text:span><text:span text:style-name="T74">ned se ale vzchopil a pokračuje v boji.“</text:span></text:p>
      <text:p text:style-name="Text_20_body">Nyní víme, jak dopadlo střetnutí Gorondara s orkem – Gorondar orka zasáhnul a zranil. Zbývá ještě určit, co způsobí goblinovo mumlání.</text:p>
      <text:p text:style-name="Example">Goblin je šaman a sesílá kouzlo. Z jeho natažené ruky vyletí malá černá kulička a míří na Gorondara. Při sesílání kouzel se k hodu přičítá Duše, tu má šaman 3. Kouzla mají podobné parametry jako zbraně – tohle má 2/0. Pán jeskyně hodí kostkou, padne mu 4. Dohromady je to tedy 9.</text:p>
      <text:p text:style-name="Example"><text:soft-page-break/>Gorondar je od <text:span text:style-name="T533">goblina</text:span> daleko. Nemůže si tedy proti němu hodit na boj kladivem a musí se pokusit uhnout. Na úhyb se hází Finesou, kterou má Gorondar 2. Bonus za zbraň se <text:span text:style-name="T503">proti útokům zdálky</text:span> nepřičítá. Pavel na kostce hodí 2, dohromady je to tedy 4.</text:p>
      <text:p text:style-name="Example">Goblin Gorondara přehodil o 5. Zranění kouzla je 0 a Gorondar nemá zbroj, takže ze zraněn za 5. To je víc, než jeho Síla 3, takže půjde o vážné zranění.</text:p>
      <text:p text:style-name="Example">Pán jeskyně popíše výsledek: <text:span text:style-name="T74">„</text:span><text:span text:style-name="T116">Černá </text:span><text:span text:style-name="T111">střela tě zasáhla do ramene a prošla skrz naskrz. Bolí to, jako kdyby tě někdo probodl rozžhaveným pohrabáčem. Goblin se spokojeně hihňá.</text:span><text:span text:style-name="T74">“</text:span></text:p>
      <text:p text:style-name="P128">Boj by nyní pokračoval ohlášením dalších záměrů. Gorondar má vážně zraněné levé rameno, <text:span text:style-name="T534">kladivo má ale </text:span>naštěstí <text:span text:style-name="T534">v pravé ruce</text:span>, takže m<text:span text:style-name="T534">ůže bojovat dál</text:span>. Přesto je mu jasné, že čelí přesile a jde mu o život. Nejspíš bude volat o pomoc a pokusí se utéct.</text:p>
      <text:h text:style-name="P205" text:outline-level="2">Pojmy</text:h>
      <text:p text:style-name="P175">Než se pustíme do <text:span text:style-name="T528">vysvětlování průběhu boje</text:span>, <text:span text:style-name="T550">vysvětlíme si některé pojmy, které budeme dále používat</text:span>.</text:p>
      <text:list xml:id="list626569650" text:style-name="L21">
        <text:list-item>
          <text:p text:style-name="P234"><text:span text:style-name="T470">Jak se </text:span><text:span text:style-name="T471">v boji</text:span><text:span text:style-name="T470"> hází,</text:span><text:span text:style-name="T528"> už víš z předchozího příkladu: Vždycky je to nějaká vlastnost, k té se přičte bonus za zbraň nebo kouzlo a hod 1k6. K tomuto hodu se dál mohou přičítat </text:span><text:span text:style-name="T223">bonusy a postihy</text:span><text:span text:style-name="T528">. Bonus je prostě kladné číslo a postih záporné.</text:span></text:p>
        </text:list-item>
        <text:list-item>
          <text:p text:style-name="P234"><text:span text:style-name="T223">Výhody a nevýhody</text:span><text:span text:style-name="T528"> jsou okolnosti, které ovlivní výsledek hodu. Když například tvůj protivník leží na zemi, bude mít nevýhodu. V boji si za výhodu počítáš bonus (za malou +1, za velkou +2) a za nevýhodu naopak postih (-1 nebo -2).</text:span></text:p>
          <text:list>
            <text:list-item>
              <text:p text:style-name="P234">K výhodám a nevýhodám se ještě vrátíme v samostatné kapitole.</text:p>
            </text:list-item>
          </text:list>
        </text:list-item>
        <text:list-item>
          <text:p text:style-name="P285"><text:span text:style-name="T216">Vzdálenost</text:span> odhadujeme následovně:</text:p>
          <text:list>
            <text:list-item>
              <text:p text:style-name="P286"><text:span text:style-name="T216">Kontaktní</text:span> – v dosahu meče</text:p>
            </text:list-item>
            <text:list-item>
              <text:p text:style-name="P286"><text:soft-page-break/><text:span text:style-name="T216">Krátká</text:span> – v dostřelu malé vrhací zbraně</text:p>
              <text:list>
                <text:list-item>
                  <text:p text:style-name="P285">Dá se uběhnout za 1 kolo a rovnou útočit</text:p>
                </text:list-item>
              </text:list>
            </text:list-item>
            <text:list-item>
              <text:p text:style-name="P286"><text:span text:style-name="T216">Střední</text:span> – v dostřelu <text:span text:style-name="T551">oštěpu</text:span> nebo kuše</text:p>
              <text:list>
                <text:list-item>
                  <text:p text:style-name="P285">Dá se uběhnout za 3 kola</text:p>
                </text:list-item>
              </text:list>
            </text:list-item>
            <text:list-item>
              <text:p text:style-name="P286"><text:span text:style-name="T216">Dlouhá</text:span> – v dostřelu dlouhého luku</text:p>
              <text:list>
                <text:list-item>
                  <text:p text:style-name="P285">Dá se uběhnout za 9 kol</text:p>
                </text:list-item>
              </text:list>
            </text:list-item>
          </text:list>
        </text:list-item>
        <text:list-item>
          <text:p text:style-name="P287"><text:span text:style-name="T55">Jak už jsme si řekli, k</text:span><text:span text:style-name="T538">ouzla </text:span><text:span text:style-name="T55">mají podobné podobné parametry jako zbraně. Mívají ale jinak zapsáno zranění:</text:span> <text:span text:style-name="T540">M</text:span>ísto <text:span text:style-name="T536">například 1/2 může být u kouzla třeba 1/4kz, kde ‚</text:span><text:span text:style-name="T537">kz’ </text:span><text:span text:style-name="T54">jsou</text:span> <text:span text:style-name="T187">kostk</text:span><text:span text:style-name="T539">y</text:span><text:span text:style-name="T187"> zranění</text:span>.</text:p>
          <text:list>
            <text:list-item>
              <text:p text:style-name="P287">Kostka zranění je obyčejná šestistěnná kostka, ale:</text:p>
              <text:list>
                <text:list-item>
                  <text:p text:style-name="P287">Když padne 1, 2 nebo 3, počítá se jako<text:span text:style-name="T143"> </text:span><text:span text:style-name="T182">0</text:span>.</text:p>
                </text:list-item>
                <text:list-item>
                  <text:p text:style-name="P287">Když padne 4, 5 nebo 6, počítá se jako 1.</text:p>
                </text:list-item>
              </text:list>
            </text:list-item>
            <text:list-item>
              <text:p text:style-name="P287"><text:span text:style-name="T540">V</text:span>ýsledek <text:span text:style-name="T540">tedy</text:span> určíš tak, že hodíš příslušným počtem šestistěnek a spočítáš ty, na kterých padlo 4 nebo víc.</text:p>
            </text:list-item>
          </text:list>
        </text:list-item>
      </text:list>
      <text:h text:style-name="Heading_20_2" text:outline-level="2"><text:bookmark-start text:name="__RefHeading___Toc2523_690236890"/>Popis situace<text:bookmark-end text:name="__RefHeading___Toc2523_690236890"/></text:h>
      <text:p text:style-name="P342">Boj vždy začíná popisem situace. <text:span text:style-name="T508">Pokud to není jasné z mapy, tak Pán jeskyně popíše tvar místností či chodeb. Následně zmíní všechno, co vás může nějak ohrozit. Další popis může být potřeba, když například v průběhu boje vběhnete do jiné místnosti, když se do boje zapojí někdo další a podobně.</text:span></text:p>
      <text:list xml:id="list3154841601" text:style-name="L82">
        <text:list-item>
          <text:p text:style-name="P343">Cílem popisu <text:span text:style-name="T594">a následných dotazů</text:span> je sjednotit představu hráčů a Pána jeskyně o tom, jak bojiště vypadá.</text:p>
        </text:list-item>
      </text:list>
      <text:p text:style-name="P344"><text:soft-page-break/><text:span text:style-name="T595">J</text:span>e <text:span text:style-name="T595">to</text:span> důležité, protože na rozdíl od deskových he<text:span text:style-name="T595">r zde situace není přesně reprezentovaná herním plánem a figurkami</text:span> a hra se z velké části odehrává pouze ve vašich <text:span text:style-name="T596">myslích</text:span>. Základní představu vám dá mapa podzemí, všechno ostatní ale musíte popsat a vysvětlit. <text:span text:style-name="T595">Když si to, jak bojiště vypadá a co se děje, vyložíte jinak, než to vidí Pán jeskyně, může snadno dojít k nedorozumění.</text:span></text:p>
      <text:list xml:id="list2671811258" text:style-name="L83">
        <text:list-item>
          <text:p text:style-name="P469"><text:span text:style-name="T62">K</text:span><text:span text:style-name="T4">dykoliv budeš mít pocit, že něco nesedí s tím, jak si to představ</text:span><text:span text:style-name="T65">uješ</text:span><text:span text:style-name="T4">, řekni to nahlas a vyjasněte si to. Čím dřív na to přijdete, tím snazší to bude.</text:span></text:p>
        </text:list-item>
        <text:list-item>
          <text:p text:style-name="P468"><text:span text:style-name="T63">Vždycky</text:span><text:span text:style-name="T62"> se také můžeš zeptat na podrobnosti toho, co vidíš, slyšíš, nebo jinak vnímáš.</text:span></text:p>
        </text:list-item>
        <text:list-item>
          <text:p text:style-name="P470"><text:span text:style-name="T66">H</text:span><text:span text:style-name="T4">odně také pomůže, když vždycky </text:span><text:span text:style-name="T66">vysvětlíš</text:span><text:span text:style-name="T4">, proč se ptáš. Místo </text:span><text:span text:style-name="T13">„Jak je ten ork daleko?“</text:span><text:span text:style-name="T4"> je například lepší se zeptat </text:span><text:span text:style-name="T13">„Dostřelím na toho orka svou kuší?“</text:span></text:p>
        </text:list-item>
      </text:list>
      <text:p text:style-name="P472"><text:span text:style-name="T51">Ptát se, jak situace vypadá, můžeš i kdykoliv později v průběhu boje.</text:span></text:p>
      <text:h text:style-name="P206" text:outline-level="2"><text:bookmark-start text:name="__RefHeading___Toc4245_4129273621"/>Kola<text:bookmark-end text:name="__RefHeading___Toc4245_4129273621"/></text:h>
      <text:p text:style-name="P21">Když je jasné, kde se bude bojovat a kdo se boje účastní, začínají bojová kola.</text:p>
      <text:h text:style-name="Heading_20_2" text:outline-level="2"><text:bookmark-start text:name="__RefHeading___Toc2525_690236890"/><text:span text:style-name="T255">Z</text:span>áměr<text:span text:style-name="T255">y</text:span><text:bookmark-end text:name="__RefHeading___Toc2525_690236890"/></text:h>
      <text:p text:style-name="P137"><text:span text:style-name="T52">K</text:span><text:span text:style-name="T37">olo </text:span><text:span text:style-name="T33">začíná </text:span><text:span text:style-name="T52">vždy</text:span><text:span text:style-name="T37"> </text:span><text:span text:style-name="T33">Pán jeskyně popisem toho, co dělají protivníci, </text:span><text:span text:style-name="T53">o kterých víte</text:span><text:span text:style-name="T33">. </text:span><text:span text:style-name="T52">Je to proto, abyste věděli, co se děje a mohli na to reagovat</text:span><text:span text:style-name="T33">.</text:span> <text:span text:style-name="T203">N</text:span>ásledně své záměry popíš<text:span text:style-name="T509">ete</text:span> <text:span text:style-name="T509">vy</text:span>.<text:line-break/><text:tab/><text:span text:style-name="T510">Svůj záměr</text:span> můžeš <text:span text:style-name="T200">z</text:span>měnit, a to i opakovaně. Když například vi<text:soft-page-break/>díš, že tvůj spolubojovník běží do levé chodby, ačkoliv jsi ohlásil, že poběžíš do pravé, tak můžeš říct, že raději poběžíš s ním. <text:span text:style-name="T204">Pán jeskyně může stejným způsobem upravovat záměry protivníků, je ale lepší, když to dělá co nejméně.</text:span></text:p>
      <text:list xml:id="list1747020313" text:style-name="L22">
        <text:list-item>
          <text:p text:style-name="P288">Pokud by se vám náhodou změny záměrů zacyklily, platí varianta, která byla ohlášena první.</text:p>
        </text:list-item>
      </text:list>
      <text:p text:style-name="P471">V průběhu oznamování záměrů se také často upřesňuje popis situace.</text:p>
      <text:p text:style-name="P196"><text:span text:style-name="T62">P</text:span><text:span text:style-name="T4">říklad:</text:span></text:p>
      <text:p text:style-name="P232"><text:span text:style-name="T64">Pán jeskyně:</text:span><text:span text:style-name="T4"> </text:span><text:span text:style-name="T13">„</text:span><text:span text:style-name="T25">O</text:span><text:span text:style-name="T24">rk s kyjem </text:span><text:span text:style-name="T25">ti vyráží chodbou naproti,</text:span><text:span text:style-name="T24"> goblin s lukem</text:span><text:span text:style-name="T25"> se drží vzadu</text:span><text:span text:style-name="T24">.</text:span><text:span text:style-name="T13">“</text:span></text:p>
      <text:p text:style-name="P232"><text:span text:style-name="T64">Ty:</text:span><text:span text:style-name="T4"> </text:span><text:span text:style-name="T13">„Půjde kolem toho orka proběhnout ke goblinovi?“</text:span></text:p>
      <text:p text:style-name="P231"><text:span text:style-name="T64">Pán jeskyně:</text:span><text:span text:style-name="T4"> </text:span><text:span text:style-name="T13">„Hodně těžko. Chodba je úzká, ork ji blokuje prakticky celou. </text:span><text:span text:style-name="T26">Musel bys ho asi srazit k zemi, nebo tak něco.</text:span><text:span text:style-name="T13">“</text:span></text:p>
      <text:p text:style-name="P289">Ohlašování záměrů končí, když už na nich nikdo nechce nic měnit.</text:p>
      <text:h text:style-name="Heading_20_3" text:outline-level="3">Co lze stihnout v jednom kole?</text:h>
      <text:p text:style-name="P290">Kolo trvá zhruba tři vteřiny. Můžeš tedy například tasit zbraň a zaútočit, nebo nabít luk a rovnou vystřelit. Pokud chceš ale vyndat zbraň z batohu, nebo třeba natáhnout a nabít kuši, zabere to určitě alespoň jedno kolo. Většinu věcí jde dělat v pohybu – určitě můžeš například <text:span text:style-name="T597">ujít</text:span> pár kroků a seknout mečem.<text:line-break/><text:tab/>Když chceš udělat něco, co nemá trvání napsané v pravidlech, Pán jeskyně po domluvě určí, kolik kol to zabere.</text:p>
      <text:h text:style-name="Heading_20_2" text:outline-level="2"><text:bookmark-start text:name="__RefHeading___Toc10371_38474947"/><text:soft-page-break/>Akce<text:bookmark-end text:name="__RefHeading___Toc10371_38474947"/></text:h>
      <text:p text:style-name="P138"><text:span text:style-name="T542">Když už víš, co chceš v kole udělat, musíš určit, jaká to je </text:span><text:span text:style-name="T129">akc</text:span><text:span text:style-name="T117">e</text:span><text:span text:style-name="T542">. Akce představuje všechno, co děláš v jednom kole, v každém kole máš tedy vždycky právě jednu akci. Z následujícího seznamu vyber tu, která podle tebe nejlépe vystihuje tvůj záměr:</text:span></text:p>
      <text:list xml:id="list1249928385" text:style-name="L23">
        <text:list-item>
          <text:p text:style-name="P291"><text:span text:style-name="T205">Ú</text:span>tok</text:p>
          <text:list>
            <text:list-header>
              <text:p text:style-name="P218">„<text:span text:style-name="T515">Rozseknu mu hlavu, parchantovi!“</text:span>, „<text:span text:style-name="T515">Sešlu na něj ohnivou kouli!“.</text:span></text:p>
            </text:list-header>
            <text:list-item>
              <text:p text:style-name="P305">Když hodíš víc než protivník, je zraněn za rozdíl hodů + zranění <text:span text:style-name="T231">tvé</text:span> zbraně nebo kouzla. <text:span text:style-name="T535">Pokud nejde o jed nebo duševní útok</text:span>, odečte si kvalitu své zbroje.</text:p>
              <text:list>
                <text:list-item>
                  <text:p text:style-name="P306">Když je výsledné zranění větší než jeho Síla <text:span text:style-name="T541">(v případě duševního nebo nehmotného útoku než jeho Duše)</text:span>, jde o vážné zranění.</text:p>
                </text:list-item>
              </text:list>
            </text:list-item>
            <text:list-item>
              <text:p text:style-name="P307">Když na sebe útočíte vzájemně a máte na útok stejně, zraněn není nikdo.</text:p>
            </text:list-item>
          </text:list>
        </text:list-item>
        <text:list-item>
          <text:p text:style-name="P292">Příprava</text:p>
          <text:list>
            <text:list-header>
              <text:p text:style-name="P217"><text:span text:style-name="T74">„</text:span><text:span text:style-name="T120">Zamířím si</text:span><text:span text:style-name="T74">“, „</text:span><text:span text:style-name="T120">Zkusím ho rozhodit klamným výpadem“, „Počkám si na něj za rohem“</text:span><text:span text:style-name="T74">.</text:span></text:p>
            </text:list-header>
            <text:list-item>
              <text:p text:style-name="P308">Když ti v přípravě někdo brání <text:span text:style-name="T516">akcí </text:span><text:span text:style-name="T121">zabránění</text:span>, tak si<text:span text:style-name="T516"> házíš proti němu</text:span>:</text:p>
              <text:list>
                <text:list-item>
                  <text:p text:style-name="P309">Když jej přehodíš o 1 nebo 2, budeš mít bonus +1.</text:p>
                </text:list-item>
                <text:list-item>
                  <text:p text:style-name="P309">Pokud ho přehodíš o 3 nebo víc, budeš mít bonus +2.</text:p>
                </text:list-item>
              </text:list>
            </text:list-item>
            <text:list-item>
              <text:p text:style-name="P310">Když ti v přípravě nikdo nebrání, <text:span text:style-name="T513">nemusíš si házet, bonus je automaticky +2.</text:span></text:p>
            </text:list-item>
            <text:list-item>
              <text:p text:style-name="P310"><text:soft-page-break/><text:span text:style-name="T514">Na akci, kterou sis připravil, si pak započítáš získaný bonus</text:span>. Nemusíš j<text:span text:style-name="T514">i udělat hned další kolo</text:span>, můžeš třeba čekat, dokud někdo nevyjde zpoza rohu. Započítat si jej ale můžeš jenom jednou.</text:p>
            </text:list-item>
          </text:list>
        </text:list-item>
        <text:list-item>
          <text:p text:style-name="P293">Znevýhodnění</text:p>
          <text:list>
            <text:list-header>
              <text:p text:style-name="P220">„<text:span text:style-name="T517">Srazím ho k zemi,</text:span>“ „<text:span text:style-name="T517">Zatlačím jej do rohu“, „Chytnu ho za ruku“.</text:span></text:p>
            </text:list-header>
            <text:list-item>
              <text:p text:style-name="P311"><text:span text:style-name="T206">Když protivníka přehodíš o jedna nebo o dva, bude mít </text:span>malou nevýhodu <text:span text:style-name="T207">(-1)</text:span>. <text:span text:style-name="T206">Když jej přehodíš </text:span>o <text:span text:style-name="T303">3 nebo</text:span> víc<text:span text:style-name="T293">, půjde dokonce o velkou nevýhodu (-2)</text:span>.</text:p>
            </text:list-item>
            <text:list-item>
              <text:p text:style-name="P312">Nevýhoda trvá, dokud protivník nepoužije akci <text:span text:style-name="T122">prolomení</text:span><text:span text:style-name="T87"> nevýhody</text:span>, <text:span text:style-name="T214">nebo dokud se nezmění situace tak, že pro něj přestane být nevýhodná</text:span>.</text:p>
              <text:p text:style-name="P473">Pokud to vyplývá z popisu, tak znevýhodnění současně protivníkovi zabrání provést zamýšlenou akci. Když například někoho srazíš k zemi, nebo ho třeba chytíš za ruku, zabráníš mu tím v <text:span text:style-name="T74">útěku</text:span>.</text:p>
              <text:p text:style-name="P473">Když z popisu nevyplývá, že akci nebude možné provést, tak si na ni protivník bude počítat postih za tebou vytvořenou nevýhodu.</text:p>
            </text:list-item>
          </text:list>
        </text:list-item>
        <text:list-item>
          <text:p text:style-name="P294"><text:span text:style-name="T366">Prolomení</text:span> nevýhody</text:p>
          <text:list>
            <text:list-header>
              <text:p text:style-name="P220">„<text:span text:style-name="T518">Postavím se zase na nohy</text:span>“, „<text:span text:style-name="T518">P</text:span>roraz<text:span text:style-name="T518">ím</text:span> z obklíčení v rohu místnosti.“</text:p>
            </text:list-header>
            <text:list-item>
              <text:p text:style-name="P313">Pokud ti v této akci nikdo nezabrání (pomocí <text:span text:style-name="T74">zabránění v akci</text:span>), nevýhoda je zrušena.</text:p>
            </text:list-item>
          </text:list>
        </text:list-item>
        <text:list-item>
          <text:p text:style-name="P291"><text:span text:style-name="T205">P</text:span>lná obrana</text:p>
          <text:list>
            <text:list-header>
              <text:p text:style-name="P219">„<text:span text:style-name="T520">Ustupuju a jenom se kreju“</text:span>.</text:p>
              <text:p text:style-name="P271"><text:soft-page-break/><text:span text:style-name="T74">Plná obrana</text:span> vyžaduje dost prostoru na <text:span text:style-name="T598">ustupování a uhýbání</text:span>. Není tedy možné například blokovat <text:span text:style-name="T599">vstup do chodby</text:span> a při tom si počítat <text:span text:style-name="T74">bonus za plnou obranu</text:span>.</text:p>
            </text:list-header>
            <text:list-item>
              <text:p text:style-name="P314">+2 ke všem hodům na obranu v tomto kole.</text:p>
            </text:list-item>
          </text:list>
        </text:list-item>
        <text:list-item>
          <text:p text:style-name="P295">Zabránění</text:p>
          <text:list>
            <text:list-header>
              <text:p text:style-name="P221">„<text:span text:style-name="T519">Nedovolím mu zatáhnout za tu páku“, „Zastoupím mu cestu, aby se nedostal k Barinovi“, „Odkloním mu luk, aby nemohl vystřelit na Barina“</text:span>.</text:p>
              <text:p text:style-name="P315">Když blokuješ úzký průchod, nemusíš <text:span text:style-name="T600">používat</text:span> <text:span text:style-name="T74">zabránění</text:span>. Protivník tě naopak musí zatlačit, srazit k zemi, přirazit ke stěně, nebo něco podobného (akce <text:span text:style-name="T74">zatlačení</text:span>, <text:span text:style-name="T74">znevýhodnění</text:span>).</text:p>
              <text:p text:style-name="P279">Můžeš tak<text:span text:style-name="T601">é</text:span> někoho bránit tím, že útočníkovi zabráníš v útoku.</text:p>
            </text:list-header>
            <text:list-item>
              <text:p text:style-name="P316"><text:span text:style-name="T521">Tvůj hod se porovná přímo s </text:span>protivníkov<text:span text:style-name="T521">ým</text:span> hod<text:span text:style-name="T521">em na akci</text:span> (nehází s<text:span text:style-name="T215">i</text:span> na obranu).</text:p>
            </text:list-item>
          </text:list>
        </text:list-item>
        <text:list-item>
          <text:p text:style-name="P296">Odzbrojení</text:p>
          <text:list>
            <text:list-header>
              <text:p text:style-name="P217">„<text:span text:style-name="T543">Vyrazím mu zbraň!</text:span>“</text:p>
            </text:list-header>
            <text:list-item>
              <text:p text:style-name="P317">Odzbrojit můžeš pouze protivníka, který je v nevýhodě (ať už dané situací nebo tím, že jsi <text:span text:style-name="T603">proti němu</text:span> před tím <text:span text:style-name="T602">uspěl v</text:span> <text:span text:style-name="T365">akci</text:span> <text:span text:style-name="T96">znevýhodnění</text:span>).</text:p>
            </text:list-item>
          </text:list>
        </text:list-item>
        <text:list-item>
          <text:p text:style-name="P297">Zatlačení</text:p>
          <text:list>
            <text:list-header>
              <text:p text:style-name="P222">„<text:span text:style-name="T543">Zatlačím ho dál do chodby.</text:span>“</text:p>
              <text:p text:style-name="P318"><text:span text:style-name="T74">Zatlačením</text:span> můžeš někomu zabránit v akci, pokud ho tím dostaneš z dosahu zamýšleného cíle.</text:p>
            </text:list-header>
            <text:list-item>
              <text:p text:style-name="P319"><text:span text:style-name="T208">H</text:span>ázíš Silou. <text:span text:style-name="T209">Nepočítáš si bonus za zbraň, můžeš si ale započítat +1 za štít.</text:span></text:p>
            </text:list-item>
            <text:list-item>
              <text:p text:style-name="P320"><text:soft-page-break/><text:span text:style-name="T210">Pokud se ti protivník neubrání a ještě není ve velké nevýhodě, tak </text:span>si může vybrat:</text:p>
              <text:list>
                <text:list-item>
                  <text:p text:style-name="P320">Buď <text:span text:style-name="T211">bude</text:span> odstrčený o tolik metrů, o kolik jsi ho přehodil.</text:p>
                </text:list-item>
                <text:list-item>
                  <text:p text:style-name="P320">Nebo <text:span text:style-name="T212">bude mít nevýhodu</text:span> (jako kdybys <text:span text:style-name="T212">místo </text:span><text:span text:style-name="T75">zatlačení</text:span> použil <text:span text:style-name="T97">znevýhodnění</text:span>).</text:p>
                </text:list-item>
              </text:list>
            </text:list-item>
            <text:list-item>
              <text:p text:style-name="P321"><text:span text:style-name="T213">Když tedy chceš někoho </text:span>shodit do propasti, musíš <text:span text:style-name="T213">jej</text:span> nejdřív <text:span text:style-name="T213">dostat do</text:span> velk<text:span text:style-name="T213">é</text:span> nevýhod<text:span text:style-name="T213">y</text:span> <text:span text:style-name="T210">a v dalším kole ho opět přehodit </text:span><text:span text:style-name="T76">zatlačením</text:span><text:span text:style-name="T210">.</text:span></text:p>
            </text:list-item>
          </text:list>
        </text:list-item>
        <text:list-item>
          <text:p text:style-name="P298">Útěk</text:p>
          <text:list>
            <text:list-header>
              <text:p text:style-name="P223">„<text:span text:style-name="T544">Zdrháme!</text:span>“</text:p>
              <text:p text:style-name="P272">Dokud jsi <text:span text:style-name="T74">znevýhodněný, </text:span><text:span text:style-name="T123">tak</text:span><text:span text:style-name="T74"> </text:span>obvykle nemůžeš utíkat (protože ležíš na zemi, jsi zatlačený do rohu, někdo tě drží za ruku a podobně).</text:p>
            </text:list-header>
            <text:list-item>
              <text:p text:style-name="P273">Při útěku má proti tobě případný útočník výhodu (+1), protože ti útočí do zad <text:span text:style-name="T522">(i když se tě snaží zastavit </text:span><text:span text:style-name="T124">znevýhodněním</text:span><text:span text:style-name="T522">)</text:span>.</text:p>
            </text:list-item>
            <text:list-item>
              <text:p text:style-name="P273">Když <text:span text:style-name="T523">se</text:span> ti v útěku nikdo ne<text:span text:style-name="T523">snaží bránit</text:span> (akcí <text:span text:style-name="T74">znevýhodnění</text:span>), <text:span text:style-name="T523">nebo když jej přehodíš (Silou nebo Finesou),</text:span> vzdálíš se na krátkou vzdálenost. V dalším kole tě někdo může zkusit <text:span text:style-name="T74">pronásledovat</text:span>.</text:p>
              <text:p text:style-name="P274">Z boje také můžeš ustoupit, aniž by ses otočil a utíkal. Když s tebou ale někdo bude chtít držet krok, snadno ti stačí.</text:p>
            </text:list-item>
          </text:list>
        </text:list-item>
        <text:list-item>
          <text:p text:style-name="P299">Pronásledování</text:p>
          <text:list>
            <text:list-header>
              <text:p text:style-name="P224">„<text:span text:style-name="T544">Chyťte ho!</text:span>“</text:p>
            </text:list-header>
            <text:list-item>
              <text:p text:style-name="P322"><text:soft-page-break/>Když má prchající větší <text:span text:style-name="T604">náskok</text:span> než krátkou vzdálenost, tak se nehází – kdo má větší Sílu, je rychlejší a vytrvalejší a běh na delší vzdálenost určitě vyhraje.</text:p>
            </text:list-item>
            <text:list-item>
              <text:p text:style-name="P323"><text:span text:style-name="T548">Když má prchající malý náskok, tak si oba soupeři hodí</text:span> na Sílu.</text:p>
            </text:list-item>
          </text:list>
        </text:list-item>
        <text:list-item>
          <text:p text:style-name="P300">Soustředění</text:p>
          <text:list>
            <text:list-header>
              <text:p text:style-name="P324"><text:span text:style-name="T118">Soustředění</text:span> vyžadují některá kouzla <text:span text:style-name="T511">nebo magické předměty</text:span>. <text:span text:style-name="T512">Znamená to právě to, že musíš použít akci </text:span><text:span text:style-name="T119">soustředění</text:span><text:span text:style-name="T512">.</text:span></text:p>
            </text:list-header>
            <text:list-item>
              <text:p text:style-name="P325">Po dobu soustředění se můžeš pohybovat maximálně pomalou chůzí.</text:p>
            </text:list-item>
            <text:list-item>
              <text:p text:style-name="P326">Pokud jsi v průběhu <text:span text:style-name="T74">soustředění</text:span> z<text:span text:style-name="T244">raněn (stačí za 1)</text:span>, tvé <text:span text:style-name="T74">soustředění</text:span> je tím přerušeno. <text:span text:style-name="T130">Soustředění</text:span><text:span text:style-name="T545"> jde samozřejmě přerušit také akcemi </text:span><text:span text:style-name="T130">zabránění</text:span><text:span text:style-name="T545"> nebo </text:span><text:span text:style-name="T130">zatlačení</text:span><text:span text:style-name="T545">.</text:span></text:p>
            </text:list-item>
          </text:list>
        </text:list-item>
        <text:list-item>
          <text:p text:style-name="P301">Běh</text:p>
          <text:list>
            <text:list-item>
              <text:p text:style-name="P275">Pohyb je součástí všech akcí. <text:span text:style-name="T367">Pokud chceš ale běžet plnou rychlostí, je to akce (a nemůžeš tedy současně dělat jiné akce).</text:span></text:p>
            </text:list-item>
          </text:list>
        </text:list-item>
        <text:list-item>
          <text:p text:style-name="P327"><text:span text:style-name="T126">N</text:span><text:span text:style-name="T74">ěco jiného</text:span> (nabíjení <text:span text:style-name="T368">kuše</text:span>, přezbrojování, <text:span text:style-name="T606">vyndání lektvaru z brašny, vypití lektvaru,</text:span> atd.)</text:p>
        </text:list-item>
      </text:list>
      <text:p text:style-name="P328"><text:span text:style-name="T606">Nejdůležitější je, že máš vždycky jen jednu akci. Takže v jednom kole můžeš buď útočit (ať už zbraní, kouzlem nebo čímkoliv jiným), nebo někomu v něčem bránit, nebo někoho pronásledovat, atd. Takže když chceš třeba vyndat lektvar z brašny a vypít ho, zabere ti to dvě kola.</text:span></text:p>
      <text:h text:style-name="Heading_20_3" text:outline-level="3"><text:soft-page-break/><text:span text:style-name="T605">Potřebuju</text:span> tolik akcí?</text:h>
      <text:p text:style-name="P129"><text:span text:style-name="T524">Ze začátku ti určitě bude stačit </text:span><text:span text:style-name="T125">útok</text:span><text:span text:style-name="T524"> a občas </text:span><text:span text:style-name="T67">akce jako vyndání lektvaru z brašny, přezbrojení nebo nabíjení</text:span><text:span text:style-name="T524">. Další přidávejte do hry postupně podle toho, jak se vám budou hodit.</text:span></text:p>
      <text:list xml:id="list3905377177" text:style-name="L24">
        <text:list-item>
          <text:p text:style-name="P329">Kromě <text:span text:style-name="T74">útoku</text:span> se nejvíc hodí <text:span text:style-name="T74">příprava</text:span> (na míření, připravování léček a podobně) a <text:span text:style-name="T74">plná obrana</text:span> (když se budeš bránit přesile a čekat na pomoc).</text:p>
        </text:list-item>
        <text:list-item>
          <text:p text:style-name="P329"><text:span text:style-name="T74">Znevýhodnění</text:span> je užitečné, když máte přesilu, ale bojujete se silnějším protivníkem. Je to asi jako když se děti perou s někým dospělým: Jakmile ho dokáží srazit k zemi, tak ho společně přemůžou.</text:p>
        </text:list-item>
      </text:list>
      <text:h text:style-name="Heading_20_3" text:outline-level="3">Akce a kou<text:span text:style-name="T527">z</text:span>la</text:h>
      <text:p text:style-name="P130">Akce jsou obecné – je jedno <text:span text:style-name="T525">jak a </text:span>čím je děláš. Když <text:span text:style-name="T607">tedy</text:span> budeš chtít někoho srazit kouzlem, je to akce <text:span text:style-name="T74">srážení</text:span>, stejně jako kdybys to dělal štítem nebo ramenem. <text:span text:style-name="T526">H</text:span>ází <text:span text:style-name="T526">se na ni stejně</text:span>, jen si místo Síly počítáš Duši a místo bonusu za štít si přičteš bonus za kouzlo.</text:p>
      <text:h text:style-name="Heading_20_3" text:outline-level="3">Popisování akcí</text:h>
      <text:p text:style-name="P131"><text:span text:style-name="T143">Při hře obvykle nemusíš </text:span><text:span text:style-name="T180">říkat</text:span><text:span text:style-name="T143">, jakou akci používáš, protože to je jasné z tvého popisu. Když řekneš: </text:span><text:span text:style-name="T98">„Zkusím ho obejít zleva a probodnout ho mečem“</text:span><text:span text:style-name="T160">, </text:span><text:span text:style-name="T143">tak to bude téměř určitě </text:span><text:span text:style-name="T74">útok</text:span><text:span text:style-name="T143">. Když řekneš:</text:span><text:span text:style-name="T160"> </text:span><text:span text:style-name="T98">„Chci mu zabránit, aby se kolem mě </text:span><text:span text:style-name="T99">protlačil</text:span><text:span text:style-name="T98"> do chodby“,</text:span><text:span text:style-name="T160"> </text:span><text:span text:style-name="T143">tak to je jasné</text:span><text:span text:style-name="T160"> </text:span><text:span text:style-name="T98">zabránění</text:span><text:span text:style-name="T160">.<text:line-break/><text:tab/></text:span><text:span text:style-name="T180">Dávejte si prostě pozor, abyste nezačali říkat vě</text:span><text:span text:style-name="T181">ty</text:span><text:span text:style-name="T180"> jako: </text:span><text:span text:style-name="T100">„V prvním kole udělám </text:span><text:span text:style-name="T127">‚</text:span><text:span text:style-name="T100">útok‘ a ve druhém ‚soustředění‘“</text:span><text:span text:style-name="T161">. </text:span><text:span text:style-name="T180">Akce jsou pomůcka, jak vyhodnotit, co se stane. </text:span><text:span text:style-name="T185">Jejich jména by ale </text:span><text:span text:style-name="T180">při hře </text:span><text:span text:style-name="T185">měla</text:span><text:span text:style-name="T180"> zaznít, </text:span><text:span text:style-name="T186">jen když</text:span><text:span text:style-name="T180"> si potřebujete vyjasnit, co někdo svým popisem myslel.</text:span></text:p>
      <text:h text:style-name="Heading_20_3" text:outline-level="3"><text:soft-page-break/>Akce <text:span text:style-name="T226">proti</text:span> více cílů<text:span text:style-name="T226">m</text:span></text:h>
      <text:p text:style-name="P69">Když chceš v jednom kole svou akcí ovlivnit více cílů (například když chceš mečem zasáhnout víc protivníků), tak si k hodu počítáš postih rovný počtu cílů.</text:p>
      <text:list xml:id="list56495453" text:style-name="L25">
        <text:list-item>
          <text:p text:style-name="P330"><text:span text:style-name="T233">Ty h</text:span>ází<text:span text:style-name="T232">š</text:span> jen jednou, každý cíl s<text:span text:style-name="T233">i hází</text:span> zvlášť.</text:p>
        </text:list-item>
        <text:list-item>
          <text:p text:style-name="P331"><text:span text:style-name="T369">Musí to jít udělat</text:span> – nemůžeš například <text:span text:style-name="T370">kuší v jednom kole</text:span> zasáhnout dva cíle, <text:span text:style-name="T370">protože po výstřelu musíš nabít, což je další akce</text:span>.</text:p>
        </text:list-item>
      </text:list>
      <text:p text:style-name="P71"><text:span text:style-name="T529">Tento postih se nevztahuje na akce s plošným účinkem (</text:span><text:span text:style-name="T162">například </text:span><text:span text:style-name="T163">na </text:span><text:span text:style-name="T162">hození zápalné lahve</text:span><text:span text:style-name="T144">) </text:span><text:span text:style-name="T162">ani na kouzla, která zasáhnou víc cílů</text:span><text:span text:style-name="T529">.</text:span></text:p>
      <text:h text:style-name="Heading_20_3" text:outline-level="3">Pořadí vyhodnoc<text:span text:style-name="T382">ení akcí</text:span></text:h>
      <text:p text:style-name="P474"><text:span text:style-name="T608">Hod na akci určuje jak její výsledek, tak kdy se stane.</text:span></text:p>
      <text:list xml:id="list2750928118" text:style-name="L84">
        <text:list-item>
          <text:p text:style-name="P475"><text:span text:style-name="T609">Akce se vyhodnocují v pořadí od nejvyššího výsledku hodu k nejnižšímu.</text:span></text:p>
        </text:list-item>
      </text:list>
      <text:list xml:id="list1909572485" text:style-name="L26">
        <text:list-item>
          <text:p text:style-name="P332">V případě rovnosti hodů proběhnou současně.</text:p>
        </text:list-item>
      </text:list>
      <text:p text:style-name="Example_20_Header">Příklad:</text:p>
      <text:p text:style-name="P225">Vzpomeň si na úvodní příklad boje: kovář Gorondar v něm bojoval s orkem a gobliním šamanem. Gorondar měl na útok 9, ork 7 a šaman 9. Gorondar a šaman <text:span text:style-name="T610">hodili stejně, takže jejich</text:span> akce proběhla současně – šaman zranil Gorondara kouzlem zrovna když Gorondar praštil orka kladivem.</text:p>
      <text:p text:style-name="P139">Když je v boji hodně postav a protivníků, tak se obvykle „shluknou“ do menších skupinek podle toho, kdo na koho používá svou akci. <text:span text:style-name="T546">Když by třeba v příkladu s Gorondarem v místnosti bylo víc postav a goblinů, ale nikdo z nich by nedělal akci proti Gorondarovi a jeho soupeřům, tak by pořád bylo možné vyhodnotit Gorondara a jeho protivníky samostatně.</text:span></text:p>
      <text:list xml:id="list2525817672" text:style-name="L27">
        <text:list-item>
          <text:p text:style-name="P333"><text:soft-page-break/>Když někdo dostane v průběhu vyhodnocení postih a jeho akce se vyhodnocuje až potom, tak si <text:span text:style-name="T611">ho</text:span> musí započítat.</text:p>
          <text:list>
            <text:list-item>
              <text:p text:style-name="P476"><text:span text:style-name="T611">P</text:span>ostih m<text:span text:style-name="T611">ůže</text:span> dokonce změnit pořadí vyhodnocení následující<text:span text:style-name="T611">c</text:span>h akcí.</text:p>
            </text:list-item>
          </text:list>
        </text:list-item>
        <text:list-item>
          <text:p text:style-name="P335">To samé platí, když se <text:span text:style-name="T547">někomu změní</text:span> situace.</text:p>
          <text:list>
            <text:list-item>
              <text:p text:style-name="P334">Když <text:span text:style-name="T547">jsi</text:span> chtěl například někoho pronásledovat, <text:span text:style-name="T547">ale těsně předtím tě někdo srazil k zemi</text:span>, tak se <text:span text:style-name="T547">ti</text:span> prchajícího dohnat nepodaří <text:span text:style-name="T612">nehledě na to, kolik jsi hodil</text:span>.</text:p>
            </text:list-item>
            <text:list-item>
              <text:p text:style-name="P336">Když je někdo ranou vyřazen, jeho následný útok vůbec ne<text:span text:style-name="T613">proběhne</text:span>, <text:span text:style-name="T530">protože vyřazený nemůže bojovat</text:span>.</text:p>
            </text:list-item>
          </text:list>
        </text:list-item>
        <text:list-item>
          <text:p text:style-name="P337">Když dvě akce proběhnou současně (při rovnosti hodů), vzájemně se neovlivní (když jedna akce nadělí postihy nebo změní situaci, při vyhodnocení té druhé se nepočítají).</text:p>
          <text:p text:style-name="P226">V úvodním příkladu boje tedy sice Gorondar dostal od šamana vážné zranění, ale protože jeho akce proběhla současně, tak na orka útočil, jako kdyby zraněn nebyl.</text:p>
        </text:list-item>
      </text:list>
      <text:h text:style-name="P180" text:outline-level="3">Boj na dálku</text:h>
      <text:p text:style-name="P141">Při boji na dálku, ať už střelnou zbraní, vrhací zbraní, kouzlem, nebo čímkoliv jiným si počítáš postih podle vzdálenosti cíle:</text:p>
      <text:list xml:id="list2055439257" text:style-name="L28">
        <text:list-item>
          <text:p text:style-name="P345">Kontaktní nebo krátká: <text:span text:style-name="T74">bez postihu</text:span></text:p>
        </text:list-item>
        <text:list-item>
          <text:p text:style-name="P345">Střední: <text:span text:style-name="T74">postih -1</text:span></text:p>
        </text:list-item>
        <text:list-item>
          <text:p text:style-name="P345">Dlouhá: <text:span text:style-name="T74">postih -2</text:span></text:p>
        </text:list-item>
      </text:list>
      <text:h text:style-name="P235" text:outline-level="4"><text:soft-page-break/>Munice</text:h>
      <text:p text:style-name="P133">Munici si počítej, jen když máš od nějakého druhu méně než 10 nábojů (šípů, šipek, vrhacích nožů, apod.). Když máš víc, tak prostě předpokládáme, že si j<text:span text:style-name="T614">e</text:span> po boji posbíráš, případně doplníš ve městě.<text:line-break/><text:tab/><text:span text:style-name="T552">Netýká se to drahé nebo vzácné munice, která se při útoku spotřebuje: Různé granáty, jedy, magické flakóny a podobně si vždycky počítej.</text:span></text:p>
      <text:h text:style-name="Heading_20_2" text:outline-level="2"><text:bookmark-start text:name="__RefHeading___Toc2529_690236890"/>Obrana<text:bookmark-end text:name="__RefHeading___Toc2529_690236890"/></text:h>
      <text:p text:style-name="P347">Na obranu házel Gorondar v úvodním příkladu boje proti kouzlu gobliního šamana. Řekli jsme si, že to je proto, že na něj nedosáhne svým mečem – to byla ale pravda jen částečně. Ve skutečnosti si házel na obranu, protože goblina neovlivňoval svou akcí. Když by totiž goblin byl v dosahu Gorondarova kladiva, ale <text:span text:style-name="T615">on</text:span> se stejně rozhodl praštit orka, pořád by si proti goblinovi házel na obranu.<text:line-break/><text:tab/>Souvisí to s pravidlem <text:span text:style-name="T74">akce proti více cílům</text:span>: Kdyby chtěl <text:span text:style-name="T615">Gorondar</text:span> praštit <text:span text:style-name="T615">orka i goblina</text:span> (s postihem -2 za útok na 2 cíle), tak by si proti šamanovi neházel na obranu, ale normálně na útok.</text:p>
      <text:list xml:id="list1805874910" text:style-name="L29">
        <text:list-item>
          <text:p text:style-name="P346">Obrana není akce, <text:span text:style-name="T616">ale</text:span> součást toho, co <text:span text:style-name="T616">v kole</text:span> děláš.</text:p>
          <text:list>
            <text:list-item>
              <text:p text:style-name="P477">Na každou obranu se ale hází zvlášť.</text:p>
            </text:list-item>
          </text:list>
        </text:list-item>
      </text:list>
      <text:p text:style-name="P140">Všimni si <text:span text:style-name="T617">také</text:span>, že to, jestli se bráníš „útokem“, nebo jestli si házíš na obranu, má vliv na to, jakou si počítáš vlastnost a jestli si můžeš započítat bonus za zbraň: Kdyby Gorondar na goblina útočil kladivem, tak si počítá Sílu a bonus za zbraň. Když se ale kouzlu <text:span text:style-name="T618">musel</text:span> snaži<text:span text:style-name="T618">t</text:span> uhnout, <text:span text:style-name="T618">protože útočil na orka a ne na goblina,</text:span> počítal si Finesu a bonus za kladivo si přičíst nemohl.</text:p>
      <text:h text:style-name="Heading_20_3" text:outline-level="3"><text:soft-page-break/>Nehybný cíl</text:h>
      <text:p text:style-name="P132">Když se cíl nemůže hýbat, například proto, že je pevně svázaný, je v bezvědomí, nebo je to třeba nehybný sloup, na obranu si hází 0 + k6 <text:span text:style-name="T549">a nepočítá si žádné postihy ani bonusy</text:span>.</text:p>
      <text:h text:style-name="Heading_20_3" text:outline-level="3">Nejhorší možná obrana je nulová</text:h>
      <text:p text:style-name="P348">Aktivní obrana nemůže být horší než žádná obrana.</text:p>
      <text:list xml:id="list763758332" text:style-name="L30">
        <text:list-item>
          <text:p text:style-name="P349">Když máš tak velké postihy, že bys měl na obranu házet méně než 0 + k6, počítáš si místo toho 0 + k6.</text:p>
        </text:list-item>
      </text:list>
      <text:h text:style-name="Heading_20_2" text:outline-level="2">Kdy se počítá jaká vlastnost</text:h>
      <text:p text:style-name="P142">Jakou vlastnost si počítáš se kterou zbraní <text:span text:style-name="T554">nebo kouzlem</text:span> je napsáno v deníku postavy případně <text:span text:style-name="T619">na</text:span> <text:span text:style-name="T554">kartě tohoto kouzla nebo zbraně</text:span>.</text:p>
      <text:list xml:id="list553584243" text:style-name="L31">
        <text:list-item>
          <text:p text:style-name="P350">Na obranu proti útoku zblízka se hází stejně jako na útok zbraní (včetně bonusu za zbraň), ale nemůžeš protivníka zranit.</text:p>
        </text:list-item>
      </text:list>
      <text:h text:style-name="P207" text:outline-level="2">Výhody a nevýhody</text:h>
      <text:p text:style-name="P144">Při určování výhod a nevýhod dejte pozor, ať tu samou věc ne<text:span text:style-name="T558">počítáte</text:span> dvakrát – <text:span text:style-name="T559">za jednu okolnost </text:span>je vždycky buď výhoda pro jednu stranu nebo nevýhoda pro druhou, nikdy obojí najednou.<text:line-break/><text:tab/><text:span text:style-name="T620">Svoje výhody si hlídej sám, ulehčíš tím Pánovi jeskyně práci. Říkej ale vždycky nahlas, jaké si počítáš – měli by s tím souhlasit ostatní hráči. Konečné slovo má Pán jeskyně.</text:span></text:p>
      <text:h text:style-name="Heading_20_3" text:outline-level="3"><text:soft-page-break/><text:span text:style-name="T620">P</text:span>říklady výhod a nevýhod</text:h>
      <text:p text:style-name="P478">Seznam výhod a nevýhod není v žádném případě konečný – <text:span text:style-name="T621">kreativita je smyslem hry. Zde jsou pouze příklady těch nejčastějších:</text:span></text:p>
      <text:list xml:id="list165525631" text:style-name="L32">
        <text:list-item>
          <text:p text:style-name="P353">Útok do zad</text:p>
          <text:list>
            <text:list-item>
              <text:p text:style-name="P353"><text:span text:style-name="T622">+1 pro útočníka</text:span></text:p>
            </text:list-item>
            <text:list-item>
              <text:p text:style-name="P352">Obvykle když někdo utíká z boje.</text:p>
            </text:list-item>
          </text:list>
        </text:list-item>
        <text:list-item>
          <text:p text:style-name="P353">Obklíčení</text:p>
          <text:list>
            <text:list-item>
              <text:p text:style-name="P353"><text:span text:style-name="T622">+1 pro útočníka</text:span></text:p>
            </text:list-item>
            <text:list-item>
              <text:p text:style-name="P351">Na obklíčení protivníka musíte mít prostor. Když ustoupí <text:span text:style-name="T560">zády ke stěně nebo</text:span> do rohu, máte smůlu.</text:p>
            </text:list-item>
            <text:list-item>
              <text:p text:style-name="P351">Výhodu si počítá jen ten, na koho protivník necílí svou akci. <text:span text:style-name="T561">T</text:span>akže když například bojujete dva proti jednomu, tak výhodu si může započítat vždy jen jeden z vás. <text:span text:style-name="T561">Pokud protivník použije akci proti více cílům, tak nemáte výhodu vůbec.</text:span></text:p>
            </text:list-item>
          </text:list>
        </text:list-item>
      </text:list>
      <text:list xml:id="list1661462896" text:style-name="L33">
        <text:list-item>
          <text:p text:style-name="P356"><text:span text:style-name="T622">Viditelnost</text:span></text:p>
          <text:list>
            <text:list-item>
              <text:p text:style-name="P357"><text:span text:style-name="T624">-1 v</text:span> noci pod hvězdami, nebo když je lucerna daleko od tebe</text:p>
            </text:list-item>
            <text:list-item>
              <text:p text:style-name="P357"><text:span text:style-name="T624">-2 v úplné tmě, nebo třeba se zavázanýma očima</text:span></text:p>
              <text:list>
                <text:list-item>
                  <text:p text:style-name="P358"><text:span text:style-name="T623">Když nevidíš vůbec nic, tak </text:span>samozřejmě <text:span text:style-name="T623">také</text:span> nemůžeš vůbec útočit, pokud nemáš nějaké vodítko, kde protivník je (udělal nějaký hluk, zaútočil na tebe, apod.).</text:p>
                </text:list-item>
              </text:list>
              <text:p text:style-name="P356"><text:soft-page-break/>Pozor na to, že tma <text:span text:style-name="T566">j</text:span>e obvykle <text:span text:style-name="T566">pro</text:span> všechny stejně, <text:span text:style-name="T562">takže</text:span> nevýhodu si pak nepočítá nikdo. <text:span text:style-name="T563">Nev</text:span>ýhoda <text:span text:style-name="T567">s</text:span>e <text:span text:style-name="T567">počítá</text:span> pouze v případě, že jedna strana vidí (třeba nějakým kouzlem) <text:span text:style-name="T563">a druhá ne</text:span>, nebo třeba když ze tmy střílíš na někoho, kdo nese lucernu.</text:p>
            </text:list-item>
          </text:list>
        </text:list-item>
        <text:list-item>
          <text:p text:style-name="P355"><text:span text:style-name="T555">K</text:span>ryt</text:p>
          <text:list>
            <text:list-item>
              <text:p text:style-name="P356">Za částečný kryt je výhoda (+1), když vykukuješ zpoza rohu, tak dokonce velká výhoda (+2).</text:p>
            </text:list-item>
          </text:list>
        </text:list-item>
        <text:list-item>
          <text:p text:style-name="P354"><text:span text:style-name="T556">O</text:span>btížný terén</text:p>
          <text:list>
            <text:list-item>
              <text:p text:style-name="P356">Při boji v bahně, písku nebo v mělké vodě, když protivník stojí na pevné zemi, máš nevýhodu (-1). Když jsi po ramena ve vodě <text:span text:style-name="T564">(a protivník ne)</text:span>, máš velkou nevýhodu <text:span text:style-name="T564">(-2)</text:span>.</text:p>
            </text:list-item>
          </text:list>
        </text:list-item>
        <text:list-item>
          <text:p text:style-name="P355">Naložení</text:p>
          <text:list>
            <text:list-item>
              <text:p text:style-name="P359">Když máš na sobě svou obvyklou výzbroj a výbavu v torně, bojuješ bez nevýhody.</text:p>
            </text:list-item>
            <text:list-item>
              <text:p text:style-name="P359">Nevýhodu (-1) si počítáš, až když neseš <text:span text:style-name="T557">třeba </text:span>truhlu na rameni, několik zbraní, další zbroj v pytli a podobně.</text:p>
            </text:list-item>
            <text:list-item>
              <text:p text:style-name="P359">Když něco vlečeš, nebo máš třeba přes rameno svého parťáka, počítáš si velkou nevýhodu (-2).</text:p>
            </text:list-item>
          </text:list>
        </text:list-item>
      </text:list>
      <text:p text:style-name="P145">Za překvapení se nedává výhoda, ale bonus za přípravu (viz akce <text:span text:style-name="T74">příprava</text:span>).</text:p>
      <text:h text:style-name="P208" text:outline-level="2"><text:soft-page-break/>Zranitelnost nestvůr</text:h>
      <text:p text:style-name="P148"><text:span text:style-name="T568">N</text:span><text:span text:style-name="T60">ěkteré nestvůry může být obtížné nebo dokonce i nemožné zranit určitými druhy útoků. Bodat nebo střílet do kostlivce například nejspíš nebude mít moc velký účinek a pokoušet se spálit ohnivého elementála nemá vůbec žádnou naději na úspěch.</text:span></text:p>
      <text:h text:style-name="Heading_20_2" text:outline-level="2"><text:bookmark-start text:name="__RefHeading___Toc1607_1936223890"/>Jed<text:span text:style-name="T571">y</text:span><text:bookmark-end text:name="__RefHeading___Toc1607_1936223890"/></text:h>
      <text:p text:style-name="P23"><text:span text:style-name="T389">Jedy nepůsobí okamžitě. U každého trvá různě dlouho, než se otrava projeví</text:span>. <text:span text:style-name="T386">Této době říkáme </text:span><text:span text:style-name="T101">latence</text:span><text:span text:style-name="T384">.</text:span></text:p>
      <text:list xml:id="list2988563097" text:style-name="L35">
        <text:list-item>
          <text:p text:style-name="P362"><text:span text:style-name="T572">V průběhu</text:span> <text:span text:style-name="T74">latence</text:span> nemá jed žádný účinek, <text:span text:style-name="T572">ale otrávený</text:span> začne pociťovat <text:span text:style-name="T74">příznaky</text:span> <text:span text:style-name="T387">otravy. P</text:span>odle nich j<text:span text:style-name="T572">de</text:span> poznat, o jaký jed se jedná.</text:p>
        </text:list-item>
        <text:list-item>
          <text:p text:style-name="P363">Po skončení <text:span text:style-name="T74">latence</text:span> <text:span text:style-name="T573">jed způsobí zranění.</text:span></text:p>
          <text:list>
            <text:list-item>
              <text:p text:style-name="P364">Hází se stejně jako jakýkoliv jiný <text:span text:style-name="T74">útok</text:span>, jed má svou vlastní sílu a zranění <text:span text:style-name="T631">(nepřičítá se žádná vlastnost, pouze hod k6)</text:span>.</text:p>
            </text:list-item>
            <text:list-item>
              <text:p text:style-name="P363"><text:span text:style-name="T573">Otrávený se brání hodem </text:span><text:span text:style-name="T136">Síla + k6</text:span><text:span text:style-name="T573">.</text:span></text:p>
              <text:list>
                <text:list-item>
                  <text:p text:style-name="P365">Od zranění jedem se neodečítá zbroj.</text:p>
                </text:list-item>
              </text:list>
            </text:list-item>
          </text:list>
        </text:list-item>
        <text:list-item>
          <text:p text:style-name="P364">Některé jedy místo vážného zranění <text:span text:style-name="T627">způsobují něco jiného</text:span>: Slepotu, paralýzu a podobně.</text:p>
          <text:list>
            <text:list-item>
              <text:p text:style-name="P364">Tento účinek nahrazuje vážné zranění. Nastane tedy pouze když jed způsobí větší zranění než je Síla otráveného.</text:p>
            </text:list-item>
            <text:list-item>
              <text:p text:style-name="P364"><text:span text:style-name="T74">Trvání</text:span> jedu říká, jak dlouho účin<text:span text:style-name="T628">e</text:span>k působí. Pokud jed pouze zraňuje, <text:span text:style-name="T74">trvání</text:span> uvedeno nemá. <text:span text:style-name="T629">Způsobené vážné zranění se léčí jako jakékoliv jiné</text:span>.</text:p>
            </text:list-item>
          </text:list>
        </text:list-item>
      </text:list>
      <text:p text:style-name="P480"><text:soft-page-break/>Některé jedy můžeš neutralizovat, když máš správné sérum, <text:span text:style-name="T633">kouzlo</text:span> nebo protijed.</text:p>
      <text:list xml:id="list3460836001" text:style-name="L86">
        <text:list-item>
          <text:p text:style-name="P481"><text:span text:style-name="T630">Když je jed neutralizován v době </text:span><text:span text:style-name="T137">latence</text:span><text:span text:style-name="T632">, tak vůbec nezačne působit a otrávenému se tedy nic nestane.</text:span></text:p>
        </text:list-item>
        <text:list-item>
          <text:p text:style-name="P481"><text:span text:style-name="T632">Neutralizace jiného než zraňujícího jedu po skončení </text:span><text:span text:style-name="T137">latence</text:span><text:span text:style-name="T632"> zruší jeho případný účinek ale nevrátí ztracenou kondici.</text:span></text:p>
        </text:list-item>
      </text:list>
      <text:list xml:id="list822143834" text:style-name="L85">
        <text:list-item>
          <text:p text:style-name="P479"><text:span text:style-name="T632">Neutralizovat zraňující jed po skončení </text:span><text:span text:style-name="T137">latence</text:span><text:span text:style-name="T632"> je zbytečné – jed už způsobil zranění, které je potřeba vyléčit jako každé jiné.</text:span></text:p>
        </text:list-item>
      </text:list>
      <text:p text:style-name="Example_20_Header">Příklad</text:p>
      <text:p text:style-name="Example">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Heading_20_2" text:outline-level="2"><text:bookmark-start text:name="__RefHeading___Toc9078_2234690082"/>Pád<text:bookmark-end text:name="__RefHeading___Toc9078_2234690082"/></text:h>
      <text:p text:style-name="P26"><text:span text:style-name="T259">Zranění pádem se hází jako ú</text:span>tok se silou 1 za každý metr pádu a zraněním podle toho, kam <text:span text:style-name="T260">padáš: od</text:span> <text:span text:style-name="T279">+</text:span>0 za měkkou lesní půdu <text:span text:style-name="T280">po</text:span> <text:span text:style-name="T279">+2</text:span> za nastražené bodce.</text:p>
      <text:list xml:id="list160854061671038" text:continue-list="list2988563097" text:style-name="L35">
        <text:list-item>
          <text:p text:style-name="P366">Brání se <text:span text:style-name="T634">hodem</text:span> <text:span text:style-name="T74">Fine</text:span><text:span text:style-name="T138">sa + k6</text:span>.</text:p>
        </text:list-item>
        <text:list-item>
          <text:p text:style-name="P366">Od zranění se odečítá zbroj.</text:p>
        </text:list-item>
      </text:list>
      <text:h text:style-name="Heading_20_2" text:outline-level="2"><text:soft-page-break/>Pasti</text:h>
      <text:p text:style-name="P482"><text:span text:style-name="T339">Při h</text:span>ledání a zneškodňování <text:span text:style-name="T640">pastí, nebo i při obyčejném průzkumu podzemí či otevírání dveří</text:span> <text:span text:style-name="T339">popisuj</text:span> <text:span text:style-name="T640">co mačkáš</text:span>, kam si <text:span text:style-name="T640">u toho</text:span> stoupá<text:span text:style-name="T235">š</text:span> a podobně. <text:span text:style-name="T235">Když při spuštění pasti nejsi v prostoru, který past zasáhne, nic se ti nestane. Když ale naopak uděláš to, co past spouští, tak si rovnou házíš na obranu.</text:span></text:p>
      <text:h text:style-name="Heading_20_3" text:outline-level="3"><text:bookmark-start text:name="__RefHeading___Toc1633_1936223890"/>Účinek pasti<text:bookmark-end text:name="__RefHeading___Toc1633_1936223890"/></text:h>
      <text:p text:style-name="P484">Při spuštění pasti <text:span text:style-name="T641">za ni Pán jeskyně</text:span> hází na <text:span text:style-name="T74">útok</text:span>:</text:p>
      <text:list xml:id="list3401951166" text:style-name="L87">
        <text:list-item>
          <text:p text:style-name="P485">Past má vlastní sílu a zranění. Nepřičítá se žádná vlastnost, jen hod k6.</text:p>
          <text:list>
            <text:list-item>
              <text:p text:style-name="P487">Pasti si nepočítají bonus za přípravu (ani když je nalíčí postava). Jediná výjimka je v případě, že do ní někdo oběť cíleně naláká<text:span text:style-name="T636">.</text:span></text:p>
            </text:list-item>
          </text:list>
        </text:list-item>
        <text:list-item>
          <text:p text:style-name="P485">Všichni zasažení si hází na obranu. Jakou si počítají vlastnost je vždy uvedeno v popisu pasti, obvykle to je Finesa.</text:p>
          <text:list>
            <text:list-item>
              <text:p text:style-name="P485">Pokud máš štít a dává smysl, že ti pomůže, můžeš se bránit Silou nebo Finesou a přičíst si za něj +1.</text:p>
            </text:list-item>
          </text:list>
        </text:list-item>
      </text:list>
      <text:h text:style-name="Heading_20_3" text:outline-level="3"><text:bookmark-start text:name="__RefHeading___Toc1635_1936223890"/>Líčení pastí<text:bookmark-end text:name="__RefHeading___Toc1635_1936223890"/></text:h>
      <text:p text:style-name="P483"><text:span text:style-name="T639">Když chceš nalíčit past,</text:span> <text:span text:style-name="T639">popiš</text:span>, jak bude vypadat, z čeho ji vyrábí<text:span text:style-name="T236">š</text:span> a <text:span text:style-name="T639">jak</text:span> se bude spouštět. Útok pasti <text:span text:style-name="T637">bude</text:span> stejný, jako by<text:span text:style-name="T197">s</text:span> útočil Finesou s použitím zbraně srovnatelného účinku.</text:p>
      <text:p text:style-name="Example_20_Header">Příklad</text:p>
      <text:p text:style-name="P233"><text:span text:style-name="T638">Máš Finesu 3 a vyrobíš</text:span> <text:span text:style-name="T198">improvizovanou</text:span> past z<text:span text:style-name="T199">e</text:span> svojí kuše, <text:span text:style-name="T638">která má 2/3</text:span>. <text:span text:style-name="T638">Tvoje p</text:span>ast bude mít <text:span text:style-name="T237">útok</text:span> <text:span text:style-name="T638">5/3 + k6.</text:span></text:p>
      <text:h text:style-name="Heading_20_2" text:outline-level="2"><text:bookmark-start text:name="__RefHeading___Toc1609_1936223890"/><text:soft-page-break/>Kondice <text:span text:style-name="T577">a zranění</text:span><text:bookmark-end text:name="__RefHeading___Toc1609_1936223890"/></text:h>
      <text:h text:style-name="Heading_20_3" text:outline-level="3">Fyzické a duševní zranění</text:h>
      <text:p text:style-name="P162"><text:span text:style-name="T333">Útoky, jako je třeba rána zbraní nebo popálení ohnivým kouzlem, způsobují </text:span><text:span text:style-name="T88">fyzické zranění</text:span><text:span text:style-name="T333">. Kouzla útočící na mysl nebo na duši a útoky nehmotných bytostí způsobují </text:span><text:span text:style-name="T74">duševní zranění</text:span>.</text:p>
      <text:p text:style-name="P167">Jednoduché pravidlo je:</text:p>
      <text:list xml:id="list3124548663" text:style-name="L36">
        <text:list-item>
          <text:p text:style-name="P367"><text:span text:style-name="T578">Když se bráníš Silou nebo Finesou, je to </text:span><text:span text:style-name="T131">fyzické zranění</text:span><text:span text:style-name="T578">.</text:span></text:p>
        </text:list-item>
        <text:list-item>
          <text:p text:style-name="P367"><text:span text:style-name="T578">Když se bráníš Duší, je to </text:span><text:span text:style-name="T131">duševní zranění</text:span><text:span text:style-name="T578">.</text:span></text:p>
        </text:list-item>
      </text:list>
      <text:h text:style-name="P181" text:outline-level="3">Kondice</text:h>
      <text:list xml:id="list1097173241" text:style-name="L37">
        <text:list-header>
          <text:p text:style-name="P488">Kondice říká, kolik zranění vydržíš.</text:p>
        </text:list-header>
        <text:list-item>
          <text:p text:style-name="P368"><text:span text:style-name="T282">Tvoje plná kondice je </text:span><text:span text:style-name="T132">Síla + 5</text:span><text:span text:style-name="T282">.</text:span></text:p>
        </text:list-item>
      </text:list>
      <text:h text:style-name="P194" text:outline-level="3">Vážná zranění</text:h>
      <text:p text:style-name="P369">Každé zranění sníží tvou kondici.</text:p>
      <text:list xml:id="list2831483297" text:style-name="L38">
        <text:list-item>
          <text:p text:style-name="P370">Když dostaneš fyzické zranění za víc, než je tvoje Síla, tak <text:span text:style-name="T581">máš </text:span>navíc <text:span text:style-name="T581">ještě</text:span> <text:span text:style-name="T74">vážné fyzické zranění</text:span>.</text:p>
        </text:list-item>
        <text:list-item>
          <text:p text:style-name="P371">Když dostaneš duševní zranění za víc, než je tvoje Duše, tak <text:span text:style-name="T581">máš </text:span>navíc <text:span text:style-name="T581">ještě</text:span> <text:span text:style-name="T74">vážné duševní zranění</text:span>.</text:p>
        </text:list-item>
      </text:list>
      <text:p text:style-name="P166"><text:span text:style-name="T582">Každé v</text:span>ážné zranění, ať už fyzické či duševní, se zapisuje zvlášť. <text:span text:style-name="T580">N</text:span>apříklad:</text:p>
      <text:list xml:id="list2200054646" text:style-name="L39">
        <text:list-item>
          <text:p text:style-name="P302"><text:span text:style-name="T579">h</text:span>luboká sečná rána na levé paži</text:p>
        </text:list-item>
        <text:list-item>
          <text:p text:style-name="P302"><text:span text:style-name="T579">h</text:span>alucinace</text:p>
        </text:list-item>
      </text:list>
      <text:p text:style-name="P169">Každé vážné zranění tě <text:span text:style-name="T582">také</text:span> nějak omezuje:</text:p>
      <text:list xml:id="list3267097923" text:style-name="L40">
        <text:list-item>
          <text:p text:style-name="P372"><text:soft-page-break/>Zraněnou končetinu nemůžeš pořádně používat.</text:p>
          <text:list>
            <text:list-item>
              <text:p text:style-name="P372">Když máš zraněnou ruku, nemůžeš s ní bojovat, jen s obtížemi budeš někam šplhat a podobně.</text:p>
            </text:list-item>
            <text:list-item>
              <text:p text:style-name="P372">Když máš zraněnou nohu, nemůžeš běhat, skákat a bude se ti hůř bojovat: V boji si počítáš nevýhodu (-1).</text:p>
            </text:list-item>
          </text:list>
        </text:list-item>
        <text:list-item>
          <text:p text:style-name="P372">Vážné zranění na těla nebo hlavy tě omezuje prakticky ve všem, co děláš. V boji si počítáš nevýhodu (-1).</text:p>
        </text:list-item>
        <text:list-item>
          <text:p text:style-name="P373"><text:span text:style-name="T583">Vážné</text:span> duševní zranění <text:span text:style-name="T583">mohou být</text:span> například halucinace, ztrát<text:span text:style-name="T583">a</text:span> paměti a podobně.</text:p>
          <text:list>
            <text:list-item>
              <text:p text:style-name="P374">Ne všechna vážná duševní zranění dávají nevýhodu, ale mohou, pokud to dává smysl.</text:p>
              <text:list>
                <text:list-item>
                  <text:p text:style-name="P374">Halucinace ti například v boji určitě nepomohou, takže s nimi budeš mít určitě nevýhodu (-1).</text:p>
                </text:list-item>
                <text:list-item>
                  <text:p text:style-name="P374">Ztráta paměti tě <text:span text:style-name="T584">nejspíš </text:span>v boji <text:span text:style-name="T584">moc omezovat nebude</text:span>, můžeš ale mít problém poznat, kdo je přítel a nepřítel.</text:p>
                </text:list-item>
              </text:list>
            </text:list-item>
          </text:list>
        </text:list-item>
      </text:list>
      <text:h text:style-name="P182" text:outline-level="3">Vyřazení</text:h>
      <text:p text:style-name="P151">Když tvoje kondice klesne na nulu nebo méně, jsi vyřazený.</text:p>
      <text:p text:style-name="P152">TODO: Hmm, to umírání, když nejsi v plusu, možná není tak dobrej nápad – vyřazení by bez pomoci znamenalo automaticky smrt.</text:p>
      <text:h text:style-name="P182" text:outline-level="3">Bezvědomí</text:h>
      <text:h text:style-name="P195" text:outline-level="3">Okamžitá smrt</text:h>
      <text:p text:style-name="P490"/>
      <text:h text:style-name="Heading_20_3" text:outline-level="3"><text:soft-page-break/><text:span text:style-name="T60">P</text:span><text:span text:style-name="T4">řidané zranění</text:span></text:h>
      <text:p text:style-name="P360"><text:span text:style-name="T4">Některá kouzla nebo magické předměty přidávají k útoku další zranění, například </text:span><text:span text:style-name="T569">bleskem</text:span><text:span text:style-name="T4"> za </text:span><text:span text:style-name="T70">3</text:span><text:span text:style-name="T4">kz </text:span><text:span text:style-name="T68">(tedy </text:span><text:span text:style-name="T70">tři</text:span><text:span text:style-name="T68"> </text:span><text:span text:style-name="T27">kostky zranění</text:span><text:span text:style-name="T68">)</text:span><text:span text:style-name="T4">.</text:span></text:p>
      <text:list xml:id="list1224607207" text:style-name="L34">
        <text:list-item>
          <text:p text:style-name="P338">Přidané zranění se přičítá pouze v případě zásahu, stejně jako obyčejné zranění.</text:p>
        </text:list-item>
        <text:list-item>
          <text:p text:style-name="P339">Od každé složky zranění se odečte zbroj <text:span text:style-name="T625">cíle proti příslušnému druhu zranění</text:span>.</text:p>
        </text:list-item>
        <text:list-item>
          <text:p text:style-name="P361"><text:span text:style-name="T4">Každ</text:span><text:span text:style-name="T61">á složka</text:span><text:span text:style-name="T4"> se zvlášť porovná se Silou (pokud je to </text:span><text:span text:style-name="T13">fyzické zranění</text:span><text:span text:style-name="T4">) nebo Duší </text:span><text:span text:style-name="T69">(pokud je to </text:span><text:span text:style-name="T28">duševní zranění</text:span><text:span text:style-name="T69">)</text:span><text:span text:style-name="T4"> cíle, jestli jde o vážné zranění. Rána s přidaným zraněním tedy může způsobit více vážných zranění.</text:span></text:p>
        </text:list-item>
        <text:list-item>
          <text:p text:style-name="P340">Každá složka se také zvlášť porovná s plnou kondicí cíle, jestli jde o <text:span text:style-name="T626">okamžitou</text:span> smrt.</text:p>
        </text:list-item>
      </text:list>
      <text:p text:style-name="Example_20_Header">Příklad</text:p>
      <text:p text:style-name="Example"><text:span text:style-name="T4">Gorondar útočí očarovaným kladivem na oživlou sochu. Kladivo má 1/2 a navíc při zásahu způsobí zranění </text:span><text:span text:style-name="T570">bleskem</text:span><text:span text:style-name="T4"> za 3kz. Socha je z kamene a je tedy těžké ji poškodit – má Zbroj 3. Je ovšem náchylná na drtivá zranění, proti Gorondarovu kladivu má Zbroj pouze 1.<text:line-break/><text:tab/>Gorondar ji přehodil o 3. Kladivo má zranění 2, celkem </text:span><text:span text:style-name="T70">tedy</text:span><text:span text:style-name="T4"> 5. Od </text:span><text:span text:style-name="T71">toho</text:span><text:span text:style-name="T4"> si socha odečte svou z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570">bleskem</text:span><text:span text:style-name="T4"> 2. Od toho si socha odečte svou zbroj proti </text:span><text:span text:style-name="T570">blesk</text:span><text:span text:style-name="T569">u</text:span><text:span text:style-name="T4">, což je 3. Přidaným zraněním tedy není vůbec poškozena. </text:span><text:span text:style-name="T72">Kdyby zraněna byla, tak by si toto číslo opět porovnala se svou Silou, jestli nejde o vážné zranění nebo smrt jednou ranou.</text:span></text:p>
      <text:p text:style-name="P168"/>
      <text:p text:style-name="P168">TODO: Vždycky nevýhoda?</text:p>
      <text:p text:style-name="P165">Když je přes Sílu (nebo Duši), tak je to navíc vážné zranění.</text:p>
      <text:list xml:id="list2430695538" text:style-name="L41">
        <text:list-item>
          <text:p text:style-name="P375"><text:soft-page-break/>Zapsat</text:p>
        </text:list-item>
        <text:list-item>
          <text:p text:style-name="P375">Omezuje</text:p>
        </text:list-item>
      </text:list>
      <text:p text:style-name="P150"/>
      <text:p text:style-name="P150"/>
      <text:p text:style-name="P161"><text:span text:style-name="T333">Útoky, jako je třeba rána zbraní nebo popálení ohnivým kouzlem, způsobují </text:span><text:span text:style-name="T88">fyzické zranění</text:span><text:span text:style-name="T333">. Kouzla útočící na mysl nebo na duši a útoky nehmotných bytostí způsobují </text:span><text:span text:style-name="T74">duševní zranění</text:span>.</text:p>
      <text:list xml:id="list3352385023" text:style-name="L42">
        <text:list-header>
          <text:p text:style-name="P489"><text:span text:style-name="T424">TODO: </text:span>Do kapitoly o zraněních přidat komentář, že nízkou kondici by hráč taky měl brát v úvahu.</text:p>
          <text:p text:style-name="P489"/>
        </text:list-header>
      </text:list>
      <text:list xml:id="list160854788009184" text:continue-list="list1097173241" text:style-name="L37">
        <text:list-item>
          <text:p text:style-name="P377"><text:span text:style-name="T282">Tvoje maximální kondice je (</text:span>Síla + <text:span text:style-name="T282">5)</text:span>.</text:p>
        </text:list-item>
      </text:list>
      <text:p text:style-name="P164"><text:span text:style-name="T282">K</text:span>dyž se ti zvýší nebo sníží Síla, <text:span text:style-name="T283">stejně se </text:span>změní <text:span text:style-name="T283">i tvoje maximální a také stávající kondice (změní se ti maximum, ale budeš stále zraněn za stejný počet bodů kondice)</text:span>.</text:p>
      <text:h text:style-name="P236" text:outline-level="4">Lehká a vážná zranění</text:h>
      <text:p text:style-name="P43">Když jsi <text:span text:style-name="T334">v případě fyzického útoku</text:span> <text:span text:style-name="T330">zraněn</text:span> za <text:span text:style-name="T298">stejně nebo méně</text:span> než je tvoje Síla, <text:span text:style-name="T334">nebo v případě duševního útoku za stejně nebo méně než je tvoje Duše,</text:span> j<text:span text:style-name="T298">de</text:span> o <text:span text:style-name="T86">lehké zranění</text:span><text:span text:style-name="T298">. Když za víc,</text:span> <text:span text:style-name="T298">jde o </text:span><text:span text:style-name="T86">vážné zranění</text:span>. <text:span text:style-name="T191">Každé </text:span><text:span text:style-name="T148">vážné zranění</text:span><text:span text:style-name="T191"> se zapisuje zvlášť spolu s tím, kde je a jak bylo způsobeno.</text:span></text:p>
      <text:p text:style-name="P170"><text:span text:style-name="T83">Příklad</text:span><text:span text:style-name="T89">y</text:span><text:span text:style-name="T83">:</text:span></text:p>
      <text:list xml:id="list160854562082665" text:continue-list="list2200054646" text:style-name="L39">
        <text:list-item>
          <text:p text:style-name="P228">Hluboká sečná rána na levé paži</text:p>
        </text:list-item>
        <text:list-item>
          <text:p text:style-name="P227">Halucinace</text:p>
        </text:list-item>
      </text:list>
      <text:p text:style-name="P43"><text:span text:style-name="T143">Lehké zranění</text:span> jen sníží tvoji kondici. <text:span text:style-name="T149">Vážné zranění</text:span><text:span text:style-name="T297"> sníží tvoji kondici, a navíc:</text:span></text:p>
      <text:list xml:id="list2583685885" text:style-name="L43">
        <text:list-item>
          <text:p text:style-name="P379"><text:soft-page-break/><text:span text:style-name="T331">Počítáš si nevýhodu na všechny hody, dokud není vyléčeno</text:span>.</text:p>
        </text:list-item>
        <text:list-item>
          <text:p text:style-name="P381"><text:span text:style-name="T332">Vážné fyzické z</text:span>ranění omezuje, co můžeš můžeš dělat.</text:p>
          <text:list>
            <text:list-item>
              <text:p text:style-name="P381">S vážně zraněnou nohou nebo břichem například nemůžeš běhat, s vážně zraněnou rukou asi těžko vyšplháš po laně.</text:p>
              <text:list>
                <text:list-item>
                  <text:p text:style-name="P382">Měl bys na to myslet sám, není úkolem Pána jeskyně ti to neustále připomínat.</text:p>
                </text:list-item>
              </text:list>
            </text:list-item>
          </text:list>
        </text:list-item>
        <text:list-item>
          <text:p text:style-name="P383">Vážné duševní zranění může mít různé <text:span text:style-name="T335">zvláštní</text:span> účinky:</text:p>
          <text:list>
            <text:list-item>
              <text:p text:style-name="P384">Halucinace</text:p>
            </text:list-item>
            <text:list-item>
              <text:p text:style-name="P384">Pán jeskyně ti bude čas od času popisovat věci, které neexistují.</text:p>
              <text:list>
                <text:list-item>
                  <text:p text:style-name="P385">Můžeš to hrát, jako kdyby byly skutečné, nebo se rozhodnout nevěřit vůbec ničemu.</text:p>
                </text:list-item>
              </text:list>
            </text:list-item>
            <text:list-item>
              <text:p text:style-name="P386">Stihomam</text:p>
              <text:list>
                <text:list-item>
                  <text:p text:style-name="P386"><text:span text:style-name="T336">V</text:span>idíš nebezpečí za každým rohem, <text:span text:style-name="T337">ničím si nejsi jistý.</text:span></text:p>
                </text:list-item>
                <text:list-item>
                  <text:p text:style-name="P388">Můžeš hrát strach, nebo třeba extrémní paranoiu.</text:p>
                </text:list-item>
              </text:list>
            </text:list-item>
            <text:list-item>
              <text:p text:style-name="P387">Ztráta paměti</text:p>
              <text:list>
                <text:list-item>
                  <text:p text:style-name="P389">Nevíš, kdo jsi, jak ses sem dostal, co tu děláš, kdo jsou ostatní.</text:p>
                </text:list-item>
                <text:list-item>
                  <text:p text:style-name="P390">Paměť se ti vrátí, až bude vážné zranění vyléčeno.</text:p>
                </text:list-item>
              </text:list>
            </text:list-item>
          </text:list>
        </text:list-item>
      </text:list>
      <text:p text:style-name="P51">To, že jsi zraněný, neznamená, že nemůžeš nic dělat. Znamená to jen, že to nepůjde tak jednoduše. Když budete například někam šplhat, mohou ti ostatní pomoci, nebo tě <text:span text:style-name="T340">třeba</text:span> vytáhnout na laně.</text:p>
      <text:h text:style-name="Heading_20_3" text:outline-level="3"><text:bookmark-start text:name="__RefHeading___Toc4420_445933958"/><text:soft-page-break/>Vyřazení <text:span text:style-name="T189">a bezvědomí</text:span><text:bookmark-end text:name="__RefHeading___Toc4420_445933958"/></text:h>
      <text:p text:style-name="P44">Když tv<text:span text:style-name="T281">oje</text:span> aktuální <text:span text:style-name="T281">kondice</text:span> klesne na <text:span text:style-name="T194">nulu</text:span> nebo méně, jsi vyřazený. Nejsi schopen <text:span text:style-name="T190">boje, můžeš se pouze plazit a mluvit zvládneš jen potichu, pomalu a s obtížemi.</text:span></text:p>
      <text:list xml:id="list769630100" text:style-name="L44">
        <text:list-item>
          <text:p text:style-name="P391">Když se musíš bránit, počítáš si velkou nevýhodu.</text:p>
        </text:list-item>
      </text:list>
      <text:p text:style-name="P45">Když <text:span text:style-name="T295">máš víc kondice v záporu, než je tvoje</text:span> <text:span text:style-name="T295">Síla</text:span>, jsi v bezvědomí.</text:p>
      <text:list xml:id="list2872784943" text:style-name="L45">
        <text:list-item>
          <text:p text:style-name="P392">Nemůžeš se vůbec bránit. Tvoje obrana je 0 + k6.</text:p>
        </text:list-item>
      </text:list>
      <text:h text:style-name="P183" text:outline-level="3"><text:bookmark-start text:name="__RefHeading___Toc3092_3000536483"/>Okamžitá smrt<text:bookmark-end text:name="__RefHeading___Toc3092_3000536483"/></text:h>
      <text:p text:style-name="P75">Když jsi jednou ranou zraněn za víc, než je tvoje maximální kondice, na místě umíráš. Platí to i pro duševní zranění. V tomto případě se nehází na přežití.</text:p>
      <text:h text:style-name="Heading_20_4" text:outline-level="4">Nesmrtící útok</text:h>
      <text:p text:style-name="P74">Když <text:span text:style-name="T380">chceš</text:span> protivníka <text:span text:style-name="T380">dostat živého, můžeš záměrně cílit na na místa, kde ho rána vyřadí, ale nezabije.</text:span></text:p>
      <text:list xml:id="list643339882" text:style-name="L46">
        <text:list-item>
          <text:p text:style-name="P393">Při nesmrtícím útoku si počítáš nevýhodu (-1). Tvůj zásah stále může způsobit vážné zranění, ale nikoliv okamžitou smrt.</text:p>
        </text:list-item>
      </text:list>
      <text:h text:style-name="Heading_20_4" text:outline-level="4">Omračující zbra<text:span text:style-name="T381">ně a kouzla</text:span></text:h>
      <text:p text:style-name="P73">Některé zbraně, jako třeba obušek, a některá kouzla, nemohou způsobit <text:span text:style-name="T74">vážné zranění</text:span> ani <text:span text:style-name="T74">okamžitou smrt</text:span>. Zásah takovou zbraní nebo kouzlem způsobí vždy lehké zranění.</text:p>
      <text:h text:style-name="P184" text:outline-level="3"><text:bookmark-start text:name="__RefHeading___Toc1617_1936223890"/><text:soft-page-break/>Hod na přežití<text:bookmark-end text:name="__RefHeading___Toc1617_1936223890"/></text:h>
      <text:p text:style-name="P149">TODO: Zrušit. Bude se to porovnávat se Silou (bude tam pořád čas na doléčení, ale jak jsi delší dobu pod –Sílu, tak konečná).<text:line-break/><text:tab/><text:span text:style-name="T576">Nebo to přidrsnit ještě víc – můžeš jít do záporu, ale když se delší dobu nedostaneš do plusu, jsi tuhoň. Asi to pořád funguje i s bezvědomím pod (-Sílu). Léčení pořád zvládne vytáhnout docela dost.</text:span></text:p>
      <text:p text:style-name="P17">Kdykoliv <text:span text:style-name="T287">tvoje kondice klesne pod nulu</text:span>, hrozí ti smrt. <text:span text:style-name="T288">Pokud ti do několika minut nikdo nepomůže,</text:span> <text:span text:style-name="T192">musíš si hodit na Sílu:</text:span></text:p>
      <text:list xml:id="list3645661384" text:style-name="L47">
        <text:list-item>
          <text:p text:style-name="P394">Když ti padne více než <text:span text:style-name="T234">kolik máš</text:span> <text:span text:style-name="T286">kondice</text:span> <text:span text:style-name="T234">v záporu</text:span>, přežiješ.</text:p>
        </text:list-item>
        <text:list-item>
          <text:p text:style-name="P394">V opačném případě umíráš.</text:p>
        </text:list-item>
      </text:list>
      <text:p text:style-name="P136"><text:span text:style-name="T193">Jde o hod na vlastnost a</text:span> počítají <text:span text:style-name="T285">se k němu příslušné</text:span> postihy,<text:span text:style-name="T11"> </text:span><text:span text:style-name="T12">například</text:span> za případné vážné zranění <text:span text:style-name="T285">trupu nebo hlavy</text:span>. <text:span text:style-name="T338">Hází se vždy na Sílu nehledě na to, zda bylo zranění způsobeno fyzickým či duševním útokem.</text:span></text:p>
      <text:h text:style-name="Heading_20_2" text:outline-level="2">Léčení</text:h>
      <text:h text:style-name="P185" text:outline-level="3"><text:bookmark-start text:name="__RefHeading___Toc3094_3000536483"/>Ošetření zranění<text:bookmark-end text:name="__RefHeading___Toc3094_3000536483"/></text:h>
      <text:p text:style-name="P48">Ošetření zranění trvá několik minut.</text:p>
      <text:list xml:id="list3519370057" text:style-name="L48">
        <text:list-item>
          <text:p text:style-name="P395">Když musíš improvizovat (máš například jen čistou vodu a obvazy z roztrhané košile), nebo když se ošetřuješ sám a na zranění pořádně nedosáhneš, v<text:span text:style-name="T291">yléčí</text:span>š jen 1 bod kondice.</text:p>
        </text:list-item>
        <text:list-item>
          <text:p text:style-name="P396"><text:span text:style-name="T302">Když</text:span> máš léčitelské potřeby, vyléčíš 2 body kondice.<office:annotation office:name="__Annotation__2944_3000536483"><dc:creator>York </dc:creator><dc:date>2018-02-16T13:28:00.604000000</dc:date><loext:sender-initials>Y</loext:sender-initials><text:p text:style-name="P491"><text:span text:style-name="T642">Ošetření vrací fixní počet životů, protože to je jednodušší než házení.</text:span></text:p><text:p text:style-name="P491"><text:span text:style-name="T642"/></text:p><text:p text:style-name="P491"><text:span text:style-name="T642">Po zrušení dovedností už není nutný, aby léčitel léčil víc než neléčitel (ale šlo by samozřejmě říct, že vrací o 1 život víc). A není taky nutný, aby léčitel byl k něčemu, i když postavy mají k dispozici léčivá kouzla (o ta ostatně mohou přijít).</text:span></text:p></office:annotation> <text:span text:style-name="T300">Pokud byl před tím pacient ošetřen improvizovaně, tak mu doléčíš už jen jeden bod.</text:span></text:p>
        </text:list-item>
        <text:list-item>
          <text:p text:style-name="P397"><text:soft-page-break/>Ošetření vrací i kondici ztracenou duševním útokem, probíhá ale samozřejmě trochu jinak (uklidňující slova, podání alkohol, a podobně).</text:p>
        </text:list-item>
        <text:list-item>
          <text:p text:style-name="P398"><office:annotation office:name="__Annotation__2945_3000536483"><dc:creator>York </dc:creator><dc:date>2018-02-16T13:32:12.400000000</dc:date><loext:sender-initials>Y</loext:sender-initials><text:p text:style-name="P491"><text:span text:style-name="T642">Když ošetření vrací životy, tak nepotřebuju speciální pravidlo pro resuscitaci. Vrácení životů zvýší umírajícímu šanci na stabilizaci hodem na Sílu.</text:span></text:p></office:annotation>Pokud je kondice pacienta i po ošetření stále <text:span text:style-name="T289">pod nulou</text:span>, musí si hodit na Sílu, jestli přežije (viz <text:span text:style-name="T218">Hod na přežití</text:span>).<office:annotation-end office:name="__Annotation__2945_3000536483"/></text:p>
        </text:list-item>
      </text:list>
      <text:p text:style-name="P48"><text:span text:style-name="T301">Ošetřují se všechna zranění najednou</text:span>, nikoliv každé zvlášť.</text:p>
      <text:h text:style-name="Heading_20_4" text:outline-level="4">Ošetření otr<text:span text:style-name="T573">avy</text:span></text:h>
      <text:p text:style-name="P135">Pokud otráveného ošetříš před skončením <text:span text:style-name="T574">doby</text:span> <text:span text:style-name="T74">latence</text:span>, snížíš tím <text:span text:style-name="T388">dopředu</text:span> zranění, které mu jed následně způsobí, <text:span text:style-name="T385">čímž mu můžeš zachránit život:</text:span></text:p>
      <text:list xml:id="list2258591742" text:style-name="L49">
        <text:list-item>
          <text:p text:style-name="P399"><text:span text:style-name="T575">Pacient okamžitě umře, pouze pokud zranění způsobené jedem </text:span><text:span text:style-name="T224">po odečtení kondice vyléčené ošetřením</text:span><text:span text:style-name="T575"> přesáhne jeho Plnou kondici.</text:span></text:p>
        </text:list-item>
      </text:list>
      <text:h text:style-name="Heading_20_3" text:outline-level="3"><text:bookmark-start text:name="__RefHeading___Toc2693_920690617"/>Léčení zranění<text:bookmark-end text:name="__RefHeading___Toc2693_920690617"/></text:h>
      <text:list xml:id="list1663343370" text:style-name="L50">
        <text:list-item>
          <text:p text:style-name="P400">Po vydatném odpočinku se ti vrátí kondice na maximum, vážná zranění ale zůstávají.</text:p>
          <text:list>
            <text:list-item>
              <text:p text:style-name="P401">Takto se léčí veškerá ztracená kondice nehledě na to, jestli byla způsobena fyzickým či duševním útokem a jestli šlo o lehké nebo vážné zranění.</text:p>
            </text:list-item>
          </text:list>
        </text:list-item>
      </text:list>
      <text:list xml:id="list160854611416308" text:continue-list="list2583685885" text:style-name="L43">
        <text:list-item>
          <text:p text:style-name="P380"><text:span text:style-name="T284">Vážná zranění se přirozenou cestou l</text:span>éčí týdny až měsíce a je na to obvykle potřeba péče léčitele a klid na lůžku.</text:p>
          <text:list>
            <text:list-item>
              <text:p text:style-name="P402">Přetrvává pouze nevýhoda na všechny hody a herní důsledky zranění (nemožnost běhat, halucinace, atd.). Kondice ztracená v důsledku vážného zranění se ti vrátí po prvním vydatném odpočinku.</text:p>
            </text:list-item>
          </text:list>
        </text:list-item>
      </text:list>
      <text:h text:style-name="Heading_20_3" text:outline-level="3"><text:bookmark-start text:name="__RefHeading___Toc2695_920690617"/><text:soft-page-break/>Magická léčba<text:bookmark-end text:name="__RefHeading___Toc2695_920690617"/></text:h>
      <text:list xml:id="list2009831247" text:style-name="L51">
        <text:list-item>
          <text:p text:style-name="P403">Léčivá kouzla a lektvary léčí pouze ztracenou kondici, nikoliv vážná zranění.</text:p>
        </text:list-item>
      </text:list>
      <text:list xml:id="list2928888967" text:style-name="L52">
        <text:list-item>
          <text:p text:style-name="P404">Když na tebe někdo sešle <text:span text:style-name="T74">Hojivý rituál</text:span>, <text:span text:style-name="T292">nebo tě pomaže kouzelnou </text:span><text:span text:style-name="T85">Hojivou mastí</text:span><text:span text:style-name="T292">, </text:span>po nejbližším vydatném odpočinku <text:span text:style-name="T299">se ti kromě snížené kondice vyléčí</text:span> všechna vážná zranění.</text:p>
        </text:list-item>
      </text:list>
      <text:h text:style-name="Heading_20_4" text:outline-level="4">Záchrana života <text:span text:style-name="T290">léčivou magií</text:span></text:h>
      <text:list xml:id="list160853993504131" text:continue-list="list160854611416308" text:style-name="L43">
        <text:list-item>
          <text:p text:style-name="P405"><text:span text:style-name="T84">L</text:span><text:span text:style-name="T74">éčiv</text:span><text:span text:style-name="T84">ý</text:span><text:span text:style-name="T74"> lektvar</text:span> umírajícího zachrání automaticky.</text:p>
        </text:list-item>
        <text:list-item>
          <text:p text:style-name="P378"><text:span text:style-name="T635">Léčivé kouzlo vyléčí část ztracené kondice, čímž usnadní následný </text:span><text:span text:style-name="T219">Hod na přežití</text:span><text:span text:style-name="T296">. Hází se až několik minut poté, co umírajícího přestaneš ošetřovat nebo na něj sesílat léčivá kouzla, takže pokud budeš sesílání opakovat, záchrana je jen otázkou času.</text:span></text:p>
        </text:list-item>
      </text:list>
      <text:h text:style-name="Heading_20_1" text:outline-level="1"><text:bookmark-start text:name="__RefHeading___Toc6149_680752183"/>Magie<text:bookmark-end text:name="__RefHeading___Toc6149_680752183"/></text:h>
      <text:p text:style-name="P80"><text:span text:style-name="T242">K</text:span>dysi bývala <text:span text:style-name="T242">magie</text:span> běžná, <text:span text:style-name="T241">její tajemství jsou však už dávno zapomenuta. Jediné, co zbývá, jsou relikty dávných říší – magické předměty a knihy nebo svitky se zapsanými kouzly.</text:span></text:p>
      <text:p text:style-name="P13">Nový text:</text:p>
      <text:h text:style-name="P237" text:outline-level="4">Použití magických předmětů</text:h>
      <text:p text:style-name="P82">Karty se rámečkem s drobounkými stříbrnými runami představují magické předměty a kouzla. Když některá z postav holou rukou dotkne libovolného z těchto předmětů, ucítí jemné brnění.</text:p>
      <text:list xml:id="list1150021902" text:style-name="L54">
        <text:list-item>
          <text:p text:style-name="P414">Až se to poprvé stane, nezapomeň to hráčům popsat.</text:p>
        </text:list-item>
        <text:list-item>
          <text:p text:style-name="P415">Postavy takto poznají, jestli je libovolný předmět magický, musí se jej ale na to dotknout.</text:p>
        </text:list-item>
      </text:list>
      <text:p text:style-name="P83"><text:span text:style-name="T398">Předmět se následně pokusí s postavou</text:span> „sladit“. <text:span text:style-name="T405">Ta to může odmítnout, v tom případě se nic nestane. Když tomu nechá volný průběh, brnění se změní v příjemný, hřejivý pocit. Od té chvíle má postava předmět </text:span><text:span text:style-name="T104">připoutaný</text:span><text:span text:style-name="T405">.</text:span></text:p>
      <text:list xml:id="list3613189365" text:style-name="L55">
        <text:list-item>
          <text:p text:style-name="P416"><text:span text:style-name="T398">Připoutání předmětu zabere jedno kolo </text:span><text:span text:style-name="T103">soustředění</text:span><text:span text:style-name="T399">.</text:span></text:p>
        </text:list-item>
        <text:list-item>
          <text:p text:style-name="P417"><text:span text:style-name="T400">Na odpoutání stačí pomyslet (nestojí to akci)</text:span>.</text:p>
        </text:list-item>
      </text:list>
      <text:p text:style-name="P83">Některé předměty není možné připoutat. <text:span text:style-name="T406">Při dotyku se s postavou nepokusí sladit</text:span>.</text:p>
      <text:list xml:id="list1048619206" text:style-name="L56">
        <text:list-item>
          <text:p text:style-name="P418">Není možné připoutat předmět, který má již připoutaný někdo jiný.</text:p>
        </text:list-item>
        <text:list-item>
          <text:p text:style-name="P418">Připoutat také nejdou různé <text:span text:style-name="T401">magické</text:span> pasti, <text:span text:style-name="T401">očarované</text:span> truhly a podobně, které jsou „pořád aktivní“.</text:p>
        </text:list-item>
      </text:list>
      <text:p text:style-name="P87"><text:soft-page-break/>TODO: Předměty přestanou být připoutané, když postava umře (ale ne když usne nebo upadne do bezvědomí).</text:p>
      <text:h text:style-name="P238" text:outline-level="4">Jak postava pozná, co předmět dělá?</text:h>
      <text:p text:style-name="P84">Když si postava připoutá nějaký magický předmět <text:span text:style-name="T402">(včetně lektvarů a svitků s kouzly)</text:span>, tak tím také zjistí, jak se používá a co dělá. Můžeš tedy rovnou dát hráči <text:span text:style-name="T403">příslušnou</text:span> kartu <text:span text:style-name="T403">a pokud je to kouzlo, tak mu také vysvětlit, jak se sesílá (viz následující odstavec)</text:span>.</text:p>
      <text:list xml:id="list3922232957" text:style-name="L57">
        <text:list-item>
          <text:p text:style-name="P419">Některé magické předměty mají svou funkci utajenou, případně <text:span text:style-name="T404">o sobě</text:span> neprozradí úplně všechno. <text:span text:style-name="T404">Co dělají musí postavy zjistit jinak – například si to přečíst v nějaké staré knize.</text:span></text:p>
          <text:list>
            <text:list-item>
              <text:p text:style-name="P420"><text:span text:style-name="T407">Na kartě je pak napsáno například: </text:span><text:span text:style-name="T105">Magický předmět neznámé funkce</text:span><text:span text:style-name="T74">.</text:span></text:p>
            </text:list-item>
          </text:list>
        </text:list-item>
      </text:list>
      <text:p text:style-name="P55">Lektvary účinkují, i když nejsou připoutané. Připoutat ale jdou a postava tím zjistí, co lektvar dělá.</text:p>
      <text:h text:style-name="P237" text:outline-level="4">Sesílání kouzel</text:h>
      <text:p text:style-name="P81">Kouzlo je možné seslat pouze z připoutaného svitku. Sesílání zabere <text:span text:style-name="T397">jednu </text:span>minutu. Tím má postava kouzlo připravené a kdykoliv později jej může selat vyslovením zaklínací formule uvedené na kartě s kouzlem v jedné akci <text:span text:style-name="T74">soustředění</text:span>.</text:p>
      <text:p text:style-name="P13">Starý text:</text:p>
      <text:h text:style-name="P209" text:outline-level="2"><text:bookmark-start text:name="__RefHeading___Toc6151_680752183"/>Připoutání <text:span text:style-name="T254">magického</text:span> <text:span text:style-name="T247">předmětu</text:span><text:bookmark-end text:name="__RefHeading___Toc6151_680752183"/></text:h>
      <text:p text:style-name="P28"><text:span text:style-name="T238">A</text:span>bys mohl využít magické vlastnosti kouzeln<text:span text:style-name="T254">ého</text:span> předmět<text:span text:style-name="T254">u</text:span>, musíš si je<text:span text:style-name="T254">j</text:span> nejdřív připoutat. <text:span text:style-name="T278">V jednu chvíli můžeš mít připoutaných nejvýše tolik magických předmětů, kolik je tvoje úroveň.<text:line-break/><text:tab/>Není možné připoutat si předmět, který má připoutaný někdo jiný.</text:span></text:p>
      <text:h text:style-name="P239" text:outline-level="4"><text:soft-page-break/>Rituál připoutání</text:h>
      <text:p text:style-name="P29"><text:span text:style-name="T245">Připoutání předmětu vyžaduje minutu nepřerušeného </text:span><text:span text:style-name="T77">soustředění</text:span> (20 kol)<text:span text:style-name="T239">.</text:span></text:p>
      <text:h text:style-name="P239" text:outline-level="4"><text:span text:style-name="T246">O</text:span>dpoutání <text:span text:style-name="T246">předmětu</text:span></text:h>
      <text:p text:style-name="P30">Zrušení připoutání vyžaduje <text:span text:style-name="T240">vyžaduje jedno kolo </text:span><text:span text:style-name="T78">soustředění</text:span><text:span text:style-name="T240"> na každý předmět</text:span>. /* <text:span text:style-name="T408">Ne, protože pak by výměna předmětu za jiný nezabrala 1 kolo ale 2.</text:span> */</text:p>
      <text:h text:style-name="P210" text:outline-level="2"><text:bookmark-start text:name="__RefHeading___Toc6153_680752183"/>Kouzla<text:bookmark-end text:name="__RefHeading___Toc6153_680752183"/></text:h>
      <text:p text:style-name="P12">Nový text:</text:p>
      <text:p text:style-name="P12">/* <text:span text:style-name="T409">Asi to budu muset přepsat do 3. osoby, páč to říkám PJovi.</text:span> */</text:p>
      <text:p text:style-name="P79"><text:span text:style-name="T394">Abys mohl seslat kouzlo, musíš si nejprve připoutat svitek, na kterém je napsané. Na to se jej musíš dotknout a strávit jedno kolo </text:span><text:span text:style-name="T102">soustředěním</text:span><text:span text:style-name="T394">. Poté musíš celý text na svitku</text:span> <text:span text:style-name="T395">nahlas a srozumitelně</text:span> přečíst. <text:span text:style-name="T394">U jednoduchých kouzel to </text:span>zabere minutu, v případě rituálů to trvá déle. <text:span text:style-name="T394">Sesílání dokončíš tím, že nahlas a srozumitelně vyslovíš</text:span> zaklínací formuli, která je uvedená na kartě s kouzlem.<text:line-break/><text:tab/><text:span text:style-name="T396">Formuli ovšem n</text:span>e<text:span text:style-name="T394">musíš </text:span>vyslovit hned. <text:span text:style-name="T394">Kouzlo tedy můžeš mít „předseslané“ a kdykoliv později jej seslat vyslovením zaklínací formule, což vyžaduje jen jedno kolo </text:span><text:span text:style-name="T102">soustředění</text:span><text:span text:style-name="T394">.</text:span></text:p>
      <text:list xml:id="list3710753008" text:style-name="L58">
        <text:list-item>
          <text:p text:style-name="P421">Při vyslovení zaklínací formule nemusíš svitek držet, dokonce jej ani nemusíš mít u sebe (při připoutávání a čtení kouzla samozřejmě ano).</text:p>
        </text:list-item>
      </text:list>
      <text:p text:style-name="P78">Když chceš kouzlo seslat znovu, musíš opět přečíst celý text svitku. <text:span text:style-name="T393">Od druhé úrovně si budeš moci připoutat víc magických předmětů najednou, takže budeš moci mít předseslaných víc kouzel.</text:span></text:p>
      <text:p text:style-name="P12">Starý text:</text:p>
      <text:p text:style-name="P31"><text:soft-page-break/>Klíčem k <text:span text:style-name="T248">sesílání</text:span> kouzel je znalost jazyka, v němž je kouzlo sesláno. <text:span text:style-name="T248">Přeříkat text zaklínadla ovšem nestačí – magie není skryta ve slovech, ale ve svitku nebo grimoáru.<text:line-break/><text:tab/>K seslání kouzla je potřeba:</text:span></text:p>
      <text:list xml:id="list2391391389" text:style-name="L59">
        <text:list-item>
          <text:p text:style-name="P406">Držet svitek nebo grimoár, v němž je kouzlo zapsáno.</text:p>
        </text:list-item>
        <text:list-item>
          <text:p text:style-name="P407">Nahlas přečíst plné znění kouzla, nebo nahlas vyslovit <text:span text:style-name="T74">zaklínací formuli</text:span><text:span text:style-name="T143">, </text:span><text:span text:style-name="T145">nebo nejdříve kouzlo předseslat (tím dojde k připoutání předmětu s kouzlem) a poté vyslovit </text:span><text:span text:style-name="T80">zaklínací formuli</text:span>.</text:p>
        </text:list-item>
      </text:list>
      <text:h text:style-name="P186" text:outline-level="3">Seslání plným zněním</text:h>
      <text:p text:style-name="P32"><text:span text:style-name="T249">Přečíst celý text kouzla zabere zhruba minutu (20 kol)</text:span>. <text:span text:style-name="T249">Kouzlo tím není spotřebováno, opakovaným přečtením jej tedy můžeš seslat znovu.<text:line-break/><text:tab/>Pro seslání kouzla plným zněním je třeba znát jazyk i písmo, v němž je kouzlo napsáno.</text:span></text:p>
      <text:h text:style-name="P186" text:outline-level="3">Seslání zaklínací formulí</text:h>
      <text:p text:style-name="P33">Kouzla na svitcích mají obvykle na začátku uvedenu <text:span text:style-name="T74">zaklínací formuli</text:span>. Jejím prostřednictví je možné kouzlo seslat <text:span text:style-name="T251">v jedné</text:span> akci. <text:span text:style-name="T252">T</text:span>ím <text:span text:style-name="T252">je</text:span> ovšem spotřebováno – text ze svitku zmizí a magie z něj vyprchá. V ruce ti zůstane jen obyčejný kus starého papíru.<text:line-break/><text:tab/><text:span text:style-name="T250">K vyslovení zaklínací formule nemusíš znát jazyk a písmo kouzla, stačí, když tě ji někdo naučí.</text:span></text:p>
      <text:h text:style-name="P186" text:outline-level="3">Předseslání</text:h>
      <text:p text:style-name="P34">Poslední variantou, jak použít kouzlo, je předseslání. Probíhá stejně jako seslání plným zněním, efekt kouzla ale nenastane hned, ale až po vyslovení <text:span text:style-name="T74">zaklínací formule</text:span>.<text:line-break/><text:tab/><text:span text:style-name="T253">Předsesláním kouzla dojde k připoutání předmětu s kouzlem. </text:span><text:soft-page-break/><text:span text:style-name="T253">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tab/>Každé kouzlo můžeš mít připoutané či předseslané jen jednou. To například znamená, že když si připoutáš </text:span><text:span text:style-name="T81">Hůl ohně</text:span><text:span text:style-name="T253">, které umožňuje sesílat </text:span><text:span text:style-name="T81">Ohnivou kouli</text:span><text:span text:style-name="T253">, nemůžeš si současně předseslat </text:span><text:span text:style-name="T81">Ohnivou kouli</text:span><text:span text:style-name="T253"> ze svitku.</text:span></text:p>
      <text:h text:style-name="Heading_20_3" text:outline-level="3">Zraňující kouzla</text:h>
      <text:p text:style-name="P72">Jak<text:span text:style-name="T419">ou vlastností</text:span> se cíl brání, pokud tě neohrožuje, je vždy napsáno v popisu kouzla. Obecně platí, že:</text:p>
      <text:list xml:id="list207002661" text:style-name="L60">
        <text:list-item>
          <text:p text:style-name="P422">Kouzlům, před kterým<text:span text:style-name="T377">i</text:span> je možné uhnout (různé magické projektily a podobně), se brání Finesou, <text:span text:style-name="T376">případně s velkým štítem Silou</text:span>.</text:p>
        </text:list-item>
        <text:list-item>
          <text:p text:style-name="P423">Kouzlům, <text:span text:style-name="T378">před nimiž</text:span> uhnout <text:span text:style-name="T378">dost dobře nejde</text:span> (například <text:span text:style-name="T379">když </text:span>kouzlo přímo zapálí určený cíl), se odolává Silou.</text:p>
        </text:list-item>
        <text:list-item>
          <text:p text:style-name="P422">Kouzlům působícím na duši nebo na mysl a kouzlům způsobujícím duševní zranění se odolává Duší.</text:p>
        </text:list-item>
      </text:list>
      <text:h text:style-name="Heading_20_2" text:outline-level="2"><text:bookmark-start text:name="__RefHeading___Toc6155_680752183"/>Rituály<text:bookmark-end text:name="__RefHeading___Toc6155_680752183"/></text:h>
      <text:p text:style-name="P24"><text:span text:style-name="T143">Rituály </text:span><text:span text:style-name="T146">bývají</text:span><text:span text:style-name="T143"> zapsané v magických knihách, nebo na velmi dlouhých svitcích. K </text:span><text:span text:style-name="T147">úspěšnému</text:span><text:span text:style-name="T143"> provedení rituálu nestačí přečíst text, je třeba</text:span><text:span text:style-name="T147"> splnit následující podmínky:</text:span></text:p>
      <text:list xml:id="list3150372777" text:style-name="L61">
        <text:list-item>
          <text:p text:style-name="P276">Alespoň jeden z členů týmu musí znát jazyk a písmo rituálu. Tato osoba musí v průběhu rituálu držet svitek nebo knihu s rituálem.</text:p>
        </text:list-item>
        <text:list-item>
          <text:p text:style-name="P276"><text:soft-page-break/>Součet hodnocení Duše členů rituálu musí být stejný nebo větší než Síla rituálu.</text:p>
        </text:list-item>
        <text:list-item>
          <text:p text:style-name="P276">Je třeba přesně provést postup a použít všechny předepsané suroviny.</text:p>
        </text:list-item>
      </text:list>
      <text:p text:style-name="P25"><text:span text:style-name="T143">Rituály není možné </text:span><text:span text:style-name="T164">připravit</text:span><text:span text:style-name="T143"> ani seslat vyslovením </text:span><text:span text:style-name="T74">zaklínací formule</text:span><text:span text:style-name="T143">.</text:span></text:p>
      <text:h text:style-name="Heading_20_2" text:outline-level="2"><text:bookmark-start text:name="__RefHeading___Toc4422_445933958"/>Soustředění<text:bookmark-end text:name="__RefHeading___Toc4422_445933958"/></text:h>
      <text:p text:style-name="P27"><text:span text:style-name="T265">Některá kouzla, schopnosti či rituály vyžadují </text:span><text:span text:style-name="T82">soustředění</text:span><text:span text:style-name="T265">. V souboji je třeba použít stejnojmennou akci, což znamená, že ve stejném kole nemůžeš použít akci jinou (ani </text:span><text:span text:style-name="T82">soustředěnou obranu</text:span><text:span text:style-name="T265">). V průběhu soustředění se můžeš pohybovat nejvýše pomalou chůzí.<text:line-break/><text:tab/>Když ti někdo úspěšně </text:span><text:span text:style-name="T79">zabrání v akci</text:span><text:span text:style-name="T243">, tak ti tím zabrání v </text:span><text:span text:style-name="T79">soustředění</text:span><text:span text:style-name="T243"> už v tomto kole. Když tě někdo nebo něco v průběhu </text:span><text:span text:style-name="T79">soustředění</text:span><text:span text:style-name="T243"> úspěšně zasáhne (nemusí tě zranit, stačí, když přehodí tvůj hod ), tak tím tvé soustředění přeruší. V kole, kdy jsi zasažen, ještě </text:span><text:span text:style-name="T79">soustředění</text:span><text:span text:style-name="T243"> máš, v následujícím už ne.</text:span></text:p>
      <text:h text:style-name="P242" text:outline-level="1"><text:bookmark-start text:name="__RefHeading___Toc1637_1936223890"/>Úrov<text:span text:style-name="T417">ně</text:span><text:bookmark-end text:name="__RefHeading___Toc1637_1936223890"/></text:h>
      <text:p text:style-name="P18">V dávných ruinách jsou ukryté krystaly nabité <text:span text:style-name="T195">prastarou</text:span> mocí a věděním. <text:span text:style-name="T195">Každý takový krystal, jehož se dotkneš, tě trochu posílí – za každý získáš jeden bod moci. V jednom podzemí jich může být víc – vždy vycítíš, jestli někde poblíž ještě zbývá nějaký, kterého ses zatím nedotknul.</text:span></text:p>
      <text:list xml:id="list2816174638" text:style-name="L62">
        <text:list-item>
          <text:p text:style-name="P424">Pokaždé, když nasbíráš počet bodů <text:span text:style-name="T416">moci</text:span> rovný tvé stávající úrovni, postoupíš na další úroveň.</text:p>
          <text:list>
            <text:list-header>
              <text:p text:style-name="P229"><text:span text:style-name="T74">Příklad:</text:span> Přestup z první úrovně na druhou stojí jeden bod <text:span text:style-name="T416">moci</text:span>, ze druhé na třetí další dva body, atd.</text:p>
            </text:list-header>
          </text:list>
        </text:list-item>
        <text:list-item>
          <text:p text:style-name="P425">Přestup nastane okamžitě, jakmile <text:span text:style-name="T277">získáš poslední potřebný bod moci</text:span>.</text:p>
        </text:list-item>
      </text:list>
      <text:h text:style-name="Heading_20_2" text:outline-level="2"><text:bookmark-start text:name="__RefHeading___Toc1639_1936223890"/>P<text:span text:style-name="T375">o</text:span>stup na vyšší úroveň<text:bookmark-end text:name="__RefHeading___Toc1639_1936223890"/></text:h>
      <text:p text:style-name="P20">Při přestupu na novou úroveň si:</text:p>
      <text:list xml:id="list2160140543" text:style-name="L63">
        <text:list-item>
          <text:p text:style-name="P427">Zvyš jedn<text:span text:style-name="T419">u</text:span> <text:span text:style-name="T419">vlastnost</text:span> o jedna.</text:p>
          <text:list>
            <text:list-item>
              <text:p text:style-name="P426"><text:span text:style-name="T38">Rozdíl mezi nejvyšší a nejnižší </text:span><text:span text:style-name="T42">vlastností</text:span><text:span text:style-name="T38"> může být maximálně </text:span><text:span text:style-name="T40">3.</text:span></text:p>
            </text:list-item>
            <text:list-item>
              <text:p text:style-name="P426"><text:span text:style-name="T29">Z</text:span><text:span text:style-name="T31">výšení Síly zároveň zvýší tvůj aktuální i maximální počet životů o </text:span><text:span text:style-name="T38">1</text:span><text:span text:style-name="T31">.</text:span></text:p>
            </text:list-item>
            <text:list-item>
              <text:p text:style-name="P426"><text:span text:style-name="T30">N</text:span><text:span text:style-name="T39">ezapomeň si také přepočítat </text:span><text:span text:style-name="T41">bojová</text:span><text:span text:style-name="T39"> čísla, do kterých se t</text:span><text:span text:style-name="T43">ato vlatnost</text:span><text:span text:style-name="T39"> počítá.</text:span></text:p>
            </text:list-item>
          </text:list>
        </text:list-item>
        <text:list-item>
          <text:p text:style-name="P341">O 1 zvyš počet magických předmětů, které můžeš mít současně připoutané.</text:p>
        </text:list-item>
      </text:list>
      <text:h text:style-name="P243" text:outline-level="1"><text:bookmark-start text:name="__RefHeading___Toc3098_3000536483"/>Vedení hry<text:bookmark-end text:name="__RefHeading___Toc3098_3000536483"/></text:h>
      <text:p text:style-name="P98">Pokud je tohle tvoje první hra a nebudeš Pán jeskyně, tuhle kapitolu nečti. Připravil by ses tím o radost z objevování.</text:p>
      <text:p text:style-name="P99">TODO: Kreslení mapy (je lepší, když mapu kreslíš ty).</text:p>
      <text:h text:style-name="Heading_20_2" text:outline-level="2"><text:bookmark-start text:name="__RefHeading___Toc10375_38474947"/>Smrt hráčské postavy<text:bookmark-end text:name="__RefHeading___Toc10375_38474947"/></text:h>
      <text:p text:style-name="P50">Když umře někter<text:span text:style-name="T313">á</text:span> z postav, neznamená to pro jejího hráče konec hry. <text:span text:style-name="T306">Na začátku jsme si řekli, že postavy cítí, že s nimi není něco v pořádku. Tohle je jeden z projevů:</text:span></text:p>
      <text:list xml:id="list979829715" text:style-name="L64">
        <text:list-item>
          <text:p text:style-name="P428">Když umře hráčská postava, někde poblíž se někdo jiný ráno probudí s tím, že má kromě svých vzpomínek ještě vzpomínky <text:span text:style-name="T317">cizí</text:span>.</text:p>
        </text:list-item>
        <text:list-item>
          <text:p text:style-name="P433"><text:span text:style-name="T320">Dokud někdo poprvé neumře, tak o</text:span> tom, že se po smrti jejich vzpomínky přenesou na někoho jiného, postavy nevědí. Situaci, kdy <text:span text:style-name="T315">k nim poprvé</text:span> přijde někdo <text:span text:style-name="T315">cizí</text:span> a bude tvrdit, že se přece znají, určitě odehrajte, může to být docela zábavné. Když později umře někdo další, tak už <text:span text:style-name="T312">ale</text:span> asi všichni budou tušit, co to obnáší, takže <text:span text:style-name="T316">znovu</text:span> už to detailně odehrávat nemusíte.</text:p>
        </text:list-item>
      </text:list>
      <text:p text:style-name="P50">Herně to <text:span text:style-name="T318">znamená</text:span>, že si hráč vytvoří novou postavu, <text:span text:style-name="T322">ale nebude muset hrát, že si nepamatuje nic z toho, co zažily ty předchozí</text:span>.</text:p>
      <text:list xml:id="list2264772964" text:style-name="L65">
        <text:list-item>
          <text:p text:style-name="P429"><text:span text:style-name="T326">Tvorba probíhá</text:span> stejně jako na začátku hry, včetně <text:span text:style-name="T308">určení</text:span> nové startovní výbavy.</text:p>
        </text:list-item>
        <text:list-item>
          <text:p text:style-name="P430"><text:span text:style-name="T327">Nová postava by měla mít jiné povolání</text:span> než <text:span text:style-name="T307">ta</text:span> zesnulá.</text:p>
          <text:list>
            <text:list-item>
              <text:p text:style-name="P431"><text:soft-page-break/>Důvodem je, aby <text:span text:style-name="T304">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432">Nová postava <text:span text:style-name="T304">má</text:span> stejnou úroveň a získané zkušenosti <text:span text:style-name="T309">jako ta zesnulá</text:span>.</text:p>
          <text:list>
            <text:list-item>
              <text:p text:style-name="P432">Hráč si tedy <text:span text:style-name="T305">příslušně </text:span>zvýší <text:span text:style-name="T420">vlastnosti</text:span> <text:span text:style-name="T305">a</text:span> spočítá <text:span text:style-name="T305">si z nich</text:span> kondici a bojová čísla.</text:p>
            </text:list-item>
          </text:list>
        </text:list-item>
        <text:list-item>
          <text:p text:style-name="P429">Nová postava si pamatuje všechno, co zažily všechny předchozí, až do okamžiku smrti <text:span text:style-name="T310">té poslední</text:span>.</text:p>
          <text:list>
            <text:list-item>
              <text:p text:style-name="P429">Pokud tedy například <text:span text:style-name="T319">předchozí postavu</text:span> někdo zastřelil zezadu, <text:span text:style-name="T311">ta nová</text:span> nebude vědět, kdo to byl.</text:p>
            </text:list-item>
            <text:list-item>
              <text:p text:style-name="P434"><text:span text:style-name="T328">Ví ale</text:span>, jaké měla <text:span text:style-name="T329">dřívější</text:span> postava vybavení, co bylo v části podzemí, kterou prozkoumala, s kým <text:span text:style-name="T323">tam</text:span> byla, a podobně.</text:p>
            </text:list-item>
          </text:list>
        </text:list-item>
        <text:list-item>
          <text:p text:style-name="P435">Výbava původní postavy zůstala tam, kde umřela. Co se s ní stane dál záleží na dalším průběhu hry.</text:p>
          <text:list>
            <text:list-item>
              <text:p text:style-name="P435"><text:span text:style-name="T314">Když</text:span> tedy například <text:span text:style-name="T314">zahynou</text:span> všechny hráčské postavy, ty nové budou mít jen startovní výbavu a pro věci svých předchůdců si budou muset dojít a případně si je vybojovat.</text:p>
            </text:list-item>
          </text:list>
        </text:list-item>
        <text:list-item>
          <text:p text:style-name="P436">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436"><text:soft-page-break/>Můžeš například říct, že nová postava byla zrovna na výpravě někde poblíž.</text:p>
            </text:list-item>
            <text:list-item>
              <text:p text:style-name="P436">Můžeš se na tom také dohodnout s ostatními hráči. Pokud už postavy vědí, co jejich smrt obnáší, mohou se například vrátit do nedalekého města nebo osady a tam se s <text:span text:style-name="T324">tou</text:span> novou potkat. Nebo si třeba mohou chtít odpočinout a vyléčit si zranění, <text:span text:style-name="T325">takže nová postava bude mít čas dorazit</text:span>.</text:p>
            </text:list-item>
            <text:list-item>
              <text:p text:style-name="P436">Když nic z toho nedává smysl, tak můžeš s hráčem nové postavy odehrát krátkou příhodu na cestě k ostatním.</text:p>
            </text:list-item>
          </text:list>
        </text:list-item>
      </text:list>
      <text:h text:style-name="P211" text:outline-level="2"><text:bookmark-start text:name="__RefHeading___Toc10377_38474947"/>Překonávání překážek<text:bookmark-end text:name="__RefHeading___Toc10377_38474947"/></text:h>
      <text:p text:style-name="P56">Na <text:span text:style-name="T344">překonávání překážek</text:span> se nehá<text:span text:style-name="T343">zí</text:span>. Cílem není dobře si hodit na kostce, ale vymyslet, jak si s <text:span text:style-name="T345">problémem</text:span> poradit.</text:p>
      <text:h text:style-name="Heading_20_4" text:outline-level="4">Přeskakování propasti</text:h>
      <text:p text:style-name="P65">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2623962662" text:style-name="L66">
        <text:list-item>
          <text:p text:style-name="P437">Je to dost daleko, ale zvládne to každý, kdo nemá vážné zranění a odloží veškerou zátěž.</text:p>
        </text:list-item>
      </text:list>
      <text:p text:style-name="P57"><text:span text:style-name="T346">Když se tě pak hráč zeptá </text:span><text:span text:style-name="T90">„Jak je to </text:span><text:span text:style-name="T91">ta díra široká</text:span><text:span text:style-name="T90">?“</text:span><text:span text:style-name="T151">, můžeš odpovědět třeba takhle:</text:span></text:p>
      <text:p text:style-name="P6"><text:tab/>„Asi to všichni zvládnete přeskočit, ale je to fakt docela daleko a není tu moc místa k roz<text:span text:style-name="T341">e</text:span>běhu. <text:span text:style-name="T342">Bude to dost natěsno.</text:span>“</text:p>
      <text:p text:style-name="P7"><text:soft-page-break/><text:span text:style-name="T152">Je možné, že si hráči nesprávně vyloží, co jsi tím popisem myslel. </text:span><text:span text:style-name="T143">Nikdy nepředpokládej, že chce postava dobrovolně skočit do propasti, vždycky hráči </text:span><text:span text:style-name="T150">jasně</text:span><text:span text:style-name="T143"> řekni, že se chce pokusit o něco nemožného, </text:span><text:span text:style-name="T153">respektive smrtelného</text:span><text:span text:style-name="T143">:</text:span></text:p>
      <text:p text:style-name="P10"><text:tab/>„Hele, s batohem na zádech to určitě nedáš.“</text:p>
      <text:p text:style-name="P10"><text:tab/>„Ty chceš skákat s probodnutým břichem? To si můžeš rovnou dole vykopat hrob.“</text:p>
      <text:p text:style-name="P52">Ale můžeš taky říct:</text:p>
      <text:p text:style-name="P8"><text:tab/>„Asi to půjde i s batohem, ale nejspíš se na druhé straně zachytíš jen rukama a nohy ti budou viset dolů.“</text:p>
      <text:p text:style-name="P53">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64">Pro šplhání platí to samé, co pro přeskakování: Nehází se, ale mohou nastat objektivní problémy, které bude hráč muset nějak překonat:</text:p>
      <text:list xml:id="list4164860281" text:style-name="L67">
        <text:list-item>
          <text:p text:style-name="P438">Stěna je tak příkrá, že na ni bez pomůcek </text:p>
        </text:list-item>
      </text:list>
      <text:h text:style-name="Heading_20_3" text:outline-level="3">Může vůbec postava <text:span text:style-name="T348">spadnout</text:span>?</text:h>
      <text:p text:style-name="P58">Pokud postavu nikdo neohrožuje, tak nespadne, <text:span text:style-name="T347">pokud se pro to nerozhodne její hráč*.<text:line-break/><text:tab/>Spadnout tedy postava může pouze v případě, že ji někdo ohrožuje – například když po ní střílí goblini, zatímco šplhá na příkrou stěnu. V takovém případě použij akci </text:span><text:span text:style-name="T92">zatlačení protivníka</text:span><text:span text:style-name="T347"> – goblini tedy musí postavu nejprve dostat do velké nevýhody (což nejspíš nebude těžké, už samotné šplhání po stěně jí určitě dává nevýhodu) a pak proti ní uspět v </text:span><text:span text:style-name="T92">zatlačení protivníka</text:span><text:span text:style-name="T347">.</text:span></text:p>
      <text:p text:style-name="P9"><text:soft-page-break/><text:span text:style-name="T347">* Když hráč řekne něco takového, raději se jej zeptej, co tím sleduje – je totiž možné, že ho na hře něco štve a má pocit, že jediné, co s tím může dělat, je zabít svou postavu. Promluvte si o tom, pokuste se přijít na to, v čem je problém a příčinu odstranit</text:span>.</text:p>
      <text:h text:style-name="Heading_20_3" text:outline-level="3">Nerozbilo se ti něco?</text:h>
      <text:p text:style-name="P59">Při různém skákání, <text:span text:style-name="T354">šplhání</text:span> a padání tě může svádět říct něco ve stylu:</text:p>
      <text:p text:style-name="P59"><text:tab/><text:span text:style-name="T74">„Rozbily se ti ty flakónky, co máš v batohu“.</text:span></text:p>
      <text:p text:style-name="P60">To bys ale dělat neměl. <text:span text:style-name="T349">Když to totiž řekneš takhle, tak hráči nedáš možnost to jakkoliv ovlivnit a bude to znít, jako že jsi mu to způsobil ty. Místo toho zkus použít jednu z těchto možností:</text:span></text:p>
      <text:list xml:id="list1545793442" text:style-name="L68">
        <text:list-item>
          <text:p text:style-name="P439">Varuj hráče předem, co postavě hrozí.</text:p>
          <text:list>
            <text:list-header>
              <text:p text:style-name="P303">„Když dole uděláš parakotoul, nic se ti nestane, ale asi to nepřežijou křehké věci, co máš v torně. Chceš to udělat?“</text:p>
            </text:list-header>
          </text:list>
        </text:list-item>
        <text:list-item>
          <text:p text:style-name="P440">Když tě to, že se mohlo něco rozbít, napadne až poté, co popíšeš výsledek akce, neoznamuj to jako hotovou věc, ale nech na hráči, ať si sám rozhodne, co (a jestli) se mu rozbilo:</text:p>
          <text:list>
            <text:list-header>
              <text:p text:style-name="P304">„<text:span text:style-name="T350">Hele jak jsi dole udělal parakotoul, tak jsi určitě dal své torně zabrat. Nerozbilo se ti něco?</text:span>“</text:p>
            </text:list-header>
          </text:list>
        </text:list-item>
      </text:list>
      <text:p text:style-name="P54">Když dáš hráči najevo, že spoléháš na jeho úsudek, <text:span text:style-name="T351">velmi pravděpodobně rozbité věci popíše sám. Pokud by to i tak odmítal, nenuť ho do toho – může ti to sice připadat nefér k ostatním, ale mysli na to, že smyslem hry není to, aby tobě přišla fér, ale aby se u ní hráči </text:span><text:soft-page-break/><text:span text:style-name="T351">bavili. A když budeš některému z nich nutit věci, se kterými nesouhlasí, tak se u hry nejspíš moc bavit nebude. Můžete si o tom ještě znovu promluvit po hře, ale nehroť to – když bude někdo hrát postavu, které se nikdy nic nerozbije, hru to nezboří.</text:span></text:p>
      <text:h text:style-name="Heading_20_3" text:outline-level="3">Nestalo se ti něco?</text:h>
      <text:p text:style-name="P61">Při přeskakování děr a propastí nebo při seskakování z výšky se postava také může zranit.</text:p>
      <text:list xml:id="list643658166" text:style-name="L69">
        <text:list-item>
          <text:p text:style-name="P441">Zranění hrozí pouze v akci. Když je na všechno dost času, postavy si dají pozor.</text:p>
        </text:list-item>
        <text:list-item>
          <text:p text:style-name="P442">Skok má útok a zranění, podobně jako třeba propadlová past. <text:span text:style-name="T352">Postava se brání Finesou.</text:span></text:p>
        </text:list-item>
      </text:list>
      <text:p text:style-name="P62"><text:span text:style-name="T154">Vždycky řekni </text:span><text:span text:style-name="T155">hráči</text:span><text:span text:style-name="T156"> ještě</text:span><text:span text:style-name="T154"> před skokem, že postavě hrozí zranění a zeptej se </text:span><text:span text:style-name="T157">ho</text:span><text:span text:style-name="T154">, jestli to opravdu chce riskovat.</text:span></text:p>
      <text:p text:style-name="P11"><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63"><text:span text:style-name="T353">Rozhodně nikdy neříkej něco jako: </text:span><text:span text:style-name="T93">„Spadl jsi, máš to za 1.“</text:span><text:span text:style-name="T158"> </text:span><text:span text:style-name="T159">Tím bys jednak sebral hráči možnost rozhodnout se, jestli bude riskovat, a navíc bys nezohlednil, že postava s vysokou Finesou se může zranění vyhnout.</text:span></text:p>
      <text:h text:style-name="P212" text:outline-level="2"><text:bookmark-start text:name="__RefHeading___Toc3100_3000536483"/>Když na něco nejsou pravidla<text:bookmark-end text:name="__RefHeading___Toc3100_3000536483"/></text:h>
      <text:p text:style-name="P39">Pravidla nedávají odpověď <text:span text:style-name="T270">na každou situaci, která může při hře nastat, nebo otázku</text:span>, <text:span text:style-name="T271">jíž mohou hráči položit</text:span>. <text:span text:style-name="T273">V takových případech:</text:span></text:p>
      <text:list xml:id="list3980097165" text:style-name="L70">
        <text:list-item>
          <text:p text:style-name="P443">Zvaž, jestli by nešlo použít některé z existujících pravidel, i když třeba ne<text:span text:style-name="T274">zmiňuje</text:span> přesně to, co zrovna potřebuješ.</text:p>
        </text:list-item>
        <text:list-item>
          <text:p text:style-name="P444"><text:soft-page-break/>Když žádné použít nepůjde, nevytvářej <text:span text:style-name="T269">hned</text:span> nové <text:span text:style-name="T269">pravidlo</text:span>. Co nejjednodušším způsobem rozhodni tuhle jednu situaci. <text:span text:style-name="T267">Nové pravidlo do hry přidejte pouze pokud budete na stejnou situaci narážet opakovaně.</text:span></text:p>
        </text:list-item>
        <text:list-item>
          <text:p text:style-name="P445">Při rozhodování se zamysli:</text:p>
          <text:list>
            <text:list-item>
              <text:p text:style-name="P446">Šlo by to odehrát bez hodů?</text:p>
            </text:list-item>
            <text:list-item>
              <text:p text:style-name="P445"><text:span text:style-name="T268">Šel by použít </text:span><text:span text:style-name="T220">Náhodný hod</text:span><text:span text:style-name="T321"> nebo </text:span><text:span text:style-name="T217">H</text:span><text:span text:style-name="T220">od na </text:span><text:span text:style-name="T222">vlastnost</text:span><text:span text:style-name="T321">?</text:span></text:p>
            </text:list-item>
          </text:list>
        </text:list-item>
      </text:list>
      <text:list xml:id="list1536872739" text:style-name="L71">
        <text:list-item>
          <text:p text:style-name="P447">Nepouštějte se do dlouhých debat. Přišli jste si zahrát, ne se hádat o pravidlech.</text:p>
        </text:list-item>
      </text:list>
      <text:p text:style-name="P40">Konečné rozhodnutí je na tobě, ale než ho uděláš, zeptej se, co si o tom myslí ostatní hráči. Obvykle je lepší vyjít jim vstříc, i když máš třeba jiný názor, protože pro ně je to, co se ve hře děje, mnohem osobnější – na <text:span text:style-name="T275">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213" text:outline-level="2"><text:bookmark-start text:name="__RefHeading___Toc10379_38474947"/>Podporuj nápady hráčů, <text:span text:style-name="T362">ale usměrňuj je</text:span><text:bookmark-end text:name="__RefHeading___Toc10379_38474947"/></text:h>
      <text:p text:style-name="P66">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361">následně se hráče ptát, čím mládě bude živit, atd.</text:span></text:p>
      <text:p text:style-name="P67"><text:soft-page-break/>Občas hráče napadne něco, co se do hry vyloženě nehodí – třeba že <text:span text:style-name="T363">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Heading_20_3" text:outline-level="3">Kreativní použití kouzel</text:h>
      <text:p text:style-name="P68">TODO</text:p>
      <text:p text:style-name="P68">/* Možná to spíš hodit do části pro hráče. Smyslem je, abych nemusel všechna možná použití vypisovat na karty kouzel. */</text:p>
      <text:p text:style-name="P68">Kouzlem <text:span text:style-name="T74">Vzplanutí</text:span> je například možné něco zapálit, kouzlem <text:span text:style-name="T74">Telekinetický úder</text:span> může hráč někomu v něčem zabránit, srazit jej na zem, shodit někomu na hlavu knihy z police, atd.</text:p>
      <text:h text:style-name="Heading_20_2" text:outline-level="2"><text:bookmark-start text:name="__RefHeading___Toc10381_38474947"/><text:span text:style-name="T421">P</text:span>říručk<text:span text:style-name="T371">y</text:span> s dobrodružstvím<text:bookmark-end text:name="__RefHeading___Toc10381_38474947"/></text:h>
      <text:list xml:id="list160854945694017" text:continue-list="list3352385023" text:style-name="L42">
        <text:list-item>
          <text:p text:style-name="P448">Do návodu k použití modulů:</text:p>
          <text:list>
            <text:list-item>
              <text:p text:style-name="P448">Neříkej hráčům názvy místností, ty jsou pouze pro tebe pro rychlou orientaci.</text:p>
            </text:list-item>
            <text:list-item>
              <text:p text:style-name="P449">Ceny uvedené v modulu jsou prodejní. Obchodníci <text:span text:style-name="T383">to</text:span> následně prodají dráž <text:span text:style-name="T383">(až za dvojnásobek)</text:span>.</text:p>
              <text:list>
                <text:list-item>
                  <text:p text:style-name="P449">Ceny v ceníku jsou nákupní, prodejní bývají poloviční.</text:p>
                </text:list-item>
                <text:list-item>
                  <text:p text:style-name="P450">Tohle bude jednodu<text:span text:style-name="T4">šší, protože to mám rozdělené na dva ceníky: V modulu je prodejní ceník, v pravidlech nákupní.</text:span></text:p>
                </text:list-item>
              </text:list>
            </text:list-item>
          </text:list>
        </text:list-item>
        <text:list-item>
          <text:p text:style-name="P452"><text:soft-page-break/>Do kapitoly pro Pána jeskyně: <text:span text:style-name="T373">Jak se řeší různý počet postav a to, že jsou na jiné než předpokládané úrovni.</text:span></text:p>
          <text:p text:style-name="P452">/* <text:span text:style-name="T422">Určitě chci zmínit, že PJ nemá plošně upravovat protivníky (jednotlivě může, nahoru i dolů).</text:span> */</text:p>
          <text:p text:style-name="P277">/* <text:span text:style-name="T423">Asi ale doporučím neměnit potvory v dungeonu. Holt to prostě hráči budou mít o něco těžšílehčí, to je ok. Ber to v úvahy při výběru modulu, ale neměň ho.</text:span> */</text:p>
          <text:list>
            <text:list-header>
              <text:p text:style-name="P376">TODO: <text:span text:style-name="T374">Zmínit hru s postavami na vyšších úrovních – víc goblinů, sochy méně poškozené, víc pavouků (možná na to udělat orientační tabulku – respektive spíš mít takovou tabulku u každého encounteru).</text:span></text:p>
              <text:p text:style-name="P453">- stejný problém je asi s počtem hráčů</text:p>
              <text:list>
                <text:list-item>
                  <text:p text:style-name="P451"><text:span text:style-name="T4">- neposiluj protivníky, goblin by měl zůstat pořád stejně silný nehledě na to, jakou mají postavy úroveň. </text:span><text:span text:style-name="T44">Víc protivníků je ok = hráči si vychutnají sílu svých postav. /* Tohle by taky asi mělo bejt spíš v pravidlech */</text:span></text:p>
                </text:list-item>
              </text:list>
            </text:list-header>
          </text:list>
        </text:list-item>
      </text:list>
      <text:p text:style-name="Text_20_body"/>
      <text:p text:style-name="P70">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text:soft-page-break/>předměty, a podobně.<text:line-break/><text:tab/>Tohle všechno znamená, že vymýšlení, co se stane, když se třeba hráči rozhodnou zbourat část hradeb, nebo se pokusí domluvit s obřím pavoukem, záleží čistě na tobě.</text:p>
      <text:h text:style-name="Heading_20_3" text:outline-level="3"><text:span text:style-name="T372">Když</text:span> <text:span text:style-name="T372">se</text:span> postavy <text:span text:style-name="T372">vydají</text:span> do nové místnosti</text:h>
      <text:p text:style-name="P76">Před tím, než začneš hráčům něco popisovat, si vždycky celý popis místnosti, i když si myslíš, že si jej pamatuješ. Je snadné na něco zapomenout a může se ti snadno stát, třeba že hráčům popíšeš dveře, které měly být tajné, zapomeneš na varování před hrozícím smrtelném nebezpečím, a podobně.<text:line-break/><text:tab/>Když se ti něco takového stane, řekni to hráčům na rovinu, omluv se jim a podle potřeby vrať hru o kus zpět a nech je rozhodnout znovu s tím, že mají informace, které jsi opomněl.</text:p>
      <text:h text:style-name="P187" text:outline-level="3">Svět nekončí na hraně mapy</text:h>
      <text:p text:style-name="P77">Hráči se mohou rozhodnout jít přespat půl dne cesty stranou – improvizuj.</text:p>
      <text:list xml:id="list339100993" text:style-name="L72">
        <text:list-item>
          <text:p text:style-name="P454">Pokud nemáš dobrý důvod, proč by se neměli v klidu vyspat, nech je. Opatrnost by se měla vyplácet.</text:p>
        </text:list-item>
      </text:list>
      <text:h text:style-name="P214" text:outline-level="2"><text:bookmark-start text:name="__RefHeading___Toc10383_38474947"/>Jak používat karty<text:bookmark-end text:name="__RefHeading___Toc10383_38474947"/></text:h>
      <text:h text:style-name="P188" text:outline-level="3">Karty <text:span text:style-name="T410">předmětů</text:span></text:h>
      <text:p text:style-name="P86"><text:span text:style-name="T413">Pro každý druh zbraně je vždy v krabici jen jedna karta</text:span>, přestože <text:span text:style-name="T414">stejných zbraní může být </text:span>v podzemí<text:span text:style-name="T414"> </text:span>víc. Je to proto, abyste jich neměli plný stůl – kart<text:span text:style-name="T415">y zbraní</text:span> slouží hlavně k tomu, abyste nemuseli <text:span text:style-name="T415">hledat jejich</text:span> parametry <text:span text:style-name="T415">v pravidlech</text:span>. <text:span text:style-name="T412">Některé předměty nemají kartu vůbec, ty si hráči prostě jen zapíší do deníku postavy.<text:line-break/><text:tab/>Dohlédni na to, aby karty nezůstávaly ležet na hromadě upro</text:span><text:soft-page-break/><text:span text:style-name="T412">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189" text:outline-level="3">Karty <text:span text:style-name="T410">protivníků</text:span></text:h>
      <text:p text:style-name="P85">Karty protivníků mají na jedné straně jen obrázek a na druhé popis a bojová čísla. <text:span text:style-name="T411">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215" text:outline-level="2"><text:bookmark-start text:name="__RefHeading___Toc10385_38474947"/>Hraní za protivníky<text:bookmark-end text:name="__RefHeading___Toc10385_38474947"/></text:h>
      <text:p text:style-name="P41">Protivníci chtějí vyhrát. <text:span text:style-name="T364">Nebo alespoň přežít.</text:span></text:p>
      <text:h text:style-name="Heading_20_3" text:outline-level="3">Hraní za nehráčské postavy</text:h>
      <text:list xml:id="list3704318145" text:style-name="L73">
        <text:list-item>
          <text:p text:style-name="P455">Když nevíš, zeptej se hráčů, jak by podle nich měl dotyčný reagovat, nebo jak by se měl chovat.</text:p>
        </text:list-item>
        <text:list-item>
          <text:p text:style-name="P456">Můžeš také nechat někoho z hráčů nebo přihlížejících, ať jej zahraje.</text:p>
        </text:list-item>
      </text:list>
      <text:h text:style-name="Heading_20_3" text:outline-level="3">Boj s nestvůrami</text:h>
      <text:p text:style-name="P143"><text:span text:style-name="T553">TODO:</text:span> <text:span text:style-name="T553">Možná to hodit do kapitoly pro PJ</text:span></text:p>
      <text:p text:style-name="P143">Některé <text:span text:style-name="T256">obzvláště nebezpečné</text:span> nestvůry používají speciální pravidla.</text:p>
      <text:h text:style-name="Heading_20_4" text:outline-level="4"><text:bookmark-start text:name="__RefHeading___Toc2537_690236890"/><text:soft-page-break/><text:span text:style-name="T257">V</text:span>ícenásob<text:span text:style-name="T257">né</text:span> útoky<text:bookmark-end text:name="__RefHeading___Toc2537_690236890"/></text:h>
      <text:p text:style-name="P134">Některé nestvůry, jako třeba obří štír nebo hydra, mají tělo stavěné tak, že mohou současně útočit z několika směrů.</text:p>
      <text:list xml:id="list3339420529" text:style-name="L74">
        <text:list-item>
          <text:p text:style-name="P457">Tyto nestvůry mohou <text:span text:style-name="T230">provést více akcí</text:span> v jednom kole, a to i na stejný cíl.</text:p>
        </text:list-item>
      </text:list>
      <text:h text:style-name="Heading_20_3" text:outline-level="3"><text:bookmark-start text:name="__RefHeading___Toc2539_690236890"/>Zranitelnost nestvůr<text:bookmark-end text:name="__RefHeading___Toc2539_690236890"/></text:h>
      <text:p text:style-name="P22"><text:span text:style-name="T565">Nezapomeň </text:span>dát hráčům vědět, že jejich <text:span text:style-name="T565">útok</text:span> má jiný než očekávaný účinek: <text:span text:style-name="T74">„Po zásahu palicí se na soše udělaly pukliny a odpadl z ní velký kus kamene. Vypadá to, že tvoje zbraň je proti ní velmi účinná.“</text:span></text:p>
      <text:h text:style-name="P190" text:outline-level="3">Boj s nehmotným protivníkem</text:h>
      <text:list xml:id="list4069257079" text:style-name="L75">
        <text:list-item>
          <text:p text:style-name="P458">Může procházet zdmi nebo se třeba někde vynořit ze země.</text:p>
        </text:list-item>
        <text:list-item>
          <text:p text:style-name="P459">Nemagické zbraně a jiná než duševní kouzla skrz něj projdou a nic mu neudělají.</text:p>
        </text:list-item>
        <text:list-item>
          <text:p text:style-name="P460">Bránit se proti němu dá pouze Finesou (úhyb) nebo Duší (odolávání). Bonus za zbraň ani štít se nepočítá.</text:p>
        </text:list-item>
        <text:list-item>
          <text:p text:style-name="P278"><text:span text:style-name="T56">Pokud p</text:span><text:span text:style-name="T57">ostava </text:span><text:span text:style-name="T56">nemá </text:span><text:span text:style-name="T58">nehmotnou bytost</text:span><text:span text:style-name="T56"> jak ohrozit, </text:span><text:span text:style-name="T58">tak si proti ní vždycky hází na obranu a nemůže si počítat zbraň</text:span><text:span text:style-name="T59">.</text:span></text:p>
        </text:list-item>
      </text:list>
      <text:h text:style-name="P191" text:outline-level="3">Zranitelná místa a samostatné části těla</text:h>
      <text:p text:style-name="P146">/* <text:span text:style-name="T390">Pozn: Po další úvaze se kloním k tomu, vykašlat se úplně na separátní hpčka pro</text:span> <text:span text:style-name="T390">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ext:span><text:soft-page-break/><text:span text:style-name="T390">tvoře létat.<text:line-break/>- možná ty různé Finesy ani nejsou potřeba. Zbroj možná jo, protože to motivuje postavy manévrovat – třeba obejít gorgonu zezadu, kde není tak pancéřovaná).</text:span></text:p>
      <text:p text:style-name="P146"><text:span text:style-name="T391">Útok na oko kyklopa by v tomhle přístupu nedával žádné bonusy (snažíš se kyklopa zabít, takže </text:span><text:span text:style-name="T221">vždycky</text:span><text:span text:style-name="T391"> se pokoušíš zasáhnout oko nebo jinou zranitelnou část), ale vážné zranění do oka kyklopa oslepí.</text:span></text:p>
      <text:p text:style-name="P147">-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46"><text:span text:style-name="T392">Ale jo, dát hlavám vlastnosti dává smysl:<text:line-break/>- může pak být těžší je zasáhnout střelbou<text:line-break/>- může být jednodušší jim dát vážné zranění/vyřazení </text:span>*/</text:p>
      <text:p text:style-name="P35">/*</text:p>
      <text:p text:style-name="P36">TODO: Zranitelná místa, jako třeba ote<text:span text:style-name="T261">v</text:span>řená tlama nebo kyklopovo oko, by neměla mít vlastní hpčka, spíš by to měla být slabina (+2 zranění nebo tak).</text:p>
      <text:p text:style-name="P37">Tzn. něco jako:<text:line-break/><text:tab/><text:span text:style-name="T264">Otevřená tla</text:span>ma – <text:span text:style-name="T262">zbroj -2 při zásahu o 4+</text:span>.<text:line-break/><text:tab/><text:span text:style-name="T263">Kyklopovo oko: +2 zranění při zásahu +6.</text:span></text:p>
      <text:p text:style-name="P35">*/</text:p>
      <text:p text:style-name="P35">Některé velké nestvůry mají obzvláště zranitelná místa <text:span text:style-name="T227">(například </text:span>kyklopovo oko<text:span text:style-name="T227">) nebo samostatné části těla (třeba hlavy hydry).</text:span></text:p>
      <text:list xml:id="list1287884045" text:style-name="L76">
        <text:list-item>
          <text:p text:style-name="P408">Každá taková část těla má své vlastní životy <text:span text:style-name="T228">a může mít i </text:span>vlas<text:span text:style-name="T419">tnosti</text:span> a zbroj.</text:p>
          <text:list>
            <text:list-item>
              <text:p text:style-name="P409"><text:soft-page-break/>Když nestvůra ztratí všechny životy u nějaké části těla, nemůže ji dále používat (můžeš takhle například zneškodnit štíří ocas nebo jednotlivé hlavy hydry).</text:p>
            </text:list-item>
            <text:list-item>
              <text:p text:style-name="P410">Vyřazení zranitelného místa obvykle dá nestvůře nevýhodu na všechny hody (v případě kyklopa to bude velká nevýhoda, protože je díky tomu slepý).</text:p>
            </text:list-item>
            <text:list-item>
              <text:p text:style-name="P411">Jednotlivým částem těla nebo zranitelným místům je možné udělit vážné zranění – postih se pak vztahuje bud jen na tuto část těla, nebo na celou nestvůru, podle úvahy PJ.</text:p>
            </text:list-item>
            <text:list-item>
              <text:p text:style-name="P412"><text:span text:style-name="T229">Zásahy do samostatných částí těla se neodečítají od životů těla nestvůry</text:span>.</text:p>
            </text:list-item>
            <text:list-item>
              <text:p text:style-name="P413">Plošné útoky (například kouzlo <text:span text:style-name="T74">ohnivá koule</text:span>) zraní všechny zasažené samostatné části těla a současně i tělo nestvůry.</text:p>
            </text:list-item>
          </text:list>
        </text:list-item>
      </text:list>
      <text:h text:style-name="P216" text:outline-level="2"><text:bookmark-start text:name="__RefHeading___Toc3102_3000536483"/>Rady pro Pána jeskyně<text:bookmark-end text:name="__RefHeading___Toc3102_3000536483"/></text:h>
      <text:h text:style-name="Heading_20_3" text:outline-level="3">Buď fér</text:h>
      <text:p text:style-name="P42">Nikomu nenadržuj, nedělej hráčům naschvály. Nepodváděj, a to ani když to myslíš dobře a chceš hráčům pomoct.</text:p>
      <text:h text:style-name="Heading_20_3" text:outline-level="3">Hraj otevřeně</text:h>
      <text:p text:style-name="P42">Kostky házej <text:span text:style-name="T497">tak</text:span>, aby na ně hráči dobře viděli. <text:span text:style-name="T506">Počítej nahlas všechny výhody a nevýhody, a to jak postavám, tak jejich protivníkům.</text:span></text:p>
      <text:list xml:id="list2139384067" text:style-name="L77">
        <text:list-item>
          <text:p text:style-name="P461">Když někomu umře postava, ukaž mu pak kartu nestvůry nebo hodnoty pasti, která ho zabila a projděte spolu, že jsi zranění spočítal správně.</text:p>
          <text:list>
            <text:list-item>
              <text:p text:style-name="P461"><text:soft-page-break/>Podzemí je nebezpečné a smrtící, ale hráči by měli vždycky vědět, že ty hraješ fér.</text:p>
            </text:list-item>
          </text:list>
        </text:list-item>
      </text:list>
      <text:h text:style-name="P192" text:outline-level="3">Když někdo udělá chybu</text:h>
      <text:p text:style-name="P46">Když uděláš chybu ty, řekni to nahlas a omluv se za to. Když udělá chybu jiný hráč, <text:span text:style-name="T496">tak mu to řekni, ale</text:span> nevyčítej mu to. V každém případě si o tom promluvte a domluvte se, jak náprava chyby změní situaci ve hře.</text:p>
      <text:h text:style-name="Heading_20_3" text:outline-level="3">Pomáhej hráčům, <text:span text:style-name="T272">ale ne postavám</text:span></text:h>
      <text:p text:style-name="P47">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Neraď hráčům, co mají <text:span text:style-name="T276">dělat</text:span> jejich postavy</text:h>
      <text:h text:style-name="Heading_20_3" text:outline-level="3">Když se hráči zaseknou</text:h>
      <text:list xml:id="list905238071" text:style-name="L78">
        <text:list-item>
          <text:p text:style-name="P462">Můžeš zopakovat věci, které postavy vidí nebo znají.</text:p>
        </text:list-item>
        <text:list-item>
          <text:p text:style-name="P462">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7-10T16:03:10.654000000</dc:date>
    <meta:print-date>2113-01-01T00:00:00</meta:print-date>
    <meta:editing-cycles>11734</meta:editing-cycles>
    <meta:editing-duration>P34DT22H33S</meta:editing-duration>
    <meta:generator>LibreOffice/6.0.5.2$Windows_X86_64 LibreOffice_project/54c8cbb85f300ac59db32fe8a675ff7683cd5a16</meta:generator>
    <dc:creator>York </dc:creator>
    <meta:document-statistic meta:table-count="0" meta:image-count="0" meta:object-count="0" meta:page-count="73" meta:paragraph-count="788" meta:word-count="13505" meta:character-count="78755" meta:non-whitespace-character-count="66215"/>
  </office:meta>
</office:document-meta>
</file>